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3H30M17.833S" table:style-name="ce2">
            <text:p>30:17.8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3H30M17.843S" table:style-name="ce2">
            <text:p>30:17.8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3H30M17.863S" table:style-name="ce2">
            <text:p>30:17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3H30M17.833S" table:style-name="ce2">
            <text:p>30:17.8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d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00" table:style-name="ce1">
            <text:p>243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3H30M17.853S" table:style-name="ce2">
            <text:p>30:17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in.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3H30M17.893S" table:style-name="ce2">
            <text:p>30:17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3H30M17.883S" table:style-name="ce2">
            <text:p>30:17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3H30M17.913S" table:style-name="ce2">
            <text:p>30:17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3H30M17.873S" table:style-name="ce2">
            <text:p>30:17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login.d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3H30M17.893S" table:style-name="ce2">
            <text:p>30:17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3H30M17.893S" table:style-name="ce2">
            <text:p>30:17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d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3H30M17.943S" table:style-name="ce2">
            <text:p>30:17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3H30M17.913S" table:style-name="ce2">
            <text:p>30:17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hom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3H30M17.923S" table:style-name="ce2">
            <text:p>30:17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3H30M17.923S" table:style-name="ce2">
            <text:p>30:17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login.d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3H30M17.933S" table:style-name="ce2">
            <text:p>30:17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3H30M17.963S" table:style-name="ce2">
            <text:p>30:18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3H30M17.943S" table:style-name="ce2">
            <text:p>30:17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hom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3H30M17.973S" table:style-name="ce2">
            <text:p>30:18.0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3H30M17.963S" table:style-name="ce2">
            <text:p>30:18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3H30M17.963S" table:style-name="ce2">
            <text:p>30:18.0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h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542" table:style-name="ce1">
            <text:p>24542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3H30M17.943S" table:style-name="ce2">
            <text:p>30:17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d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3H30M17.993S" table:style-name="ce2">
            <text:p>30:18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3H30M18.003S" table:style-name="ce2">
            <text:p>30:18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3H30M18.013S" table:style-name="ce2">
            <text:p>30:18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3H30M18.083S" table:style-name="ce2">
            <text:p>30:18.1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3H30M18.103S" table:style-name="ce2">
            <text:p>30:18.1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3H30M18.113S" table:style-name="ce2">
            <text:p>30:18.1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3H30M18.143S" table:style-name="ce2">
            <text:p>30:18.1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3H30M18.163S" table:style-name="ce2">
            <text:p>30:18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3H30M18.183S" table:style-name="ce2">
            <text:p>30:18.2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3H30M18.123S" table:style-name="ce2">
            <text:p>30:18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3H30M18.123S" table:style-name="ce2">
            <text:p>30:18.1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in.do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3H30M18.153S" table:style-name="ce2">
            <text:p>30:18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login.do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3H30M18.123S" table:style-name="ce2">
            <text:p>30:18.1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do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3H30M18.173S" table:style-name="ce2">
            <text:p>30:18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login.d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3H30M18.163S" table:style-name="ce2">
            <text:p>30:18.2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do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3H30M17.993S" table:style-name="ce2">
            <text:p>30:18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26278" table:style-name="ce1">
            <text:p>226278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3H30M18.333S" table:style-name="ce2">
            <text:p>30:18.3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3H30M18.353S" table:style-name="ce2">
            <text:p>30:18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3H30M18.263S" table:style-name="ce2">
            <text:p>30:18.3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3H30M18.283S" table:style-name="ce2">
            <text:p>30:18.3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3H30M18.363S" table:style-name="ce2">
            <text:p>30:18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3H30M18.263S" table:style-name="ce2">
            <text:p>30:18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3H30M18.313S" table:style-name="ce2">
            <text:p>30:18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3H30M18.283S" table:style-name="ce2">
            <text:p>30:18.3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3H30M18.323S" table:style-name="ce2">
            <text:p>30:18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3H30M18.373S" table:style-name="ce2">
            <text:p>30:18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3H30M18.313S" table:style-name="ce2">
            <text:p>30:18.3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3H30M18.443S" table:style-name="ce2">
            <text:p>30:18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3H30M18.393S" table:style-name="ce2">
            <text:p>30:18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3H30M18.203S" table:style-name="ce2">
            <text:p>30:18.2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do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3H30M18.373S" table:style-name="ce2">
            <text:p>30:18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3H30M18.333S" table:style-name="ce2">
            <text:p>30:18.3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d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3H30M18.003S" table:style-name="ce2">
            <text:p>30:18.0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224751" table:style-name="ce1">
            <text:p>22475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3H30M18.033S" table:style-name="ce2">
            <text:p>30:18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24654" table:style-name="ce1">
            <text:p>224654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3H30M18.413S" table:style-name="ce2">
            <text:p>30:18.4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3H30M18.493S" table:style-name="ce2">
            <text:p>30:18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3H30M18.583S" table:style-name="ce2">
            <text:p>30:18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3H30M18.353S" table:style-name="ce2">
            <text:p>30:18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in.do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3H30M18.483S" table:style-name="ce2">
            <text:p>30:18.5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3H30M18.603S" table:style-name="ce2">
            <text:p>30:18.6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3H30M18.543S" table:style-name="ce2">
            <text:p>30:18.5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3H30M18.483S" table:style-name="ce2">
            <text:p>30:18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3H30M18.493S" table:style-name="ce2">
            <text:p>30:18.5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do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3H30M18.533S" table:style-name="ce2">
            <text:p>30:18.5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3H30M18.373S" table:style-name="ce2">
            <text:p>30:18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login.d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3H30M18.643S" table:style-name="ce2">
            <text:p>30:18.6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3H30M18.623S" table:style-name="ce2">
            <text:p>30:18.6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3H30M18.493S" table:style-name="ce2">
            <text:p>30:18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do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3H30M18.503S" table:style-name="ce2">
            <text:p>30:18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3H30M18.663S" table:style-name="ce2">
            <text:p>30:18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3H30M18.693S" table:style-name="ce2">
            <text:p>30:18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3H30M18.543S" table:style-name="ce2">
            <text:p>30:18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login.do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3H30M18.583S" table:style-name="ce2">
            <text:p>30:18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do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3H30M18.503S" table:style-name="ce2">
            <text:p>30:18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3H30M18.003S" table:style-name="ce2">
            <text:p>30:18.0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24751" table:style-name="ce1">
            <text:p>22475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3H30M18.663S" table:style-name="ce2">
            <text:p>30:18.7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home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3H30M18.503S" table:style-name="ce2">
            <text:p>30:18.5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home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3H30M18.673S" table:style-name="ce2">
            <text:p>30:18.7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login.do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3H30M18.843S" table:style-name="ce2">
            <text:p>30:18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3H30M18.593S" table:style-name="ce2">
            <text:p>30:18.6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3H30M18.613S" table:style-name="ce2">
            <text:p>30:18.6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in.do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3H30M18.673S" table:style-name="ce2">
            <text:p>30:18.7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3H30M18.743S" table:style-name="ce2">
            <text:p>30:18.7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4682" table:style-name="ce1">
            <text:p>24682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3H30M18.853S" table:style-name="ce2">
            <text:p>30:18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3H30M18.683S" table:style-name="ce2">
            <text:p>30:18.7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3H30M18.893S" table:style-name="ce2">
            <text:p>30:18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3H30M18.663S" table:style-name="ce2">
            <text:p>30:18.7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3H30M18.873S" table:style-name="ce2">
            <text:p>30:18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3H30M18.943S" table:style-name="ce2">
            <text:p>30:18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3H30M18.673S" table:style-name="ce2">
            <text:p>30:18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do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3H30M18.713S" table:style-name="ce2">
            <text:p>30:18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d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3H30M18.723S" table:style-name="ce2">
            <text:p>30:18.7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3H30M18.853S" table:style-name="ce2">
            <text:p>30:18.9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3H30M18.843S" table:style-name="ce2">
            <text:p>30:18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3H30M18.683S" table:style-name="ce2">
            <text:p>30:18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3H30M18.913S" table:style-name="ce2">
            <text:p>30:18.9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3H30M18.893S" table:style-name="ce2">
            <text:p>30:18.9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3H30M18.733S" table:style-name="ce2">
            <text:p>30:18.7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3H30M18.693S" table:style-name="ce2">
            <text:p>30:18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login.do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3H30M18.713S" table:style-name="ce2">
            <text:p>30:18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3H30M18.853S" table:style-name="ce2">
            <text:p>30:18.9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hom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3H30M18.053S" table:style-name="ce2">
            <text:p>30:18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224737" table:style-name="ce1">
            <text:p>224737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3H30M18.993S" table:style-name="ce2">
            <text:p>30:19.0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home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3H30M18.953S" table:style-name="ce2">
            <text:p>30:19.0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3H30M18.973S" table:style-name="ce2">
            <text:p>30:19.0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3H30M19.103S" table:style-name="ce2">
            <text:p>30:19.1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3H30M18.853S" table:style-name="ce2">
            <text:p>30:18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3H30M19.083S" table:style-name="ce2">
            <text:p>30:19.1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3H30M18.973S" table:style-name="ce2">
            <text:p>30:19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3H30M19.143S" table:style-name="ce2">
            <text:p>30:19.1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3H30M18.853S" table:style-name="ce2">
            <text:p>30:18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do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3H30M19.123S" table:style-name="ce2">
            <text:p>30:19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3H30M19.163S" table:style-name="ce2">
            <text:p>30:19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3H30M19.073S" table:style-name="ce2">
            <text:p>30:19.1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3H30M19.033S" table:style-name="ce2">
            <text:p>30:19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3H30M18.953S" table:style-name="ce2">
            <text:p>30:19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3H30M19.193S" table:style-name="ce2">
            <text:p>30:19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3H30M19.053S" table:style-name="ce2">
            <text:p>30:19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4645" table:style-name="ce1">
            <text:p>24645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3H30M18.903S" table:style-name="ce2">
            <text:p>30:18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3H30M18.923S" table:style-name="ce2">
            <text:p>30:18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login.do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3H30M18.873S" table:style-name="ce2">
            <text:p>30:18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in.do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3H30M18.993S" table:style-name="ce2">
            <text:p>30:19.0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3H30M18.983S" table:style-name="ce2">
            <text:p>30:19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login.d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3H30M18.953S" table:style-name="ce2">
            <text:p>30:19.0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hom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3H30M19.113S" table:style-name="ce2">
            <text:p>30:19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3H30M18.943S" table:style-name="ce2">
            <text:p>30:18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do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3H30M18.893S" table:style-name="ce2">
            <text:p>30:18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do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3H30M19.333S" table:style-name="ce2">
            <text:p>30:19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3H30M19.113S" table:style-name="ce2">
            <text:p>30:19.1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in.do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3H30M19.023S" table:style-name="ce2">
            <text:p>30:19.0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3H30M19.353S" table:style-name="ce2">
            <text:p>30:19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3H30M19.153S" table:style-name="ce2">
            <text:p>30:19.2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3H30M19.313S" table:style-name="ce2">
            <text:p>30:19.3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3H30M19.243S" table:style-name="ce2">
            <text:p>30:19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3H30M19.233S" table:style-name="ce2">
            <text:p>30:19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3H30M19.313S" table:style-name="ce2">
            <text:p>30:19.3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hom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3H30M19.393S" table:style-name="ce2">
            <text:p>30:19.4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3H30M19.373S" table:style-name="ce2">
            <text:p>30:19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3H30M19.443S" table:style-name="ce2">
            <text:p>30:19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3H30M19.423S" table:style-name="ce2">
            <text:p>30:19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3H30M19.123S" table:style-name="ce2">
            <text:p>30:19.1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do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3H30M19.173S" table:style-name="ce2">
            <text:p>30:19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login.do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3H30M19.243S" table:style-name="ce2">
            <text:p>30:19.2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hom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3H30M19.343S" table:style-name="ce2">
            <text:p>30:19.3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3H30M19.333S" table:style-name="ce2">
            <text:p>30:19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do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3H30M19.583S" table:style-name="ce2">
            <text:p>30:19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3H30M19.143S" table:style-name="ce2">
            <text:p>30:19.1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do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3H30M19.353S" table:style-name="ce2">
            <text:p>30:19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in.do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3H30M19.323S" table:style-name="ce2">
            <text:p>30:19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3H30M19.603S" table:style-name="ce2">
            <text:p>30:19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3H30M19.503S" table:style-name="ce2">
            <text:p>30:19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3H30M19.363S" table:style-name="ce2">
            <text:p>30:19.4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3H30M19.623S" table:style-name="ce2">
            <text:p>30:19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3H30M19.333S" table:style-name="ce2">
            <text:p>30:19.3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home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3H30M19.643S" table:style-name="ce2">
            <text:p>30:19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3H30M19.403S" table:style-name="ce2">
            <text:p>30:19.4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3H30M19.673S" table:style-name="ce2">
            <text:p>30:19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3H30M19.173S" table:style-name="ce2">
            <text:p>30:19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login.do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3H30M19.693S" table:style-name="ce2">
            <text:p>30:19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3H30M19.233S" table:style-name="ce2">
            <text:p>30:19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do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3H30M19.273S" table:style-name="ce2">
            <text:p>30:19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3H30M19.463S" table:style-name="ce2">
            <text:p>30:19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login.do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3H30M19.263S" table:style-name="ce2">
            <text:p>30:19.3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3H30M19.643S" table:style-name="ce2">
            <text:p>30:19.6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home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3H30M19.313S" table:style-name="ce2">
            <text:p>30:19.3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3H30M18.653S" table:style-name="ce2">
            <text:p>30:18.7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90157" table:style-name="ce1">
            <text:p>90157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3H30M19.623S" table:style-name="ce2">
            <text:p>30:19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3H30M19.433S" table:style-name="ce2">
            <text:p>30:19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login.do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3H30M19.513S" table:style-name="ce2">
            <text:p>30:19.5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hom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3H30M19.783S" table:style-name="ce2">
            <text:p>30:19.8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3H30M19.413S" table:style-name="ce2">
            <text:p>30:19.4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do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3H30M19.533S" table:style-name="ce2">
            <text:p>30:19.5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3H30M19.833S" table:style-name="ce2">
            <text:p>30:19.8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3H30M19.453S" table:style-name="ce2">
            <text:p>30:19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do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3H30M19.853S" table:style-name="ce2">
            <text:p>30:19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3H30M19.493S" table:style-name="ce2">
            <text:p>30:19.5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3H30M19.583S" table:style-name="ce2">
            <text:p>30:19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d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3H30M19.873S" table:style-name="ce2">
            <text:p>30:19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3H30M19.603S" table:style-name="ce2">
            <text:p>30:19.6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3H30M19.833S" table:style-name="ce2">
            <text:p>30:19.8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3H30M19.903S" table:style-name="ce2">
            <text:p>30:19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3H30M19.483S" table:style-name="ce2">
            <text:p>30:19.5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3H30M19.593S" table:style-name="ce2">
            <text:p>30:19.6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3H30M19.813S" table:style-name="ce2">
            <text:p>30:19.8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3H30M19.923S" table:style-name="ce2">
            <text:p>30:19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3H30M19.603S" table:style-name="ce2">
            <text:p>30:19.6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3H30M19.863S" table:style-name="ce2">
            <text:p>30:19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home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3H30M19.953S" table:style-name="ce2">
            <text:p>30:20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3H30M19.913S" table:style-name="ce2">
            <text:p>30:19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3H30M19.703S" table:style-name="ce2">
            <text:p>30:19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3H30M19.943S" table:style-name="ce2">
            <text:p>30:19.9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3H30M19.703S" table:style-name="ce2">
            <text:p>30:19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do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3H30M19.613S" table:style-name="ce2">
            <text:p>30:19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in.do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3H30M19.763S" table:style-name="ce2">
            <text:p>30:19.8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3H30M19.953S" table:style-name="ce2">
            <text:p>30:20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3H30M19.733S" table:style-name="ce2">
            <text:p>30:19.7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home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3H30M20.103S" table:style-name="ce2">
            <text:p>30:20.1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3H30M19.833S" table:style-name="ce2">
            <text:p>30:19.8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home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3H30M19.733S" table:style-name="ce2">
            <text:p>30:19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3H30M20.093S" table:style-name="ce2">
            <text:p>30:20.1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3H30M20.153S" table:style-name="ce2">
            <text:p>30:20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3H30M19.643S" table:style-name="ce2">
            <text:p>30:19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do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3H30M19.943S" table:style-name="ce2">
            <text:p>30:19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login.do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3H30M19.693S" table:style-name="ce2">
            <text:p>30:19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3H30M20.123S" table:style-name="ce2">
            <text:p>30:20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3H30M20.113S" table:style-name="ce2">
            <text:p>30:20.1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3H30M20.173S" table:style-name="ce2">
            <text:p>30:20.2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3H30M19.643S" table:style-name="ce2">
            <text:p>30:19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login.do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3H30M20.203S" table:style-name="ce2">
            <text:p>30:20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3H30M20.113S" table:style-name="ce2">
            <text:p>30:20.1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hom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3H30M18.383S" table:style-name="ce2">
            <text:p>30:18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239596" table:style-name="ce1">
            <text:p>239596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3H30M20.343S" table:style-name="ce2">
            <text:p>30:20.3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3H30M20.353S" table:style-name="ce2">
            <text:p>30:20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3H30M19.853S" table:style-name="ce2">
            <text:p>30:19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3H30M19.873S" table:style-name="ce2">
            <text:p>30:19.9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3H30M20.373S" table:style-name="ce2">
            <text:p>30:20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3H30M20.183S" table:style-name="ce2">
            <text:p>30:20.2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home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3H30M19.893S" table:style-name="ce2">
            <text:p>30:19.9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home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3H30M19.803S" table:style-name="ce2">
            <text:p>30:19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home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3H30M19.843S" table:style-name="ce2">
            <text:p>30:19.8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home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3H30M19.853S" table:style-name="ce2">
            <text:p>30:19.9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do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3H30M19.693S" table:style-name="ce2">
            <text:p>30:19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login.do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3H30M20.403S" table:style-name="ce2">
            <text:p>30:20.4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3H30M19.923S" table:style-name="ce2">
            <text:p>30:19.9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home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3H30M19.853S" table:style-name="ce2">
            <text:p>30:19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in.do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3H30M20.423S" table:style-name="ce2">
            <text:p>30:20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3H30M20.163S" table:style-name="ce2">
            <text:p>30:20.2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home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3H30M20.163S" table:style-name="ce2">
            <text:p>30:20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3H30M20.453S" table:style-name="ce2">
            <text:p>30:20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3H30M20.163S" table:style-name="ce2">
            <text:p>30:20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login.do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3H30M20.353S" table:style-name="ce2">
            <text:p>30:20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3H30M20.123S" table:style-name="ce2">
            <text:p>30:20.1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3H30M20.403S" table:style-name="ce2">
            <text:p>30:20.4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home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3H30M20.083S" table:style-name="ce2">
            <text:p>30:20.1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3H30M20.133S" table:style-name="ce2">
            <text:p>30:20.1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do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3H30M20.153S" table:style-name="ce2">
            <text:p>30:20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do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3H30M20.413S" table:style-name="ce2">
            <text:p>30:20.4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3H30M20.393S" table:style-name="ce2">
            <text:p>30:20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3H30M20.113S" table:style-name="ce2">
            <text:p>30:20.1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in.do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3H30M20.403S" table:style-name="ce2">
            <text:p>30:20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3H30M20.163S" table:style-name="ce2">
            <text:p>30:20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3H30M20.393S" table:style-name="ce2">
            <text:p>30:20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3H30M20.443S" table:style-name="ce2">
            <text:p>30:20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3H30M20.594S" table:style-name="ce2">
            <text:p>30:20.6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3H30M20.073S" table:style-name="ce2">
            <text:p>30:20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3H30M20.604S" table:style-name="ce2">
            <text:p>30:20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3H30M20.033S" table:style-name="ce2">
            <text:p>30:20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3H30M20.634S" table:style-name="ce2">
            <text:p>30:20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3H30M19.963S" table:style-name="ce2">
            <text:p>30:20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do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3H30M18.663S" table:style-name="ce2">
            <text:p>30:18.7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Success</text:p>
          </table:table-cell>
          <table:table-cell office:value-type="float" office:value="41360" table:style-name="ce1">
            <text:p>41360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3H30M18.483S" table:style-name="ce2">
            <text:p>30:18.5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190" table:style-name="ce1">
            <text:p>2190</text:p>
          </table:table-cell>
          <table:table-cell office:value-type="string" table:style-name="ce1">
            <text:p>Success</text:p>
          </table:table-cell>
          <table:table-cell office:value-type="float" office:value="42137" table:style-name="ce1">
            <text:p>42137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3H30M18.863S" table:style-name="ce2">
            <text:p>30:18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Success</text:p>
          </table:table-cell>
          <table:table-cell office:value-type="float" office:value="41360" table:style-name="ce1">
            <text:p>41360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3H30M20.654S" table:style-name="ce2">
            <text:p>30:20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3H30M19.913S" table:style-name="ce2">
            <text:p>30:19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do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3H30M20.674S" table:style-name="ce2">
            <text:p>30:20.7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3H30M20.363S" table:style-name="ce2">
            <text:p>30:20.4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home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3H30M19.873S" table:style-name="ce2">
            <text:p>30:19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login.do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3H30M20.403S" table:style-name="ce2">
            <text:p>30:20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3H30M20.704S" table:style-name="ce2">
            <text:p>30:20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3H30M20.614S" table:style-name="ce2">
            <text:p>30:20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3H30M20.694S" table:style-name="ce2">
            <text:p>30:20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3H30M20.183S" table:style-name="ce2">
            <text:p>30:20.2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login.do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3H30M20.413S" table:style-name="ce2">
            <text:p>30:20.4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do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3H30M20.203S" table:style-name="ce2">
            <text:p>30:20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d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3H30M20.844S" table:style-name="ce2">
            <text:p>30:20.8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3H30M20.854S" table:style-name="ce2">
            <text:p>30:20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3H30M20.363S" table:style-name="ce2">
            <text:p>30:20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3H30M20.884S" table:style-name="ce2">
            <text:p>30:20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3H30M20.904S" table:style-name="ce2">
            <text:p>30:20.9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3H30M20.864S" table:style-name="ce2">
            <text:p>30:20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3H30M20.924S" table:style-name="ce2">
            <text:p>30:20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3H30M20.954S" table:style-name="ce2">
            <text:p>30:21.0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3H30M21.094S" table:style-name="ce2">
            <text:p>30:21.1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3H30M21.114S" table:style-name="ce2">
            <text:p>30:21.1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3H30M20.433S" table:style-name="ce2">
            <text:p>30:20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login.do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3H30M20.604S" table:style-name="ce2">
            <text:p>30:20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3H30M21.154S" table:style-name="ce2">
            <text:p>30:21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3H30M21.134S" table:style-name="ce2">
            <text:p>30:21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home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3H30M20.493S" table:style-name="ce2">
            <text:p>30:20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do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3H30M20.493S" table:style-name="ce2">
            <text:p>30:20.5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3H30M20.504S" table:style-name="ce2">
            <text:p>30:20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home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3H30M21.204S" table:style-name="ce2">
            <text:p>30:21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3H30M21.174S" table:style-name="ce2">
            <text:p>30:21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3H30M20.353S" table:style-name="ce2">
            <text:p>30:20.4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do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3H30M20.423S" table:style-name="ce2">
            <text:p>30:20.4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3H30M20.403S" table:style-name="ce2">
            <text:p>30:20.4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home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3H30M20.383S" table:style-name="ce2">
            <text:p>30:20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login.do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3H30M20.544S" table:style-name="ce2">
            <text:p>30:20.5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3H30M20.864S" table:style-name="ce2">
            <text:p>30:20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in.do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3H30M21.344S" table:style-name="ce2">
            <text:p>30:21.3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3H30M21.174S" table:style-name="ce2">
            <text:p>30:21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3H30M20.944S" table:style-name="ce2">
            <text:p>30:20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login.d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3H30M20.834S" table:style-name="ce2">
            <text:p>30:20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home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3H30M20.864S" table:style-name="ce2">
            <text:p>30:20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do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3H30M20.814S" table:style-name="ce2">
            <text:p>30:20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3H30M21.204S" table:style-name="ce2">
            <text:p>30:21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3H30M21.364S" table:style-name="ce2">
            <text:p>30:21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3H30M20.884S" table:style-name="ce2">
            <text:p>30:20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login.do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3H30M21.264S" table:style-name="ce2">
            <text:p>30:21.3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3H30M21.194S" table:style-name="ce2">
            <text:p>30:21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3H30M21.384S" table:style-name="ce2">
            <text:p>30:21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3H30M21.404S" table:style-name="ce2">
            <text:p>30:21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3H30M20.854S" table:style-name="ce2">
            <text:p>30:20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3H30M20.904S" table:style-name="ce2">
            <text:p>30:20.9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do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3H30M20.984S" table:style-name="ce2">
            <text:p>30:21.0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do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3H30M20.353S" table:style-name="ce2">
            <text:p>30:20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in.do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3H30M20.684S" table:style-name="ce2">
            <text:p>30:20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do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3H30M20.634S" table:style-name="ce2">
            <text:p>30:20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login.do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3H30M20.704S" table:style-name="ce2">
            <text:p>30:20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3H30M21.454S" table:style-name="ce2">
            <text:p>30:21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3H30M20.714S" table:style-name="ce2">
            <text:p>30:20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do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3H30M21.424S" table:style-name="ce2">
            <text:p>30:21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3H30M20.684S" table:style-name="ce2">
            <text:p>30:20.7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16665" table:style-name="ce1">
            <text:p>16665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3H30M20.684S" table:style-name="ce2">
            <text:p>30:20.7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16665" table:style-name="ce1">
            <text:p>16665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3H30M20.694S" table:style-name="ce2">
            <text:p>30:20.7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login.do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3H30M20.614S" table:style-name="ce2">
            <text:p>30:20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in.do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3H30M20.664S" table:style-name="ce2">
            <text:p>30:20.7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16665" table:style-name="ce1">
            <text:p>16665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3H30M20.654S" table:style-name="ce2">
            <text:p>30:20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3H30M21.374S" table:style-name="ce2">
            <text:p>30:21.4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hom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3H30M20.594S" table:style-name="ce2">
            <text:p>30:20.6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do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3H30M20.694S" table:style-name="ce2">
            <text:p>30:20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home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3H30M20.694S" table:style-name="ce2">
            <text:p>30:20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hom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3H30M18.493S" table:style-name="ce2">
            <text:p>30:18.5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Success</text:p>
          </table:table-cell>
          <table:table-cell office:value-type="float" office:value="256482" table:style-name="ce1">
            <text:p>256482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3H30M21.594S" table:style-name="ce2">
            <text:p>30:21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3H30M21.614S" table:style-name="ce2">
            <text:p>30:21.6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3H30M21.214S" table:style-name="ce2">
            <text:p>30:21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login.do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3H30M21.634S" table:style-name="ce2">
            <text:p>30:21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3H30M21.654S" table:style-name="ce2">
            <text:p>30:21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3H30M21.274S" table:style-name="ce2">
            <text:p>30:21.3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home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3H30M21.214S" table:style-name="ce2">
            <text:p>30:21.2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3H30M21.564S" table:style-name="ce2">
            <text:p>30:21.6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3H30M21.574S" table:style-name="ce2">
            <text:p>30:21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3H30M21.574S" table:style-name="ce2">
            <text:p>30:21.6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3H30M21.734S" table:style-name="ce2">
            <text:p>30:21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3H30M21.304S" table:style-name="ce2">
            <text:p>30:21.3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home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3H30M21.734S" table:style-name="ce2">
            <text:p>30:21.7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3H30M21.234S" table:style-name="ce2">
            <text:p>30:21.2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home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3H30M21.454S" table:style-name="ce2">
            <text:p>30:21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do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3H30M21.204S" table:style-name="ce2">
            <text:p>30:21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do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3H30M21.604S" table:style-name="ce2">
            <text:p>30:21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3H30M21.664S" table:style-name="ce2">
            <text:p>30:21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3H30M21.174S" table:style-name="ce2">
            <text:p>30:21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do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3H30M21.234S" table:style-name="ce2">
            <text:p>30:21.2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home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3H30M21.744S" table:style-name="ce2">
            <text:p>30:21.7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3H30M21.844S" table:style-name="ce2">
            <text:p>30:21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3H30M21.174S" table:style-name="ce2">
            <text:p>30:21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login.do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3H30M21.194S" table:style-name="ce2">
            <text:p>30:21.2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3H30M21.164S" table:style-name="ce2">
            <text:p>30:21.2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3H30M21.184S" table:style-name="ce2">
            <text:p>30:21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home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3H30M21.864S" table:style-name="ce2">
            <text:p>30:21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3H30M21.744S" table:style-name="ce2">
            <text:p>30:21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3H30M21.904S" table:style-name="ce2">
            <text:p>30:21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3H30M21.824S" table:style-name="ce2">
            <text:p>30:21.8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3H30M21.104S" table:style-name="ce2">
            <text:p>30:21.1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do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3H30M21.954S" table:style-name="ce2">
            <text:p>30:22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3H30M21.644S" table:style-name="ce2">
            <text:p>30:21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login.do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3H30M21.934S" table:style-name="ce2">
            <text:p>30:21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3H30M22.094S" table:style-name="ce2">
            <text:p>30:22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3H30M18.573S" table:style-name="ce2">
            <text:p>30:18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3539" table:style-name="ce1">
            <text:p>3539</text:p>
          </table:table-cell>
          <table:table-cell office:value-type="string" table:style-name="ce1">
            <text:p>Success</text:p>
          </table:table-cell>
          <table:table-cell office:value-type="float" office:value="262852" table:style-name="ce1">
            <text:p>262852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3H30M18.593S" table:style-name="ce2">
            <text:p>30:18.6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3522" table:style-name="ce1">
            <text:p>3522</text:p>
          </table:table-cell>
          <table:table-cell office:value-type="string" table:style-name="ce1">
            <text:p>Success</text:p>
          </table:table-cell>
          <table:table-cell office:value-type="float" office:value="262926" table:style-name="ce1">
            <text:p>262926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3H30M21.614S" table:style-name="ce2">
            <text:p>30:21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do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3H30M21.624S" table:style-name="ce2">
            <text:p>30:21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home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3H30M21.614S" table:style-name="ce2">
            <text:p>30:21.6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in.do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3H30M22.114S" table:style-name="ce2">
            <text:p>30:22.1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3H30M21.574S" table:style-name="ce2">
            <text:p>30:21.6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3H30M22.134S" table:style-name="ce2">
            <text:p>30:22.1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3H30M22.154S" table:style-name="ce2">
            <text:p>30:22.2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3H30M21.534S" table:style-name="ce2">
            <text:p>30:21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3H30M21.524S" table:style-name="ce2">
            <text:p>30:21.5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3H30M21.494S" table:style-name="ce2">
            <text:p>30:21.5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17560" table:style-name="ce1">
            <text:p>17560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3H30M21.504S" table:style-name="ce2">
            <text:p>30:21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3H30M21.604S" table:style-name="ce2">
            <text:p>30:21.6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3H30M21.534S" table:style-name="ce2">
            <text:p>30:21.5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17560" table:style-name="ce1">
            <text:p>17560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3H30M21.494S" table:style-name="ce2">
            <text:p>30:21.5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16566" table:style-name="ce1">
            <text:p>16566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3H30M22.204S" table:style-name="ce2">
            <text:p>30:22.2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3H30M22.184S" table:style-name="ce2">
            <text:p>30:22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3H30M22.194S" table:style-name="ce2">
            <text:p>30:22.2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3H30M22.114S" table:style-name="ce2">
            <text:p>30:22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643" table:style-name="ce1">
            <text:p>24643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3H30M22.214S" table:style-name="ce2">
            <text:p>30:22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3H30M21.474S" table:style-name="ce2">
            <text:p>30:21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3H30M21.414S" table:style-name="ce2">
            <text:p>30:21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3H30M22.204S" table:style-name="ce2">
            <text:p>30:22.2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3H30M22.234S" table:style-name="ce2">
            <text:p>30:22.2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3H30M22.234S" table:style-name="ce2">
            <text:p>30:22.2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3H30M21.484S" table:style-name="ce2">
            <text:p>30:21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login.do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3H30M21.414S" table:style-name="ce2">
            <text:p>30:21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3H30M22.234S" table:style-name="ce2">
            <text:p>30:22.2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3H30M22.244S" table:style-name="ce2">
            <text:p>30:22.2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3H30M22.25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3H30M22.114S" table:style-name="ce2">
            <text:p>30:22.1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3H30M21.374S" table:style-name="ce2">
            <text:p>30:21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in.do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3H30M22.26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3H30M22.26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3H30M22.244S" table:style-name="ce2">
            <text:p>30:22.2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3H30M21.404S" table:style-name="ce2">
            <text:p>30:21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login.do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3H30M22.274S" table:style-name="ce2">
            <text:p>30:22.3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3H30M21.414S" table:style-name="ce2">
            <text:p>30:21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do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3H30M22.27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3H30M22.284S" table:style-name="ce2">
            <text:p>30:22.3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3H30M22.27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3H30M22.30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3H30M22.31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ou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3H30M22.31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3H30M22.304S" table:style-name="ce2">
            <text:p>30:22.3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3H30M22.184S" table:style-name="ce2">
            <text:p>30:22.2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3H30M22.32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3H30M22.32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do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3H30M22.33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3H30M22.324S" table:style-name="ce2">
            <text:p>30:22.3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3H30M22.344S" table:style-name="ce2">
            <text:p>30:22.3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3H30M22.334S" table:style-name="ce2">
            <text:p>30:22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3H30M22.344S" table:style-name="ce2">
            <text:p>30:22.3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3H30M22.344S" table:style-name="ce2">
            <text:p>30:22.3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3H30M22.35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3H30M21.414S" table:style-name="ce2">
            <text:p>30:21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3H30M22.36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3H30M22.364S" table:style-name="ce2">
            <text:p>30:22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3H30M22.354S" table:style-name="ce2">
            <text:p>30:22.4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3H30M22.37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3H30M21.434S" table:style-name="ce2">
            <text:p>30:21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home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3H30M21.414S" table:style-name="ce2">
            <text:p>30:21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home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3H30M21.434S" table:style-name="ce2">
            <text:p>30:21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home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3H30M22.104S" table:style-name="ce2">
            <text:p>30:22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d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3H30M22.404S" table:style-name="ce2">
            <text:p>30:22.4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3H30M22.384S" table:style-name="ce2">
            <text:p>30:22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3H30M21.144S" table:style-name="ce2">
            <text:p>30:21.1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in.do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3H30M22.38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3H30M21.364S" table:style-name="ce2">
            <text:p>30:21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3H30M22.42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3H30M22.43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3H30M22.274S" table:style-name="ce2">
            <text:p>30:22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3H30M22.434S" table:style-name="ce2">
            <text:p>30:22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3H30M22.284S" table:style-name="ce2">
            <text:p>30:22.3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3H30M22.374S" table:style-name="ce2">
            <text:p>30:22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3H30M22.444S" table:style-name="ce2">
            <text:p>30:22.4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3H30M22.254S" table:style-name="ce2">
            <text:p>30:22.3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3H30M22.384S" table:style-name="ce2">
            <text:p>30:22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3H30M22.464S" table:style-name="ce2">
            <text:p>30:22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3H30M22.474S" table:style-name="ce2">
            <text:p>30:22.5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3H30M22.394S" table:style-name="ce2">
            <text:p>30:22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3H30M22.504S" table:style-name="ce2">
            <text:p>30:22.5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3H30M22.144S" table:style-name="ce2">
            <text:p>30:22.1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in.do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3H30M22.124S" table:style-name="ce2">
            <text:p>30:22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3H30M22.444S" table:style-name="ce2">
            <text:p>30:22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home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3H30M22.494S" table:style-name="ce2">
            <text:p>30:22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3H30M22.464S" table:style-name="ce2">
            <text:p>30:22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3H30M22.194S" table:style-name="ce2">
            <text:p>30:22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3H30M22.194S" table:style-name="ce2">
            <text:p>30:22.2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home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3H30M22.154S" table:style-name="ce2">
            <text:p>30:22.2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do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3H30M22.544S" table:style-name="ce2">
            <text:p>30:22.5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3H30M22.594S" table:style-name="ce2">
            <text:p>30:22.6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3H30M22.614S" table:style-name="ce2">
            <text:p>30:22.6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3H30M22.384S" table:style-name="ce2">
            <text:p>30:22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home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3H30M22.124S" table:style-name="ce2">
            <text:p>30:22.1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3H30M22.124S" table:style-name="ce2">
            <text:p>30:22.1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3H30M22.564S" table:style-name="ce2">
            <text:p>30:22.6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3H30M22.644S" table:style-name="ce2">
            <text:p>30:22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3H30M22.584S" table:style-name="ce2">
            <text:p>30:22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3H30M21.994S" table:style-name="ce2">
            <text:p>30:22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do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3H30M22.684S" table:style-name="ce2">
            <text:p>30:22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3H30M21.994S" table:style-name="ce2">
            <text:p>30:22.0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3H30M22.714S" table:style-name="ce2">
            <text:p>30:22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3H30M22.654S" table:style-name="ce2">
            <text:p>30:22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3H30M22.144S" table:style-name="ce2">
            <text:p>30:22.1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home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3H30M22.714S" table:style-name="ce2">
            <text:p>30:22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3H30M21.904S" table:style-name="ce2">
            <text:p>30:21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do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24302" table:style-name="ce1">
            <text:p>24302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3H30M22.624S" table:style-name="ce2">
            <text:p>30:22.6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home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3H30M22.684S" table:style-name="ce2">
            <text:p>30:22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3H30M22.694S" table:style-name="ce2">
            <text:p>30:22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login.do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3H30M22.004S" table:style-name="ce2">
            <text:p>30:22.0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home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3H30M21.894S" table:style-name="ce2">
            <text:p>30:21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login.do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24307" table:style-name="ce1">
            <text:p>2430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3H30M22.614S" table:style-name="ce2">
            <text:p>30:22.6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in.do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3H30M22.524S" table:style-name="ce2">
            <text:p>30:22.5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3H30M21.674S" table:style-name="ce2">
            <text:p>30:21.7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home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3H30M21.844S" table:style-name="ce2">
            <text:p>30:21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do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3H30M22.004S" table:style-name="ce2">
            <text:p>30:22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login.do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24300" table:style-name="ce1">
            <text:p>24300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3H30M21.754S" table:style-name="ce2">
            <text:p>30:21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3H30M21.794S" table:style-name="ce2">
            <text:p>30:21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home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3H30M22.844S" table:style-name="ce2">
            <text:p>30:22.8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ho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3H30M21.754S" table:style-name="ce2">
            <text:p>30:21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3H30M21.744S" table:style-name="ce2">
            <text:p>30:21.7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login.do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hom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in.do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3H30M21.664S" table:style-name="ce2">
            <text:p>30:21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do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3H30M21.844S" table:style-name="ce2">
            <text:p>30:21.8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home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3H30M22.584S" table:style-name="ce2">
            <text:p>30:22.6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ho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3H30M22.534S" table:style-name="ce2">
            <text:p>30:22.5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home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3H30M22.494S" table:style-name="ce2">
            <text:p>30:22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do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3H30M21.744S" table:style-name="ce2">
            <text:p>30:21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do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3H30M22.404S" table:style-name="ce2">
            <text:p>30:22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login.do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3H30M22.454S" table:style-name="ce2">
            <text:p>30:22.5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login.do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3H30M22.404S" table:style-name="ce2">
            <text:p>30:22.4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do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3H30M23.024S" table:style-name="ce2">
            <text:p>30:23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3H30M22.914S" table:style-name="ce2">
            <text:p>30:22.9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3H30M22.344S" table:style-name="ce2">
            <text:p>30:22.3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3H30M22.984S" table:style-name="ce2">
            <text:p>30:23.0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3H30M23.034S" table:style-name="ce2">
            <text:p>30:23.0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3H30M22.404S" table:style-name="ce2">
            <text:p>30:22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3H30M23.064S" table:style-name="ce2">
            <text:p>30:23.1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3H30M23.044S" table:style-name="ce2">
            <text:p>30:23.0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3H30M22.374S" table:style-name="ce2">
            <text:p>30:22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in.do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3H30M18.843S" table:style-name="ce2">
            <text:p>30:18.8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4527" table:style-name="ce1">
            <text:p>4527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3H30M23.36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3H30M23.37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3H30M23.38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3H30M23.39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3H30M23.40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3H30M22.364S" table:style-name="ce2">
            <text:p>30:22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do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3H30M23.41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3H30M22.264S" table:style-name="ce2">
            <text:p>30:22.3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login.do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3H30M22.394S" table:style-name="ce2">
            <text:p>30:22.4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3H30M22.144S" table:style-name="ce2">
            <text:p>30:22.1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login.do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3H30M23.434S" table:style-name="ce2">
            <text:p>30:23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3H30M22.414S" table:style-name="ce2">
            <text:p>30:22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home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3H30M23.484S" table:style-name="ce2">
            <text:p>30:23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do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Success</text:p>
          </table:table-cell>
          <table:table-cell office:value-type="float" office:value="24303" table:style-name="ce1">
            <text:p>24303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3H30M22.244S" table:style-name="ce2">
            <text:p>30:22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home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3H30M23.504S" table:style-name="ce2">
            <text:p>30:23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3H30M23.064S" table:style-name="ce2">
            <text:p>30:23.1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hom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3H30M23.524S" table:style-name="ce2">
            <text:p>30:23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3H30M23.084S" table:style-name="ce2">
            <text:p>30:23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home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3H30M23.554S" table:style-name="ce2">
            <text:p>30:23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3H30M22.244S" table:style-name="ce2">
            <text:p>30:22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3H30M23.104S" table:style-name="ce2">
            <text:p>30:23.1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home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3H30M23.494S" table:style-name="ce2">
            <text:p>30:23.5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home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3H30M23.514S" table:style-name="ce2">
            <text:p>30:23.5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home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3H30M23.044S" table:style-name="ce2">
            <text:p>30:23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3H30M23.184S" table:style-name="ce2">
            <text:p>30:23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3H30M23.054S" table:style-name="ce2">
            <text:p>30:23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3H30M23.054S" table:style-name="ce2">
            <text:p>30:23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3H30M23.054S" table:style-name="ce2">
            <text:p>30:23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home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3H30M23.564S" table:style-name="ce2">
            <text:p>30:23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3H30M23.024S" table:style-name="ce2">
            <text:p>30:23.0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home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3H30M22.984S" table:style-name="ce2">
            <text:p>30:23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3H30M22.984S" table:style-name="ce2">
            <text:p>30:23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3H30M23.544S" table:style-name="ce2">
            <text:p>30:23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3H30M22.914S" table:style-name="ce2">
            <text:p>30:22.9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3H30M22.994S" table:style-name="ce2">
            <text:p>30:23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3H30M22.734S" table:style-name="ce2">
            <text:p>30:22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do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3H30M22.974S" table:style-name="ce2">
            <text:p>30:23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3H30M22.974S" table:style-name="ce2">
            <text:p>30:23.0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3H30M23.554S" table:style-name="ce2">
            <text:p>30:23.6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3H30M22.884S" table:style-name="ce2">
            <text:p>30:22.9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home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24342" table:style-name="ce1">
            <text:p>24342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3H30M22.724S" table:style-name="ce2">
            <text:p>30:22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do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hom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3H30M23.584S" table:style-name="ce2">
            <text:p>30:23.6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3H30M23.714S" table:style-name="ce2">
            <text:p>30:23.7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hom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544" table:style-name="ce1">
            <text:p>24544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3H30M23.704S" table:style-name="ce2">
            <text:p>30:23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3H30M23.564S" table:style-name="ce2">
            <text:p>30:23.6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3H30M22.594S" table:style-name="ce2">
            <text:p>30:22.6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do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24301" table:style-name="ce1">
            <text:p>24301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3H30M23.664S" table:style-name="ce2">
            <text:p>30:23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3H30M22.884S" table:style-name="ce2">
            <text:p>30:22.9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home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3H30M23.704S" table:style-name="ce2">
            <text:p>30:23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3H30M23.634S" table:style-name="ce2">
            <text:p>30:23.6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3H30M22.854S" table:style-name="ce2">
            <text:p>30:22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home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4347" table:style-name="ce1">
            <text:p>24347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3H30M23.684S" table:style-name="ce2">
            <text:p>30:23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3H30M23.634S" table:style-name="ce2">
            <text:p>30:23.6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3H30M23.874S" table:style-name="ce2">
            <text:p>30:23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549" table:style-name="ce1">
            <text:p>24549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3H30M23.634S" table:style-name="ce2">
            <text:p>30:23.6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home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3H30M23.504S" table:style-name="ce2">
            <text:p>30:23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3H30M23.434S" table:style-name="ce2">
            <text:p>30:23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3H30M22.664S" table:style-name="ce2">
            <text:p>30:22.7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login.do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Success</text:p>
          </table:table-cell>
          <table:table-cell office:value-type="float" office:value="24304" table:style-name="ce1">
            <text:p>24304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3H30M23.454S" table:style-name="ce2">
            <text:p>30:23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3H30M23.474S" table:style-name="ce2">
            <text:p>30:23.5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home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3H30M23.644S" table:style-name="ce2">
            <text:p>30:23.6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3H30M23.854S" table:style-name="ce2">
            <text:p>30:23.9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3H30M23.684S" table:style-name="ce2">
            <text:p>30:23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home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3H30M23.884S" table:style-name="ce2">
            <text:p>30:23.9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3H30M23.844S" table:style-name="ce2">
            <text:p>30:23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home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3H30M23.454S" table:style-name="ce2">
            <text:p>30:23.5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home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3H30M23.844S" table:style-name="ce2">
            <text:p>30:23.8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3H30M23.444S" table:style-name="ce2">
            <text:p>30:23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home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3H30M23.734S" table:style-name="ce2">
            <text:p>30:23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3H30M23.704S" table:style-name="ce2">
            <text:p>30:23.7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home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3H30M23.884S" table:style-name="ce2">
            <text:p>30:23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home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3H30M23.714S" table:style-name="ce2">
            <text:p>30:23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3H30M23.994S" table:style-name="ce2">
            <text:p>30:24.0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hom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3H30M23.694S" table:style-name="ce2">
            <text:p>30:23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340" table:style-name="ce1">
            <text:p>24340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3H30M24.004S" table:style-name="ce2">
            <text:p>30:24.0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3H30M23.944S" table:style-name="ce2">
            <text:p>30:23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3H30M21.784S" table:style-name="ce2">
            <text:p>30:21.8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431" table:style-name="ce1">
            <text:p>2431</text:p>
          </table:table-cell>
          <table:table-cell office:value-type="string" table:style-name="ce1">
            <text:p>Success</text:p>
          </table:table-cell>
          <table:table-cell office:value-type="float" office:value="41360" table:style-name="ce1">
            <text:p>41360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3H30M24.214S" table:style-name="ce2">
            <text:p>30:24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3H30M24.214S" table:style-name="ce2">
            <text:p>30:24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3H30M24.324S" table:style-name="ce2">
            <text:p>30:24.3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3H30M24.344S" table:style-name="ce2">
            <text:p>30:24.3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3H30M24.074S" table:style-name="ce2">
            <text:p>30:24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home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3H30M23.944S" table:style-name="ce2">
            <text:p>30:23.9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home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3H30M24.354S" table:style-name="ce2">
            <text:p>30:24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3H30M23.944S" table:style-name="ce2">
            <text:p>30:23.9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home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3H30M24.364S" table:style-name="ce2">
            <text:p>30:24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hom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hom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3H30M24.204S" table:style-name="ce2">
            <text:p>30:24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3H30M23.954S" table:style-name="ce2">
            <text:p>30:24.0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home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3H30M24.384S" table:style-name="ce2">
            <text:p>30:24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3H30M23.954S" table:style-name="ce2">
            <text:p>30:24.0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4343" table:style-name="ce1">
            <text:p>24343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3H30M24.414S" table:style-name="ce2">
            <text:p>30:24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344" table:style-name="ce1">
            <text:p>24344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3H30M24.434S" table:style-name="ce2">
            <text:p>30:24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3H30M24.484S" table:style-name="ce2">
            <text:p>30:24.5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4341" table:style-name="ce1">
            <text:p>24341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3H30M24.494S" table:style-name="ce2">
            <text:p>30:24.5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3H30M24.55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3H30M24.56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3H30M24.464S" table:style-name="ce2">
            <text:p>30:24.5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3H30M24.414S" table:style-name="ce2">
            <text:p>30:24.4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home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546" table:style-name="ce1">
            <text:p>24546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3H30M24.59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3H30M24.364S" table:style-name="ce2">
            <text:p>30:24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hom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4545" table:style-name="ce1">
            <text:p>24545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3H30M24.62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3H30M24.63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3H30M24.644S" table:style-name="ce2">
            <text:p>30:24.6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3H30M24.674S" table:style-name="ce2">
            <text:p>30:24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3H30M24.524S" table:style-name="ce2">
            <text:p>30:24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4543" table:style-name="ce1">
            <text:p>24543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3H30M24.684S" table:style-name="ce2">
            <text:p>30:24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3H30M19.983S" table:style-name="ce2">
            <text:p>30:20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4791" table:style-name="ce1">
            <text:p>4791</text:p>
          </table:table-cell>
          <table:table-cell office:value-type="string" table:style-name="ce1">
            <text:p>Success</text:p>
          </table:table-cell>
          <table:table-cell office:value-type="float" office:value="46094" table:style-name="ce1">
            <text:p>46094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3H30M24.714S" table:style-name="ce2">
            <text:p>30:24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3H30M24.784S" table:style-name="ce2">
            <text:p>30:24.8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3H30M24.774S" table:style-name="ce2">
            <text:p>30:24.8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3H30M24.804S" table:style-name="ce2">
            <text:p>30:24.8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3H30M24.834S" table:style-name="ce2">
            <text:p>30:24.8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3H30M24.854S" table:style-name="ce2">
            <text:p>30:24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3H30M24.894S" table:style-name="ce2">
            <text:p>30:24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3H30M24.944S" table:style-name="ce2">
            <text:p>30:24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3H30M24.954S" table:style-name="ce2">
            <text:p>30:2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3H30M24.974S" table:style-name="ce2">
            <text:p>30:2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3H30M24.994S" table:style-name="ce2">
            <text:p>30:2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3H30M25.014S" table:style-name="ce2">
            <text:p>30:2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3H30M25.034S" table:style-name="ce2">
            <text:p>30:2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3H30M22.224S" table:style-name="ce2">
            <text:p>30:22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2898" table:style-name="ce1">
            <text:p>2898</text:p>
          </table:table-cell>
          <table:table-cell office:value-type="string" table:style-name="ce1">
            <text:p>Success</text:p>
          </table:table-cell>
          <table:table-cell office:value-type="float" office:value="93689" table:style-name="ce1">
            <text:p>93689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4611" table:style-name="ce1">
            <text:p>4611</text:p>
          </table:table-cell>
          <table:table-cell office:value-type="string" table:style-name="ce1">
            <text:p>Success</text:p>
          </table:table-cell>
          <table:table-cell office:value-type="float" office:value="74252" table:style-name="ce1">
            <text:p>74252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3H30M25.124S" table:style-name="ce2">
            <text:p>30:25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3H30M25.124S" table:style-name="ce2">
            <text:p>30:25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3H30M25.134S" table:style-name="ce2">
            <text:p>30:25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3H30M25.134S" table:style-name="ce2">
            <text:p>30:25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3H30M25.144S" table:style-name="ce2">
            <text:p>30:25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3H30M25.144S" table:style-name="ce2">
            <text:p>30:25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3H30M25.15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3H30M25.15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3H30M25.15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3H30M25.17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3H30M25.18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3H30M25.19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3H30M25.20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3H30M25.21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3H30M25.22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3H30M25.22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3H30M25.234S" table:style-name="ce2">
            <text:p>30:25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3H30M25.244S" table:style-name="ce2">
            <text:p>30:2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3H30M25.25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3H30M25.25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3H30M25.25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3H30M25.25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3H30M25.26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3H30M25.26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3H30M25.27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3H30M25.28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3H30M25.29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3H30M25.30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3H30M25.30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3H30M25.30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3H30M25.31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3H30M25.32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3H30M25.32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3H30M25.33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3H30M25.344S" table:style-name="ce2">
            <text:p>30:2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3H30M25.354S" table:style-name="ce2">
            <text:p>30:25.4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3H30M25.344S" table:style-name="ce2">
            <text:p>30:2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3H30M25.374S" table:style-name="ce2">
            <text:p>30:25.4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3H30M25.374S" table:style-name="ce2">
            <text:p>30:25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3H30M25.384S" table:style-name="ce2">
            <text:p>30:25.4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3H30M25.394S" table:style-name="ce2">
            <text:p>30:25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3H30M25.414S" table:style-name="ce2">
            <text:p>30:25.4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3H30M25.424S" table:style-name="ce2">
            <text:p>30:25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3H30M25.454S" table:style-name="ce2">
            <text:p>30:25.5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3H30M25.444S" table:style-name="ce2">
            <text:p>30:25.4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3H30M25.474S" table:style-name="ce2">
            <text:p>30:25.5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3H30M25.504S" table:style-name="ce2">
            <text:p>30:25.5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3H30M25.514S" table:style-name="ce2">
            <text:p>30:25.5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3H30M25.484S" table:style-name="ce2">
            <text:p>30:25.5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3H30M22.264S" table:style-name="ce2">
            <text:p>30:22.3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4222" table:style-name="ce1">
            <text:p>4222</text:p>
          </table:table-cell>
          <table:table-cell office:value-type="string" table:style-name="ce1">
            <text:p>Success</text:p>
          </table:table-cell>
          <table:table-cell office:value-type="float" office:value="74250" table:style-name="ce1">
            <text:p>74250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3H30M26.494S" table:style-name="ce2">
            <text:p>30:26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3H30M26.524S" table:style-name="ce2">
            <text:p>30:26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3H30M26.534S" table:style-name="ce2">
            <text:p>30:26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3H30M26.55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3H30M26.58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3H30M26.59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3H30M26.60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3H30M26.61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3H30M26.62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3H30M26.63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3H30M26.644S" table:style-name="ce2">
            <text:p>30:26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3H30M26.664S" table:style-name="ce2">
            <text:p>30:26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3H30M26.674S" table:style-name="ce2">
            <text:p>30:26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3H30M26.704S" table:style-name="ce2">
            <text:p>30:26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3H30M26.734S" table:style-name="ce2">
            <text:p>30:26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3H30M19.243S" table:style-name="ce2">
            <text:p>30:19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7638" table:style-name="ce1">
            <text:p>7638</text:p>
          </table:table-cell>
          <table:table-cell office:value-type="string" table:style-name="ce1">
            <text:p>Success</text:p>
          </table:table-cell>
          <table:table-cell office:value-type="float" office:value="78343" table:style-name="ce1">
            <text:p>78343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3H30M26.874S" table:style-name="ce2">
            <text:p>30:26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3H30M26.904S" table:style-name="ce2">
            <text:p>30:26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3H30M26.914S" table:style-name="ce2">
            <text:p>30:26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3H30M26.924S" table:style-name="ce2">
            <text:p>30:26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3H30M26.934S" table:style-name="ce2">
            <text:p>30:26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3H30M26.95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3H30M26.96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3H30M26.98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3H30M26.99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3H30M26.99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3H30M27.01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3H30M27.02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3H30M27.03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3H30M27.04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3H30M27.044S" table:style-name="ce2">
            <text:p>30:27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3H30M27.054S" table:style-name="ce2">
            <text:p>30:27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3H30M27.064S" table:style-name="ce2">
            <text:p>30:27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3H30M27.084S" table:style-name="ce2">
            <text:p>30:27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3H30M27.094S" table:style-name="ce2">
            <text:p>30:27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3H30M27.144S" table:style-name="ce2">
            <text:p>30:27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3H30M27.154S" table:style-name="ce2">
            <text:p>30:27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3H30M27.184S" table:style-name="ce2">
            <text:p>30:27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3H30M27.194S" table:style-name="ce2">
            <text:p>30:27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3H30M27.214S" table:style-name="ce2">
            <text:p>30:27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3H30M19.073S" table:style-name="ce2">
            <text:p>30:19.1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28284" table:style-name="ce1">
            <text:p>28284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3H30M47.364S" table:style-name="ce2">
            <text:p>30:47.4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3H30M47.374S" table:style-name="ce2">
            <text:p>30:47.4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3H30M47.394S" table:style-name="ce2">
            <text:p>30:47.4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3H30M47.45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3H30M47.46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3H30M47.47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3H30M47.48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3H30M47.49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3H30M47.49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3H30M47.50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3H30M47.52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3H30M47.54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3H30M47.544S" table:style-name="ce2">
            <text:p>30:47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3H30M18.843S" table:style-name="ce2">
            <text:p>30:18.8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40125" table:style-name="ce1">
            <text:p>40125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3H30M58.96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3H30M58.97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3H30M58.99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3H30M59.00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3H30M59.01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3H30M59.034S" table:style-name="ce2">
            <text:p>30:59.0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3H30M59.084S" table:style-name="ce2">
            <text:p>30:59.1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3H30M59.144S" table:style-name="ce2">
            <text:p>30:59.1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3H30M59.184S" table:style-name="ce2">
            <text:p>30:59.2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3H30M59.214S" table:style-name="ce2">
            <text:p>30:59.2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3H30M59.274S" table:style-name="ce2">
            <text:p>30:59.3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3H30M59.334S" table:style-name="ce2">
            <text:p>30:59.3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3H30M59.344S" table:style-name="ce2">
            <text:p>30:59.3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3H30M59.394S" table:style-name="ce2">
            <text:p>30:59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3H30M18.993S" table:style-name="ce2">
            <text:p>30:19.0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41326" table:style-name="ce1">
            <text:p>41326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3H31M0.314S" table:style-name="ce2">
            <text:p>31:00.3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3H31M0.324S" table:style-name="ce2">
            <text:p>31:00.3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3H31M0.344S" table:style-name="ce2">
            <text:p>31:00.3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3H31M0.364S" table:style-name="ce2">
            <text:p>31:0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3H31M0.384S" table:style-name="ce2">
            <text:p>31:0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3H31M0.394S" table:style-name="ce2">
            <text:p>31:0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3H31M0.424S" table:style-name="ce2">
            <text:p>31:0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3H31M0.464S" table:style-name="ce2">
            <text:p>31:0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3H31M0.474S" table:style-name="ce2">
            <text:p>31:0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3H31M0.494S" table:style-name="ce2">
            <text:p>31:0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3H31M0.524S" table:style-name="ce2">
            <text:p>31:0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3H31M0.534S" table:style-name="ce2">
            <text:p>31:0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3H31M0.554S" table:style-name="ce2">
            <text:p>31:0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3H31M0.564S" table:style-name="ce2">
            <text:p>31:0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3H31M0.584S" table:style-name="ce2">
            <text:p>31:0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3H31M0.614S" table:style-name="ce2">
            <text:p>31:0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3H31M0.624S" table:style-name="ce2">
            <text:p>31:0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3H30M19.343S" table:style-name="ce2">
            <text:p>30:19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41826" table:style-name="ce1">
            <text:p>41826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3H31M1.17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3H31M1.18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3H31M1.20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3H31M1.21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3H31M1.22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3H31M1.244S" table:style-name="ce2">
            <text:p>31:0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3H31M1.254S" table:style-name="ce2">
            <text:p>31:0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3H31M1.274S" table:style-name="ce2">
            <text:p>31:0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3H31M1.284S" table:style-name="ce2">
            <text:p>31:0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3H31M1.294S" table:style-name="ce2">
            <text:p>31:0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3H31M1.334S" table:style-name="ce2">
            <text:p>31:0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3H31M1.424S" table:style-name="ce2">
            <text:p>31:01.4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3H31M1.494S" table:style-name="ce2">
            <text:p>31:01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3H31M1.534S" table:style-name="ce2">
            <text:p>31:01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3H31M1.574S" table:style-name="ce2">
            <text:p>31:01.6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3H31M1.604S" table:style-name="ce2">
            <text:p>31:01.6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3H31M1.634S" table:style-name="ce2">
            <text:p>31:01.6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3H30M19.623S" table:style-name="ce2">
            <text:p>30:19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42039" table:style-name="ce1">
            <text:p>42039</text:p>
          </table:table-cell>
          <table:table-cell office:value-type="string" table:style-name="ce1">
            <text:p>Success</text:p>
          </table:table-cell>
          <table:table-cell office:value-type="float" office:value="426304" table:style-name="ce1">
            <text:p>426304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3H31M1.654S" table:style-name="ce2">
            <text:p>31:0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3H31M1.684S" table:style-name="ce2">
            <text:p>31:0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3H31M1.714S" table:style-name="ce2">
            <text:p>31:0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3H30M19.383S" table:style-name="ce2">
            <text:p>30:19.4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2370" table:style-name="ce1">
            <text:p>42370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3H31M1.724S" table:style-name="ce2">
            <text:p>31:0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3H31M1.754S" table:style-name="ce2">
            <text:p>31:0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3H31M1.75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3H31M1.77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3H31M1.774S" table:style-name="ce2">
            <text:p>31:0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3H31M1.78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3H31M1.794S" table:style-name="ce2">
            <text:p>31:0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3H31M1.80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3H31M1.804S" table:style-name="ce2">
            <text:p>31:0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3H31M1.82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3H31M1.83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3H31M1.834S" table:style-name="ce2">
            <text:p>31:0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3H31M1.844S" table:style-name="ce2">
            <text:p>31:01.8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3H31M1.85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3H31M1.86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3H31M1.86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3H30M19.713S" table:style-name="ce2">
            <text:p>30:19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42156" table:style-name="ce1">
            <text:p>42156</text:p>
          </table:table-cell>
          <table:table-cell office:value-type="string" table:style-name="ce1">
            <text:p>Success</text:p>
          </table:table-cell>
          <table:table-cell office:value-type="float" office:value="426341" table:style-name="ce1">
            <text:p>426341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3H31M1.87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3H30M19.793S" table:style-name="ce2">
            <text:p>30:19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42113" table:style-name="ce1">
            <text:p>42113</text:p>
          </table:table-cell>
          <table:table-cell office:value-type="string" table:style-name="ce1">
            <text:p>Success</text:p>
          </table:table-cell>
          <table:table-cell office:value-type="float" office:value="426344" table:style-name="ce1">
            <text:p>426344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3H31M1.91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3H31M1.91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3H31M1.924S" table:style-name="ce2">
            <text:p>31:01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3H31M1.674S" table:style-name="ce2">
            <text:p>31:01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3H31M1.914S" table:style-name="ce2">
            <text:p>31:01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3H31M1.904S" table:style-name="ce2">
            <text:p>31:01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3H30M19.093S" table:style-name="ce2">
            <text:p>30:19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43152" table:style-name="ce1">
            <text:p>43152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3H31M2.244S" table:style-name="ce2">
            <text:p>31:02.2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3H30M18.973S" table:style-name="ce2">
            <text:p>30:19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3320" table:style-name="ce1">
            <text:p>43320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3H31M2.274S" table:style-name="ce2">
            <text:p>31:02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3H31M2.294S" table:style-name="ce2">
            <text:p>31:02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3H31M1.944S" table:style-name="ce2">
            <text:p>31:01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3H31M2.334S" table:style-name="ce2">
            <text:p>31:02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3H31M2.294S" table:style-name="ce2">
            <text:p>31:02.3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3H31M2.344S" table:style-name="ce2">
            <text:p>31:02.3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3H31M2.344S" table:style-name="ce2">
            <text:p>31:02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3H31M2.374S" table:style-name="ce2">
            <text:p>31:02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3H31M2.374S" table:style-name="ce2">
            <text:p>31:02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3H31M2.394S" table:style-name="ce2">
            <text:p>31:02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3H31M2.394S" table:style-name="ce2">
            <text:p>31:02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3H31M2.394S" table:style-name="ce2">
            <text:p>31:02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3H31M2.424S" table:style-name="ce2">
            <text:p>31:02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3H31M2.424S" table:style-name="ce2">
            <text:p>31:02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3H31M2.434S" table:style-name="ce2">
            <text:p>31:02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3H31M2.444S" table:style-name="ce2">
            <text:p>31:02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3H31M2.474S" table:style-name="ce2">
            <text:p>31:02.5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3H31M2.474S" table:style-name="ce2">
            <text:p>31:02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3H31M2.514S" table:style-name="ce2">
            <text:p>31:02.5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3H31M2.554S" table:style-name="ce2">
            <text:p>31:02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3H31M2.534S" table:style-name="ce2">
            <text:p>31:02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3H31M2.594S" table:style-name="ce2">
            <text:p>31:02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3H31M2.594S" table:style-name="ce2">
            <text:p>31:02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3H31M2.604S" table:style-name="ce2">
            <text:p>31:02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3H31M2.624S" table:style-name="ce2">
            <text:p>31:02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3H31M2.634S" table:style-name="ce2">
            <text:p>31:02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3H31M2.644S" table:style-name="ce2">
            <text:p>31:02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3H31M2.664S" table:style-name="ce2">
            <text:p>31:02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3H31M2.604S" table:style-name="ce2">
            <text:p>31:02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3H31M2.134S" table:style-name="ce2">
            <text:p>31:02.1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3H31M2.704S" table:style-name="ce2">
            <text:p>31:02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3H30M19.653S" table:style-name="ce2">
            <text:p>30:19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43094" table:style-name="ce1">
            <text:p>43094</text:p>
          </table:table-cell>
          <table:table-cell office:value-type="string" table:style-name="ce1">
            <text:p>Success</text:p>
          </table:table-cell>
          <table:table-cell office:value-type="float" office:value="427629" table:style-name="ce1">
            <text:p>427629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3H31M2.714S" table:style-name="ce2">
            <text:p>31:02.7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3H31M2.75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3H31M2.78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3H31M2.78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3H31M2.79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3H31M2.79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3H31M2.80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3H31M2.80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3H31M2.81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3H31M2.81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3H31M2.82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3H31M2.824S" table:style-name="ce2">
            <text:p>31:02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3H31M2.854S" table:style-name="ce2">
            <text:p>31:02.9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3H31M2.844S" table:style-name="ce2">
            <text:p>31:02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3H31M2.854S" table:style-name="ce2">
            <text:p>31:02.9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3H30M19.213S" table:style-name="ce2">
            <text:p>30:19.2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43710" table:style-name="ce1">
            <text:p>43710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3H31M2.924S" table:style-name="ce2">
            <text:p>31:02.9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3H31M2.864S" table:style-name="ce2">
            <text:p>31:02.9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3H31M2.95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3H31M2.964S" table:style-name="ce2">
            <text:p>31:03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3H31M2.974S" table:style-name="ce2">
            <text:p>31:03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3H30M19.943S" table:style-name="ce2">
            <text:p>30:19.9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43038" table:style-name="ce1">
            <text:p>43038</text:p>
          </table:table-cell>
          <table:table-cell office:value-type="string" table:style-name="ce1">
            <text:p>Success</text:p>
          </table:table-cell>
          <table:table-cell office:value-type="float" office:value="427648" table:style-name="ce1">
            <text:p>427648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3H31M2.96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3H31M2.99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3H31M2.974S" table:style-name="ce2">
            <text:p>31:03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3H31M2.99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3H31M2.994S" table:style-name="ce2">
            <text:p>31:03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3H31M2.754S" table:style-name="ce2">
            <text:p>31:02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3H31M3.00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3H31M2.334S" table:style-name="ce2">
            <text:p>31:02.3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19493" table:style-name="ce1">
            <text:p>19493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3H31M3.02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3H31M3.044S" table:style-name="ce2">
            <text:p>31:03.0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3H31M3.064S" table:style-name="ce2">
            <text:p>31:03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3H31M3.064S" table:style-name="ce2">
            <text:p>31:03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3H31M3.074S" table:style-name="ce2">
            <text:p>31:03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3H31M3.084S" table:style-name="ce2">
            <text:p>31:03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3H31M3.114S" table:style-name="ce2">
            <text:p>31:03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3H31M3.164S" table:style-name="ce2">
            <text:p>31:03.2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3H31M2.984S" table:style-name="ce2">
            <text:p>31:03.0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3H30M19.743S" table:style-name="ce2">
            <text:p>30:19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43743" table:style-name="ce1">
            <text:p>43743</text:p>
          </table:table-cell>
          <table:table-cell office:value-type="string" table:style-name="ce1">
            <text:p>Success</text:p>
          </table:table-cell>
          <table:table-cell office:value-type="float" office:value="427610" table:style-name="ce1">
            <text:p>427610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3H31M2.134S" table:style-name="ce2">
            <text:p>31:02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94330" table:style-name="ce1">
            <text:p>94330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3H31M2.744S" table:style-name="ce2">
            <text:p>31:02.7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19493" table:style-name="ce1">
            <text:p>1949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3H30M19.963S" table:style-name="ce2">
            <text:p>30:20.0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43667" table:style-name="ce1">
            <text:p>43667</text:p>
          </table:table-cell>
          <table:table-cell office:value-type="string" table:style-name="ce1">
            <text:p>Success</text:p>
          </table:table-cell>
          <table:table-cell office:value-type="float" office:value="427609" table:style-name="ce1">
            <text:p>427609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3H31M3.494S" table:style-name="ce2">
            <text:p>31:03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3H31M3.584S" table:style-name="ce2">
            <text:p>31:03.6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334" table:style-name="ce1">
            <text:p>334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3H31M3.644S" table:style-name="ce2">
            <text:p>31:03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3H30M20.053S" table:style-name="ce2">
            <text:p>30:20.1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43911" table:style-name="ce1">
            <text:p>43911</text:p>
          </table:table-cell>
          <table:table-cell office:value-type="string" table:style-name="ce1">
            <text:p>Success</text:p>
          </table:table-cell>
          <table:table-cell office:value-type="float" office:value="429169" table:style-name="ce1">
            <text:p>429169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3H31M3.044S" table:style-name="ce2">
            <text:p>31:03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18553" table:style-name="ce1">
            <text:p>18553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3H31M3.814S" table:style-name="ce2">
            <text:p>31:03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82" table:style-name="ce1">
            <text:p>282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3H30M20.564S" table:style-name="ce2">
            <text:p>30:20.6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43728" table:style-name="ce1">
            <text:p>43728</text:p>
          </table:table-cell>
          <table:table-cell office:value-type="string" table:style-name="ce1">
            <text:p>Success</text:p>
          </table:table-cell>
          <table:table-cell office:value-type="float" office:value="427624" table:style-name="ce1">
            <text:p>427624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3H31M3.974S" table:style-name="ce2">
            <text:p>31:04.0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3H30M20.173S" table:style-name="ce2">
            <text:p>30:20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44164" table:style-name="ce1">
            <text:p>44164</text:p>
          </table:table-cell>
          <table:table-cell office:value-type="string" table:style-name="ce1">
            <text:p>Success</text:p>
          </table:table-cell>
          <table:table-cell office:value-type="float" office:value="427590" table:style-name="ce1">
            <text:p>427590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3H30M20.113S" table:style-name="ce2">
            <text:p>30:20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44234" table:style-name="ce1">
            <text:p>44234</text:p>
          </table:table-cell>
          <table:table-cell office:value-type="string" table:style-name="ce1">
            <text:p>Success</text:p>
          </table:table-cell>
          <table:table-cell office:value-type="float" office:value="427632" table:style-name="ce1">
            <text:p>427632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3H30M21.364S" table:style-name="ce2">
            <text:p>30:21.4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3095" table:style-name="ce1">
            <text:p>43095</text:p>
          </table:table-cell>
          <table:table-cell office:value-type="string" table:style-name="ce1">
            <text:p>Success</text:p>
          </table:table-cell>
          <table:table-cell office:value-type="float" office:value="427589" table:style-name="ce1">
            <text:p>427589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3H30M22.204S" table:style-name="ce2">
            <text:p>30:22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42265" table:style-name="ce1">
            <text:p>42265</text:p>
          </table:table-cell>
          <table:table-cell office:value-type="string" table:style-name="ce1">
            <text:p>Success</text:p>
          </table:table-cell>
          <table:table-cell office:value-type="float" office:value="427617" table:style-name="ce1">
            <text:p>427617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3H30M24.624S" table:style-name="ce2">
            <text:p>30:24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39914" table:style-name="ce1">
            <text:p>39914</text:p>
          </table:table-cell>
          <table:table-cell office:value-type="string" table:style-name="ce1">
            <text:p>Success</text:p>
          </table:table-cell>
          <table:table-cell office:value-type="float" office:value="427598" table:style-name="ce1">
            <text:p>42759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3H31M4.364S" table:style-name="ce2">
            <text:p>31:04.4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3H30M20.103S" table:style-name="ce2">
            <text:p>30:20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44518" table:style-name="ce1">
            <text:p>44518</text:p>
          </table:table-cell>
          <table:table-cell office:value-type="string" table:style-name="ce1">
            <text:p>Success</text:p>
          </table:table-cell>
          <table:table-cell office:value-type="float" office:value="427626" table:style-name="ce1">
            <text:p>427626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3H31M4.344S" table:style-name="ce2">
            <text:p>31:04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3H31M4.304S" table:style-name="ce2">
            <text:p>31:04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3H30M21.424S" table:style-name="ce2">
            <text:p>30:21.4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3269" table:style-name="ce1">
            <text:p>43269</text:p>
          </table:table-cell>
          <table:table-cell office:value-type="string" table:style-name="ce1">
            <text:p>Success</text:p>
          </table:table-cell>
          <table:table-cell office:value-type="float" office:value="427587" table:style-name="ce1">
            <text:p>427587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3H30M24.624S" table:style-name="ce2">
            <text:p>30:24.6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40136" table:style-name="ce1">
            <text:p>40136</text:p>
          </table:table-cell>
          <table:table-cell office:value-type="string" table:style-name="ce1">
            <text:p>Success</text:p>
          </table:table-cell>
          <table:table-cell office:value-type="float" office:value="427638" table:style-name="ce1">
            <text:p>42763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3H30M24.614S" table:style-name="ce2">
            <text:p>30:24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40155" table:style-name="ce1">
            <text:p>40155</text:p>
          </table:table-cell>
          <table:table-cell office:value-type="string" table:style-name="ce1">
            <text:p>Success</text:p>
          </table:table-cell>
          <table:table-cell office:value-type="float" office:value="427636" table:style-name="ce1">
            <text:p>427636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3H31M3.604S" table:style-name="ce2">
            <text:p>31:03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Success</text:p>
          </table:table-cell>
          <table:table-cell office:value-type="float" office:value="19547" table:style-name="ce1">
            <text:p>19547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3H30M23.864S" table:style-name="ce2">
            <text:p>30:23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40922" table:style-name="ce1">
            <text:p>40922</text:p>
          </table:table-cell>
          <table:table-cell office:value-type="string" table:style-name="ce1">
            <text:p>Success</text:p>
          </table:table-cell>
          <table:table-cell office:value-type="float" office:value="427631" table:style-name="ce1">
            <text:p>427631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3H31M4.484S" table:style-name="ce2">
            <text:p>31:04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3H31M4.474S" table:style-name="ce2">
            <text:p>31:04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3H31M4.544S" table:style-name="ce2">
            <text:p>31:04.5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3H31M4.634S" table:style-name="ce2">
            <text:p>31:04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3H30M20.313S" table:style-name="ce2">
            <text:p>30:20.3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44536" table:style-name="ce1">
            <text:p>44536</text:p>
          </table:table-cell>
          <table:table-cell office:value-type="string" table:style-name="ce1">
            <text:p>Success</text:p>
          </table:table-cell>
          <table:table-cell office:value-type="float" office:value="427633" table:style-name="ce1">
            <text:p>427633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3H30M24.704S" table:style-name="ce2">
            <text:p>30:24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40152" table:style-name="ce1">
            <text:p>40152</text:p>
          </table:table-cell>
          <table:table-cell office:value-type="string" table:style-name="ce1">
            <text:p>Success</text:p>
          </table:table-cell>
          <table:table-cell office:value-type="float" office:value="427636" table:style-name="ce1">
            <text:p>427636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3H31M4.694S" table:style-name="ce2">
            <text:p>31:04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3H31M4.774S" table:style-name="ce2">
            <text:p>31:04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3H31M4.764S" table:style-name="ce2">
            <text:p>31:04.8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3H31M4.864S" table:style-name="ce2">
            <text:p>31:04.9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3H31M4.864S" table:style-name="ce2">
            <text:p>31:04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3H31M4.794S" table:style-name="ce2">
            <text:p>31:04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643" table:style-name="ce1">
            <text:p>24643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3H30M23.734S" table:style-name="ce2">
            <text:p>30:23.7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42555" table:style-name="ce1">
            <text:p>42555</text:p>
          </table:table-cell>
          <table:table-cell office:value-type="string" table:style-name="ce1">
            <text:p>Success</text:p>
          </table:table-cell>
          <table:table-cell office:value-type="float" office:value="430030" table:style-name="ce1">
            <text:p>430030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3H31M6.304S" table:style-name="ce2">
            <text:p>31:06.3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3H30M23.054S" table:style-name="ce2">
            <text:p>30:23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43583" table:style-name="ce1">
            <text:p>43583</text:p>
          </table:table-cell>
          <table:table-cell office:value-type="string" table:style-name="ce1">
            <text:p>Success</text:p>
          </table:table-cell>
          <table:table-cell office:value-type="float" office:value="427646" table:style-name="ce1">
            <text:p>427646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3H31M6.654S" table:style-name="ce2">
            <text:p>31:06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3H30M23.174S" table:style-name="ce2">
            <text:p>30:23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43827" table:style-name="ce1">
            <text:p>43827</text:p>
          </table:table-cell>
          <table:table-cell office:value-type="string" table:style-name="ce1">
            <text:p>Success</text:p>
          </table:table-cell>
          <table:table-cell office:value-type="float" office:value="427649" table:style-name="ce1">
            <text:p>427649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3H30M22.614S" table:style-name="ce2">
            <text:p>30:22.6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4446" table:style-name="ce1">
            <text:p>44446</text:p>
          </table:table-cell>
          <table:table-cell office:value-type="string" table:style-name="ce1">
            <text:p>Success</text:p>
          </table:table-cell>
          <table:table-cell office:value-type="float" office:value="427614" table:style-name="ce1">
            <text:p>427614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3H30M23.704S" table:style-name="ce2">
            <text:p>30:23.7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43406" table:style-name="ce1">
            <text:p>43406</text:p>
          </table:table-cell>
          <table:table-cell office:value-type="string" table:style-name="ce1">
            <text:p>Success</text:p>
          </table:table-cell>
          <table:table-cell office:value-type="float" office:value="427630" table:style-name="ce1">
            <text:p>427630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3H31M7.014S" table:style-name="ce2">
            <text:p>31:07.0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3H30M19.393S" table:style-name="ce2">
            <text:p>30:19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48006" table:style-name="ce1">
            <text:p>48006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3H31M7.074S" table:style-name="ce2">
            <text:p>31:07.1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3H31M7.114S" table:style-name="ce2">
            <text:p>31:07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3H30M20.804S" table:style-name="ce2">
            <text:p>30:20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6724" table:style-name="ce1">
            <text:p>46724</text:p>
          </table:table-cell>
          <table:table-cell office:value-type="string" table:style-name="ce1">
            <text:p>Success</text:p>
          </table:table-cell>
          <table:table-cell office:value-type="float" office:value="429221" table:style-name="ce1">
            <text:p>429221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3H31M7.394S" table:style-name="ce2">
            <text:p>31:07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3H30M23.624S" table:style-name="ce2">
            <text:p>30:23.6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3972" table:style-name="ce1">
            <text:p>43972</text:p>
          </table:table-cell>
          <table:table-cell office:value-type="string" table:style-name="ce1">
            <text:p>Success</text:p>
          </table:table-cell>
          <table:table-cell office:value-type="float" office:value="427636" table:style-name="ce1">
            <text:p>427636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3H30M21.454S" table:style-name="ce2">
            <text:p>30:21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46172" table:style-name="ce1">
            <text:p>46172</text:p>
          </table:table-cell>
          <table:table-cell office:value-type="string" table:style-name="ce1">
            <text:p>Success</text:p>
          </table:table-cell>
          <table:table-cell office:value-type="float" office:value="427634" table:style-name="ce1">
            <text:p>427634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3H30M22.674S" table:style-name="ce2">
            <text:p>30:22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44996" table:style-name="ce1">
            <text:p>44996</text:p>
          </table:table-cell>
          <table:table-cell office:value-type="string" table:style-name="ce1">
            <text:p>Success</text:p>
          </table:table-cell>
          <table:table-cell office:value-type="float" office:value="427652" table:style-name="ce1">
            <text:p>427652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3H31M7.594S" table:style-name="ce2">
            <text:p>31:07.6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3H31M7.744S" table:style-name="ce2">
            <text:p>31:07.7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3H30M22.634S" table:style-name="ce2">
            <text:p>30:22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45168" table:style-name="ce1">
            <text:p>45168</text:p>
          </table:table-cell>
          <table:table-cell office:value-type="string" table:style-name="ce1">
            <text:p>Success</text:p>
          </table:table-cell>
          <table:table-cell office:value-type="float" office:value="427629" table:style-name="ce1">
            <text:p>427629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3H31M7.604S" table:style-name="ce2">
            <text:p>31:07.6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3H31M7.534S" table:style-name="ce2">
            <text:p>31:07.5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3H30M22.954S" table:style-name="ce2">
            <text:p>30:23.0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45016" table:style-name="ce1">
            <text:p>45016</text:p>
          </table:table-cell>
          <table:table-cell office:value-type="string" table:style-name="ce1">
            <text:p>Success</text:p>
          </table:table-cell>
          <table:table-cell office:value-type="float" office:value="427652" table:style-name="ce1">
            <text:p>427652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3H31M7.804S" table:style-name="ce2">
            <text:p>31:07.8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3H31M8.054S" table:style-name="ce2">
            <text:p>31:08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3H30M24.094S" table:style-name="ce2">
            <text:p>30:24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43971" table:style-name="ce1">
            <text:p>43971</text:p>
          </table:table-cell>
          <table:table-cell office:value-type="string" table:style-name="ce1">
            <text:p>Success</text:p>
          </table:table-cell>
          <table:table-cell office:value-type="float" office:value="427648" table:style-name="ce1">
            <text:p>427648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3H31M7.644S" table:style-name="ce2">
            <text:p>31:07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3H31M7.684S" table:style-name="ce2">
            <text:p>31:07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3H30M22.554S" table:style-name="ce2">
            <text:p>30:22.6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45769" table:style-name="ce1">
            <text:p>45769</text:p>
          </table:table-cell>
          <table:table-cell office:value-type="string" table:style-name="ce1">
            <text:p>Success</text:p>
          </table:table-cell>
          <table:table-cell office:value-type="float" office:value="427654" table:style-name="ce1">
            <text:p>427654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3H30M19.403S" table:style-name="ce2">
            <text:p>30:19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49011" table:style-name="ce1">
            <text:p>49011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3H31M8.424S" table:style-name="ce2">
            <text:p>31:08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3H30M22.474S" table:style-name="ce2">
            <text:p>30:22.5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45996" table:style-name="ce1">
            <text:p>45996</text:p>
          </table:table-cell>
          <table:table-cell office:value-type="string" table:style-name="ce1">
            <text:p>Success</text:p>
          </table:table-cell>
          <table:table-cell office:value-type="float" office:value="427656" table:style-name="ce1">
            <text:p>427656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3H31M8.084S" table:style-name="ce2">
            <text:p>31:08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3H30M22.984S" table:style-name="ce2">
            <text:p>30:23.0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45529" table:style-name="ce1">
            <text:p>45529</text:p>
          </table:table-cell>
          <table:table-cell office:value-type="string" table:style-name="ce1">
            <text:p>Success</text:p>
          </table:table-cell>
          <table:table-cell office:value-type="float" office:value="427652" table:style-name="ce1">
            <text:p>427652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3H31M7.984S" table:style-name="ce2">
            <text:p>31:08.0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3H31M8.064S" table:style-name="ce2">
            <text:p>31:08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3H31M10.194S" table:style-name="ce2">
            <text:p>31:10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3H31M7.814S" table:style-name="ce2">
            <text:p>31:07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2415" table:style-name="ce1">
            <text:p>2415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3H31M10.224S" table:style-name="ce2">
            <text:p>31:10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3H30M23.934S" table:style-name="ce2">
            <text:p>30:23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6411" table:style-name="ce1">
            <text:p>46411</text:p>
          </table:table-cell>
          <table:table-cell office:value-type="string" table:style-name="ce1">
            <text:p>Success</text:p>
          </table:table-cell>
          <table:table-cell office:value-type="float" office:value="427592" table:style-name="ce1">
            <text:p>427592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3H31M8.474S" table:style-name="ce2">
            <text:p>31:08.5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3H30M22.584S" table:style-name="ce2">
            <text:p>30:22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47803" table:style-name="ce1">
            <text:p>47803</text:p>
          </table:table-cell>
          <table:table-cell office:value-type="string" table:style-name="ce1">
            <text:p>Success</text:p>
          </table:table-cell>
          <table:table-cell office:value-type="float" office:value="427637" table:style-name="ce1">
            <text:p>42763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3H31M8.334S" table:style-name="ce2">
            <text:p>31:08.3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063" table:style-name="ce1">
            <text:p>206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3H31M10.314S" table:style-name="ce2">
            <text:p>31:10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3H31M8.484S" table:style-name="ce2">
            <text:p>31:08.5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141" table:style-name="ce1">
            <text:p>2141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3H31M10.364S" table:style-name="ce2">
            <text:p>31:10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3H30M21.194S" table:style-name="ce2">
            <text:p>30:21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9583" table:style-name="ce1">
            <text:p>49583</text:p>
          </table:table-cell>
          <table:table-cell office:value-type="string" table:style-name="ce1">
            <text:p>Success</text:p>
          </table:table-cell>
          <table:table-cell office:value-type="float" office:value="427635" table:style-name="ce1">
            <text:p>427635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3H30M19.123S" table:style-name="ce2">
            <text:p>30:19.1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51671" table:style-name="ce1">
            <text:p>51671</text:p>
          </table:table-cell>
          <table:table-cell office:value-type="string" table:style-name="ce1">
            <text:p>Success</text:p>
          </table:table-cell>
          <table:table-cell office:value-type="float" office:value="427610" table:style-name="ce1">
            <text:p>42761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3H31M8.524S" table:style-name="ce2">
            <text:p>31:08.5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3H31M10.594S" table:style-name="ce2">
            <text:p>31:10.6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3H30M23.104S" table:style-name="ce2">
            <text:p>30:23.1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47814" table:style-name="ce1">
            <text:p>47814</text:p>
          </table:table-cell>
          <table:table-cell office:value-type="string" table:style-name="ce1">
            <text:p>Success</text:p>
          </table:table-cell>
          <table:table-cell office:value-type="float" office:value="427630" table:style-name="ce1">
            <text:p>427630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3H31M10.364S" table:style-name="ce2">
            <text:p>31:10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24689" table:style-name="ce1">
            <text:p>24689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3H31M10.754S" table:style-name="ce2">
            <text:p>31:10.8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3H30M23.834S" table:style-name="ce2">
            <text:p>30:23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47164" table:style-name="ce1">
            <text:p>47164</text:p>
          </table:table-cell>
          <table:table-cell office:value-type="string" table:style-name="ce1">
            <text:p>Success</text:p>
          </table:table-cell>
          <table:table-cell office:value-type="float" office:value="427634" table:style-name="ce1">
            <text:p>427634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3H31M10.404S" table:style-name="ce2">
            <text:p>31:10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3H31M10.884S" table:style-name="ce2">
            <text:p>31:10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3H30M22.434S" table:style-name="ce2">
            <text:p>30:22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48670" table:style-name="ce1">
            <text:p>48670</text:p>
          </table:table-cell>
          <table:table-cell office:value-type="string" table:style-name="ce1">
            <text:p>Success</text:p>
          </table:table-cell>
          <table:table-cell office:value-type="float" office:value="427651" table:style-name="ce1">
            <text:p>427651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3H31M10.784S" table:style-name="ce2">
            <text:p>31:10.8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50626" table:style-name="ce1">
            <text:p>50626</text:p>
          </table:table-cell>
          <table:table-cell office:value-type="string" table:style-name="ce1">
            <text:p>Success</text:p>
          </table:table-cell>
          <table:table-cell office:value-type="float" office:value="427655" table:style-name="ce1">
            <text:p>427655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3H31M10.924S" table:style-name="ce2">
            <text:p>31:10.9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3H31M10.794S" table:style-name="ce2">
            <text:p>31:10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3H30M23.854S" table:style-name="ce2">
            <text:p>30:23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47380" table:style-name="ce1">
            <text:p>47380</text:p>
          </table:table-cell>
          <table:table-cell office:value-type="string" table:style-name="ce1">
            <text:p>Success</text:p>
          </table:table-cell>
          <table:table-cell office:value-type="float" office:value="427653" table:style-name="ce1">
            <text:p>427653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3H31M11.004S" table:style-name="ce2">
            <text:p>31:11.0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3H31M11.004S" table:style-name="ce2">
            <text:p>31:11.0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3H30M22.554S" table:style-name="ce2">
            <text:p>30:22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48718" table:style-name="ce1">
            <text:p>48718</text:p>
          </table:table-cell>
          <table:table-cell office:value-type="string" table:style-name="ce1">
            <text:p>Success</text:p>
          </table:table-cell>
          <table:table-cell office:value-type="float" office:value="427611" table:style-name="ce1">
            <text:p>427611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3H30M24.364S" table:style-name="ce2">
            <text:p>30:24.4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6918" table:style-name="ce1">
            <text:p>46918</text:p>
          </table:table-cell>
          <table:table-cell office:value-type="string" table:style-name="ce1">
            <text:p>Success</text:p>
          </table:table-cell>
          <table:table-cell office:value-type="float" office:value="427612" table:style-name="ce1">
            <text:p>427612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3H30M19.203S" table:style-name="ce2">
            <text:p>30:19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52096" table:style-name="ce1">
            <text:p>52096</text:p>
          </table:table-cell>
          <table:table-cell office:value-type="string" table:style-name="ce1">
            <text:p>Success</text:p>
          </table:table-cell>
          <table:table-cell office:value-type="float" office:value="429206" table:style-name="ce1">
            <text:p>429206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3H31M11.114S" table:style-name="ce2">
            <text:p>31:11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3H30M20.574S" table:style-name="ce2">
            <text:p>30:20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0813" table:style-name="ce1">
            <text:p>50813</text:p>
          </table:table-cell>
          <table:table-cell office:value-type="string" table:style-name="ce1">
            <text:p>Success</text:p>
          </table:table-cell>
          <table:table-cell office:value-type="float" office:value="427622" table:style-name="ce1">
            <text:p>427622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3H31M11.124S" table:style-name="ce2">
            <text:p>31:11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3H30M22.654S" table:style-name="ce2">
            <text:p>30:22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48760" table:style-name="ce1">
            <text:p>48760</text:p>
          </table:table-cell>
          <table:table-cell office:value-type="string" table:style-name="ce1">
            <text:p>Success</text:p>
          </table:table-cell>
          <table:table-cell office:value-type="float" office:value="427637" table:style-name="ce1">
            <text:p>42763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3H31M11.154S" table:style-name="ce2">
            <text:p>31:11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3H31M11.254S" table:style-name="ce2">
            <text:p>31:11.3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3H31M11.244S" table:style-name="ce2">
            <text:p>31:11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3H30M20.544S" table:style-name="ce2">
            <text:p>30:20.5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50981" table:style-name="ce1">
            <text:p>50981</text:p>
          </table:table-cell>
          <table:table-cell office:value-type="string" table:style-name="ce1">
            <text:p>Success</text:p>
          </table:table-cell>
          <table:table-cell office:value-type="float" office:value="429242" table:style-name="ce1">
            <text:p>429242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3H30M21.824S" table:style-name="ce2">
            <text:p>30:21.8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9726" table:style-name="ce1">
            <text:p>49726</text:p>
          </table:table-cell>
          <table:table-cell office:value-type="string" table:style-name="ce1">
            <text:p>Success</text:p>
          </table:table-cell>
          <table:table-cell office:value-type="float" office:value="427640" table:style-name="ce1">
            <text:p>427640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3H30M21.734S" table:style-name="ce2">
            <text:p>30:21.7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9849" table:style-name="ce1">
            <text:p>49849</text:p>
          </table:table-cell>
          <table:table-cell office:value-type="string" table:style-name="ce1">
            <text:p>Success</text:p>
          </table:table-cell>
          <table:table-cell office:value-type="float" office:value="427597" table:style-name="ce1">
            <text:p>427597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3H31M11.284S" table:style-name="ce2">
            <text:p>31:11.3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3H31M11.374S" table:style-name="ce2">
            <text:p>31:11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3H30M24.204S" table:style-name="ce2">
            <text:p>30:24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47412" table:style-name="ce1">
            <text:p>47412</text:p>
          </table:table-cell>
          <table:table-cell office:value-type="string" table:style-name="ce1">
            <text:p>Success</text:p>
          </table:table-cell>
          <table:table-cell office:value-type="float" office:value="427632" table:style-name="ce1">
            <text:p>427632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3H31M11.304S" table:style-name="ce2">
            <text:p>31:11.3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3H30M20.514S" table:style-name="ce2">
            <text:p>30:20.5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51121" table:style-name="ce1">
            <text:p>51121</text:p>
          </table:table-cell>
          <table:table-cell office:value-type="string" table:style-name="ce1">
            <text:p>Success</text:p>
          </table:table-cell>
          <table:table-cell office:value-type="float" office:value="429241" table:style-name="ce1">
            <text:p>429241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3H31M11.294S" table:style-name="ce2">
            <text:p>31:11.3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3H30M22.334S" table:style-name="ce2">
            <text:p>30:22.3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49383" table:style-name="ce1">
            <text:p>49383</text:p>
          </table:table-cell>
          <table:table-cell office:value-type="string" table:style-name="ce1">
            <text:p>Success</text:p>
          </table:table-cell>
          <table:table-cell office:value-type="float" office:value="430080" table:style-name="ce1">
            <text:p>430080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3H30M21.884S" table:style-name="ce2">
            <text:p>30:21.9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49842" table:style-name="ce1">
            <text:p>49842</text:p>
          </table:table-cell>
          <table:table-cell office:value-type="string" table:style-name="ce1">
            <text:p>Success</text:p>
          </table:table-cell>
          <table:table-cell office:value-type="float" office:value="429218" table:style-name="ce1">
            <text:p>429218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3H31M11.424S" table:style-name="ce2">
            <text:p>31:11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3H31M11.504S" table:style-name="ce2">
            <text:p>31:11.5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3H30M21.354S" table:style-name="ce2">
            <text:p>30:21.4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50399" table:style-name="ce1">
            <text:p>50399</text:p>
          </table:table-cell>
          <table:table-cell office:value-type="string" table:style-name="ce1">
            <text:p>Success</text:p>
          </table:table-cell>
          <table:table-cell office:value-type="float" office:value="427646" table:style-name="ce1">
            <text:p>427646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3H30M24.394S" table:style-name="ce2">
            <text:p>30:24.4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47361" table:style-name="ce1">
            <text:p>47361</text:p>
          </table:table-cell>
          <table:table-cell office:value-type="string" table:style-name="ce1">
            <text:p>Success</text:p>
          </table:table-cell>
          <table:table-cell office:value-type="float" office:value="427652" table:style-name="ce1">
            <text:p>427652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3H30M21.394S" table:style-name="ce2">
            <text:p>30:21.4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50372" table:style-name="ce1">
            <text:p>50372</text:p>
          </table:table-cell>
          <table:table-cell office:value-type="string" table:style-name="ce1">
            <text:p>Success</text:p>
          </table:table-cell>
          <table:table-cell office:value-type="float" office:value="429179" table:style-name="ce1">
            <text:p>429179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3H30M22.574S" table:style-name="ce2">
            <text:p>30:22.6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49244" table:style-name="ce1">
            <text:p>49244</text:p>
          </table:table-cell>
          <table:table-cell office:value-type="string" table:style-name="ce1">
            <text:p>Success</text:p>
          </table:table-cell>
          <table:table-cell office:value-type="float" office:value="427629" table:style-name="ce1">
            <text:p>427629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3H31M11.624S" table:style-name="ce2">
            <text:p>31:11.6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3H30M23.844S" table:style-name="ce2">
            <text:p>30:23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48036" table:style-name="ce1">
            <text:p>48036</text:p>
          </table:table-cell>
          <table:table-cell office:value-type="string" table:style-name="ce1">
            <text:p>Success</text:p>
          </table:table-cell>
          <table:table-cell office:value-type="float" office:value="427626" table:style-name="ce1">
            <text:p>427626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3H30M23.884S" table:style-name="ce2">
            <text:p>30:23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48007" table:style-name="ce1">
            <text:p>48007</text:p>
          </table:table-cell>
          <table:table-cell office:value-type="string" table:style-name="ce1">
            <text:p>Success</text:p>
          </table:table-cell>
          <table:table-cell office:value-type="float" office:value="427623" table:style-name="ce1">
            <text:p>427623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3H30M21.734S" table:style-name="ce2">
            <text:p>30:21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0180" table:style-name="ce1">
            <text:p>50180</text:p>
          </table:table-cell>
          <table:table-cell office:value-type="string" table:style-name="ce1">
            <text:p>Success</text:p>
          </table:table-cell>
          <table:table-cell office:value-type="float" office:value="427601" table:style-name="ce1">
            <text:p>42760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3H31M11.754S" table:style-name="ce2">
            <text:p>31:11.8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3H31M11.634S" table:style-name="ce2">
            <text:p>31:11.6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3H31M11.394S" table:style-name="ce2">
            <text:p>31:11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3H30M22.544S" table:style-name="ce2">
            <text:p>30:22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9439" table:style-name="ce1">
            <text:p>49439</text:p>
          </table:table-cell>
          <table:table-cell office:value-type="string" table:style-name="ce1">
            <text:p>Success</text:p>
          </table:table-cell>
          <table:table-cell office:value-type="float" office:value="427597" table:style-name="ce1">
            <text:p>42759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3H30M23.764S" table:style-name="ce2">
            <text:p>30:23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48219" table:style-name="ce1">
            <text:p>48219</text:p>
          </table:table-cell>
          <table:table-cell office:value-type="string" table:style-name="ce1">
            <text:p>Success</text:p>
          </table:table-cell>
          <table:table-cell office:value-type="float" office:value="427638" table:style-name="ce1">
            <text:p>427638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3H31M11.724S" table:style-name="ce2">
            <text:p>31:11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3H31M11.554S" table:style-name="ce2">
            <text:p>31:11.6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3H31M11.534S" table:style-name="ce2">
            <text:p>31:11.5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3H31M11.594S" table:style-name="ce2">
            <text:p>31:11.6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3H31M11.844S" table:style-name="ce2">
            <text:p>31:11.8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3H31M11.644S" table:style-name="ce2">
            <text:p>31:11.6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3H31M11.734S" table:style-name="ce2">
            <text:p>31:11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3H31M11.764S" table:style-name="ce2">
            <text:p>31:11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3H31M11.764S" table:style-name="ce2">
            <text:p>31:11.8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3H30M22.494S" table:style-name="ce2">
            <text:p>30:22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49565" table:style-name="ce1">
            <text:p>49565</text:p>
          </table:table-cell>
          <table:table-cell office:value-type="string" table:style-name="ce1">
            <text:p>Success</text:p>
          </table:table-cell>
          <table:table-cell office:value-type="float" office:value="427616" table:style-name="ce1">
            <text:p>427616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3H30M23.074S" table:style-name="ce2">
            <text:p>30:23.1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49005" table:style-name="ce1">
            <text:p>49005</text:p>
          </table:table-cell>
          <table:table-cell office:value-type="string" table:style-name="ce1">
            <text:p>Success</text:p>
          </table:table-cell>
          <table:table-cell office:value-type="float" office:value="427659" table:style-name="ce1">
            <text:p>427659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3H30M23.084S" table:style-name="ce2">
            <text:p>30:23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8994" table:style-name="ce1">
            <text:p>48994</text:p>
          </table:table-cell>
          <table:table-cell office:value-type="string" table:style-name="ce1">
            <text:p>Success</text:p>
          </table:table-cell>
          <table:table-cell office:value-type="float" office:value="427614" table:style-name="ce1">
            <text:p>427614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3H30M23.704S" table:style-name="ce2">
            <text:p>30:23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48377" table:style-name="ce1">
            <text:p>48377</text:p>
          </table:table-cell>
          <table:table-cell office:value-type="string" table:style-name="ce1">
            <text:p>Success</text:p>
          </table:table-cell>
          <table:table-cell office:value-type="float" office:value="427588" table:style-name="ce1">
            <text:p>427588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3H30M23.744S" table:style-name="ce2">
            <text:p>30:23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8347" table:style-name="ce1">
            <text:p>48347</text:p>
          </table:table-cell>
          <table:table-cell office:value-type="string" table:style-name="ce1">
            <text:p>Success</text:p>
          </table:table-cell>
          <table:table-cell office:value-type="float" office:value="427631" table:style-name="ce1">
            <text:p>427631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3H31M11.794S" table:style-name="ce2">
            <text:p>31:11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3H31M11.824S" table:style-name="ce2">
            <text:p>31:11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3H31M11.914S" table:style-name="ce2">
            <text:p>31:11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3H31M11.934S" table:style-name="ce2">
            <text:p>31:11.9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3H30M24.384S" table:style-name="ce2">
            <text:p>30:24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47746" table:style-name="ce1">
            <text:p>47746</text:p>
          </table:table-cell>
          <table:table-cell office:value-type="string" table:style-name="ce1">
            <text:p>Success</text:p>
          </table:table-cell>
          <table:table-cell office:value-type="float" office:value="427651" table:style-name="ce1">
            <text:p>427651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3H31M11.894S" table:style-name="ce2">
            <text:p>31:11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3H31M11.994S" table:style-name="ce2">
            <text:p>31:12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3H30M20.584S" table:style-name="ce2">
            <text:p>30:20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51594" table:style-name="ce1">
            <text:p>51594</text:p>
          </table:table-cell>
          <table:table-cell office:value-type="string" table:style-name="ce1">
            <text:p>Success</text:p>
          </table:table-cell>
          <table:table-cell office:value-type="float" office:value="427625" table:style-name="ce1">
            <text:p>427625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3H31M12.034S" table:style-name="ce2">
            <text:p>31:12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3H31M11.894S" table:style-name="ce2">
            <text:p>31:11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3H31M11.994S" table:style-name="ce2">
            <text:p>31:12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3H30M24.324S" table:style-name="ce2">
            <text:p>30:24.3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7935" table:style-name="ce1">
            <text:p>47935</text:p>
          </table:table-cell>
          <table:table-cell office:value-type="string" table:style-name="ce1">
            <text:p>Success</text:p>
          </table:table-cell>
          <table:table-cell office:value-type="float" office:value="427635" table:style-name="ce1">
            <text:p>427635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3H31M12.084S" table:style-name="ce2">
            <text:p>31:12.1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3H31M12.094S" table:style-name="ce2">
            <text:p>31:12.1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3H30M23.164S" table:style-name="ce2">
            <text:p>30:23.2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49171" table:style-name="ce1">
            <text:p>49171</text:p>
          </table:table-cell>
          <table:table-cell office:value-type="string" table:style-name="ce1">
            <text:p>Success</text:p>
          </table:table-cell>
          <table:table-cell office:value-type="float" office:value="427658" table:style-name="ce1">
            <text:p>427658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3H30M24.104S" table:style-name="ce2">
            <text:p>30:24.1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48224" table:style-name="ce1">
            <text:p>48224</text:p>
          </table:table-cell>
          <table:table-cell office:value-type="string" table:style-name="ce1">
            <text:p>Success</text:p>
          </table:table-cell>
          <table:table-cell office:value-type="float" office:value="427632" table:style-name="ce1">
            <text:p>427632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3H31M12.094S" table:style-name="ce2">
            <text:p>31:12.1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3H30M24.394S" table:style-name="ce2">
            <text:p>30:24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7977" table:style-name="ce1">
            <text:p>47977</text:p>
          </table:table-cell>
          <table:table-cell office:value-type="string" table:style-name="ce1">
            <text:p>Success</text:p>
          </table:table-cell>
          <table:table-cell office:value-type="float" office:value="427653" table:style-name="ce1">
            <text:p>427653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3H31M12.094S" table:style-name="ce2">
            <text:p>31:12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3H30M21.734S" table:style-name="ce2">
            <text:p>30:21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50659" table:style-name="ce1">
            <text:p>50659</text:p>
          </table:table-cell>
          <table:table-cell office:value-type="string" table:style-name="ce1">
            <text:p>Success</text:p>
          </table:table-cell>
          <table:table-cell office:value-type="float" office:value="429182" table:style-name="ce1">
            <text:p>429182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3H31M12.074S" table:style-name="ce2">
            <text:p>31:12.1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3H30M21.384S" table:style-name="ce2">
            <text:p>30:21.4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51013" table:style-name="ce1">
            <text:p>51013</text:p>
          </table:table-cell>
          <table:table-cell office:value-type="string" table:style-name="ce1">
            <text:p>Success</text:p>
          </table:table-cell>
          <table:table-cell office:value-type="float" office:value="427646" table:style-name="ce1">
            <text:p>427646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3H31M12.124S" table:style-name="ce2">
            <text:p>31:12.1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out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3H30M23.654S" table:style-name="ce2">
            <text:p>30:23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48769" table:style-name="ce1">
            <text:p>48769</text:p>
          </table:table-cell>
          <table:table-cell office:value-type="string" table:style-name="ce1">
            <text:p>Success</text:p>
          </table:table-cell>
          <table:table-cell office:value-type="float" office:value="427613" table:style-name="ce1">
            <text:p>427613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3H30M20.544S" table:style-name="ce2">
            <text:p>30:20.5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51886" table:style-name="ce1">
            <text:p>51886</text:p>
          </table:table-cell>
          <table:table-cell office:value-type="string" table:style-name="ce1">
            <text:p>Success</text:p>
          </table:table-cell>
          <table:table-cell office:value-type="float" office:value="427664" table:style-name="ce1">
            <text:p>427664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3H31M12.194S" table:style-name="ce2">
            <text:p>31:12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3H30M20.914S" table:style-name="ce2">
            <text:p>30:20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51571" table:style-name="ce1">
            <text:p>51571</text:p>
          </table:table-cell>
          <table:table-cell office:value-type="string" table:style-name="ce1">
            <text:p>Success</text:p>
          </table:table-cell>
          <table:table-cell office:value-type="float" office:value="427646" table:style-name="ce1">
            <text:p>427646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3H30M21.994S" table:style-name="ce2">
            <text:p>30:22.0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50501" table:style-name="ce1">
            <text:p>50501</text:p>
          </table:table-cell>
          <table:table-cell office:value-type="string" table:style-name="ce1">
            <text:p>Success</text:p>
          </table:table-cell>
          <table:table-cell office:value-type="float" office:value="427644" table:style-name="ce1">
            <text:p>427644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3H30M22.504S" table:style-name="ce2">
            <text:p>30:22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49984" table:style-name="ce1">
            <text:p>49984</text:p>
          </table:table-cell>
          <table:table-cell office:value-type="string" table:style-name="ce1">
            <text:p>Success</text:p>
          </table:table-cell>
          <table:table-cell office:value-type="float" office:value="427601" table:style-name="ce1">
            <text:p>427601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3H30M23.064S" table:style-name="ce2">
            <text:p>30:23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49435" table:style-name="ce1">
            <text:p>49435</text:p>
          </table:table-cell>
          <table:table-cell office:value-type="string" table:style-name="ce1">
            <text:p>Success</text:p>
          </table:table-cell>
          <table:table-cell office:value-type="float" office:value="427617" table:style-name="ce1">
            <text:p>42761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3H30M24.394S" table:style-name="ce2">
            <text:p>30:24.4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48119" table:style-name="ce1">
            <text:p>48119</text:p>
          </table:table-cell>
          <table:table-cell office:value-type="string" table:style-name="ce1">
            <text:p>Success</text:p>
          </table:table-cell>
          <table:table-cell office:value-type="float" office:value="427655" table:style-name="ce1">
            <text:p>427655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3H31M12.274S" table:style-name="ce2">
            <text:p>31:12.3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3H30M23.024S" table:style-name="ce2">
            <text:p>30:23.0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9486" table:style-name="ce1">
            <text:p>49486</text:p>
          </table:table-cell>
          <table:table-cell office:value-type="string" table:style-name="ce1">
            <text:p>Success</text:p>
          </table:table-cell>
          <table:table-cell office:value-type="float" office:value="427617" table:style-name="ce1">
            <text:p>42761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3H30M21.784S" table:style-name="ce2">
            <text:p>30:21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50753" table:style-name="ce1">
            <text:p>50753</text:p>
          </table:table-cell>
          <table:table-cell office:value-type="string" table:style-name="ce1">
            <text:p>Success</text:p>
          </table:table-cell>
          <table:table-cell office:value-type="float" office:value="429191" table:style-name="ce1">
            <text:p>429191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3H30M20.814S" table:style-name="ce2">
            <text:p>30:20.8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51732" table:style-name="ce1">
            <text:p>51732</text:p>
          </table:table-cell>
          <table:table-cell office:value-type="string" table:style-name="ce1">
            <text:p>Success</text:p>
          </table:table-cell>
          <table:table-cell office:value-type="float" office:value="427646" table:style-name="ce1">
            <text:p>427646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3H30M22.984S" table:style-name="ce2">
            <text:p>30:23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9564" table:style-name="ce1">
            <text:p>49564</text:p>
          </table:table-cell>
          <table:table-cell office:value-type="string" table:style-name="ce1">
            <text:p>Success</text:p>
          </table:table-cell>
          <table:table-cell office:value-type="float" office:value="427657" table:style-name="ce1">
            <text:p>42765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3H31M3.994S" table:style-name="ce2">
            <text:p>31:04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8555" table:style-name="ce1">
            <text:p>8555</text:p>
          </table:table-cell>
          <table:table-cell office:value-type="string" table:style-name="ce1">
            <text:p>Success</text:p>
          </table:table-cell>
          <table:table-cell office:value-type="float" office:value="5461" table:style-name="ce1">
            <text:p>5461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48330" table:style-name="ce1">
            <text:p>48330</text:p>
          </table:table-cell>
          <table:table-cell office:value-type="string" table:style-name="ce1">
            <text:p>Success</text:p>
          </table:table-cell>
          <table:table-cell office:value-type="float" office:value="427632" table:style-name="ce1">
            <text:p>427632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48370" table:style-name="ce1">
            <text:p>48370</text:p>
          </table:table-cell>
          <table:table-cell office:value-type="string" table:style-name="ce1">
            <text:p>Success</text:p>
          </table:table-cell>
          <table:table-cell office:value-type="float" office:value="427647" table:style-name="ce1">
            <text:p>4276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3H30M24.184S" table:style-name="ce2">
            <text:p>30:24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48368" table:style-name="ce1">
            <text:p>48368</text:p>
          </table:table-cell>
          <table:table-cell office:value-type="string" table:style-name="ce1">
            <text:p>Success</text:p>
          </table:table-cell>
          <table:table-cell office:value-type="float" office:value="427616" table:style-name="ce1">
            <text:p>427616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3H30M23.814S" table:style-name="ce2">
            <text:p>30:23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48752" table:style-name="ce1">
            <text:p>48752</text:p>
          </table:table-cell>
          <table:table-cell office:value-type="string" table:style-name="ce1">
            <text:p>Success</text:p>
          </table:table-cell>
          <table:table-cell office:value-type="float" office:value="427592" table:style-name="ce1">
            <text:p>427592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3H30M23.614S" table:style-name="ce2">
            <text:p>30:23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8966" table:style-name="ce1">
            <text:p>48966</text:p>
          </table:table-cell>
          <table:table-cell office:value-type="string" table:style-name="ce1">
            <text:p>Success</text:p>
          </table:table-cell>
          <table:table-cell office:value-type="float" office:value="427639" table:style-name="ce1">
            <text:p>427639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3H31M12.394S" table:style-name="ce2">
            <text:p>31:12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3H31M12.424S" table:style-name="ce2">
            <text:p>31:12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3H31M12.134S" table:style-name="ce2">
            <text:p>31:12.1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3H30M22.124S" table:style-name="ce2">
            <text:p>30:22.1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50476" table:style-name="ce1">
            <text:p>50476</text:p>
          </table:table-cell>
          <table:table-cell office:value-type="string" table:style-name="ce1">
            <text:p>Success</text:p>
          </table:table-cell>
          <table:table-cell office:value-type="float" office:value="429223" table:style-name="ce1">
            <text:p>429223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3H31M12.444S" table:style-name="ce2">
            <text:p>31:1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3H31M12.374S" table:style-name="ce2">
            <text:p>31:12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3H31M12.494S" table:style-name="ce2">
            <text:p>31:12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3H30M24.204S" table:style-name="ce2">
            <text:p>30:24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48428" table:style-name="ce1">
            <text:p>48428</text:p>
          </table:table-cell>
          <table:table-cell office:value-type="string" table:style-name="ce1">
            <text:p>Success</text:p>
          </table:table-cell>
          <table:table-cell office:value-type="float" office:value="427651" table:style-name="ce1">
            <text:p>427651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3H31M12.194S" table:style-name="ce2">
            <text:p>31:12.2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3H30M24.024S" table:style-name="ce2">
            <text:p>30:24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48630" table:style-name="ce1">
            <text:p>48630</text:p>
          </table:table-cell>
          <table:table-cell office:value-type="string" table:style-name="ce1">
            <text:p>Success</text:p>
          </table:table-cell>
          <table:table-cell office:value-type="float" office:value="429233" table:style-name="ce1">
            <text:p>429233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3H31M12.344S" table:style-name="ce2">
            <text:p>31:12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3H30M20.554S" table:style-name="ce2">
            <text:p>30:20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52111" table:style-name="ce1">
            <text:p>52111</text:p>
          </table:table-cell>
          <table:table-cell office:value-type="string" table:style-name="ce1">
            <text:p>Success</text:p>
          </table:table-cell>
          <table:table-cell office:value-type="float" office:value="430049" table:style-name="ce1">
            <text:p>430049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3H31M12.334S" table:style-name="ce2">
            <text:p>31:12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3H31M12.584S" table:style-name="ce2">
            <text:p>31:12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3H31M12.434S" table:style-name="ce2">
            <text:p>31:12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3H31M12.424S" table:style-name="ce2">
            <text:p>31:12.4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4683" table:style-name="ce1">
            <text:p>24683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3H31M12.544S" table:style-name="ce2">
            <text:p>31:12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3H31M12.684S" table:style-name="ce2">
            <text:p>31:12.7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3H31M12.604S" table:style-name="ce2">
            <text:p>31:12.6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3H31M12.514S" table:style-name="ce2">
            <text:p>31:12.5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3H31M12.554S" table:style-name="ce2">
            <text:p>31:12.6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3H31M12.504S" table:style-name="ce2">
            <text:p>31:12.5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3H31M12.404S" table:style-name="ce2">
            <text:p>31:12.4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3H31M12.574S" table:style-name="ce2">
            <text:p>31:12.6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684" table:style-name="ce1">
            <text:p>24684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3H31M12.584S" table:style-name="ce2">
            <text:p>31:12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3H31M12.564S" table:style-name="ce2">
            <text:p>31:12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3H31M12.544S" table:style-name="ce2">
            <text:p>31:12.5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3H31M12.634S" table:style-name="ce2">
            <text:p>31:12.6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4642" table:style-name="ce1">
            <text:p>24642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3H31M12.724S" table:style-name="ce2">
            <text:p>31:12.7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3H31M12.494S" table:style-name="ce2">
            <text:p>31:12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3H31M12.674S" table:style-name="ce2">
            <text:p>31:12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3H31M12.504S" table:style-name="ce2">
            <text:p>31:12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3H31M12.924S" table:style-name="ce2">
            <text:p>31:12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3H31M12.544S" table:style-name="ce2">
            <text:p>31:12.5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3H31M12.654S" table:style-name="ce2">
            <text:p>31:12.7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4685" table:style-name="ce1">
            <text:p>24685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3H31M12.944S" table:style-name="ce2">
            <text:p>31:12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3H31M12.604S" table:style-name="ce2">
            <text:p>31:12.6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3H31M12.554S" table:style-name="ce2">
            <text:p>31:12.6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24646" table:style-name="ce1">
            <text:p>24646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3H31M12.964S" table:style-name="ce2">
            <text:p>31:13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3H31M12.994S" table:style-name="ce2">
            <text:p>31:13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3H31M12.554S" table:style-name="ce2">
            <text:p>31:12.6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686" table:style-name="ce1">
            <text:p>24686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3H30M24.414S" table:style-name="ce2">
            <text:p>30:24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48607" table:style-name="ce1">
            <text:p>48607</text:p>
          </table:table-cell>
          <table:table-cell office:value-type="string" table:style-name="ce1">
            <text:p>Success</text:p>
          </table:table-cell>
          <table:table-cell office:value-type="float" office:value="427649" table:style-name="ce1">
            <text:p>427649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3H31M13.014S" table:style-name="ce2">
            <text:p>31:13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3H31M13.034S" table:style-name="ce2">
            <text:p>31:13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3H31M13.044S" table:style-name="ce2">
            <text:p>31:13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3H31M13.024S" table:style-name="ce2">
            <text:p>31:13.0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645" table:style-name="ce1">
            <text:p>24645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3H31M4.794S" table:style-name="ce2">
            <text:p>31:04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8756" table:style-name="ce1">
            <text:p>8756</text:p>
          </table:table-cell>
          <table:table-cell office:value-type="string" table:style-name="ce1">
            <text:p>Success</text:p>
          </table:table-cell>
          <table:table-cell office:value-type="float" office:value="5469" table:style-name="ce1">
            <text:p>5469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3H31M5.074S" table:style-name="ce2">
            <text:p>31:05.1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8864" table:style-name="ce1">
            <text:p>8864</text:p>
          </table:table-cell>
          <table:table-cell office:value-type="string" table:style-name="ce1">
            <text:p>Success</text:p>
          </table:table-cell>
          <table:table-cell office:value-type="float" office:value="42135" table:style-name="ce1">
            <text:p>42135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3H31M13.944S" table:style-name="ce2">
            <text:p>31:13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1507" table:style-name="ce1">
            <text:p>21507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3H31M13.554S" table:style-name="ce2">
            <text:p>31:13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26914" table:style-name="ce1">
            <text:p>26914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3H31M14.004S" table:style-name="ce2">
            <text:p>31:14.0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2768" table:style-name="ce1">
            <text:p>22768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3H31M14.864S" table:style-name="ce2">
            <text:p>31:14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1614" table:style-name="ce1">
            <text:p>21614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3H31M12.554S" table:style-name="ce2">
            <text:p>31:12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456" table:style-name="ce1">
            <text:p>2456</text:p>
          </table:table-cell>
          <table:table-cell office:value-type="string" table:style-name="ce1">
            <text:p>Success</text:p>
          </table:table-cell>
          <table:table-cell office:value-type="float" office:value="26929" table:style-name="ce1">
            <text:p>26929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3H31M15.004S" table:style-name="ce2">
            <text:p>31:15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3H31M12.064S" table:style-name="ce2">
            <text:p>31:12.1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3H31M15.074S" table:style-name="ce2">
            <text:p>31:15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34343" table:style-name="ce1">
            <text:p>34343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3H31M12.934S" table:style-name="ce2">
            <text:p>31:12.9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3H31M4.994S" table:style-name="ce2">
            <text:p>31:05.0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10550" table:style-name="ce1">
            <text:p>10550</text:p>
          </table:table-cell>
          <table:table-cell office:value-type="string" table:style-name="ce1">
            <text:p>Success</text:p>
          </table:table-cell>
          <table:table-cell office:value-type="float" office:value="41360" table:style-name="ce1">
            <text:p>41360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3H31M11.954S" table:style-name="ce2">
            <text:p>31:12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3591" table:style-name="ce1">
            <text:p>3591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3H31M12.024S" table:style-name="ce2">
            <text:p>31:12.0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3663" table:style-name="ce1">
            <text:p>3663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3H31M14.984S" table:style-name="ce2">
            <text:p>31:15.0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5560" table:style-name="ce1">
            <text:p>25560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3H31M5.054S" table:style-name="ce2">
            <text:p>31:05.1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10692" table:style-name="ce1">
            <text:p>10692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3H31M10.994S" table:style-name="ce2">
            <text:p>31:11.0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750" table:style-name="ce1">
            <text:p>4750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3H31M12.024S" table:style-name="ce2">
            <text:p>31:12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3820" table:style-name="ce1">
            <text:p>3820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3H31M12.894S" table:style-name="ce2">
            <text:p>31:12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3H31M12.114S" table:style-name="ce2">
            <text:p>31:12.1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3734" table:style-name="ce1">
            <text:p>3734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3H31M12.624S" table:style-name="ce2">
            <text:p>31:12.6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3H31M10.844S" table:style-name="ce2">
            <text:p>31:10.8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5025" table:style-name="ce1">
            <text:p>5025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3H31M14.924S" table:style-name="ce2">
            <text:p>31:14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7578" table:style-name="ce1">
            <text:p>757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3H31M12.724S" table:style-name="ce2">
            <text:p>31:12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3149" table:style-name="ce1">
            <text:p>3149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3H31M12.014S" table:style-name="ce2">
            <text:p>31:12.0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3862" table:style-name="ce1">
            <text:p>3862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3H31M11.204S" table:style-name="ce2">
            <text:p>31:11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4675" table:style-name="ce1">
            <text:p>4675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3H31M12.544S" table:style-name="ce2">
            <text:p>31:12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3377" table:style-name="ce1">
            <text:p>3377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3H31M13.014S" table:style-name="ce2">
            <text:p>31:13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3H31M12.954S" table:style-name="ce2">
            <text:p>31:13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014" table:style-name="ce1">
            <text:p>3014</text:p>
          </table:table-cell>
          <table:table-cell office:value-type="string" table:style-name="ce1">
            <text:p>Success</text:p>
          </table:table-cell>
          <table:table-cell office:value-type="float" office:value="42094" table:style-name="ce1">
            <text:p>42094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3H31M12.724S" table:style-name="ce2">
            <text:p>31:12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3H31M12.944S" table:style-name="ce2">
            <text:p>31:12.9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3H31M15.554S" table:style-name="ce2">
            <text:p>31:15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3H31M12.834S" table:style-name="ce2">
            <text:p>31:12.8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3218" table:style-name="ce1">
            <text:p>3218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3H31M15.544S" table:style-name="ce2">
            <text:p>31:15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3H31M15.534S" table:style-name="ce2">
            <text:p>31:15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3H31M15.744S" table:style-name="ce2">
            <text:p>31:15.7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3H31M15.544S" table:style-name="ce2">
            <text:p>31:15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7584" table:style-name="ce1">
            <text:p>7584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3H31M4.834S" table:style-name="ce2">
            <text:p>31:04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1443" table:style-name="ce1">
            <text:p>11443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3H31M15.684S" table:style-name="ce2">
            <text:p>31:15.7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3H31M15.544S" table:style-name="ce2">
            <text:p>31:15.5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3H31M12.654S" table:style-name="ce2">
            <text:p>31:12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3631" table:style-name="ce1">
            <text:p>3631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3H31M4.804S" table:style-name="ce2">
            <text:p>31:04.8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1518" table:style-name="ce1">
            <text:p>11518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3H31M7.954S" table:style-name="ce2">
            <text:p>31:08.0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8454" table:style-name="ce1">
            <text:p>8454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3H31M12.344S" table:style-name="ce2">
            <text:p>31:12.3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3H31M12.034S" table:style-name="ce2">
            <text:p>31:12.0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4408" table:style-name="ce1">
            <text:p>4408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3H31M15.854S" table:style-name="ce2">
            <text:p>31:15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3H31M3.214S" table:style-name="ce2">
            <text:p>31:03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3248" table:style-name="ce1">
            <text:p>13248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3H31M15.844S" table:style-name="ce2">
            <text:p>31:15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3H31M11.094S" table:style-name="ce2">
            <text:p>31:11.1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5396" table:style-name="ce1">
            <text:p>5396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3H31M15.914S" table:style-name="ce2">
            <text:p>31:15.9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3H31M12.934S" table:style-name="ce2">
            <text:p>31:12.9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Success</text:p>
          </table:table-cell>
          <table:table-cell office:value-type="float" office:value="41358" table:style-name="ce1">
            <text:p>41358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3H31M15.854S" table:style-name="ce2">
            <text:p>31:15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3H31M15.884S" table:style-name="ce2">
            <text:p>31:15.9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3H31M15.884S" table:style-name="ce2">
            <text:p>31:15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3H31M15.854S" table:style-name="ce2">
            <text:p>31:15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3H31M15.874S" table:style-name="ce2">
            <text:p>31:15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6914" table:style-name="ce1">
            <text:p>26914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3H31M15.744S" table:style-name="ce2">
            <text:p>31:15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3H31M15.994S" table:style-name="ce2">
            <text:p>31:16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3H31M16.004S" table:style-name="ce2">
            <text:p>31:16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2781" table:style-name="ce1">
            <text:p>22781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3H31M15.864S" table:style-name="ce2">
            <text:p>31:15.9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3H31M8.254S" table:style-name="ce2">
            <text:p>31:08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8441" table:style-name="ce1">
            <text:p>8441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3H31M12.724S" table:style-name="ce2">
            <text:p>31:12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Success</text:p>
          </table:table-cell>
          <table:table-cell office:value-type="float" office:value="40344" table:style-name="ce1">
            <text:p>4034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3H31M16.004S" table:style-name="ce2">
            <text:p>31:16.0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3H31M15.874S" table:style-name="ce2">
            <text:p>31:15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3H31M15.934S" table:style-name="ce2">
            <text:p>31:15.9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4712" table:style-name="ce1">
            <text:p>24712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3H31M16.044S" table:style-name="ce2">
            <text:p>31:16.0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ccess</text:p>
          </table:table-cell>
          <table:table-cell office:value-type="float" office:value="24714" table:style-name="ce1">
            <text:p>24714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3H31M16.574S" table:style-name="ce2">
            <text:p>31:16.6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3H31M16.274S" table:style-name="ce2">
            <text:p>31:16.3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3699" table:style-name="ce1">
            <text:p>23699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3H31M12.694S" table:style-name="ce2">
            <text:p>31:12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4286" table:style-name="ce1">
            <text:p>4286</text:p>
          </table:table-cell>
          <table:table-cell office:value-type="string" table:style-name="ce1">
            <text:p>Success</text:p>
          </table:table-cell>
          <table:table-cell office:value-type="float" office:value="41195" table:style-name="ce1">
            <text:p>41195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3H31M15.974S" table:style-name="ce2">
            <text:p>31:16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24714" table:style-name="ce1">
            <text:p>24714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3H31M16.284S" table:style-name="ce2">
            <text:p>31:16.3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Success</text:p>
          </table:table-cell>
          <table:table-cell office:value-type="float" office:value="23700" table:style-name="ce1">
            <text:p>23700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3H31M7.434S" table:style-name="ce2">
            <text:p>31:07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9675" table:style-name="ce1">
            <text:p>9675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3H31M16.234S" table:style-name="ce2">
            <text:p>31:16.2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23699" table:style-name="ce1">
            <text:p>23699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3H31M16.294S" table:style-name="ce2">
            <text:p>31:16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4693" table:style-name="ce1">
            <text:p>24693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3H31M16.324S" table:style-name="ce2">
            <text:p>31:16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5634" table:style-name="ce1">
            <text:p>25634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3H31M16.214S" table:style-name="ce2">
            <text:p>31:16.2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23700" table:style-name="ce1">
            <text:p>2370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3H31M16.244S" table:style-name="ce2">
            <text:p>31:16.2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33727" table:style-name="ce1">
            <text:p>33727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3H31M16.214S" table:style-name="ce2">
            <text:p>31:16.2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Success</text:p>
          </table:table-cell>
          <table:table-cell office:value-type="float" office:value="23700" table:style-name="ce1">
            <text:p>23700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3H31M16.274S" table:style-name="ce2">
            <text:p>31:16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25633" table:style-name="ce1">
            <text:p>25633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3H31M16.444S" table:style-name="ce2">
            <text:p>31:16.4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25634" table:style-name="ce1">
            <text:p>25634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3H31M16.544S" table:style-name="ce2">
            <text:p>31:16.5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4641" table:style-name="ce1">
            <text:p>24641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3H31M16.574S" table:style-name="ce2">
            <text:p>31:16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4642" table:style-name="ce1">
            <text:p>24642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3H31M16.464S" table:style-name="ce2">
            <text:p>31:16.5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26574" table:style-name="ce1">
            <text:p>26574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3H31M16.524S" table:style-name="ce2">
            <text:p>31:16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5635" table:style-name="ce1">
            <text:p>25635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3H31M16.414S" table:style-name="ce2">
            <text:p>31:16.4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25633" table:style-name="ce1">
            <text:p>25633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3H31M16.434S" table:style-name="ce2">
            <text:p>31:16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25634" table:style-name="ce1">
            <text:p>25634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3H31M16.584S" table:style-name="ce2">
            <text:p>31:16.6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4641" table:style-name="ce1">
            <text:p>24641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3H31M16.514S" table:style-name="ce2">
            <text:p>31:16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4640" table:style-name="ce1">
            <text:p>2464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3H31M16.484S" table:style-name="ce2">
            <text:p>31:16.5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Success</text:p>
          </table:table-cell>
          <table:table-cell office:value-type="float" office:value="26575" table:style-name="ce1">
            <text:p>26575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3H31M16.454S" table:style-name="ce2">
            <text:p>31:16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5582" table:style-name="ce1">
            <text:p>25582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3H31M16.464S" table:style-name="ce2">
            <text:p>31:16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Success</text:p>
          </table:table-cell>
          <table:table-cell office:value-type="float" office:value="24640" table:style-name="ce1">
            <text:p>2464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3H31M16.694S" table:style-name="ce2">
            <text:p>31:16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26575" table:style-name="ce1">
            <text:p>26575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3H31M16.534S" table:style-name="ce2">
            <text:p>31:16.5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Success</text:p>
          </table:table-cell>
          <table:table-cell office:value-type="float" office:value="25582" table:style-name="ce1">
            <text:p>25582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3H31M16.684S" table:style-name="ce2">
            <text:p>31:16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25583" table:style-name="ce1">
            <text:p>25583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3H31M16.804S" table:style-name="ce2">
            <text:p>31:16.8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25583" table:style-name="ce1">
            <text:p>25583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3H31M16.984S" table:style-name="ce2">
            <text:p>31:17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8457" table:style-name="ce1">
            <text:p>28457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3H31M16.694S" table:style-name="ce2">
            <text:p>31:16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Success</text:p>
          </table:table-cell>
          <table:table-cell office:value-type="float" office:value="25583" table:style-name="ce1">
            <text:p>25583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3H31M16.794S" table:style-name="ce2">
            <text:p>31:16.8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5583" table:style-name="ce1">
            <text:p>25583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3H31M16.544S" table:style-name="ce2">
            <text:p>31:16.5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Success</text:p>
          </table:table-cell>
          <table:table-cell office:value-type="float" office:value="24640" table:style-name="ce1">
            <text:p>24640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3H31M16.794S" table:style-name="ce2">
            <text:p>31:16.8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25583" table:style-name="ce1">
            <text:p>25583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3H31M16.784S" table:style-name="ce2">
            <text:p>31:16.8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7516" table:style-name="ce1">
            <text:p>27516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3H31M16.984S" table:style-name="ce2">
            <text:p>31:17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6524" table:style-name="ce1">
            <text:p>26524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3H31M6.514S" table:style-name="ce2">
            <text:p>31:06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1303" table:style-name="ce1">
            <text:p>11303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3H31M16.914S" table:style-name="ce2">
            <text:p>31:16.9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6524" table:style-name="ce1">
            <text:p>26524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3H31M17.114S" table:style-name="ce2">
            <text:p>31:17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8457" table:style-name="ce1">
            <text:p>2845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3H31M16.944S" table:style-name="ce2">
            <text:p>31:16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38052" table:style-name="ce1">
            <text:p>38052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3H31M17.164S" table:style-name="ce2">
            <text:p>31:17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26524" table:style-name="ce1">
            <text:p>26524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3H31M17.124S" table:style-name="ce2">
            <text:p>31:17.1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6524" table:style-name="ce1">
            <text:p>26524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3H31M17.364S" table:style-name="ce2">
            <text:p>31:17.4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7464" table:style-name="ce1">
            <text:p>27464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3H31M16.694S" table:style-name="ce2">
            <text:p>31:16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Success</text:p>
          </table:table-cell>
          <table:table-cell office:value-type="float" office:value="9694" table:style-name="ce1">
            <text:p>9694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3H31M17.364S" table:style-name="ce2">
            <text:p>31:17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7464" table:style-name="ce1">
            <text:p>27464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3H31M17.254S" table:style-name="ce2">
            <text:p>31:17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27465" table:style-name="ce1">
            <text:p>27465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3H31M17.204S" table:style-name="ce2">
            <text:p>31:17.2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31252" table:style-name="ce1">
            <text:p>31252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3H31M17.384S" table:style-name="ce2">
            <text:p>31:17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7465" table:style-name="ce1">
            <text:p>27465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3H31M17.304S" table:style-name="ce2">
            <text:p>31:17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Success</text:p>
          </table:table-cell>
          <table:table-cell office:value-type="float" office:value="27465" table:style-name="ce1">
            <text:p>27465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3H31M17.374S" table:style-name="ce2">
            <text:p>31:17.4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27465" table:style-name="ce1">
            <text:p>27465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3H31M17.704S" table:style-name="ce2">
            <text:p>31:17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8406" table:style-name="ce1">
            <text:p>28406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3H31M17.584S" table:style-name="ce2">
            <text:p>31:17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8405" table:style-name="ce1">
            <text:p>28405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3H31M17.814S" table:style-name="ce2">
            <text:p>31:17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30339" table:style-name="ce1">
            <text:p>30339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3H31M17.674S" table:style-name="ce2">
            <text:p>31:17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28406" table:style-name="ce1">
            <text:p>28406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3H31M17.944S" table:style-name="ce2">
            <text:p>31:17.9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8406" table:style-name="ce1">
            <text:p>28406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3H31M17.554S" table:style-name="ce2">
            <text:p>31:17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28405" table:style-name="ce1">
            <text:p>28405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3H31M12.684S" table:style-name="ce2">
            <text:p>31:12.7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6854" table:style-name="ce1">
            <text:p>6854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3H31M18.184S" table:style-name="ce2">
            <text:p>31:18.2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ccess</text:p>
          </table:table-cell>
          <table:table-cell office:value-type="float" office:value="32556" table:style-name="ce1">
            <text:p>32556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3H31M18.444S" table:style-name="ce2">
            <text:p>31:18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29346" table:style-name="ce1">
            <text:p>29346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3H31M3.864S" table:style-name="ce2">
            <text:p>31:03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6306" table:style-name="ce1">
            <text:p>16306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3H31M12.584S" table:style-name="ce2">
            <text:p>31:12.6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7692" table:style-name="ce1">
            <text:p>7692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3H31M7.264S" table:style-name="ce2">
            <text:p>31:07.3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3H31M12.884S" table:style-name="ce2">
            <text:p>31:12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7423" table:style-name="ce1">
            <text:p>7423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3H31M12.974S" table:style-name="ce2">
            <text:p>31:13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7345" table:style-name="ce1">
            <text:p>7345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3H31M12.214S" table:style-name="ce2">
            <text:p>31:12.2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8107" table:style-name="ce1">
            <text:p>8107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3H31M12.324S" table:style-name="ce2">
            <text:p>31:12.3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8001" table:style-name="ce1">
            <text:p>8001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3H31M12.034S" table:style-name="ce2">
            <text:p>31:12.0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8297" table:style-name="ce1">
            <text:p>8297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3H31M10.104S" table:style-name="ce2">
            <text:p>31:10.1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0282" table:style-name="ce1">
            <text:p>10282</text:p>
          </table:table-cell>
          <table:table-cell office:value-type="string" table:style-name="ce1">
            <text:p>Success</text:p>
          </table:table-cell>
          <table:table-cell office:value-type="float" office:value="40342" table:style-name="ce1">
            <text:p>40342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3H31M17.054S" table:style-name="ce2">
            <text:p>31:17.1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368" table:style-name="ce1">
            <text:p>3368</text:p>
          </table:table-cell>
          <table:table-cell office:value-type="string" table:style-name="ce1">
            <text:p>Success</text:p>
          </table:table-cell>
          <table:table-cell office:value-type="float" office:value="16051" table:style-name="ce1">
            <text:p>1605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3H31M18.214S" table:style-name="ce2">
            <text:p>31:18.2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379" table:style-name="ce1">
            <text:p>2379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3H31M19.544S" table:style-name="ce2">
            <text:p>31:19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3H31M12.894S" table:style-name="ce2">
            <text:p>31:12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7703" table:style-name="ce1">
            <text:p>7703</text:p>
          </table:table-cell>
          <table:table-cell office:value-type="string" table:style-name="ce1">
            <text:p>Success</text:p>
          </table:table-cell>
          <table:table-cell office:value-type="float" office:value="40344" table:style-name="ce1">
            <text:p>40344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3H31M4.024S" table:style-name="ce2">
            <text:p>31:04.0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6703" table:style-name="ce1">
            <text:p>16703</text:p>
          </table:table-cell>
          <table:table-cell office:value-type="string" table:style-name="ce1">
            <text:p>Success</text:p>
          </table:table-cell>
          <table:table-cell office:value-type="float" office:value="46092" table:style-name="ce1">
            <text:p>46092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3H31M11.174S" table:style-name="ce2">
            <text:p>31:11.2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9821" table:style-name="ce1">
            <text:p>9821</text:p>
          </table:table-cell>
          <table:table-cell office:value-type="string" table:style-name="ce1">
            <text:p>Success</text:p>
          </table:table-cell>
          <table:table-cell office:value-type="float" office:value="123292" table:style-name="ce1">
            <text:p>123292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3H31M15.724S" table:style-name="ce2">
            <text:p>31:15.7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5403" table:style-name="ce1">
            <text:p>5403</text:p>
          </table:table-cell>
          <table:table-cell office:value-type="string" table:style-name="ce1">
            <text:p>Success</text:p>
          </table:table-cell>
          <table:table-cell office:value-type="float" office:value="55148" table:style-name="ce1">
            <text:p>55148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3H31M12.004S" table:style-name="ce2">
            <text:p>31:12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9150" table:style-name="ce1">
            <text:p>9150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3H31M12.914S" table:style-name="ce2">
            <text:p>31:12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8237" table:style-name="ce1">
            <text:p>8237</text:p>
          </table:table-cell>
          <table:table-cell office:value-type="string" table:style-name="ce1">
            <text:p>Success</text:p>
          </table:table-cell>
          <table:table-cell office:value-type="float" office:value="123292" table:style-name="ce1">
            <text:p>123292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3H31M16.944S" table:style-name="ce2">
            <text:p>31:16.9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4240" table:style-name="ce1">
            <text:p>4240</text:p>
          </table:table-cell>
          <table:table-cell office:value-type="string" table:style-name="ce1">
            <text:p>Success</text:p>
          </table:table-cell>
          <table:table-cell office:value-type="float" office:value="16053" table:style-name="ce1">
            <text:p>16053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3H31M21.134S" table:style-name="ce2">
            <text:p>31:21.1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3H31M21.204S" table:style-name="ce2">
            <text:p>31:21.2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3H31M21.214S" table:style-name="ce2">
            <text:p>31:21.2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3H31M21.214S" table:style-name="ce2">
            <text:p>31:21.2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3H31M17.124S" table:style-name="ce2">
            <text:p>31:17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205" table:style-name="ce1">
            <text:p>4205</text:p>
          </table:table-cell>
          <table:table-cell office:value-type="string" table:style-name="ce1">
            <text:p>Success</text:p>
          </table:table-cell>
          <table:table-cell office:value-type="float" office:value="18169" table:style-name="ce1">
            <text:p>18169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3H31M4.324S" table:style-name="ce2">
            <text:p>31:04.3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7183" table:style-name="ce1">
            <text:p>17183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3H31M20.994S" table:style-name="ce2">
            <text:p>31:21.0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3H31M11.604S" table:style-name="ce2">
            <text:p>31:11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9994" table:style-name="ce1">
            <text:p>9994</text:p>
          </table:table-cell>
          <table:table-cell office:value-type="string" table:style-name="ce1">
            <text:p>Success</text:p>
          </table:table-cell>
          <table:table-cell office:value-type="float" office:value="123289" table:style-name="ce1">
            <text:p>123289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3H31M20.734S" table:style-name="ce2">
            <text:p>31:20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3H31M21.154S" table:style-name="ce2">
            <text:p>31:21.2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3H31M11.274S" table:style-name="ce2">
            <text:p>31:11.3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0638" table:style-name="ce1">
            <text:p>10638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3H31M21.154S" table:style-name="ce2">
            <text:p>31:21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3H31M3.714S" table:style-name="ce2">
            <text:p>31:03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8191" table:style-name="ce1">
            <text:p>18191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3H31M11.734S" table:style-name="ce2">
            <text:p>31:11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0225" table:style-name="ce1">
            <text:p>10225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3H31M20.324S" table:style-name="ce2">
            <text:p>31:20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782" table:style-name="ce1">
            <text:p>1782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3H31M20.384S" table:style-name="ce2">
            <text:p>31:20.4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3H31M20.314S" table:style-name="ce2">
            <text:p>31:20.3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Success</text:p>
          </table:table-cell>
          <table:table-cell office:value-type="float" office:value="31280" table:style-name="ce1">
            <text:p>31280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3H31M20.174S" table:style-name="ce2">
            <text:p>31:20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3H31M20.324S" table:style-name="ce2">
            <text:p>31:20.3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31280" table:style-name="ce1">
            <text:p>31280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3H31M17.194S" table:style-name="ce2">
            <text:p>31:17.2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5101" table:style-name="ce1">
            <text:p>5101</text:p>
          </table:table-cell>
          <table:table-cell office:value-type="string" table:style-name="ce1">
            <text:p>Success</text:p>
          </table:table-cell>
          <table:table-cell office:value-type="float" office:value="20289" table:style-name="ce1">
            <text:p>20289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3H31M19.544S" table:style-name="ce2">
            <text:p>31:19.5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752" table:style-name="ce1">
            <text:p>2752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3H31M4.644S" table:style-name="ce2">
            <text:p>31:04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7946" table:style-name="ce1">
            <text:p>17946</text:p>
          </table:table-cell>
          <table:table-cell office:value-type="string" table:style-name="ce1">
            <text:p>Success</text:p>
          </table:table-cell>
          <table:table-cell office:value-type="float" office:value="123289" table:style-name="ce1">
            <text:p>123289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3H31M20.304S" table:style-name="ce2">
            <text:p>31:20.3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3H31M21.604S" table:style-name="ce2">
            <text:p>31:21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3H31M10.234S" table:style-name="ce2">
            <text:p>31:10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2389" table:style-name="ce1">
            <text:p>12389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3H31M21.904S" table:style-name="ce2">
            <text:p>31:21.9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3H31M20.304S" table:style-name="ce2">
            <text:p>31:20.3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3H31M21.914S" table:style-name="ce2">
            <text:p>31:21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3H31M21.554S" table:style-name="ce2">
            <text:p>31:21.6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3H31M12.994S" table:style-name="ce2">
            <text:p>31:13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0012" table:style-name="ce1">
            <text:p>10012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3H31M20.604S" table:style-name="ce2">
            <text:p>31:20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3H31M21.964S" table:style-name="ce2">
            <text:p>31:22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3H31M11.684S" table:style-name="ce2">
            <text:p>31:11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1340" table:style-name="ce1">
            <text:p>11340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3H31M11.504S" table:style-name="ce2">
            <text:p>31:11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1517" table:style-name="ce1">
            <text:p>11517</text:p>
          </table:table-cell>
          <table:table-cell office:value-type="string" table:style-name="ce1">
            <text:p>Success</text:p>
          </table:table-cell>
          <table:table-cell office:value-type="float" office:value="123292" table:style-name="ce1">
            <text:p>123292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3H31M21.914S" table:style-name="ce2">
            <text:p>31:21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3H31M20.604S" table:style-name="ce2">
            <text:p>31:20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2425" table:style-name="ce1">
            <text:p>2425</text:p>
          </table:table-cell>
          <table:table-cell office:value-type="string" table:style-name="ce1">
            <text:p>Success</text:p>
          </table:table-cell>
          <table:table-cell office:value-type="float" office:value="40910" table:style-name="ce1">
            <text:p>40910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3H31M21.874S" table:style-name="ce2">
            <text:p>31:21.9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3H31M20.424S" table:style-name="ce2">
            <text:p>31:20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33496" table:style-name="ce1">
            <text:p>33496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3H31M21.554S" table:style-name="ce2">
            <text:p>31:21.6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3H31M20.334S" table:style-name="ce2">
            <text:p>31:20.3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31279" table:style-name="ce1">
            <text:p>31279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3H31M12.634S" table:style-name="ce2">
            <text:p>31:12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0405" table:style-name="ce1">
            <text:p>10405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3H31M11.404S" table:style-name="ce2">
            <text:p>31:11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1664" table:style-name="ce1">
            <text:p>11664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3H31M11.624S" table:style-name="ce2">
            <text:p>31:11.6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1455" table:style-name="ce1">
            <text:p>11455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3H31M20.594S" table:style-name="ce2">
            <text:p>31:20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491" table:style-name="ce1">
            <text:p>2491</text:p>
          </table:table-cell>
          <table:table-cell office:value-type="string" table:style-name="ce1">
            <text:p>Success</text:p>
          </table:table-cell>
          <table:table-cell office:value-type="float" office:value="61530" table:style-name="ce1">
            <text:p>61530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3H31M4.864S" table:style-name="ce2">
            <text:p>31:04.9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8245" table:style-name="ce1">
            <text:p>18245</text:p>
          </table:table-cell>
          <table:table-cell office:value-type="string" table:style-name="ce1">
            <text:p>Success</text:p>
          </table:table-cell>
          <table:table-cell office:value-type="float" office:value="105682" table:style-name="ce1">
            <text:p>105682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3H31M22.644S" table:style-name="ce2">
            <text:p>31:22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3H31M12.324S" table:style-name="ce2">
            <text:p>31:12.3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0838" table:style-name="ce1">
            <text:p>10838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3H31M8.204S" table:style-name="ce2">
            <text:p>31:08.2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4963" table:style-name="ce1">
            <text:p>14963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3H31M20.284S" table:style-name="ce2">
            <text:p>31:20.3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2892" table:style-name="ce1">
            <text:p>2892</text:p>
          </table:table-cell>
          <table:table-cell office:value-type="string" table:style-name="ce1">
            <text:p>Success</text:p>
          </table:table-cell>
          <table:table-cell office:value-type="float" office:value="31280" table:style-name="ce1">
            <text:p>31280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3H31M4.694S" table:style-name="ce2">
            <text:p>31:04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8566" table:style-name="ce1">
            <text:p>18566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3H31M12.114S" table:style-name="ce2">
            <text:p>31:12.1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1190" table:style-name="ce1">
            <text:p>11190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3H31M12.614S" table:style-name="ce2">
            <text:p>31:12.6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0878" table:style-name="ce1">
            <text:p>10878</text:p>
          </table:table-cell>
          <table:table-cell office:value-type="string" table:style-name="ce1">
            <text:p>Success</text:p>
          </table:table-cell>
          <table:table-cell office:value-type="float" office:value="123292" table:style-name="ce1">
            <text:p>123292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3H31M22.684S" table:style-name="ce2">
            <text:p>31:22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3H31M23.004S" table:style-name="ce2">
            <text:p>31:23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3H31M17.354S" table:style-name="ce2">
            <text:p>31:17.4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6173" table:style-name="ce1">
            <text:p>6173</text:p>
          </table:table-cell>
          <table:table-cell office:value-type="string" table:style-name="ce1">
            <text:p>Success</text:p>
          </table:table-cell>
          <table:table-cell office:value-type="float" office:value="22407" table:style-name="ce1">
            <text:p>2240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3H31M11.454S" table:style-name="ce2">
            <text:p>31:11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2071" table:style-name="ce1">
            <text:p>12071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3H31M22.614S" table:style-name="ce2">
            <text:p>31:22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3H31M7.974S" table:style-name="ce2">
            <text:p>31:08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5573" table:style-name="ce1">
            <text:p>15573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3H31M22.594S" table:style-name="ce2">
            <text:p>31:22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3H31M22.624S" table:style-name="ce2">
            <text:p>31:22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3H31M5.114S" table:style-name="ce2">
            <text:p>31:05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8478" table:style-name="ce1">
            <text:p>18478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3H31M13.124S" table:style-name="ce2">
            <text:p>31:13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0491" table:style-name="ce1">
            <text:p>10491</text:p>
          </table:table-cell>
          <table:table-cell office:value-type="string" table:style-name="ce1">
            <text:p>Success</text:p>
          </table:table-cell>
          <table:table-cell office:value-type="float" office:value="123292" table:style-name="ce1">
            <text:p>123292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3H31M23.154S" table:style-name="ce2">
            <text:p>31:23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3H31M23.164S" table:style-name="ce2">
            <text:p>31:23.2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3H31M23.004S" table:style-name="ce2">
            <text:p>31:23.0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3H31M21.194S" table:style-name="ce2">
            <text:p>31:21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Success</text:p>
          </table:table-cell>
          <table:table-cell office:value-type="float" office:value="33478" table:style-name="ce1">
            <text:p>33478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3H31M23.034S" table:style-name="ce2">
            <text:p>31:23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3H31M23.174S" table:style-name="ce2">
            <text:p>31:23.2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3H31M11.134S" table:style-name="ce2">
            <text:p>31:11.1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2603" table:style-name="ce1">
            <text:p>12603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3H31M23.074S" table:style-name="ce2">
            <text:p>31:23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3H31M23.044S" table:style-name="ce2">
            <text:p>31:23.0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3H31M12.394S" table:style-name="ce2">
            <text:p>31:12.4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1375" table:style-name="ce1">
            <text:p>11375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3H31M23.254S" table:style-name="ce2">
            <text:p>31:23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3H31M12.174S" table:style-name="ce2">
            <text:p>31:12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1662" table:style-name="ce1">
            <text:p>11662</text:p>
          </table:table-cell>
          <table:table-cell office:value-type="string" table:style-name="ce1">
            <text:p>Success</text:p>
          </table:table-cell>
          <table:table-cell office:value-type="float" office:value="125632" table:style-name="ce1">
            <text:p>125632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3H31M23.034S" table:style-name="ce2">
            <text:p>31:23.0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3H31M23.524S" table:style-name="ce2">
            <text:p>31:23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3H31M23.614S" table:style-name="ce2">
            <text:p>31:23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3H31M23.554S" table:style-name="ce2">
            <text:p>31:23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3H31M23.554S" table:style-name="ce2">
            <text:p>31:23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3H31M21.334S" table:style-name="ce2">
            <text:p>31:21.3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Success</text:p>
          </table:table-cell>
          <table:table-cell office:value-type="float" office:value="33496" table:style-name="ce1">
            <text:p>33496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3H31M4.614S" table:style-name="ce2">
            <text:p>31:04.6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9324" table:style-name="ce1">
            <text:p>19324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3H31M23.084S" table:style-name="ce2">
            <text:p>31:23.1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3H31M23.504S" table:style-name="ce2">
            <text:p>31:23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3H31M23.574S" table:style-name="ce2">
            <text:p>31:23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3H31M23.304S" table:style-name="ce2">
            <text:p>31:23.3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3H31M23.524S" table:style-name="ce2">
            <text:p>31:23.5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3H31M23.494S" table:style-name="ce2">
            <text:p>31:23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3H31M8.494S" table:style-name="ce2">
            <text:p>31:08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5531" table:style-name="ce1">
            <text:p>15531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3H31M23.544S" table:style-name="ce2">
            <text:p>31:23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3H31M6.934S" table:style-name="ce2">
            <text:p>31:06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7180" table:style-name="ce1">
            <text:p>17180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3H31M23.594S" table:style-name="ce2">
            <text:p>31:23.6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3H31M23.104S" table:style-name="ce2">
            <text:p>31:23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3H31M23.694S" table:style-name="ce2">
            <text:p>31:23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3H31M23.834S" table:style-name="ce2">
            <text:p>31:23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3H31M23.524S" table:style-name="ce2">
            <text:p>31:23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3H31M23.734S" table:style-name="ce2">
            <text:p>31:23.7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3H31M23.734S" table:style-name="ce2">
            <text:p>31:23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3H31M23.754S" table:style-name="ce2">
            <text:p>31:23.8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3H31M23.694S" table:style-name="ce2">
            <text:p>31:23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3H31M23.774S" table:style-name="ce2">
            <text:p>31:23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3H31M22.104S" table:style-name="ce2">
            <text:p>31:22.1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324" table:style-name="ce1">
            <text:p>2324</text:p>
          </table:table-cell>
          <table:table-cell office:value-type="string" table:style-name="ce1">
            <text:p>Success</text:p>
          </table:table-cell>
          <table:table-cell office:value-type="float" office:value="29346" table:style-name="ce1">
            <text:p>29346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3H31M23.904S" table:style-name="ce2">
            <text:p>31:23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3H31M11.944S" table:style-name="ce2">
            <text:p>31:11.9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2502" table:style-name="ce1">
            <text:p>12502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3H31M17.324S" table:style-name="ce2">
            <text:p>31:17.3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7122" table:style-name="ce1">
            <text:p>7122</text:p>
          </table:table-cell>
          <table:table-cell office:value-type="string" table:style-name="ce1">
            <text:p>Success</text:p>
          </table:table-cell>
          <table:table-cell office:value-type="float" office:value="24527" table:style-name="ce1">
            <text:p>24527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3H31M23.654S" table:style-name="ce2">
            <text:p>31:23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3H31M10.404S" table:style-name="ce2">
            <text:p>31:10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4064" table:style-name="ce1">
            <text:p>14064</text:p>
          </table:table-cell>
          <table:table-cell office:value-type="string" table:style-name="ce1">
            <text:p>Success</text:p>
          </table:table-cell>
          <table:table-cell office:value-type="float" office:value="123289" table:style-name="ce1">
            <text:p>123289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3H31M23.944S" table:style-name="ce2">
            <text:p>31:23.9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3H31M12.934S" table:style-name="ce2">
            <text:p>31:12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1542" table:style-name="ce1">
            <text:p>11542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3H31M4.804S" table:style-name="ce2">
            <text:p>31:04.8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9674" table:style-name="ce1">
            <text:p>19674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3H31M23.494S" table:style-name="ce2">
            <text:p>31:23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3H31M22.214S" table:style-name="ce2">
            <text:p>31:22.2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29346" table:style-name="ce1">
            <text:p>29346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3H31M23.874S" table:style-name="ce2">
            <text:p>31:23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3H31M23.924S" table:style-name="ce2">
            <text:p>31:23.9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3H31M23.754S" table:style-name="ce2">
            <text:p>31:23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3H31M23.974S" table:style-name="ce2">
            <text:p>31:24.0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3H31M22.604S" table:style-name="ce2">
            <text:p>31:22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Success</text:p>
          </table:table-cell>
          <table:table-cell office:value-type="float" office:value="30288" table:style-name="ce1">
            <text:p>3028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3H31M23.984S" table:style-name="ce2">
            <text:p>31:24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3H31M12.394S" table:style-name="ce2">
            <text:p>31:12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2130" table:style-name="ce1">
            <text:p>12130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3H31M23.934S" table:style-name="ce2">
            <text:p>31:23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3H31M24.024S" table:style-name="ce2">
            <text:p>31:24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3H31M23.814S" table:style-name="ce2">
            <text:p>31:23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3H31M22.224S" table:style-name="ce2">
            <text:p>31:22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2314" table:style-name="ce1">
            <text:p>2314</text:p>
          </table:table-cell>
          <table:table-cell office:value-type="string" table:style-name="ce1">
            <text:p>Success</text:p>
          </table:table-cell>
          <table:table-cell office:value-type="float" office:value="29347" table:style-name="ce1">
            <text:p>29347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3H31M12.064S" table:style-name="ce2">
            <text:p>31:12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2495" table:style-name="ce1">
            <text:p>12495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3H31M23.904S" table:style-name="ce2">
            <text:p>31:23.9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3H31M22.294S" table:style-name="ce2">
            <text:p>31:22.3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Success</text:p>
          </table:table-cell>
          <table:table-cell office:value-type="float" office:value="33477" table:style-name="ce1">
            <text:p>33477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3H31M24.124S" table:style-name="ce2">
            <text:p>31:24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3H31M24.454S" table:style-name="ce2">
            <text:p>31:24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3H31M24.474S" table:style-name="ce2">
            <text:p>31:24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3H31M24.464S" table:style-name="ce2">
            <text:p>31:24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3H31M23.174S" table:style-name="ce2">
            <text:p>31:23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30289" table:style-name="ce1">
            <text:p>30289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3H31M24.534S" table:style-name="ce2">
            <text:p>31:24.5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3H31M24.434S" table:style-name="ce2">
            <text:p>31:24.4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3H31M24.474S" table:style-name="ce2">
            <text:p>31:24.5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3H31M24.394S" table:style-name="ce2">
            <text:p>31:24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3H31M23.934S" table:style-name="ce2">
            <text:p>31:23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3H31M24.534S" table:style-name="ce2">
            <text:p>31:24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3H31M24.214S" table:style-name="ce2">
            <text:p>31:24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3H31M24.144S" table:style-name="ce2">
            <text:p>31:24.1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3H31M24.514S" table:style-name="ce2">
            <text:p>31:24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3H31M24.134S" table:style-name="ce2">
            <text:p>31:24.1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3H31M24.524S" table:style-name="ce2">
            <text:p>31:24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3H31M24.114S" table:style-name="ce2">
            <text:p>31:24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3H31M24.464S" table:style-name="ce2">
            <text:p>31:24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3H31M24.184S" table:style-name="ce2">
            <text:p>31:24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3H31M24.554S" table:style-name="ce2">
            <text:p>31:24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3H31M24.134S" table:style-name="ce2">
            <text:p>31:24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3H31M22.664S" table:style-name="ce2">
            <text:p>31:22.7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30288" table:style-name="ce1">
            <text:p>3028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3H31M24.794S" table:style-name="ce2">
            <text:p>31:24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3H31M24.784S" table:style-name="ce2">
            <text:p>31:24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3H31M22.244S" table:style-name="ce2">
            <text:p>31:22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856" table:style-name="ce1">
            <text:p>2856</text:p>
          </table:table-cell>
          <table:table-cell office:value-type="string" table:style-name="ce1">
            <text:p>Success</text:p>
          </table:table-cell>
          <table:table-cell office:value-type="float" office:value="29347" table:style-name="ce1">
            <text:p>29347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3H31M24.484S" table:style-name="ce2">
            <text:p>31:24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3H31M24.784S" table:style-name="ce2">
            <text:p>31:24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3H31M24.724S" table:style-name="ce2">
            <text:p>31:24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3H31M23.044S" table:style-name="ce2">
            <text:p>31:23.0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2084" table:style-name="ce1">
            <text:p>2084</text:p>
          </table:table-cell>
          <table:table-cell office:value-type="string" table:style-name="ce1">
            <text:p>Success</text:p>
          </table:table-cell>
          <table:table-cell office:value-type="float" office:value="30289" table:style-name="ce1">
            <text:p>30289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3H31M24.514S" table:style-name="ce2">
            <text:p>31:24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3H31M23.704S" table:style-name="ce2">
            <text:p>31:23.7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29123" table:style-name="ce1">
            <text:p>29123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3H31M25.034S" table:style-name="ce2">
            <text:p>31:25.0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3H31M24.954S" table:style-name="ce2">
            <text:p>31:25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3H31M22.294S" table:style-name="ce2">
            <text:p>31:22.3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894" table:style-name="ce1">
            <text:p>2894</text:p>
          </table:table-cell>
          <table:table-cell office:value-type="string" table:style-name="ce1">
            <text:p>Success</text:p>
          </table:table-cell>
          <table:table-cell office:value-type="float" office:value="30288" table:style-name="ce1">
            <text:p>30288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3H31M22.274S" table:style-name="ce2">
            <text:p>31:22.3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30288" table:style-name="ce1">
            <text:p>30288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3H31M24.994S" table:style-name="ce2">
            <text:p>31:25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3H31M24.894S" table:style-name="ce2">
            <text:p>31:24.9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3H31M23.004S" table:style-name="ce2">
            <text:p>31:23.0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290" table:style-name="ce1">
            <text:p>2290</text:p>
          </table:table-cell>
          <table:table-cell office:value-type="string" table:style-name="ce1">
            <text:p>Success</text:p>
          </table:table-cell>
          <table:table-cell office:value-type="float" office:value="30289" table:style-name="ce1">
            <text:p>30289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3H31M24.894S" table:style-name="ce2">
            <text:p>31:24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3H31M24.994S" table:style-name="ce2">
            <text:p>31:25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3H31M25.114S" table:style-name="ce2">
            <text:p>31:25.1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316" table:style-name="ce1">
            <text:p>316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3H31M25.094S" table:style-name="ce2">
            <text:p>31:25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3H31M25.334S" table:style-name="ce2">
            <text:p>31:25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3H31M17.554S" table:style-name="ce2">
            <text:p>31:17.6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7895" table:style-name="ce1">
            <text:p>7895</text:p>
          </table:table-cell>
          <table:table-cell office:value-type="string" table:style-name="ce1">
            <text:p>Success</text:p>
          </table:table-cell>
          <table:table-cell office:value-type="float" office:value="28767" table:style-name="ce1">
            <text:p>28767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3H31M17.544S" table:style-name="ce2">
            <text:p>31:17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7909" table:style-name="ce1">
            <text:p>7909</text:p>
          </table:table-cell>
          <table:table-cell office:value-type="string" table:style-name="ce1">
            <text:p>Success</text:p>
          </table:table-cell>
          <table:table-cell office:value-type="float" office:value="28768" table:style-name="ce1">
            <text:p>28768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3H31M25.094S" table:style-name="ce2">
            <text:p>31:25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3H31M25.174S" table:style-name="ce2">
            <text:p>31:25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3H31M17.234S" table:style-name="ce2">
            <text:p>31:17.2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8252" table:style-name="ce1">
            <text:p>8252</text:p>
          </table:table-cell>
          <table:table-cell office:value-type="string" table:style-name="ce1">
            <text:p>Success</text:p>
          </table:table-cell>
          <table:table-cell office:value-type="float" office:value="28766" table:style-name="ce1">
            <text:p>28766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3H31M24.764S" table:style-name="ce2">
            <text:p>31:24.8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9121" table:style-name="ce1">
            <text:p>29121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3H31M25.114S" table:style-name="ce2">
            <text:p>31:25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368" table:style-name="ce1">
            <text:p>368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3H31M17.694S" table:style-name="ce2">
            <text:p>31:17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8174" table:style-name="ce1">
            <text:p>8174</text:p>
          </table:table-cell>
          <table:table-cell office:value-type="string" table:style-name="ce1">
            <text:p>Success</text:p>
          </table:table-cell>
          <table:table-cell office:value-type="float" office:value="35126" table:style-name="ce1">
            <text:p>35126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3H31M17.674S" table:style-name="ce2">
            <text:p>31:17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8480" table:style-name="ce1">
            <text:p>8480</text:p>
          </table:table-cell>
          <table:table-cell office:value-type="string" table:style-name="ce1">
            <text:p>Success</text:p>
          </table:table-cell>
          <table:table-cell office:value-type="float" office:value="37248" table:style-name="ce1">
            <text:p>37248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3H31M17.664S" table:style-name="ce2">
            <text:p>31:17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Success</text:p>
          </table:table-cell>
          <table:table-cell office:value-type="float" office:value="41489" table:style-name="ce1">
            <text:p>4148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3H31M18.024S" table:style-name="ce2">
            <text:p>31:18.0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8463" table:style-name="ce1">
            <text:p>8463</text:p>
          </table:table-cell>
          <table:table-cell office:value-type="string" table:style-name="ce1">
            <text:p>Success</text:p>
          </table:table-cell>
          <table:table-cell office:value-type="float" office:value="43637" table:style-name="ce1">
            <text:p>43637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3H31M17.684S" table:style-name="ce2">
            <text:p>31:17.7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8891" table:style-name="ce1">
            <text:p>8891</text:p>
          </table:table-cell>
          <table:table-cell office:value-type="string" table:style-name="ce1">
            <text:p>Success</text:p>
          </table:table-cell>
          <table:table-cell office:value-type="float" office:value="41491" table:style-name="ce1">
            <text:p>41491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3H31M17.684S" table:style-name="ce2">
            <text:p>31:17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8897" table:style-name="ce1">
            <text:p>8897</text:p>
          </table:table-cell>
          <table:table-cell office:value-type="string" table:style-name="ce1">
            <text:p>Success</text:p>
          </table:table-cell>
          <table:table-cell office:value-type="float" office:value="39371" table:style-name="ce1">
            <text:p>39371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3H31M17.664S" table:style-name="ce2">
            <text:p>31:17.7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9146" table:style-name="ce1">
            <text:p>9146</text:p>
          </table:table-cell>
          <table:table-cell office:value-type="string" table:style-name="ce1">
            <text:p>Success</text:p>
          </table:table-cell>
          <table:table-cell office:value-type="float" office:value="47850" table:style-name="ce1">
            <text:p>47850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3H31M17.564S" table:style-name="ce2">
            <text:p>31:17.6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9349" table:style-name="ce1">
            <text:p>9349</text:p>
          </table:table-cell>
          <table:table-cell office:value-type="string" table:style-name="ce1">
            <text:p>Success</text:p>
          </table:table-cell>
          <table:table-cell office:value-type="float" office:value="49971" table:style-name="ce1">
            <text:p>49971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3H31M17.644S" table:style-name="ce2">
            <text:p>31:17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9403" table:style-name="ce1">
            <text:p>9403</text:p>
          </table:table-cell>
          <table:table-cell office:value-type="string" table:style-name="ce1">
            <text:p>Success</text:p>
          </table:table-cell>
          <table:table-cell office:value-type="float" office:value="45731" table:style-name="ce1">
            <text:p>45731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3H31M18.184S" table:style-name="ce2">
            <text:p>31:18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9001" table:style-name="ce1">
            <text:p>9001</text:p>
          </table:table-cell>
          <table:table-cell office:value-type="string" table:style-name="ce1">
            <text:p>Success</text:p>
          </table:table-cell>
          <table:table-cell office:value-type="float" office:value="54215" table:style-name="ce1">
            <text:p>54215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3H31M25.044S" table:style-name="ce2">
            <text:p>31:25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3H31M27.204S" table:style-name="ce2">
            <text:p>31:27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3H31M18.234S" table:style-name="ce2">
            <text:p>31:18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9156" table:style-name="ce1">
            <text:p>9156</text:p>
          </table:table-cell>
          <table:table-cell office:value-type="string" table:style-name="ce1">
            <text:p>Success</text:p>
          </table:table-cell>
          <table:table-cell office:value-type="float" office:value="56333" table:style-name="ce1">
            <text:p>56333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3H31M27.184S" table:style-name="ce2">
            <text:p>31:27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34421" table:style-name="ce1">
            <text:p>34421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3H31M26.224S" table:style-name="ce2">
            <text:p>31:26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34480" table:style-name="ce1">
            <text:p>34480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3H31M26.814S" table:style-name="ce2">
            <text:p>31:26.8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Success</text:p>
          </table:table-cell>
          <table:table-cell office:value-type="float" office:value="34421" table:style-name="ce1">
            <text:p>34421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3H31M18.254S" table:style-name="ce2">
            <text:p>31:18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9840" table:style-name="ce1">
            <text:p>9840</text:p>
          </table:table-cell>
          <table:table-cell office:value-type="string" table:style-name="ce1">
            <text:p>Success</text:p>
          </table:table-cell>
          <table:table-cell office:value-type="float" office:value="62698" table:style-name="ce1">
            <text:p>6269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3H31M25.494S" table:style-name="ce2">
            <text:p>31:25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3H31M26.574S" table:style-name="ce2">
            <text:p>31:26.6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Success</text:p>
          </table:table-cell>
          <table:table-cell office:value-type="float" office:value="34479" table:style-name="ce1">
            <text:p>34479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3H31M27.054S" table:style-name="ce2">
            <text:p>31:27.1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34479" table:style-name="ce1">
            <text:p>34479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3H31M25.874S" table:style-name="ce2">
            <text:p>31:25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3H31M26.584S" table:style-name="ce2">
            <text:p>31:26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3H31M27.384S" table:style-name="ce2">
            <text:p>31:27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34421" table:style-name="ce1">
            <text:p>34421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3H31M26.914S" table:style-name="ce2">
            <text:p>31:26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275" table:style-name="ce1">
            <text:p>1275</text:p>
          </table:table-cell>
          <table:table-cell office:value-type="string" table:style-name="ce1">
            <text:p>Success</text:p>
          </table:table-cell>
          <table:table-cell office:value-type="float" office:value="34421" table:style-name="ce1">
            <text:p>34421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3H31M26.154S" table:style-name="ce2">
            <text:p>31:26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045" table:style-name="ce1">
            <text:p>2045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3H31M18.074S" table:style-name="ce2">
            <text:p>31:18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0157" table:style-name="ce1">
            <text:p>10157</text:p>
          </table:table-cell>
          <table:table-cell office:value-type="string" table:style-name="ce1">
            <text:p>Success</text:p>
          </table:table-cell>
          <table:table-cell office:value-type="float" office:value="60575" table:style-name="ce1">
            <text:p>60575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3H31M18.074S" table:style-name="ce2">
            <text:p>31:18.1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0178" table:style-name="ce1">
            <text:p>10178</text:p>
          </table:table-cell>
          <table:table-cell office:value-type="string" table:style-name="ce1">
            <text:p>Success</text:p>
          </table:table-cell>
          <table:table-cell office:value-type="float" office:value="66937" table:style-name="ce1">
            <text:p>6693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3H31M28.044S" table:style-name="ce2">
            <text:p>31:28.0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3H31M28.044S" table:style-name="ce2">
            <text:p>31:28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3H31M26.484S" table:style-name="ce2">
            <text:p>31:26.5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ccess</text:p>
          </table:table-cell>
          <table:table-cell office:value-type="float" office:value="39378" table:style-name="ce1">
            <text:p>3937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3H31M18.184S" table:style-name="ce2">
            <text:p>31:18.2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0201" table:style-name="ce1">
            <text:p>10201</text:p>
          </table:table-cell>
          <table:table-cell office:value-type="string" table:style-name="ce1">
            <text:p>Success</text:p>
          </table:table-cell>
          <table:table-cell office:value-type="float" office:value="64816" table:style-name="ce1">
            <text:p>64816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3H31M17.724S" table:style-name="ce2">
            <text:p>31:17.7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Success</text:p>
          </table:table-cell>
          <table:table-cell office:value-type="float" office:value="69071" table:style-name="ce1">
            <text:p>69071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3H31M28.184S" table:style-name="ce2">
            <text:p>31:28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3H31M28.094S" table:style-name="ce2">
            <text:p>31:28.1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3H31M28.154S" table:style-name="ce2">
            <text:p>31:28.2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3H31M28.144S" table:style-name="ce2">
            <text:p>31:28.1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3H31M17.834S" table:style-name="ce2">
            <text:p>31:17.8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0700" table:style-name="ce1">
            <text:p>10700</text:p>
          </table:table-cell>
          <table:table-cell office:value-type="string" table:style-name="ce1">
            <text:p>Success</text:p>
          </table:table-cell>
          <table:table-cell office:value-type="float" office:value="69057" table:style-name="ce1">
            <text:p>69057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3H31M18.554S" table:style-name="ce2">
            <text:p>31:18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9981" table:style-name="ce1">
            <text:p>9981</text:p>
          </table:table-cell>
          <table:table-cell office:value-type="string" table:style-name="ce1">
            <text:p>Success</text:p>
          </table:table-cell>
          <table:table-cell office:value-type="float" office:value="71178" table:style-name="ce1">
            <text:p>71178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3H31M28.194S" table:style-name="ce2">
            <text:p>31:28.2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3H31M28.054S" table:style-name="ce2">
            <text:p>31:28.1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29163" table:style-name="ce1">
            <text:p>29163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3H31M28.154S" table:style-name="ce2">
            <text:p>31:28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3H31M28.184S" table:style-name="ce2">
            <text:p>31:28.2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9163" table:style-name="ce1">
            <text:p>29163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3H31M28.204S" table:style-name="ce2">
            <text:p>31:28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9163" table:style-name="ce1">
            <text:p>29163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3H31M18.184S" table:style-name="ce2">
            <text:p>31:18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0610" table:style-name="ce1">
            <text:p>10610</text:p>
          </table:table-cell>
          <table:table-cell office:value-type="string" table:style-name="ce1">
            <text:p>Success</text:p>
          </table:table-cell>
          <table:table-cell office:value-type="float" office:value="77550" table:style-name="ce1">
            <text:p>77550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3H31M18.434S" table:style-name="ce2">
            <text:p>31:18.4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0368" table:style-name="ce1">
            <text:p>10368</text:p>
          </table:table-cell>
          <table:table-cell office:value-type="string" table:style-name="ce1">
            <text:p>Success</text:p>
          </table:table-cell>
          <table:table-cell office:value-type="float" office:value="77539" table:style-name="ce1">
            <text:p>77539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3H31M18.484S" table:style-name="ce2">
            <text:p>31:18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0354" table:style-name="ce1">
            <text:p>10354</text:p>
          </table:table-cell>
          <table:table-cell office:value-type="string" table:style-name="ce1">
            <text:p>Success</text:p>
          </table:table-cell>
          <table:table-cell office:value-type="float" office:value="77540" table:style-name="ce1">
            <text:p>77540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3H31M28.364S" table:style-name="ce2">
            <text:p>31:28.4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34080" table:style-name="ce1">
            <text:p>34080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3H31M17.574S" table:style-name="ce2">
            <text:p>31:17.6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1301" table:style-name="ce1">
            <text:p>11301</text:p>
          </table:table-cell>
          <table:table-cell office:value-type="string" table:style-name="ce1">
            <text:p>Success</text:p>
          </table:table-cell>
          <table:table-cell office:value-type="float" office:value="79676" table:style-name="ce1">
            <text:p>79676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3H31M18.334S" table:style-name="ce2">
            <text:p>31:18.3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10556" table:style-name="ce1">
            <text:p>10556</text:p>
          </table:table-cell>
          <table:table-cell office:value-type="string" table:style-name="ce1">
            <text:p>Success</text:p>
          </table:table-cell>
          <table:table-cell office:value-type="float" office:value="79660" table:style-name="ce1">
            <text:p>79660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3H31M18.524S" table:style-name="ce2">
            <text:p>31:18.5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0376" table:style-name="ce1">
            <text:p>10376</text:p>
          </table:table-cell>
          <table:table-cell office:value-type="string" table:style-name="ce1">
            <text:p>Success</text:p>
          </table:table-cell>
          <table:table-cell office:value-type="float" office:value="79669" table:style-name="ce1">
            <text:p>79669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3H31M18.344S" table:style-name="ce2">
            <text:p>31:18.3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0562" table:style-name="ce1">
            <text:p>10562</text:p>
          </table:table-cell>
          <table:table-cell office:value-type="string" table:style-name="ce1">
            <text:p>Success</text:p>
          </table:table-cell>
          <table:table-cell office:value-type="float" office:value="79663" table:style-name="ce1">
            <text:p>79663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3H31M20.054S" table:style-name="ce2">
            <text:p>31:20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8891" table:style-name="ce1">
            <text:p>8891</text:p>
          </table:table-cell>
          <table:table-cell office:value-type="string" table:style-name="ce1">
            <text:p>Success</text:p>
          </table:table-cell>
          <table:table-cell office:value-type="float" office:value="81779" table:style-name="ce1">
            <text:p>81779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3H31M25.454S" table:style-name="ce2">
            <text:p>31:25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3H31M25.454S" table:style-name="ce2">
            <text:p>31:25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519" table:style-name="ce1">
            <text:p>3519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3H31M28.974S" table:style-name="ce2">
            <text:p>31:29.0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6017" table:style-name="ce1">
            <text:p>6017</text:p>
          </table:table-cell>
          <table:table-cell office:value-type="string" table:style-name="ce1">
            <text:p>Success</text:p>
          </table:table-cell>
          <table:table-cell office:value-type="float" office:value="81837" table:style-name="ce1">
            <text:p>81837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3H31M28.954S" table:style-name="ce2">
            <text:p>31:29.0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9163" table:style-name="ce1">
            <text:p>29163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3H31M23.084S" table:style-name="ce2">
            <text:p>31:23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Success</text:p>
          </table:table-cell>
          <table:table-cell office:value-type="float" office:value="81861" table:style-name="ce1">
            <text:p>81861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3H31M24.944S" table:style-name="ce2">
            <text:p>31:24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857" table:style-name="ce1">
            <text:p>4857</text:p>
          </table:table-cell>
          <table:table-cell office:value-type="string" table:style-name="ce1">
            <text:p>Success</text:p>
          </table:table-cell>
          <table:table-cell office:value-type="float" office:value="41893" table:style-name="ce1">
            <text:p>41893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3H31M25.124S" table:style-name="ce2">
            <text:p>31:25.1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5024" table:style-name="ce1">
            <text:p>5024</text:p>
          </table:table-cell>
          <table:table-cell office:value-type="string" table:style-name="ce1">
            <text:p>Success</text:p>
          </table:table-cell>
          <table:table-cell office:value-type="float" office:value="85944" table:style-name="ce1">
            <text:p>85944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3H31M25.074S" table:style-name="ce2">
            <text:p>31:25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5364" table:style-name="ce1">
            <text:p>5364</text:p>
          </table:table-cell>
          <table:table-cell office:value-type="string" table:style-name="ce1">
            <text:p>Success</text:p>
          </table:table-cell>
          <table:table-cell office:value-type="float" office:value="88063" table:style-name="ce1">
            <text:p>88063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3H31M25.104S" table:style-name="ce2">
            <text:p>31:25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5333" table:style-name="ce1">
            <text:p>5333</text:p>
          </table:table-cell>
          <table:table-cell office:value-type="string" table:style-name="ce1">
            <text:p>Success</text:p>
          </table:table-cell>
          <table:table-cell office:value-type="float" office:value="92302" table:style-name="ce1">
            <text:p>92302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3H31M25.194S" table:style-name="ce2">
            <text:p>31:25.2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5259" table:style-name="ce1">
            <text:p>5259</text:p>
          </table:table-cell>
          <table:table-cell office:value-type="string" table:style-name="ce1">
            <text:p>Success</text:p>
          </table:table-cell>
          <table:table-cell office:value-type="float" office:value="92300" table:style-name="ce1">
            <text:p>92300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3H31M25.244S" table:style-name="ce2">
            <text:p>31:25.2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5261" table:style-name="ce1">
            <text:p>5261</text:p>
          </table:table-cell>
          <table:table-cell office:value-type="string" table:style-name="ce1">
            <text:p>Success</text:p>
          </table:table-cell>
          <table:table-cell office:value-type="float" office:value="94418" table:style-name="ce1">
            <text:p>94418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3H31M24.444S" table:style-name="ce2">
            <text:p>31:24.4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6198" table:style-name="ce1">
            <text:p>6198</text:p>
          </table:table-cell>
          <table:table-cell office:value-type="string" table:style-name="ce1">
            <text:p>Success</text:p>
          </table:table-cell>
          <table:table-cell office:value-type="float" office:value="34461" table:style-name="ce1">
            <text:p>34461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3H31M30.644S" table:style-name="ce2">
            <text:p>31:30.6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3H31M24.854S" table:style-name="ce2">
            <text:p>31:24.9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6397" table:style-name="ce1">
            <text:p>6397</text:p>
          </table:table-cell>
          <table:table-cell office:value-type="string" table:style-name="ce1">
            <text:p>Success</text:p>
          </table:table-cell>
          <table:table-cell office:value-type="float" office:value="96538" table:style-name="ce1">
            <text:p>96538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3H31M24.434S" table:style-name="ce2">
            <text:p>31:24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6814" table:style-name="ce1">
            <text:p>6814</text:p>
          </table:table-cell>
          <table:table-cell office:value-type="string" table:style-name="ce1">
            <text:p>Success</text:p>
          </table:table-cell>
          <table:table-cell office:value-type="float" office:value="98654" table:style-name="ce1">
            <text:p>98654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3H31M23.974S" table:style-name="ce2">
            <text:p>31:24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7407" table:style-name="ce1">
            <text:p>7407</text:p>
          </table:table-cell>
          <table:table-cell office:value-type="string" table:style-name="ce1">
            <text:p>Success</text:p>
          </table:table-cell>
          <table:table-cell office:value-type="float" office:value="41902" table:style-name="ce1">
            <text:p>41902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3H31M23.524S" table:style-name="ce2">
            <text:p>31:23.5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8341" table:style-name="ce1">
            <text:p>8341</text:p>
          </table:table-cell>
          <table:table-cell office:value-type="string" table:style-name="ce1">
            <text:p>Success</text:p>
          </table:table-cell>
          <table:table-cell office:value-type="float" office:value="34488" table:style-name="ce1">
            <text:p>34488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3H31M24.514S" table:style-name="ce2">
            <text:p>31:24.5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7591" table:style-name="ce1">
            <text:p>7591</text:p>
          </table:table-cell>
          <table:table-cell office:value-type="string" table:style-name="ce1">
            <text:p>Success</text:p>
          </table:table-cell>
          <table:table-cell office:value-type="float" office:value="105009" table:style-name="ce1">
            <text:p>105009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3H31M31.254S" table:style-name="ce2">
            <text:p>31:31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3H31M30.434S" table:style-name="ce2">
            <text:p>31:30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Success</text:p>
          </table:table-cell>
          <table:table-cell office:value-type="float" office:value="34533" table:style-name="ce1">
            <text:p>34533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3H31M10.624S" table:style-name="ce2">
            <text:p>31:10.6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1654" table:style-name="ce1">
            <text:p>21654</text:p>
          </table:table-cell>
          <table:table-cell office:value-type="string" table:style-name="ce1">
            <text:p>Success</text:p>
          </table:table-cell>
          <table:table-cell office:value-type="float" office:value="123290" table:style-name="ce1">
            <text:p>123290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3H31M27.354S" table:style-name="ce2">
            <text:p>31:27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4963" table:style-name="ce1">
            <text:p>4963</text:p>
          </table:table-cell>
          <table:table-cell office:value-type="string" table:style-name="ce1">
            <text:p>Success</text:p>
          </table:table-cell>
          <table:table-cell office:value-type="float" office:value="11111" table:style-name="ce1">
            <text:p>11111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3H31M31.864S" table:style-name="ce2">
            <text:p>31:31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3H31M30.454S" table:style-name="ce2">
            <text:p>31:30.5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3H31M31.244S" table:style-name="ce2">
            <text:p>31:31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34484" table:style-name="ce1">
            <text:p>34484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3H31M30.694S" table:style-name="ce2">
            <text:p>31:30.7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3H31M28.804S" table:style-name="ce2">
            <text:p>31:28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798" table:style-name="ce1">
            <text:p>3798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3H31M28.254S" table:style-name="ce2">
            <text:p>31:28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4374" table:style-name="ce1">
            <text:p>4374</text:p>
          </table:table-cell>
          <table:table-cell office:value-type="string" table:style-name="ce1">
            <text:p>Success</text:p>
          </table:table-cell>
          <table:table-cell office:value-type="float" office:value="34528" table:style-name="ce1">
            <text:p>34528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3H31M30.154S" table:style-name="ce2">
            <text:p>31:30.2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489" table:style-name="ce1">
            <text:p>2489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3H31M28.324S" table:style-name="ce2">
            <text:p>31:28.3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318" table:style-name="ce1">
            <text:p>4318</text:p>
          </table:table-cell>
          <table:table-cell office:value-type="string" table:style-name="ce1">
            <text:p>Success</text:p>
          </table:table-cell>
          <table:table-cell office:value-type="float" office:value="41960" table:style-name="ce1">
            <text:p>41960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3H31M30.434S" table:style-name="ce2">
            <text:p>31:30.4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Success</text:p>
          </table:table-cell>
          <table:table-cell office:value-type="float" office:value="34515" table:style-name="ce1">
            <text:p>34515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3H31M28.384S" table:style-name="ce2">
            <text:p>31:28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269" table:style-name="ce1">
            <text:p>4269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3H31M28.904S" table:style-name="ce2">
            <text:p>31:28.9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777" table:style-name="ce1">
            <text:p>3777</text:p>
          </table:table-cell>
          <table:table-cell office:value-type="string" table:style-name="ce1">
            <text:p>Success</text:p>
          </table:table-cell>
          <table:table-cell office:value-type="float" office:value="34481" table:style-name="ce1">
            <text:p>34481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3H31M30.504S" table:style-name="ce2">
            <text:p>31:30.5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2194" table:style-name="ce1">
            <text:p>2194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3H31M29.044S" table:style-name="ce2">
            <text:p>31:29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3654" table:style-name="ce1">
            <text:p>3654</text:p>
          </table:table-cell>
          <table:table-cell office:value-type="string" table:style-name="ce1">
            <text:p>Success</text:p>
          </table:table-cell>
          <table:table-cell office:value-type="float" office:value="39436" table:style-name="ce1">
            <text:p>39436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3H31M28.324S" table:style-name="ce2">
            <text:p>31:28.3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376" table:style-name="ce1">
            <text:p>4376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3H31M28.544S" table:style-name="ce2">
            <text:p>31:28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3H31M28.524S" table:style-name="ce2">
            <text:p>31:28.5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196" table:style-name="ce1">
            <text:p>4196</text:p>
          </table:table-cell>
          <table:table-cell office:value-type="string" table:style-name="ce1">
            <text:p>Success</text:p>
          </table:table-cell>
          <table:table-cell office:value-type="float" office:value="41924" table:style-name="ce1">
            <text:p>41924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3H31M28.944S" table:style-name="ce2">
            <text:p>31:28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3H31M28.904S" table:style-name="ce2">
            <text:p>31:28.9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825" table:style-name="ce1">
            <text:p>3825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3H31M28.544S" table:style-name="ce2">
            <text:p>31:28.5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4190" table:style-name="ce1">
            <text:p>4190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3H31M28.894S" table:style-name="ce2">
            <text:p>31:28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3H31M29.024S" table:style-name="ce2">
            <text:p>31:29.0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Success</text:p>
          </table:table-cell>
          <table:table-cell office:value-type="float" office:value="41924" table:style-name="ce1">
            <text:p>41924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3H31M28.234S" table:style-name="ce2">
            <text:p>31:28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515" table:style-name="ce1">
            <text:p>4515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3H31M28.514S" table:style-name="ce2">
            <text:p>31:28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250" table:style-name="ce1">
            <text:p>4250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3H31M28.584S" table:style-name="ce2">
            <text:p>31:28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211" table:style-name="ce1">
            <text:p>4211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3H31M28.804S" table:style-name="ce2">
            <text:p>31:28.8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3H31M28.844S" table:style-name="ce2">
            <text:p>31:28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969" table:style-name="ce1">
            <text:p>3969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3H31M28.444S" table:style-name="ce2">
            <text:p>31:28.4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4370" table:style-name="ce1">
            <text:p>4370</text:p>
          </table:table-cell>
          <table:table-cell office:value-type="string" table:style-name="ce1">
            <text:p>Success</text:p>
          </table:table-cell>
          <table:table-cell office:value-type="float" office:value="34481" table:style-name="ce1">
            <text:p>34481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3H31M28.544S" table:style-name="ce2">
            <text:p>31:28.5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4295" table:style-name="ce1">
            <text:p>4295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3H31M28.534S" table:style-name="ce2">
            <text:p>31:28.5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3H31M28.504S" table:style-name="ce2">
            <text:p>31:28.5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359" table:style-name="ce1">
            <text:p>4359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3H31M28.874S" table:style-name="ce2">
            <text:p>31:28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002" table:style-name="ce1">
            <text:p>4002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3H31M32.284S" table:style-name="ce2">
            <text:p>31:32.3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3H31M32.384S" table:style-name="ce2">
            <text:p>31:32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3H31M28.094S" table:style-name="ce2">
            <text:p>31:28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3H31M32.244S" table:style-name="ce2">
            <text:p>31:32.2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3H31M32.414S" table:style-name="ce2">
            <text:p>31:32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3H31M32.664S" table:style-name="ce2">
            <text:p>31:32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3H31M32.604S" table:style-name="ce2">
            <text:p>31:32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3H31M32.734S" table:style-name="ce2">
            <text:p>31:32.7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3H31M32.824S" table:style-name="ce2">
            <text:p>31:32.8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3H31M32.724S" table:style-name="ce2">
            <text:p>31:32.7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3H31M32.814S" table:style-name="ce2">
            <text:p>31:32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3H31M32.804S" table:style-name="ce2">
            <text:p>31:32.8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3H31M32.744S" table:style-name="ce2">
            <text:p>31:32.7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3H31M12.854S" table:style-name="ce2">
            <text:p>31:12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20319" table:style-name="ce1">
            <text:p>20319</text:p>
          </table:table-cell>
          <table:table-cell office:value-type="string" table:style-name="ce1">
            <text:p>Success</text:p>
          </table:table-cell>
          <table:table-cell office:value-type="float" office:value="124304" table:style-name="ce1">
            <text:p>124304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3H31M32.834S" table:style-name="ce2">
            <text:p>31:32.8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3H31M7.434S" table:style-name="ce2">
            <text:p>31:07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5734" table:style-name="ce1">
            <text:p>25734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3H31M32.104S" table:style-name="ce2">
            <text:p>31:32.1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3H31M12.114S" table:style-name="ce2">
            <text:p>31:12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1090" table:style-name="ce1">
            <text:p>21090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3H31M32.884S" table:style-name="ce2">
            <text:p>31:32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3H31M24.534S" table:style-name="ce2">
            <text:p>31:24.5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8704" table:style-name="ce1">
            <text:p>8704</text:p>
          </table:table-cell>
          <table:table-cell office:value-type="string" table:style-name="ce1">
            <text:p>Success</text:p>
          </table:table-cell>
          <table:table-cell office:value-type="float" office:value="105009" table:style-name="ce1">
            <text:p>105009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3H31M32.744S" table:style-name="ce2">
            <text:p>31:32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3H31M32.324S" table:style-name="ce2">
            <text:p>31:32.3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3H31M32.734S" table:style-name="ce2">
            <text:p>31:32.7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3H31M32.684S" table:style-name="ce2">
            <text:p>31:32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9183" table:style-name="ce1">
            <text:p>29183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3H31M32.644S" table:style-name="ce2">
            <text:p>31:32.6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3H31M32.634S" table:style-name="ce2">
            <text:p>31:32.6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3H31M32.704S" table:style-name="ce2">
            <text:p>31:32.7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3H31M32.654S" table:style-name="ce2">
            <text:p>31:32.7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3H31M32.704S" table:style-name="ce2">
            <text:p>31:32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34138" table:style-name="ce1">
            <text:p>34138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3H31M32.914S" table:style-name="ce2">
            <text:p>31:32.9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3H31M32.884S" table:style-name="ce2">
            <text:p>31:32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3H31M32.894S" table:style-name="ce2">
            <text:p>31:32.9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3H31M25.174S" table:style-name="ce2">
            <text:p>31:25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8634" table:style-name="ce1">
            <text:p>863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3H31M33.024S" table:style-name="ce2">
            <text:p>31:33.0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3H31M33.384S" table:style-name="ce2">
            <text:p>31:33.4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3H31M32.974S" table:style-name="ce2">
            <text:p>31:33.0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41880" table:style-name="ce1">
            <text:p>41880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3H31M32.954S" table:style-name="ce2">
            <text:p>31:33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3H31M28.854S" table:style-name="ce2">
            <text:p>31:28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5027" table:style-name="ce1">
            <text:p>5027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3H31M32.994S" table:style-name="ce2">
            <text:p>31:33.0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3H31M33.014S" table:style-name="ce2">
            <text:p>31:33.0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3H31M33.104S" table:style-name="ce2">
            <text:p>31:33.1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Success</text:p>
          </table:table-cell>
          <table:table-cell office:value-type="float" office:value="41875" table:style-name="ce1">
            <text:p>41875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3H31M33.394S" table:style-name="ce2">
            <text:p>31:33.4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3H31M28.614S" table:style-name="ce2">
            <text:p>31:28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5596" table:style-name="ce1">
            <text:p>5596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3H31M33.414S" table:style-name="ce2">
            <text:p>31:33.4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3H31M29.054S" table:style-name="ce2">
            <text:p>31:29.1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3H31M33.244S" table:style-name="ce2">
            <text:p>31:33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3H31M33.244S" table:style-name="ce2">
            <text:p>31:33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34483" table:style-name="ce1">
            <text:p>34483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41879" table:style-name="ce1">
            <text:p>41879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3H31M33.374S" table:style-name="ce2">
            <text:p>31:33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3H31M24.984S" table:style-name="ce2">
            <text:p>31:25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9489" table:style-name="ce1">
            <text:p>9489</text:p>
          </table:table-cell>
          <table:table-cell office:value-type="string" table:style-name="ce1">
            <text:p>Success</text:p>
          </table:table-cell>
          <table:table-cell office:value-type="float" office:value="53186" table:style-name="ce1">
            <text:p>53186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3H31M33.224S" table:style-name="ce2">
            <text:p>31:33.2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41915" table:style-name="ce1">
            <text:p>41915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3H31M33.884S" table:style-name="ce2">
            <text:p>31:33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48569" table:style-name="ce1">
            <text:p>48569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3H31M25.514S" table:style-name="ce2">
            <text:p>31:25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9206" table:style-name="ce1">
            <text:p>9206</text:p>
          </table:table-cell>
          <table:table-cell office:value-type="string" table:style-name="ce1">
            <text:p>Success</text:p>
          </table:table-cell>
          <table:table-cell office:value-type="float" office:value="23769" table:style-name="ce1">
            <text:p>23769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3H31M34.674S" table:style-name="ce2">
            <text:p>31:34.7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3H31M25.274S" table:style-name="ce2">
            <text:p>31:25.3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9549" table:style-name="ce1">
            <text:p>9549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3H31M34.474S" table:style-name="ce2">
            <text:p>31:34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3H31M33.754S" table:style-name="ce2">
            <text:p>31:33.8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3H31M33.374S" table:style-name="ce2">
            <text:p>31:33.4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Success</text:p>
          </table:table-cell>
          <table:table-cell office:value-type="float" office:value="23769" table:style-name="ce1">
            <text:p>2376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3H31M28.614S" table:style-name="ce2">
            <text:p>31:28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6462" table:style-name="ce1">
            <text:p>6462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3H31M33.384S" table:style-name="ce2">
            <text:p>31:33.4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3H31M28.544S" table:style-name="ce2">
            <text:p>31:28.5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6549" table:style-name="ce1">
            <text:p>6549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3H31M24.534S" table:style-name="ce2">
            <text:p>31:24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750" table:style-name="ce1">
            <text:p>10750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3H31M24.484S" table:style-name="ce2">
            <text:p>31:24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805" table:style-name="ce1">
            <text:p>10805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3H31M23.954S" table:style-name="ce2">
            <text:p>31:24.0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347" table:style-name="ce1">
            <text:p>11347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3H31M21.844S" table:style-name="ce2">
            <text:p>31:21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3472" table:style-name="ce1">
            <text:p>13472</text:p>
          </table:table-cell>
          <table:table-cell office:value-type="string" table:style-name="ce1">
            <text:p>Success</text:p>
          </table:table-cell>
          <table:table-cell office:value-type="float" office:value="54269" table:style-name="ce1">
            <text:p>54269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3H31M23.844S" table:style-name="ce2">
            <text:p>31:23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483" table:style-name="ce1">
            <text:p>11483</text:p>
          </table:table-cell>
          <table:table-cell office:value-type="string" table:style-name="ce1">
            <text:p>Success</text:p>
          </table:table-cell>
          <table:table-cell office:value-type="float" office:value="52161" table:style-name="ce1">
            <text:p>52161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3H31M23.714S" table:style-name="ce2">
            <text:p>31:23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608" table:style-name="ce1">
            <text:p>11608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3H31M23.964S" table:style-name="ce2">
            <text:p>31:24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379" table:style-name="ce1">
            <text:p>11379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3H31M24.084S" table:style-name="ce2">
            <text:p>31:24.1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256" table:style-name="ce1">
            <text:p>11256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3H31M24.994S" table:style-name="ce2">
            <text:p>31:25.0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349" table:style-name="ce1">
            <text:p>10349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3H31M24.394S" table:style-name="ce2">
            <text:p>31:24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959" table:style-name="ce1">
            <text:p>10959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3H31M33.684S" table:style-name="ce2">
            <text:p>31:33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3H31M23.984S" table:style-name="ce2">
            <text:p>31:24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383" table:style-name="ce1">
            <text:p>11383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3H31M25.444S" table:style-name="ce2">
            <text:p>31:25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9924" table:style-name="ce1">
            <text:p>9924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3H31M24.954S" table:style-name="ce2">
            <text:p>31:25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482" table:style-name="ce1">
            <text:p>10482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3H31M25.444S" table:style-name="ce2">
            <text:p>31:25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003" table:style-name="ce1">
            <text:p>10003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3H31M34.824S" table:style-name="ce2">
            <text:p>31:34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3H31M24.784S" table:style-name="ce2">
            <text:p>31:24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771" table:style-name="ce1">
            <text:p>10771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3H31M25.484S" table:style-name="ce2">
            <text:p>31:25.5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088" table:style-name="ce1">
            <text:p>10088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3H31M24.934S" table:style-name="ce2">
            <text:p>31:24.9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667" table:style-name="ce1">
            <text:p>10667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3H31M24.434S" table:style-name="ce2">
            <text:p>31:24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162" table:style-name="ce1">
            <text:p>11162</text:p>
          </table:table-cell>
          <table:table-cell office:value-type="string" table:style-name="ce1">
            <text:p>Success</text:p>
          </table:table-cell>
          <table:table-cell office:value-type="float" office:value="53186" table:style-name="ce1">
            <text:p>53186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3H31M24.514S" table:style-name="ce2">
            <text:p>31:24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093" table:style-name="ce1">
            <text:p>11093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3H31M25.004S" table:style-name="ce2">
            <text:p>31:25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605" table:style-name="ce1">
            <text:p>10605</text:p>
          </table:table-cell>
          <table:table-cell office:value-type="string" table:style-name="ce1">
            <text:p>Success</text:p>
          </table:table-cell>
          <table:table-cell office:value-type="float" office:value="53186" table:style-name="ce1">
            <text:p>53186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3H31M25.174S" table:style-name="ce2">
            <text:p>31:25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432" table:style-name="ce1">
            <text:p>10432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3H31M25.664S" table:style-name="ce2">
            <text:p>31:25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9952" table:style-name="ce1">
            <text:p>9952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3H31M24.404S" table:style-name="ce2">
            <text:p>31:24.4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215" table:style-name="ce1">
            <text:p>11215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3H31M24.964S" table:style-name="ce2">
            <text:p>31:25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652" table:style-name="ce1">
            <text:p>10652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3H31M34.074S" table:style-name="ce2">
            <text:p>31:34.1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3H31M4.914S" table:style-name="ce2">
            <text:p>31:04.9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30727" table:style-name="ce1">
            <text:p>30727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3H31M25.124S" table:style-name="ce2">
            <text:p>31:25.1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519" table:style-name="ce1">
            <text:p>10519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3H31M33.824S" table:style-name="ce2">
            <text:p>31:33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ccess</text:p>
          </table:table-cell>
          <table:table-cell office:value-type="float" office:value="58677" table:style-name="ce1">
            <text:p>58677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3H31M34.294S" table:style-name="ce2">
            <text:p>31:34.3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29185" table:style-name="ce1">
            <text:p>29185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3H31M25.274S" table:style-name="ce2">
            <text:p>31:25.3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385" table:style-name="ce1">
            <text:p>10385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3H31M23.664S" table:style-name="ce2">
            <text:p>31:23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001" table:style-name="ce1">
            <text:p>12001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3H31M24.504S" table:style-name="ce2">
            <text:p>31:24.5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172" table:style-name="ce1">
            <text:p>11172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3H31M12.684S" table:style-name="ce2">
            <text:p>31:12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2990" table:style-name="ce1">
            <text:p>22990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3H31M25.164S" table:style-name="ce2">
            <text:p>31:25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512" table:style-name="ce1">
            <text:p>10512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3H31M24.504S" table:style-name="ce2">
            <text:p>31:24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184" table:style-name="ce1">
            <text:p>11184</text:p>
          </table:table-cell>
          <table:table-cell office:value-type="string" table:style-name="ce1">
            <text:p>Success</text:p>
          </table:table-cell>
          <table:table-cell office:value-type="float" office:value="52159" table:style-name="ce1">
            <text:p>52159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3H31M25.324S" table:style-name="ce2">
            <text:p>31:25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360" table:style-name="ce1">
            <text:p>10360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3H31M25.394S" table:style-name="ce2">
            <text:p>31:25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299" table:style-name="ce1">
            <text:p>10299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3H31M25.484S" table:style-name="ce2">
            <text:p>31:25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0278" table:style-name="ce1">
            <text:p>10278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3H31M12.194S" table:style-name="ce2">
            <text:p>31:12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3575" table:style-name="ce1">
            <text:p>23575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3H31M23.024S" table:style-name="ce2">
            <text:p>31:23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743" table:style-name="ce1">
            <text:p>12743</text:p>
          </table:table-cell>
          <table:table-cell office:value-type="string" table:style-name="ce1">
            <text:p>Success</text:p>
          </table:table-cell>
          <table:table-cell office:value-type="float" office:value="53186" table:style-name="ce1">
            <text:p>53186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3H31M24.944S" table:style-name="ce2">
            <text:p>31:24.9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830" table:style-name="ce1">
            <text:p>10830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3H31M12.674S" table:style-name="ce2">
            <text:p>31:12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3101" table:style-name="ce1">
            <text:p>23101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3H31M35.334S" table:style-name="ce2">
            <text:p>31:35.3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3H31M12.184S" table:style-name="ce2">
            <text:p>31:12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3661" table:style-name="ce1">
            <text:p>23661</text:p>
          </table:table-cell>
          <table:table-cell office:value-type="string" table:style-name="ce1">
            <text:p>Success</text:p>
          </table:table-cell>
          <table:table-cell office:value-type="float" office:value="124305" table:style-name="ce1">
            <text:p>124305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3H31M35.324S" table:style-name="ce2">
            <text:p>31:35.3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3H31M35.374S" table:style-name="ce2">
            <text:p>31:35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3H31M35.294S" table:style-name="ce2">
            <text:p>31:35.3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3H31M24.984S" table:style-name="ce2">
            <text:p>31:25.0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0868" table:style-name="ce1">
            <text:p>10868</text:p>
          </table:table-cell>
          <table:table-cell office:value-type="string" table:style-name="ce1">
            <text:p>Success</text:p>
          </table:table-cell>
          <table:table-cell office:value-type="float" office:value="52160" table:style-name="ce1">
            <text:p>52160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3H31M35.554S" table:style-name="ce2">
            <text:p>31:35.6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3H31M12.584S" table:style-name="ce2">
            <text:p>31:12.6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23272" table:style-name="ce1">
            <text:p>23272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3H31M4.994S" table:style-name="ce2">
            <text:p>31:05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30869" table:style-name="ce1">
            <text:p>30869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3H31M3.014S" table:style-name="ce2">
            <text:p>31:03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2842" table:style-name="ce1">
            <text:p>32842</text:p>
          </table:table-cell>
          <table:table-cell office:value-type="string" table:style-name="ce1">
            <text:p>Success</text:p>
          </table:table-cell>
          <table:table-cell office:value-type="float" office:value="124306" table:style-name="ce1">
            <text:p>124306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3H31M35.654S" table:style-name="ce2">
            <text:p>31:35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out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3H31M35.974S" table:style-name="ce2">
            <text:p>31:36.0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3H31M35.454S" table:style-name="ce2">
            <text:p>31:35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3H31M35.694S" table:style-name="ce2">
            <text:p>31:35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3H31M35.354S" table:style-name="ce2">
            <text:p>31:35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3H31M35.354S" table:style-name="ce2">
            <text:p>31:35.4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3H31M35.284S" table:style-name="ce2">
            <text:p>31:35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3H31M35.304S" table:style-name="ce2">
            <text:p>31:35.3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3H31M35.344S" table:style-name="ce2">
            <text:p>31:35.3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3H31M35.774S" table:style-name="ce2">
            <text:p>31:35.8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3H31M33.804S" table:style-name="ce2">
            <text:p>31:33.8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49624" table:style-name="ce1">
            <text:p>49624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3H31M35.374S" table:style-name="ce2">
            <text:p>31:35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3H31M35.444S" table:style-name="ce2">
            <text:p>31:35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3H31M35.684S" table:style-name="ce2">
            <text:p>31:35.7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3H31M35.344S" table:style-name="ce2">
            <text:p>31:35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3H31M35.854S" table:style-name="ce2">
            <text:p>31:35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3H31M35.614S" table:style-name="ce2">
            <text:p>31:35.6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3H31M35.614S" table:style-name="ce2">
            <text:p>31:35.6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3H31M35.624S" table:style-name="ce2">
            <text:p>31:35.6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3H31M35.644S" table:style-name="ce2">
            <text:p>31:35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3H31M35.764S" table:style-name="ce2">
            <text:p>31:35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3H31M35.684S" table:style-name="ce2">
            <text:p>31:35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3H31M35.614S" table:style-name="ce2">
            <text:p>31:35.6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3H31M35.654S" table:style-name="ce2">
            <text:p>31:35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3H31M35.674S" table:style-name="ce2">
            <text:p>31:35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3H31M35.594S" table:style-name="ce2">
            <text:p>31:35.6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3H31M35.694S" table:style-name="ce2">
            <text:p>31:35.7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3H31M35.674S" table:style-name="ce2">
            <text:p>31:35.7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3H31M35.994S" table:style-name="ce2">
            <text:p>31:36.0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3H31M35.584S" table:style-name="ce2">
            <text:p>31:35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3H31M36.204S" table:style-name="ce2">
            <text:p>31:36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3H31M35.614S" table:style-name="ce2">
            <text:p>31:35.6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3H31M34.264S" table:style-name="ce2">
            <text:p>31:34.3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3H31M35.774S" table:style-name="ce2">
            <text:p>31:35.8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3H31M36.274S" table:style-name="ce2">
            <text:p>31:36.3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3H31M35.604S" table:style-name="ce2">
            <text:p>31:35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3H31M36.264S" table:style-name="ce2">
            <text:p>31:36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3H31M36.284S" table:style-name="ce2">
            <text:p>31:36.3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3H31M36.274S" table:style-name="ce2">
            <text:p>31:36.3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3H31M36.324S" table:style-name="ce2">
            <text:p>31:36.3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3H31M36.374S" table:style-name="ce2">
            <text:p>31:36.4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3H31M36.404S" table:style-name="ce2">
            <text:p>31:36.4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3H31M36.304S" table:style-name="ce2">
            <text:p>31:36.3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html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3H31M35.364S" table:style-name="ce2">
            <text:p>31:35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Success</text:p>
          </table:table-cell>
          <table:table-cell office:value-type="float" office:value="55692" table:style-name="ce1">
            <text:p>55692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3H31M35.604S" table:style-name="ce2">
            <text:p>31:35.6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3H31M35.864S" table:style-name="ce2">
            <text:p>31:35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3973" table:style-name="ce1">
            <text:p>3973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3H31M29.054S" table:style-name="ce2">
            <text:p>31:29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8302" table:style-name="ce1">
            <text:p>8302</text:p>
          </table:table-cell>
          <table:table-cell office:value-type="string" table:style-name="ce1">
            <text:p>Success</text:p>
          </table:table-cell>
          <table:table-cell office:value-type="float" office:value="58128" table:style-name="ce1">
            <text:p>58128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3H31M35.864S" table:style-name="ce2">
            <text:p>31:35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3H31M37.154S" table:style-name="ce2">
            <text:p>31:37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3H31M37.124S" table:style-name="ce2">
            <text:p>31:37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3H31M35.674S" table:style-name="ce2">
            <text:p>31:35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3H31M35.644S" table:style-name="ce2">
            <text:p>31:35.6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3H31M35.074S" table:style-name="ce2">
            <text:p>31:35.1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2473" table:style-name="ce1">
            <text:p>2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3H31M35.774S" table:style-name="ce2">
            <text:p>31:35.8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3H31M37.554S" table:style-name="ce2">
            <text:p>31:37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3H31M35.864S" table:style-name="ce2">
            <text:p>31:35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3H31M37.574S" table:style-name="ce2">
            <text:p>31:37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3H31M37.354S" table:style-name="ce2">
            <text:p>31:37.4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3H31M37.594S" table:style-name="ce2">
            <text:p>31:37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3H31M32.284S" table:style-name="ce2">
            <text:p>31:32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5363" table:style-name="ce1">
            <text:p>5363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3H31M37.604S" table:style-name="ce2">
            <text:p>31:37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html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3H31M33.204S" table:style-name="ce2">
            <text:p>31:33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3H31M35.774S" table:style-name="ce2">
            <text:p>31:35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3H31M37.374S" table:style-name="ce2">
            <text:p>31:37.4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3H31M37.594S" table:style-name="ce2">
            <text:p>31:37.6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3H31M35.844S" table:style-name="ce2">
            <text:p>31:35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3H31M37.434S" table:style-name="ce2">
            <text:p>31:37.4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3H31M37.604S" table:style-name="ce2">
            <text:p>31:37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3H31M37.554S" table:style-name="ce2">
            <text:p>31:37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3H31M33.184S" table:style-name="ce2">
            <text:p>31:33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778" table:style-name="ce1">
            <text:p>477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3H31M37.534S" table:style-name="ce2">
            <text:p>31:37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3H31M37.554S" table:style-name="ce2">
            <text:p>31:37.6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3H31M37.704S" table:style-name="ce2">
            <text:p>31:37.7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3H31M37.644S" table:style-name="ce2">
            <text:p>31:37.6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3H31M37.964S" table:style-name="ce2">
            <text:p>31:38.0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3H31M38.004S" table:style-name="ce2">
            <text:p>31:38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3H31M37.954S" table:style-name="ce2">
            <text:p>31:38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3H31M37.954S" table:style-name="ce2">
            <text:p>31:38.0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3H31M37.964S" table:style-name="ce2">
            <text:p>31:38.0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3H31M37.964S" table:style-name="ce2">
            <text:p>31:38.0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3H31M37.964S" table:style-name="ce2">
            <text:p>31:38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3H31M37.944S" table:style-name="ce2">
            <text:p>31:37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1174" table:style-name="ce1">
            <text:p>1174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3H31M38.254S" table:style-name="ce2">
            <text:p>31:38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3H31M38.174S" table:style-name="ce2">
            <text:p>31:38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1226" table:style-name="ce1">
            <text:p>1226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3H31M35.044S" table:style-name="ce2">
            <text:p>31:35.0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5903" table:style-name="ce1">
            <text:p>5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3H31M40.954S" table:style-name="ce2">
            <text:p>31:41.0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out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3H31M41.064S" table:style-name="ce2">
            <text:p>31:41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3H31M41.084S" table:style-name="ce2">
            <text:p>31:41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3H31M41.104S" table:style-name="ce2">
            <text:p>31:41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3H31M35.094S" table:style-name="ce2">
            <text:p>31:35.1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7129" table:style-name="ce1">
            <text:p>7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3H31M42.234S" table:style-name="ce2">
            <text:p>31:42.2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3H31M42.294S" table:style-name="ce2">
            <text:p>31:42.3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3H31M42.324S" table:style-name="ce2">
            <text:p>31:42.3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3H31M42.374S" table:style-name="ce2">
            <text:p>31:42.4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3H31M35.094S" table:style-name="ce2">
            <text:p>31:35.1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8553" table:style-name="ce1">
            <text:p>85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3H31M43.654S" table:style-name="ce2">
            <text:p>31:43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out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3H31M43.724S" table:style-name="ce2">
            <text:p>31:43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3H31M43.784S" table:style-name="ce2">
            <text:p>31:43.8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3H31M43.824S" table:style-name="ce2">
            <text:p>31:43.8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3H31M35.074S" table:style-name="ce2">
            <text:p>31:35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9375" table:style-name="ce1">
            <text:p>93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3H31M44.454S" table:style-name="ce2">
            <text:p>31:44.5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out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3H31M44.574S" table:style-name="ce2">
            <text:p>31:44.6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3H31M44.634S" table:style-name="ce2">
            <text:p>31:44.6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3H31M44.684S" table:style-name="ce2">
            <text:p>31:44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3H31M25.304S" table:style-name="ce2">
            <text:p>31:25.3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0174" table:style-name="ce1">
            <text:p>20174</text:p>
          </table:table-cell>
          <table:table-cell office:value-type="string" table:style-name="ce1">
            <text:p>Success</text:p>
          </table:table-cell>
          <table:table-cell office:value-type="float" office:value="103049" table:style-name="ce1">
            <text:p>10304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3H31M34.714S" table:style-name="ce2">
            <text:p>31:34.7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10779" table:style-name="ce1">
            <text:p>107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3H31M45.494S" table:style-name="ce2">
            <text:p>31:45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out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3H31M29.804S" table:style-name="ce2">
            <text:p>31:29.8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5829" table:style-name="ce1">
            <text:p>15829</text:p>
          </table:table-cell>
          <table:table-cell office:value-type="string" table:style-name="ce1">
            <text:p>Success</text:p>
          </table:table-cell>
          <table:table-cell office:value-type="float" office:value="103085" table:style-name="ce1">
            <text:p>103085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3H31M45.634S" table:style-name="ce2">
            <text:p>31:45.6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3H31M24.494S" table:style-name="ce2">
            <text:p>31:24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21194" table:style-name="ce1">
            <text:p>21194</text:p>
          </table:table-cell>
          <table:table-cell office:value-type="string" table:style-name="ce1">
            <text:p>Success</text:p>
          </table:table-cell>
          <table:table-cell office:value-type="float" office:value="103043" table:style-name="ce1">
            <text:p>103043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3H31M45.674S" table:style-name="ce2">
            <text:p>31:45.7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3H31M45.714S" table:style-name="ce2">
            <text:p>31:45.7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3H31M34.414S" table:style-name="ce2">
            <text:p>31:34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1471" table:style-name="ce1">
            <text:p>114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3H31M45.884S" table:style-name="ce2">
            <text:p>31:45.9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out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3H31M31.374S" table:style-name="ce2">
            <text:p>31:31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4607" table:style-name="ce1">
            <text:p>14607</text:p>
          </table:table-cell>
          <table:table-cell office:value-type="string" table:style-name="ce1">
            <text:p>Success</text:p>
          </table:table-cell>
          <table:table-cell office:value-type="float" office:value="103083" table:style-name="ce1">
            <text:p>103083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3H31M45.984S" table:style-name="ce2">
            <text:p>31:46.0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3H31M46.044S" table:style-name="ce2">
            <text:p>31:46.0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3H31M32.704S" table:style-name="ce2">
            <text:p>31:32.7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3399" table:style-name="ce1">
            <text:p>13399</text:p>
          </table:table-cell>
          <table:table-cell office:value-type="string" table:style-name="ce1">
            <text:p>Success</text:p>
          </table:table-cell>
          <table:table-cell office:value-type="float" office:value="105208" table:style-name="ce1">
            <text:p>105208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3H31M46.074S" table:style-name="ce2">
            <text:p>31:46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htm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3H31M32.714S" table:style-name="ce2">
            <text:p>31:32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3418" table:style-name="ce1">
            <text:p>13418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3H31M32.654S" table:style-name="ce2">
            <text:p>31:32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3597" table:style-name="ce1">
            <text:p>13597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3H31M32.704S" table:style-name="ce2">
            <text:p>31:32.7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3682" table:style-name="ce1">
            <text:p>13682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3H31M32.324S" table:style-name="ce2">
            <text:p>31:32.3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4101" table:style-name="ce1">
            <text:p>14101</text:p>
          </table:table-cell>
          <table:table-cell office:value-type="string" table:style-name="ce1">
            <text:p>Success</text:p>
          </table:table-cell>
          <table:table-cell office:value-type="float" office:value="105150" table:style-name="ce1">
            <text:p>105150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3H31M32.454S" table:style-name="ce2">
            <text:p>31:32.5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4028" table:style-name="ce1">
            <text:p>14028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3H31M32.864S" table:style-name="ce2">
            <text:p>31:32.9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3629" table:style-name="ce1">
            <text:p>13629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3H31M32.874S" table:style-name="ce2">
            <text:p>31:32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3788" table:style-name="ce1">
            <text:p>13788</text:p>
          </table:table-cell>
          <table:table-cell office:value-type="string" table:style-name="ce1">
            <text:p>Success</text:p>
          </table:table-cell>
          <table:table-cell office:value-type="float" office:value="105208" table:style-name="ce1">
            <text:p>105208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3H31M32.744S" table:style-name="ce2">
            <text:p>31:32.7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13955" table:style-name="ce1">
            <text:p>13955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3H31M32.794S" table:style-name="ce2">
            <text:p>31:32.8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3923" table:style-name="ce1">
            <text:p>13923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3H31M32.764S" table:style-name="ce2">
            <text:p>31:32.8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4017" table:style-name="ce1">
            <text:p>14017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3H31M34.214S" table:style-name="ce2">
            <text:p>31:34.2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12706" table:style-name="ce1">
            <text:p>127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3H31M33.254S" table:style-name="ce2">
            <text:p>31:33.3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3660" table:style-name="ce1">
            <text:p>13660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3H31M46.914S" table:style-name="ce2">
            <text:p>31:46.9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out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3H31M33.784S" table:style-name="ce2">
            <text:p>31:33.8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3346" table:style-name="ce1">
            <text:p>13346</text:p>
          </table:table-cell>
          <table:table-cell office:value-type="string" table:style-name="ce1">
            <text:p>Success</text:p>
          </table:table-cell>
          <table:table-cell office:value-type="float" office:value="105183" table:style-name="ce1">
            <text:p>105183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3H31M33.774S" table:style-name="ce2">
            <text:p>31:33.8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3352" table:style-name="ce1">
            <text:p>13352</text:p>
          </table:table-cell>
          <table:table-cell office:value-type="string" table:style-name="ce1">
            <text:p>Success</text:p>
          </table:table-cell>
          <table:table-cell office:value-type="float" office:value="105183" table:style-name="ce1">
            <text:p>105183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3H31M47.104S" table:style-name="ce2">
            <text:p>31:47.1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3H31M47.154S" table:style-name="ce2">
            <text:p>31:47.2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3H31M47.194S" table:style-name="ce2">
            <text:p>31:47.2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htm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3H31M33.854S" table:style-name="ce2">
            <text:p>31:33.9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3483" table:style-name="ce1">
            <text:p>13483</text:p>
          </table:table-cell>
          <table:table-cell office:value-type="string" table:style-name="ce1">
            <text:p>Success</text:p>
          </table:table-cell>
          <table:table-cell office:value-type="float" office:value="105185" table:style-name="ce1">
            <text:p>105185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3H31M33.894S" table:style-name="ce2">
            <text:p>31:33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3443" table:style-name="ce1">
            <text:p>13443</text:p>
          </table:table-cell>
          <table:table-cell office:value-type="string" table:style-name="ce1">
            <text:p>Success</text:p>
          </table:table-cell>
          <table:table-cell office:value-type="float" office:value="105208" table:style-name="ce1">
            <text:p>105208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3H31M33.884S" table:style-name="ce2">
            <text:p>31:33.9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3541" table:style-name="ce1">
            <text:p>13541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3H31M34.494S" table:style-name="ce2">
            <text:p>31:34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3032" table:style-name="ce1">
            <text:p>13032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3H31M34.174S" table:style-name="ce2">
            <text:p>31:34.2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3357" table:style-name="ce1">
            <text:p>13357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3H31M34.154S" table:style-name="ce2">
            <text:p>31:34.2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3466" table:style-name="ce1">
            <text:p>13466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3H31M34.204S" table:style-name="ce2">
            <text:p>31:34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3421" table:style-name="ce1">
            <text:p>13421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3H31M34.084S" table:style-name="ce2">
            <text:p>31:34.1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3563" table:style-name="ce1">
            <text:p>13563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3H31M34.294S" table:style-name="ce2">
            <text:p>31:34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3360" table:style-name="ce1">
            <text:p>13360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3H31M34.304S" table:style-name="ce2">
            <text:p>31:34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3389" table:style-name="ce1">
            <text:p>13389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3H31M34.184S" table:style-name="ce2">
            <text:p>31:34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13504" table:style-name="ce1">
            <text:p>13504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3H31M33.864S" table:style-name="ce2">
            <text:p>31:33.9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3829" table:style-name="ce1">
            <text:p>13829</text:p>
          </table:table-cell>
          <table:table-cell office:value-type="string" table:style-name="ce1">
            <text:p>Success</text:p>
          </table:table-cell>
          <table:table-cell office:value-type="float" office:value="105185" table:style-name="ce1">
            <text:p>105185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3H31M33.804S" table:style-name="ce2">
            <text:p>31:33.8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13888" table:style-name="ce1">
            <text:p>13888</text:p>
          </table:table-cell>
          <table:table-cell office:value-type="string" table:style-name="ce1">
            <text:p>Success</text:p>
          </table:table-cell>
          <table:table-cell office:value-type="float" office:value="105206" table:style-name="ce1">
            <text:p>105206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3H31M35.324S" table:style-name="ce2">
            <text:p>31:35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2568" table:style-name="ce1">
            <text:p>12568</text:p>
          </table:table-cell>
          <table:table-cell office:value-type="string" table:style-name="ce1">
            <text:p>Success</text:p>
          </table:table-cell>
          <table:table-cell office:value-type="float" office:value="107263" table:style-name="ce1">
            <text:p>107263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3H31M35.854S" table:style-name="ce2">
            <text:p>31:35.9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2232" table:style-name="ce1">
            <text:p>12232</text:p>
          </table:table-cell>
          <table:table-cell office:value-type="string" table:style-name="ce1">
            <text:p>Success</text:p>
          </table:table-cell>
          <table:table-cell office:value-type="float" office:value="109380" table:style-name="ce1">
            <text:p>109380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3H31M34.214S" table:style-name="ce2">
            <text:p>31:34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13888" table:style-name="ce1">
            <text:p>13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3H31M48.104S" table:style-name="ce2">
            <text:p>31:48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3H31M48.124S" table:style-name="ce2">
            <text:p>31:48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3H31M36.264S" table:style-name="ce2">
            <text:p>31:36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1895" table:style-name="ce1">
            <text:p>11895</text:p>
          </table:table-cell>
          <table:table-cell office:value-type="string" table:style-name="ce1">
            <text:p>Success</text:p>
          </table:table-cell>
          <table:table-cell office:value-type="float" office:value="115746" table:style-name="ce1">
            <text:p>115746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1919" table:style-name="ce1">
            <text:p>11919</text:p>
          </table:table-cell>
          <table:table-cell office:value-type="string" table:style-name="ce1">
            <text:p>Success</text:p>
          </table:table-cell>
          <table:table-cell office:value-type="float" office:value="117870" table:style-name="ce1">
            <text:p>117870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3H31M36.134S" table:style-name="ce2">
            <text:p>31:36.1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2034" table:style-name="ce1">
            <text:p>12034</text:p>
          </table:table-cell>
          <table:table-cell office:value-type="string" table:style-name="ce1">
            <text:p>Success</text:p>
          </table:table-cell>
          <table:table-cell office:value-type="float" office:value="111503" table:style-name="ce1">
            <text:p>111503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3H31M48.134S" table:style-name="ce2">
            <text:p>31:48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3H31M48.184S" table:style-name="ce2">
            <text:p>31:48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html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3H31M36.214S" table:style-name="ce2">
            <text:p>31:36.2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2143" table:style-name="ce1">
            <text:p>12143</text:p>
          </table:table-cell>
          <table:table-cell office:value-type="string" table:style-name="ce1">
            <text:p>Success</text:p>
          </table:table-cell>
          <table:table-cell office:value-type="float" office:value="119994" table:style-name="ce1">
            <text:p>119994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3H31M36.214S" table:style-name="ce2">
            <text:p>31:36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2247" table:style-name="ce1">
            <text:p>12247</text:p>
          </table:table-cell>
          <table:table-cell office:value-type="string" table:style-name="ce1">
            <text:p>Success</text:p>
          </table:table-cell>
          <table:table-cell office:value-type="float" office:value="126359" table:style-name="ce1">
            <text:p>126359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3H31M36.064S" table:style-name="ce2">
            <text:p>31:36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2418" table:style-name="ce1">
            <text:p>12418</text:p>
          </table:table-cell>
          <table:table-cell office:value-type="string" table:style-name="ce1">
            <text:p>Success</text:p>
          </table:table-cell>
          <table:table-cell office:value-type="float" office:value="128480" table:style-name="ce1">
            <text:p>128480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3H31M36.204S" table:style-name="ce2">
            <text:p>31:36.2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2291" table:style-name="ce1">
            <text:p>12291</text:p>
          </table:table-cell>
          <table:table-cell office:value-type="string" table:style-name="ce1">
            <text:p>Success</text:p>
          </table:table-cell>
          <table:table-cell office:value-type="float" office:value="124237" table:style-name="ce1">
            <text:p>124237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2281" table:style-name="ce1">
            <text:p>12281</text:p>
          </table:table-cell>
          <table:table-cell office:value-type="string" table:style-name="ce1">
            <text:p>Success</text:p>
          </table:table-cell>
          <table:table-cell office:value-type="float" office:value="128479" table:style-name="ce1">
            <text:p>128479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3H31M36.164S" table:style-name="ce2">
            <text:p>31:36.2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2382" table:style-name="ce1">
            <text:p>12382</text:p>
          </table:table-cell>
          <table:table-cell office:value-type="string" table:style-name="ce1">
            <text:p>Success</text:p>
          </table:table-cell>
          <table:table-cell office:value-type="float" office:value="130606" table:style-name="ce1">
            <text:p>130606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3H31M46.424S" table:style-name="ce2">
            <text:p>31:46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3H31M34.204S" table:style-name="ce2">
            <text:p>31:34.2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4350" table:style-name="ce1">
            <text:p>143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3H31M47.894S" table:style-name="ce2">
            <text:p>31:47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3H31M36.204S" table:style-name="ce2">
            <text:p>31:36.2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2374" table:style-name="ce1">
            <text:p>12374</text:p>
          </table:table-cell>
          <table:table-cell office:value-type="string" table:style-name="ce1">
            <text:p>Success</text:p>
          </table:table-cell>
          <table:table-cell office:value-type="float" office:value="128487" table:style-name="ce1">
            <text:p>128487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3H31M48.554S" table:style-name="ce2">
            <text:p>31:48.6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3H31M48.614S" table:style-name="ce2">
            <text:p>31:48.6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3H31M48.644S" table:style-name="ce2">
            <text:p>31:48.6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3H31M48.674S" table:style-name="ce2">
            <text:p>31:48.7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3H31M35.634S" table:style-name="ce2">
            <text:p>31:35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13126" table:style-name="ce1">
            <text:p>13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3H31M48.764S" table:style-name="ce2">
            <text:p>31:48.8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3H31M48.824S" table:style-name="ce2">
            <text:p>31:48.8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3H31M48.864S" table:style-name="ce2">
            <text:p>31:48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3H31M48.904S" table:style-name="ce2">
            <text:p>31:48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3H31M48.564S" table:style-name="ce2">
            <text:p>31:48.6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3H31M48.554S" table:style-name="ce2">
            <text:p>31:48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3H31M36.444S" table:style-name="ce2">
            <text:p>31:36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2791" table:style-name="ce1">
            <text:p>12791</text:p>
          </table:table-cell>
          <table:table-cell office:value-type="string" table:style-name="ce1">
            <text:p>Success</text:p>
          </table:table-cell>
          <table:table-cell office:value-type="float" office:value="107329" table:style-name="ce1">
            <text:p>107329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3H31M48.944S" table:style-name="ce2">
            <text:p>31:48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3H31M49.094S" table:style-name="ce2">
            <text:p>31:49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3H31M47.524S" table:style-name="ce2">
            <text:p>31:47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3H31M46.664S" table:style-name="ce2">
            <text:p>31:46.7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3243" table:style-name="ce1">
            <text:p>3243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3H31M47.694S" table:style-name="ce2">
            <text:p>31:47.7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3H31M47.694S" table:style-name="ce2">
            <text:p>31:47.7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3H31M45.474S" table:style-name="ce2">
            <text:p>31:45.5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470" table:style-name="ce1">
            <text:p>4470</text:p>
          </table:table-cell>
          <table:table-cell office:value-type="string" table:style-name="ce1">
            <text:p>Success</text:p>
          </table:table-cell>
          <table:table-cell office:value-type="float" office:value="34530" table:style-name="ce1">
            <text:p>34530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3H31M45.684S" table:style-name="ce2">
            <text:p>31:45.7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4286" table:style-name="ce1">
            <text:p>4286</text:p>
          </table:table-cell>
          <table:table-cell office:value-type="string" table:style-name="ce1">
            <text:p>Success</text:p>
          </table:table-cell>
          <table:table-cell office:value-type="float" office:value="34574" table:style-name="ce1">
            <text:p>34574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3H31M47.644S" table:style-name="ce2">
            <text:p>31:47.6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2326" table:style-name="ce1">
            <text:p>2326</text:p>
          </table:table-cell>
          <table:table-cell office:value-type="string" table:style-name="ce1">
            <text:p>Success</text:p>
          </table:table-cell>
          <table:table-cell office:value-type="float" office:value="39487" table:style-name="ce1">
            <text:p>39487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3H31M46.254S" table:style-name="ce2">
            <text:p>31:46.3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721" table:style-name="ce1">
            <text:p>3721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3H31M46.394S" table:style-name="ce2">
            <text:p>31:46.4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580" table:style-name="ce1">
            <text:p>3580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3H31M47.124S" table:style-name="ce2">
            <text:p>31:47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Success</text:p>
          </table:table-cell>
          <table:table-cell office:value-type="float" office:value="39527" table:style-name="ce1">
            <text:p>39527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3H31M45.634S" table:style-name="ce2">
            <text:p>31:45.6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339" table:style-name="ce1">
            <text:p>4339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3H31M47.534S" table:style-name="ce2">
            <text:p>31:47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443" table:style-name="ce1">
            <text:p>2443</text:p>
          </table:table-cell>
          <table:table-cell office:value-type="string" table:style-name="ce1">
            <text:p>Success</text:p>
          </table:table-cell>
          <table:table-cell office:value-type="float" office:value="39527" table:style-name="ce1">
            <text:p>39527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3H31M46.104S" table:style-name="ce2">
            <text:p>31:46.1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3871" table:style-name="ce1">
            <text:p>3871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3H31M45.984S" table:style-name="ce2">
            <text:p>31:46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989" table:style-name="ce1">
            <text:p>3989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3H31M47.124S" table:style-name="ce2">
            <text:p>31:47.1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Success</text:p>
          </table:table-cell>
          <table:table-cell office:value-type="float" office:value="39491" table:style-name="ce1">
            <text:p>3949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3H31M47.424S" table:style-name="ce2">
            <text:p>31:47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39527" table:style-name="ce1">
            <text:p>39527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3H31M46.784S" table:style-name="ce2">
            <text:p>31:46.8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201" table:style-name="ce1">
            <text:p>3201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3H31M46.714S" table:style-name="ce2">
            <text:p>31:46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3297" table:style-name="ce1">
            <text:p>3297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3H31M46.134S" table:style-name="ce2">
            <text:p>31:46.1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3878" table:style-name="ce1">
            <text:p>3878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3H31M47.694S" table:style-name="ce2">
            <text:p>31:47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2380" table:style-name="ce1">
            <text:p>2380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3H31M47.334S" table:style-name="ce2">
            <text:p>31:47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734" table:style-name="ce1">
            <text:p>2734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3H31M46.924S" table:style-name="ce2">
            <text:p>31:46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3H31M46.704S" table:style-name="ce2">
            <text:p>31:46.7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3394" table:style-name="ce1">
            <text:p>3394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3H31M46.484S" table:style-name="ce2">
            <text:p>31:46.5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3618" table:style-name="ce1">
            <text:p>3618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3H31M46.494S" table:style-name="ce2">
            <text:p>31:46.5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3H31M47.694S" table:style-name="ce2">
            <text:p>31:47.7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2419" table:style-name="ce1">
            <text:p>2419</text:p>
          </table:table-cell>
          <table:table-cell office:value-type="string" table:style-name="ce1">
            <text:p>Success</text:p>
          </table:table-cell>
          <table:table-cell office:value-type="float" office:value="39417" table:style-name="ce1">
            <text:p>39417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3H31M47.624S" table:style-name="ce2">
            <text:p>31:47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39430" table:style-name="ce1">
            <text:p>39430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3H31M47.334S" table:style-name="ce2">
            <text:p>31:47.3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Success</text:p>
          </table:table-cell>
          <table:table-cell office:value-type="float" office:value="39431" table:style-name="ce1">
            <text:p>3943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3H31M47.624S" table:style-name="ce2">
            <text:p>31:47.6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Success</text:p>
          </table:table-cell>
          <table:table-cell office:value-type="float" office:value="39466" table:style-name="ce1">
            <text:p>39466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3H31M47.654S" table:style-name="ce2">
            <text:p>31:47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Success</text:p>
          </table:table-cell>
          <table:table-cell office:value-type="float" office:value="39527" table:style-name="ce1">
            <text:p>39527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3H31M49.944S" table:style-name="ce2">
            <text:p>31:49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3H31M49.904S" table:style-name="ce2">
            <text:p>31:49.9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3H31M49.904S" table:style-name="ce2">
            <text:p>31:49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3H31M49.904S" table:style-name="ce2">
            <text:p>31:49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34193" table:style-name="ce1">
            <text:p>34193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3H31M50.104S" table:style-name="ce2">
            <text:p>31:50.1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3H31M49.984S" table:style-name="ce2">
            <text:p>31:50.0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34128" table:style-name="ce1">
            <text:p>34128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3H31M49.914S" table:style-name="ce2">
            <text:p>31:49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3H31M50.094S" table:style-name="ce2">
            <text:p>31:50.1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3H31M50.094S" table:style-name="ce2">
            <text:p>31:50.1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34229" table:style-name="ce1">
            <text:p>34229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3H31M50.014S" table:style-name="ce2">
            <text:p>31:50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3H31M50.014S" table:style-name="ce2">
            <text:p>31:50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3H31M50.074S" table:style-name="ce2">
            <text:p>31:50.1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3H31M50.114S" table:style-name="ce2">
            <text:p>31:50.1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34131" table:style-name="ce1">
            <text:p>3413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3H31M50.104S" table:style-name="ce2">
            <text:p>31:50.1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34152" table:style-name="ce1">
            <text:p>34152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3H31M50.114S" table:style-name="ce2">
            <text:p>31:50.1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34130" table:style-name="ce1">
            <text:p>34130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3H31M50.144S" table:style-name="ce2">
            <text:p>31:50.1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34166" table:style-name="ce1">
            <text:p>34166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3H31M50.224S" table:style-name="ce2">
            <text:p>31:50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34166" table:style-name="ce1">
            <text:p>34166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3H31M50.074S" table:style-name="ce2">
            <text:p>31:50.1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34158" table:style-name="ce1">
            <text:p>3415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3H31M50.114S" table:style-name="ce2">
            <text:p>31:50.1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34130" table:style-name="ce1">
            <text:p>34130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3H31M49.974S" table:style-name="ce2">
            <text:p>31:50.0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3H31M49.984S" table:style-name="ce2">
            <text:p>31:50.0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34132" table:style-name="ce1">
            <text:p>34132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3H31M49.984S" table:style-name="ce2">
            <text:p>31:50.0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34168" table:style-name="ce1">
            <text:p>34168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3H31M49.254S" table:style-name="ce2">
            <text:p>31:49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103086" table:style-name="ce1">
            <text:p>103086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3H31M51.074S" table:style-name="ce2">
            <text:p>31:51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3H31M51.264S" table:style-name="ce2">
            <text:p>31:51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3H31M51.364S" table:style-name="ce2">
            <text:p>31:51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3H31M36.264S" table:style-name="ce2">
            <text:p>31:36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5399" table:style-name="ce1">
            <text:p>15399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3H31M36.134S" table:style-name="ce2">
            <text:p>31:36.1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5534" table:style-name="ce1">
            <text:p>15534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3H31M50.224S" table:style-name="ce2">
            <text:p>31:50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41940" table:style-name="ce1">
            <text:p>41940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3H31M36.234S" table:style-name="ce2">
            <text:p>31:36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5456" table:style-name="ce1">
            <text:p>15456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3H31M35.464S" table:style-name="ce2">
            <text:p>31:35.5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6234" table:style-name="ce1">
            <text:p>16234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3H31M50.184S" table:style-name="ce2">
            <text:p>31:50.2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Success</text:p>
          </table:table-cell>
          <table:table-cell office:value-type="float" office:value="41907" table:style-name="ce1">
            <text:p>41907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3H31M51.534S" table:style-name="ce2">
            <text:p>31:51.5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3H31M36.204S" table:style-name="ce2">
            <text:p>31:36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5539" table:style-name="ce1">
            <text:p>15539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3H31M50.544S" table:style-name="ce2">
            <text:p>31:50.5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5545" table:style-name="ce1">
            <text:p>15545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5551" table:style-name="ce1">
            <text:p>15551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3H31M36.224S" table:style-name="ce2">
            <text:p>31:36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5587" table:style-name="ce1">
            <text:p>15587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3H31M50.494S" table:style-name="ce2">
            <text:p>31:50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3H31M36.224S" table:style-name="ce2">
            <text:p>31:36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5670" table:style-name="ce1">
            <text:p>15670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3H31M49.234S" table:style-name="ce2">
            <text:p>31:49.2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Success</text:p>
          </table:table-cell>
          <table:table-cell office:value-type="float" office:value="62614" table:style-name="ce1">
            <text:p>62614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3H31M50.454S" table:style-name="ce2">
            <text:p>31:50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3H31M50.564S" table:style-name="ce2">
            <text:p>31:50.6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24785" table:style-name="ce1">
            <text:p>24785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3H31M50.354S" table:style-name="ce2">
            <text:p>31:50.4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3H31M50.574S" table:style-name="ce2">
            <text:p>31:50.6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3H31M50.554S" table:style-name="ce2">
            <text:p>31:50.6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3H31M50.644S" table:style-name="ce2">
            <text:p>31:50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3H31M50.464S" table:style-name="ce2">
            <text:p>31:50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3H31M50.504S" table:style-name="ce2">
            <text:p>31:50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3H31M50.594S" table:style-name="ce2">
            <text:p>31:50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3H31M50.434S" table:style-name="ce2">
            <text:p>31:50.4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3H31M50.604S" table:style-name="ce2">
            <text:p>31:50.6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3H31M50.594S" table:style-name="ce2">
            <text:p>31:50.6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3H31M50.344S" table:style-name="ce2">
            <text:p>31:50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3H31M36.454S" table:style-name="ce2">
            <text:p>31:36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5824" table:style-name="ce1">
            <text:p>15824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3H31M50.634S" table:style-name="ce2">
            <text:p>31:50.6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3H31M50.554S" table:style-name="ce2">
            <text:p>31:50.6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3H31M50.634S" table:style-name="ce2">
            <text:p>31:50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3H31M35.844S" table:style-name="ce2">
            <text:p>31:35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6444" table:style-name="ce1">
            <text:p>16444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3H31M50.584S" table:style-name="ce2">
            <text:p>31:50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3H31M38.254S" table:style-name="ce2">
            <text:p>31:38.3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4062" table:style-name="ce1">
            <text:p>14062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3H31M50.564S" table:style-name="ce2">
            <text:p>31:50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Success</text:p>
          </table:table-cell>
          <table:table-cell office:value-type="float" office:value="25560" table:style-name="ce1">
            <text:p>25560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6132" table:style-name="ce1">
            <text:p>16132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3H31M36.234S" table:style-name="ce2">
            <text:p>31:36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6152" table:style-name="ce1">
            <text:p>16152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3H31M36.054S" table:style-name="ce2">
            <text:p>31:36.1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6333" table:style-name="ce1">
            <text:p>16333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3H31M36.244S" table:style-name="ce2">
            <text:p>31:36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6149" table:style-name="ce1">
            <text:p>16149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3H31M35.854S" table:style-name="ce2">
            <text:p>31:35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6535" table:style-name="ce1">
            <text:p>16535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3H31M36.054S" table:style-name="ce2">
            <text:p>31:36.1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6348" table:style-name="ce1">
            <text:p>16348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3H31M35.864S" table:style-name="ce2">
            <text:p>31:35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6547" table:style-name="ce1">
            <text:p>16547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3H31M35.654S" table:style-name="ce2">
            <text:p>31:35.7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6756" table:style-name="ce1">
            <text:p>16756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3H31M50.634S" table:style-name="ce2">
            <text:p>31:50.6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Success</text:p>
          </table:table-cell>
          <table:table-cell office:value-type="float" office:value="25560" table:style-name="ce1">
            <text:p>25560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3H31M50.614S" table:style-name="ce2">
            <text:p>31:50.6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3H31M35.854S" table:style-name="ce2">
            <text:p>31:35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6582" table:style-name="ce1">
            <text:p>16582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3H31M50.634S" table:style-name="ce2">
            <text:p>31:50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3H31M35.024S" table:style-name="ce2">
            <text:p>31:35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7435" table:style-name="ce1">
            <text:p>17435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3H31M38.254S" table:style-name="ce2">
            <text:p>31:38.3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4217" table:style-name="ce1">
            <text:p>14217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3H31M38.254S" table:style-name="ce2">
            <text:p>31:38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4225" table:style-name="ce1">
            <text:p>14225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3H31M36.054S" table:style-name="ce2">
            <text:p>31:36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6429" table:style-name="ce1">
            <text:p>16429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3H31M36.234S" table:style-name="ce2">
            <text:p>31:36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6254" table:style-name="ce1">
            <text:p>16254</text:p>
          </table:table-cell>
          <table:table-cell office:value-type="string" table:style-name="ce1">
            <text:p>Success</text:p>
          </table:table-cell>
          <table:table-cell office:value-type="float" office:value="58821" table:style-name="ce1">
            <text:p>58821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3H31M36.294S" table:style-name="ce2">
            <text:p>31:36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6228" table:style-name="ce1">
            <text:p>16228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3H31M36.214S" table:style-name="ce2">
            <text:p>31:36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6321" table:style-name="ce1">
            <text:p>16321</text:p>
          </table:table-cell>
          <table:table-cell office:value-type="string" table:style-name="ce1">
            <text:p>Success</text:p>
          </table:table-cell>
          <table:table-cell office:value-type="float" office:value="58820" table:style-name="ce1">
            <text:p>58820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3H31M52.324S" table:style-name="ce2">
            <text:p>31:52.3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3H31M52.474S" table:style-name="ce2">
            <text:p>31:52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3H31M37.954S" table:style-name="ce2">
            <text:p>31:38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4721" table:style-name="ce1">
            <text:p>14721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3H31M52.484S" table:style-name="ce2">
            <text:p>31:52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3H31M52.684S" table:style-name="ce2">
            <text:p>31:52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3H31M52.264S" table:style-name="ce2">
            <text:p>31:52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Success</text:p>
          </table:table-cell>
          <table:table-cell office:value-type="float" office:value="55692" table:style-name="ce1">
            <text:p>55692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3H31M37.994S" table:style-name="ce2">
            <text:p>31:38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3H31M37.954S" table:style-name="ce2">
            <text:p>31:38.0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6077" table:style-name="ce1">
            <text:p>16077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3H31M52.044S" table:style-name="ce2">
            <text:p>31:52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49624" table:style-name="ce1">
            <text:p>49624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3H31M38.404S" table:style-name="ce2">
            <text:p>31:38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5645" table:style-name="ce1">
            <text:p>15645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3H31M38.254S" table:style-name="ce2">
            <text:p>31:38.3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5796" table:style-name="ce1">
            <text:p>15796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3H31M37.954S" table:style-name="ce2">
            <text:p>31:38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6101" table:style-name="ce1">
            <text:p>16101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3H31M54.044S" table:style-name="ce2">
            <text:p>31:54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3H31M38.244S" table:style-name="ce2">
            <text:p>31:38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5826" table:style-name="ce1">
            <text:p>15826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3H31M54.014S" table:style-name="ce2">
            <text:p>31:54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3H31M51.974S" table:style-name="ce2">
            <text:p>31:52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55692" table:style-name="ce1">
            <text:p>55692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3H31M54.064S" table:style-name="ce2">
            <text:p>31:54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3H31M54.044S" table:style-name="ce2">
            <text:p>31:54.0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3H31M54.074S" table:style-name="ce2">
            <text:p>31:54.1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3H31M51.734S" table:style-name="ce2">
            <text:p>31:51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3H31M38.374S" table:style-name="ce2">
            <text:p>31:38.4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5854" table:style-name="ce1">
            <text:p>15854</text:p>
          </table:table-cell>
          <table:table-cell office:value-type="string" table:style-name="ce1">
            <text:p>Success</text:p>
          </table:table-cell>
          <table:table-cell office:value-type="float" office:value="53185" table:style-name="ce1">
            <text:p>53185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3H31M54.034S" table:style-name="ce2">
            <text:p>31:54.0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3H31M54.054S" table:style-name="ce2">
            <text:p>31:54.1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3H31M54.224S" table:style-name="ce2">
            <text:p>31:54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3H31M54.184S" table:style-name="ce2">
            <text:p>31:54.2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3H31M52.074S" table:style-name="ce2">
            <text:p>31:52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3H31M52.174S" table:style-name="ce2">
            <text:p>31:52.2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3H31M38.334S" table:style-name="ce2">
            <text:p>31:38.3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7487" table:style-name="ce1">
            <text:p>17487</text:p>
          </table:table-cell>
          <table:table-cell office:value-type="string" table:style-name="ce1">
            <text:p>Success</text:p>
          </table:table-cell>
          <table:table-cell office:value-type="float" office:value="53184" table:style-name="ce1">
            <text:p>53184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3H31M52.184S" table:style-name="ce2">
            <text:p>31:52.2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659" table:style-name="ce1">
            <text:p>3659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3H31M52.004S" table:style-name="ce2">
            <text:p>31:52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844" table:style-name="ce1">
            <text:p>3844</text:p>
          </table:table-cell>
          <table:table-cell office:value-type="string" table:style-name="ce1">
            <text:p>Success</text:p>
          </table:table-cell>
          <table:table-cell office:value-type="float" office:value="50853" table:style-name="ce1">
            <text:p>50853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3H31M52.304S" table:style-name="ce2">
            <text:p>31:52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51417" table:style-name="ce1">
            <text:p>51417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3H31M52.354S" table:style-name="ce2">
            <text:p>31:52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3H31M51.784S" table:style-name="ce2">
            <text:p>31:51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4074" table:style-name="ce1">
            <text:p>4074</text:p>
          </table:table-cell>
          <table:table-cell office:value-type="string" table:style-name="ce1">
            <text:p>Success</text:p>
          </table:table-cell>
          <table:table-cell office:value-type="float" office:value="63323" table:style-name="ce1">
            <text:p>63323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3H31M54.344S" table:style-name="ce2">
            <text:p>31:54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3H31M52.444S" table:style-name="ce2">
            <text:p>31:52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3405" table:style-name="ce1">
            <text:p>3405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3H31M51.834S" table:style-name="ce2">
            <text:p>31:51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4018" table:style-name="ce1">
            <text:p>4018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3H31M52.234S" table:style-name="ce2">
            <text:p>31:52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3614" table:style-name="ce1">
            <text:p>3614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3H31M52.284S" table:style-name="ce2">
            <text:p>31:52.3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3H31M52.284S" table:style-name="ce2">
            <text:p>31:52.3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Success</text:p>
          </table:table-cell>
          <table:table-cell office:value-type="float" office:value="51417" table:style-name="ce1">
            <text:p>51417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3H31M52.414S" table:style-name="ce2">
            <text:p>31:52.4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3488" table:style-name="ce1">
            <text:p>3488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3H31M52.714S" table:style-name="ce2">
            <text:p>31:52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3197" table:style-name="ce1">
            <text:p>3197</text:p>
          </table:table-cell>
          <table:table-cell office:value-type="string" table:style-name="ce1">
            <text:p>Success</text:p>
          </table:table-cell>
          <table:table-cell office:value-type="float" office:value="60297" table:style-name="ce1">
            <text:p>60297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3H31M52.184S" table:style-name="ce2">
            <text:p>31:52.2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3729" table:style-name="ce1">
            <text:p>3729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3H31M52.214S" table:style-name="ce2">
            <text:p>31:52.2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3H31M54.164S" table:style-name="ce2">
            <text:p>31:54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60297" table:style-name="ce1">
            <text:p>60297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3H31M52.264S" table:style-name="ce2">
            <text:p>31:52.3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3676" table:style-name="ce1">
            <text:p>3676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3H31M36.274S" table:style-name="ce2">
            <text:p>31:36.3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9664" table:style-name="ce1">
            <text:p>19664</text:p>
          </table:table-cell>
          <table:table-cell office:value-type="string" table:style-name="ce1">
            <text:p>Success</text:p>
          </table:table-cell>
          <table:table-cell office:value-type="float" office:value="60296" table:style-name="ce1">
            <text:p>60296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3H31M52.144S" table:style-name="ce2">
            <text:p>31:52.1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3H31M52.434S" table:style-name="ce2">
            <text:p>31:52.4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3520" table:style-name="ce1">
            <text:p>3520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3H31M52.254S" table:style-name="ce2">
            <text:p>31:52.3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3698" table:style-name="ce1">
            <text:p>3698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3H31M55.844S" table:style-name="ce2">
            <text:p>31:55.8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out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3H31M55.944S" table:style-name="ce2">
            <text:p>31:55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3H31M52.424S" table:style-name="ce2">
            <text:p>31:52.4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3546" table:style-name="ce1">
            <text:p>3546</text:p>
          </table:table-cell>
          <table:table-cell office:value-type="string" table:style-name="ce1">
            <text:p>Success</text:p>
          </table:table-cell>
          <table:table-cell office:value-type="float" office:value="49308" table:style-name="ce1">
            <text:p>49308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3H31M55.844S" table:style-name="ce2">
            <text:p>31:55.8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out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3H31M52.264S" table:style-name="ce2">
            <text:p>31:52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3705" table:style-name="ce1">
            <text:p>3705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3H31M55.864S" table:style-name="ce2">
            <text:p>31:55.9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out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3H31M55.904S" table:style-name="ce2">
            <text:p>31:55.9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out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3H31M52.154S" table:style-name="ce2">
            <text:p>31:52.2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3830" table:style-name="ce1">
            <text:p>3830</text:p>
          </table:table-cell>
          <table:table-cell office:value-type="string" table:style-name="ce1">
            <text:p>Success</text:p>
          </table:table-cell>
          <table:table-cell office:value-type="float" office:value="50851" table:style-name="ce1">
            <text:p>5085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3H31M55.894S" table:style-name="ce2">
            <text:p>31:55.9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ou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3H31M55.974S" table:style-name="ce2">
            <text:p>31:56.0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3H31M55.974S" table:style-name="ce2">
            <text:p>31:56.0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3H31M55.944S" table:style-name="ce2">
            <text:p>31:55.9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3H31M55.864S" table:style-name="ce2">
            <text:p>31:55.9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out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3H31M55.984S" table:style-name="ce2">
            <text:p>31:56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3H31M54.254S" table:style-name="ce2">
            <text:p>31:54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Success</text:p>
          </table:table-cell>
          <table:table-cell office:value-type="float" office:value="60297" table:style-name="ce1">
            <text:p>60297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3H31M55.844S" table:style-name="ce2">
            <text:p>31:55.8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out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3H31M55.984S" table:style-name="ce2">
            <text:p>31:56.0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3H31M55.914S" table:style-name="ce2">
            <text:p>31:55.9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o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3H31M52.294S" table:style-name="ce2">
            <text:p>31:52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3H31M54.174S" table:style-name="ce2">
            <text:p>31:54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Success</text:p>
          </table:table-cell>
          <table:table-cell office:value-type="float" office:value="60297" table:style-name="ce1">
            <text:p>60297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3H31M51.994S" table:style-name="ce2">
            <text:p>31:52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017" table:style-name="ce1">
            <text:p>4017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3H31M52.884S" table:style-name="ce2">
            <text:p>31:52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Success</text:p>
          </table:table-cell>
          <table:table-cell office:value-type="float" office:value="60297" table:style-name="ce1">
            <text:p>60297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3H31M55.994S" table:style-name="ce2">
            <text:p>31:56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3H31M52.284S" table:style-name="ce2">
            <text:p>31:52.3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3748" table:style-name="ce1">
            <text:p>3748</text:p>
          </table:table-cell>
          <table:table-cell office:value-type="string" table:style-name="ce1">
            <text:p>Success</text:p>
          </table:table-cell>
          <table:table-cell office:value-type="float" office:value="51417" table:style-name="ce1">
            <text:p>51417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3H31M56.034S" table:style-name="ce2">
            <text:p>31:56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3H31M54.094S" table:style-name="ce2">
            <text:p>31:54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60296" table:style-name="ce1">
            <text:p>60296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3H31M52.264S" table:style-name="ce2">
            <text:p>31:52.3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Success</text:p>
          </table:table-cell>
          <table:table-cell office:value-type="float" office:value="57485" table:style-name="ce1">
            <text:p>57485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3H31M56.034S" table:style-name="ce2">
            <text:p>31:56.0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out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3H31M55.824S" table:style-name="ce2">
            <text:p>31:55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1588" table:style-name="ce1">
            <text:p>1588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3H31M55.864S" table:style-name="ce2">
            <text:p>31:55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3H31M48.084S" table:style-name="ce2">
            <text:p>31:48.1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9343" table:style-name="ce1">
            <text:p>9343</text:p>
          </table:table-cell>
          <table:table-cell office:value-type="string" table:style-name="ce1">
            <text:p>Success</text:p>
          </table:table-cell>
          <table:table-cell office:value-type="float" office:value="122268" table:style-name="ce1">
            <text:p>122268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3H31M48.364S" table:style-name="ce2">
            <text:p>31:48.4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9124" table:style-name="ce1">
            <text:p>9124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3H31M48.174S" table:style-name="ce2">
            <text:p>31:48.2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9327" table:style-name="ce1">
            <text:p>9327</text:p>
          </table:table-cell>
          <table:table-cell office:value-type="string" table:style-name="ce1">
            <text:p>Success</text:p>
          </table:table-cell>
          <table:table-cell office:value-type="float" office:value="122267" table:style-name="ce1">
            <text:p>122267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3H31M48.494S" table:style-name="ce2">
            <text:p>31:48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3H31M48.574S" table:style-name="ce2">
            <text:p>31:48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8937" table:style-name="ce1">
            <text:p>8937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3H31M48.164S" table:style-name="ce2">
            <text:p>31:48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9356" table:style-name="ce1">
            <text:p>9356</text:p>
          </table:table-cell>
          <table:table-cell office:value-type="string" table:style-name="ce1">
            <text:p>Success</text:p>
          </table:table-cell>
          <table:table-cell office:value-type="float" office:value="122267" table:style-name="ce1">
            <text:p>122267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3H31M48.484S" table:style-name="ce2">
            <text:p>31:48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9048" table:style-name="ce1">
            <text:p>9048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3H31M57.424S" table:style-name="ce2">
            <text:p>31:57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3H31M57.314S" table:style-name="ce2">
            <text:p>31:57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3H31M48.544S" table:style-name="ce2">
            <text:p>31:48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9940" table:style-name="ce1">
            <text:p>9940</text:p>
          </table:table-cell>
          <table:table-cell office:value-type="string" table:style-name="ce1">
            <text:p>Success</text:p>
          </table:table-cell>
          <table:table-cell office:value-type="float" office:value="121241" table:style-name="ce1">
            <text:p>12124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3H31M48.524S" table:style-name="ce2">
            <text:p>31:48.5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0170" table:style-name="ce1">
            <text:p>10170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3H31M37.354S" table:style-name="ce2">
            <text:p>31:37.4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1497" table:style-name="ce1">
            <text:p>21497</text:p>
          </table:table-cell>
          <table:table-cell office:value-type="string" table:style-name="ce1">
            <text:p>Success</text:p>
          </table:table-cell>
          <table:table-cell office:value-type="float" office:value="142476" table:style-name="ce1">
            <text:p>142476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3H31M48.464S" table:style-name="ce2">
            <text:p>31:48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0430" table:style-name="ce1">
            <text:p>10430</text:p>
          </table:table-cell>
          <table:table-cell office:value-type="string" table:style-name="ce1">
            <text:p>Success</text:p>
          </table:table-cell>
          <table:table-cell office:value-type="float" office:value="122266" table:style-name="ce1">
            <text:p>122266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3H31M51.944S" table:style-name="ce2">
            <text:p>31:51.9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7100" table:style-name="ce1">
            <text:p>7100</text:p>
          </table:table-cell>
          <table:table-cell office:value-type="string" table:style-name="ce1">
            <text:p>Success</text:p>
          </table:table-cell>
          <table:table-cell office:value-type="float" office:value="143097" table:style-name="ce1">
            <text:p>143097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3H31M48.174S" table:style-name="ce2">
            <text:p>31:48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0959" table:style-name="ce1">
            <text:p>10959</text:p>
          </table:table-cell>
          <table:table-cell office:value-type="string" table:style-name="ce1">
            <text:p>Success</text:p>
          </table:table-cell>
          <table:table-cell office:value-type="float" office:value="122267" table:style-name="ce1">
            <text:p>122267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3H31M57.534S" table:style-name="ce2">
            <text:p>31:57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3H31M57.534S" table:style-name="ce2">
            <text:p>31:57.5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870" table:style-name="ce1">
            <text:p>2870</text:p>
          </table:table-cell>
          <table:table-cell office:value-type="string" table:style-name="ce1">
            <text:p>Success</text:p>
          </table:table-cell>
          <table:table-cell office:value-type="float" office:value="67539" table:style-name="ce1">
            <text:p>67539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3H31M57.504S" table:style-name="ce2">
            <text:p>31:57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3H31M36.274S" table:style-name="ce2">
            <text:p>31:36.3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24934" table:style-name="ce1">
            <text:p>24934</text:p>
          </table:table-cell>
          <table:table-cell office:value-type="string" table:style-name="ce1">
            <text:p>Success</text:p>
          </table:table-cell>
          <table:table-cell office:value-type="float" office:value="92430" table:style-name="ce1">
            <text:p>92430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3H31M49.394S" table:style-name="ce2">
            <text:p>31:49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1880" table:style-name="ce1">
            <text:p>11880</text:p>
          </table:table-cell>
          <table:table-cell office:value-type="string" table:style-name="ce1">
            <text:p>Success</text:p>
          </table:table-cell>
          <table:table-cell office:value-type="float" office:value="92474" table:style-name="ce1">
            <text:p>92474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3H31M57.514S" table:style-name="ce2">
            <text:p>31:57.5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3H31M57.514S" table:style-name="ce2">
            <text:p>31:57.5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664" table:style-name="ce1">
            <text:p>46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3H31M57.504S" table:style-name="ce2">
            <text:p>31:57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963" table:style-name="ce1">
            <text:p>49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3H31M51.684S" table:style-name="ce2">
            <text:p>31:51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0986" table:style-name="ce1">
            <text:p>10986</text:p>
          </table:table-cell>
          <table:table-cell office:value-type="string" table:style-name="ce1">
            <text:p>Success</text:p>
          </table:table-cell>
          <table:table-cell office:value-type="float" office:value="100868" table:style-name="ce1">
            <text:p>100868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3H31M51.694S" table:style-name="ce2">
            <text:p>31:51.7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1066" table:style-name="ce1">
            <text:p>11066</text:p>
          </table:table-cell>
          <table:table-cell office:value-type="string" table:style-name="ce1">
            <text:p>Success</text:p>
          </table:table-cell>
          <table:table-cell office:value-type="float" office:value="100872" table:style-name="ce1">
            <text:p>100872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3H31M51.694S" table:style-name="ce2">
            <text:p>31:51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1110" table:style-name="ce1">
            <text:p>11110</text:p>
          </table:table-cell>
          <table:table-cell office:value-type="string" table:style-name="ce1">
            <text:p>Success</text:p>
          </table:table-cell>
          <table:table-cell office:value-type="float" office:value="100870" table:style-name="ce1">
            <text:p>100870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3H31M51.664S" table:style-name="ce2">
            <text:p>31:51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1191" table:style-name="ce1">
            <text:p>11191</text:p>
          </table:table-cell>
          <table:table-cell office:value-type="string" table:style-name="ce1">
            <text:p>Success</text:p>
          </table:table-cell>
          <table:table-cell office:value-type="float" office:value="102994" table:style-name="ce1">
            <text:p>102994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3H31M51.674S" table:style-name="ce2">
            <text:p>31:51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1217" table:style-name="ce1">
            <text:p>11217</text:p>
          </table:table-cell>
          <table:table-cell office:value-type="string" table:style-name="ce1">
            <text:p>Success</text:p>
          </table:table-cell>
          <table:table-cell office:value-type="float" office:value="102994" table:style-name="ce1">
            <text:p>102994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3H32M2.804S" table:style-name="ce2">
            <text:p>32:02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3H32M2.674S" table:style-name="ce2">
            <text:p>32:02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3H32M2.894S" table:style-name="ce2">
            <text:p>32:02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3H31M57.484S" table:style-name="ce2">
            <text:p>31:57.5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5570" table:style-name="ce1">
            <text:p>55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3H31M51.744S" table:style-name="ce2">
            <text:p>31:51.7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1371" table:style-name="ce1">
            <text:p>11371</text:p>
          </table:table-cell>
          <table:table-cell office:value-type="string" table:style-name="ce1">
            <text:p>Success</text:p>
          </table:table-cell>
          <table:table-cell office:value-type="float" office:value="102994" table:style-name="ce1">
            <text:p>102994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3H31M51.684S" table:style-name="ce2">
            <text:p>31:51.7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1439" table:style-name="ce1">
            <text:p>11439</text:p>
          </table:table-cell>
          <table:table-cell office:value-type="string" table:style-name="ce1">
            <text:p>Success</text:p>
          </table:table-cell>
          <table:table-cell office:value-type="float" office:value="102996" table:style-name="ce1">
            <text:p>102996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3H31M51.794S" table:style-name="ce2">
            <text:p>31:51.8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1782" table:style-name="ce1">
            <text:p>11782</text:p>
          </table:table-cell>
          <table:table-cell office:value-type="string" table:style-name="ce1">
            <text:p>Success</text:p>
          </table:table-cell>
          <table:table-cell office:value-type="float" office:value="107235" table:style-name="ce1">
            <text:p>107235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3H32M2.464S" table:style-name="ce2">
            <text:p>32:02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3H31M51.904S" table:style-name="ce2">
            <text:p>31:51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2062" table:style-name="ce1">
            <text:p>12062</text:p>
          </table:table-cell>
          <table:table-cell office:value-type="string" table:style-name="ce1">
            <text:p>Success</text:p>
          </table:table-cell>
          <table:table-cell office:value-type="float" office:value="111483" table:style-name="ce1">
            <text:p>111483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3H32M2.184S" table:style-name="ce2">
            <text:p>32:02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3H31M52.294S" table:style-name="ce2">
            <text:p>31:52.3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1682" table:style-name="ce1">
            <text:p>11682</text:p>
          </table:table-cell>
          <table:table-cell office:value-type="string" table:style-name="ce1">
            <text:p>Success</text:p>
          </table:table-cell>
          <table:table-cell office:value-type="float" office:value="111481" table:style-name="ce1">
            <text:p>111481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3H31M51.784S" table:style-name="ce2">
            <text:p>31:51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2398" table:style-name="ce1">
            <text:p>12398</text:p>
          </table:table-cell>
          <table:table-cell office:value-type="string" table:style-name="ce1">
            <text:p>Success</text:p>
          </table:table-cell>
          <table:table-cell office:value-type="float" office:value="115724" table:style-name="ce1">
            <text:p>115724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3H31M51.814S" table:style-name="ce2">
            <text:p>31:51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2557" table:style-name="ce1">
            <text:p>12557</text:p>
          </table:table-cell>
          <table:table-cell office:value-type="string" table:style-name="ce1">
            <text:p>Success</text:p>
          </table:table-cell>
          <table:table-cell office:value-type="float" office:value="117847" table:style-name="ce1">
            <text:p>117847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3H31M52.464S" table:style-name="ce2">
            <text:p>31:52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1952" table:style-name="ce1">
            <text:p>11952</text:p>
          </table:table-cell>
          <table:table-cell office:value-type="string" table:style-name="ce1">
            <text:p>Success</text:p>
          </table:table-cell>
          <table:table-cell office:value-type="float" office:value="117851" table:style-name="ce1">
            <text:p>117851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3H31M52.444S" table:style-name="ce2">
            <text:p>31:52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1983" table:style-name="ce1">
            <text:p>11983</text:p>
          </table:table-cell>
          <table:table-cell office:value-type="string" table:style-name="ce1">
            <text:p>Success</text:p>
          </table:table-cell>
          <table:table-cell office:value-type="float" office:value="115728" table:style-name="ce1">
            <text:p>115728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3H31M52.494S" table:style-name="ce2">
            <text:p>31:52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1973" table:style-name="ce1">
            <text:p>11973</text:p>
          </table:table-cell>
          <table:table-cell office:value-type="string" table:style-name="ce1">
            <text:p>Success</text:p>
          </table:table-cell>
          <table:table-cell office:value-type="float" office:value="117850" table:style-name="ce1">
            <text:p>117850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3H31M53.854S" table:style-name="ce2">
            <text:p>31:53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0617" table:style-name="ce1">
            <text:p>10617</text:p>
          </table:table-cell>
          <table:table-cell office:value-type="string" table:style-name="ce1">
            <text:p>Success</text:p>
          </table:table-cell>
          <table:table-cell office:value-type="float" office:value="105110" table:style-name="ce1">
            <text:p>105110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3H31M54.114S" table:style-name="ce2">
            <text:p>31:54.1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0393" table:style-name="ce1">
            <text:p>10393</text:p>
          </table:table-cell>
          <table:table-cell office:value-type="string" table:style-name="ce1">
            <text:p>Success</text:p>
          </table:table-cell>
          <table:table-cell office:value-type="float" office:value="105101" table:style-name="ce1">
            <text:p>105101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3H31M52.394S" table:style-name="ce2">
            <text:p>31:52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2137" table:style-name="ce1">
            <text:p>12137</text:p>
          </table:table-cell>
          <table:table-cell office:value-type="string" table:style-name="ce1">
            <text:p>Success</text:p>
          </table:table-cell>
          <table:table-cell office:value-type="float" office:value="119968" table:style-name="ce1">
            <text:p>119968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3H31M52.384S" table:style-name="ce2">
            <text:p>31:52.4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2224" table:style-name="ce1">
            <text:p>12224</text:p>
          </table:table-cell>
          <table:table-cell office:value-type="string" table:style-name="ce1">
            <text:p>Success</text:p>
          </table:table-cell>
          <table:table-cell office:value-type="float" office:value="119969" table:style-name="ce1">
            <text:p>119969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3H31M52.394S" table:style-name="ce2">
            <text:p>31:52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2268" table:style-name="ce1">
            <text:p>12268</text:p>
          </table:table-cell>
          <table:table-cell office:value-type="string" table:style-name="ce1">
            <text:p>Success</text:p>
          </table:table-cell>
          <table:table-cell office:value-type="float" office:value="119972" table:style-name="ce1">
            <text:p>119972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3H31M52.484S" table:style-name="ce2">
            <text:p>31:52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2181" table:style-name="ce1">
            <text:p>12181</text:p>
          </table:table-cell>
          <table:table-cell office:value-type="string" table:style-name="ce1">
            <text:p>Success</text:p>
          </table:table-cell>
          <table:table-cell office:value-type="float" office:value="119980" table:style-name="ce1">
            <text:p>119980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3H32M1.284S" table:style-name="ce2">
            <text:p>32:01.3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3H31M52.284S" table:style-name="ce2">
            <text:p>31:52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2495" table:style-name="ce1">
            <text:p>12495</text:p>
          </table:table-cell>
          <table:table-cell office:value-type="string" table:style-name="ce1">
            <text:p>Success</text:p>
          </table:table-cell>
          <table:table-cell office:value-type="float" office:value="119986" table:style-name="ce1">
            <text:p>119986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3H31M52.394S" table:style-name="ce2">
            <text:p>31:52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2390" table:style-name="ce1">
            <text:p>12390</text:p>
          </table:table-cell>
          <table:table-cell office:value-type="string" table:style-name="ce1">
            <text:p>Success</text:p>
          </table:table-cell>
          <table:table-cell office:value-type="float" office:value="119971" table:style-name="ce1">
            <text:p>119971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3H31M52.404S" table:style-name="ce2">
            <text:p>31:52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2421" table:style-name="ce1">
            <text:p>12421</text:p>
          </table:table-cell>
          <table:table-cell office:value-type="string" table:style-name="ce1">
            <text:p>Success</text:p>
          </table:table-cell>
          <table:table-cell office:value-type="float" office:value="119975" table:style-name="ce1">
            <text:p>119975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3H31M52.384S" table:style-name="ce2">
            <text:p>31:52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2445" table:style-name="ce1">
            <text:p>12445</text:p>
          </table:table-cell>
          <table:table-cell office:value-type="string" table:style-name="ce1">
            <text:p>Success</text:p>
          </table:table-cell>
          <table:table-cell office:value-type="float" office:value="119976" table:style-name="ce1">
            <text:p>119976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3H31M52.414S" table:style-name="ce2">
            <text:p>31:52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2421" table:style-name="ce1">
            <text:p>12421</text:p>
          </table:table-cell>
          <table:table-cell office:value-type="string" table:style-name="ce1">
            <text:p>Success</text:p>
          </table:table-cell>
          <table:table-cell office:value-type="float" office:value="119973" table:style-name="ce1">
            <text:p>119973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3H31M54.174S" table:style-name="ce2">
            <text:p>31:54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0658" table:style-name="ce1">
            <text:p>10658</text:p>
          </table:table-cell>
          <table:table-cell office:value-type="string" table:style-name="ce1">
            <text:p>Success</text:p>
          </table:table-cell>
          <table:table-cell office:value-type="float" office:value="109344" table:style-name="ce1">
            <text:p>109344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3H31M54.224S" table:style-name="ce2">
            <text:p>31:54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0603" table:style-name="ce1">
            <text:p>10603</text:p>
          </table:table-cell>
          <table:table-cell office:value-type="string" table:style-name="ce1">
            <text:p>Success</text:p>
          </table:table-cell>
          <table:table-cell office:value-type="float" office:value="113590" table:style-name="ce1">
            <text:p>113590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3H31M52.614S" table:style-name="ce2">
            <text:p>31:52.6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2225" table:style-name="ce1">
            <text:p>12225</text:p>
          </table:table-cell>
          <table:table-cell office:value-type="string" table:style-name="ce1">
            <text:p>Success</text:p>
          </table:table-cell>
          <table:table-cell office:value-type="float" office:value="122093" table:style-name="ce1">
            <text:p>122093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3H32M1.274S" table:style-name="ce2">
            <text:p>32:01.3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3574" table:style-name="ce1">
            <text:p>3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3H31M54.234S" table:style-name="ce2">
            <text:p>31:54.2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0668" table:style-name="ce1">
            <text:p>10668</text:p>
          </table:table-cell>
          <table:table-cell office:value-type="string" table:style-name="ce1">
            <text:p>Success</text:p>
          </table:table-cell>
          <table:table-cell office:value-type="float" office:value="115714" table:style-name="ce1">
            <text:p>115714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3H31M52.624S" table:style-name="ce2">
            <text:p>31:52.6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2275" table:style-name="ce1">
            <text:p>12275</text:p>
          </table:table-cell>
          <table:table-cell office:value-type="string" table:style-name="ce1">
            <text:p>Success</text:p>
          </table:table-cell>
          <table:table-cell office:value-type="float" office:value="126343" table:style-name="ce1">
            <text:p>126343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3H31M52.534S" table:style-name="ce2">
            <text:p>31:52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2376" table:style-name="ce1">
            <text:p>12376</text:p>
          </table:table-cell>
          <table:table-cell office:value-type="string" table:style-name="ce1">
            <text:p>Success</text:p>
          </table:table-cell>
          <table:table-cell office:value-type="float" office:value="126339" table:style-name="ce1">
            <text:p>126339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3H32M4.854S" table:style-name="ce2">
            <text:p>32:04.9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3H31M52.524S" table:style-name="ce2">
            <text:p>31:52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2419" table:style-name="ce1">
            <text:p>12419</text:p>
          </table:table-cell>
          <table:table-cell office:value-type="string" table:style-name="ce1">
            <text:p>Success</text:p>
          </table:table-cell>
          <table:table-cell office:value-type="float" office:value="126334" table:style-name="ce1">
            <text:p>126334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3H32M0.944S" table:style-name="ce2">
            <text:p>32:00.9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4083" table:style-name="ce1">
            <text:p>40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3H31M59.604S" table:style-name="ce2">
            <text:p>31:59.6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5584" table:style-name="ce1">
            <text:p>5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3H31M59.134S" table:style-name="ce2">
            <text:p>31:59.1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159" table:style-name="ce1">
            <text:p>6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3H31M58.894S" table:style-name="ce2">
            <text:p>31:58.9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509" table:style-name="ce1">
            <text:p>65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3H31M58.694S" table:style-name="ce2">
            <text:p>31:58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841" table:style-name="ce1">
            <text:p>68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3H31M58.494S" table:style-name="ce2">
            <text:p>31:58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7183" table:style-name="ce1">
            <text:p>7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3H31M58.404S" table:style-name="ce2">
            <text:p>31:58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7397" table:style-name="ce1">
            <text:p>7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3H32M5.674S" table:style-name="ce2">
            <text:p>32:05.7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3H32M5.534S" table:style-name="ce2">
            <text:p>32:05.5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3H32M5.404S" table:style-name="ce2">
            <text:p>32:05.4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3H32M4.944S" table:style-name="ce2">
            <text:p>32:04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3H32M4.914S" table:style-name="ce2">
            <text:p>32:04.9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533" table:style-name="ce1">
            <text:p>1533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3H32M4.534S" table:style-name="ce2">
            <text:p>32:04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3H32M4.784S" table:style-name="ce2">
            <text:p>32:04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3H32M4.774S" table:style-name="ce2">
            <text:p>32:04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3H32M3.574S" table:style-name="ce2">
            <text:p>32:03.6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3H32M5.294S" table:style-name="ce2">
            <text:p>32:05.3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3H32M3.114S" table:style-name="ce2">
            <text:p>32:03.1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3H32M3.054S" table:style-name="ce2">
            <text:p>32:03.1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3470" table:style-name="ce1">
            <text:p>34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3H32M2.944S" table:style-name="ce2">
            <text:p>32:02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3H32M2.934S" table:style-name="ce2">
            <text:p>32:02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880" table:style-name="ce1">
            <text:p>38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3H32M2.944S" table:style-name="ce2">
            <text:p>32:02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4028" table:style-name="ce1">
            <text:p>40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3H32M6.814S" table:style-name="ce2">
            <text:p>32:06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3H32M6.684S" table:style-name="ce2">
            <text:p>32:06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3H32M6.384S" table:style-name="ce2">
            <text:p>32:06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3H32M6.374S" table:style-name="ce2">
            <text:p>32:06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3H32M6.374S" table:style-name="ce2">
            <text:p>32:06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3H32M6.374S" table:style-name="ce2">
            <text:p>32:06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3H32M6.374S" table:style-name="ce2">
            <text:p>32:06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3H32M6.364S" table:style-name="ce2">
            <text:p>32:06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3H32M6.374S" table:style-name="ce2">
            <text:p>32:06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3H32M6.364S" table:style-name="ce2">
            <text:p>32:06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3H32M6.364S" table:style-name="ce2">
            <text:p>32:06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3H32M5.804S" table:style-name="ce2">
            <text:p>32:05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3H32M8.584S" table:style-name="ce2">
            <text:p>32:08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3H32M8.434S" table:style-name="ce2">
            <text:p>32:08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3H32M8.294S" table:style-name="ce2">
            <text:p>32:08.3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3H32M8.134S" table:style-name="ce2">
            <text:p>32:08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3H32M7.994S" table:style-name="ce2">
            <text:p>32:08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3H32M7.834S" table:style-name="ce2">
            <text:p>32:07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3H32M7.694S" table:style-name="ce2">
            <text:p>32:07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2051" table:style-name="ce1">
            <text:p>20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3H32M7.544S" table:style-name="ce2">
            <text:p>32:07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354" table:style-name="ce1">
            <text:p>2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3H32M7.404S" table:style-name="ce2">
            <text:p>32:07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619" table:style-name="ce1">
            <text:p>26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3H32M6.964S" table:style-name="ce2">
            <text:p>32:07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3214" table:style-name="ce1">
            <text:p>32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3H32M8.704S" table:style-name="ce2">
            <text:p>32:08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3H32M4.914S" table:style-name="ce2">
            <text:p>32:04.9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6073" table:style-name="ce1">
            <text:p>6073</text:p>
          </table:table-cell>
          <table:table-cell office:value-type="string" table:style-name="ce1">
            <text:p>Success</text:p>
          </table:table-cell>
          <table:table-cell office:value-type="float" office:value="25761" table:style-name="ce1">
            <text:p>25761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3H32M10.994S" table:style-name="ce2">
            <text:p>32:11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3H32M11.064S" table:style-name="ce2">
            <text:p>32:11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3H32M2.764S" table:style-name="ce2">
            <text:p>32:02.8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8571" table:style-name="ce1">
            <text:p>8571</text:p>
          </table:table-cell>
          <table:table-cell office:value-type="string" table:style-name="ce1">
            <text:p>Success</text:p>
          </table:table-cell>
          <table:table-cell office:value-type="float" office:value="39428" table:style-name="ce1">
            <text:p>39428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3H31M59.044S" table:style-name="ce2">
            <text:p>31:59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2327" table:style-name="ce1">
            <text:p>12327</text:p>
          </table:table-cell>
          <table:table-cell office:value-type="string" table:style-name="ce1">
            <text:p>Success</text:p>
          </table:table-cell>
          <table:table-cell office:value-type="float" office:value="40894" table:style-name="ce1">
            <text:p>40894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3H32M3.124S" table:style-name="ce2">
            <text:p>32:03.1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8260" table:style-name="ce1">
            <text:p>8260</text:p>
          </table:table-cell>
          <table:table-cell office:value-type="string" table:style-name="ce1">
            <text:p>Success</text:p>
          </table:table-cell>
          <table:table-cell office:value-type="float" office:value="39461" table:style-name="ce1">
            <text:p>3946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3H32M11.174S" table:style-name="ce2">
            <text:p>32:11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3H31M58.854S" table:style-name="ce2">
            <text:p>31:58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2814" table:style-name="ce1">
            <text:p>12814</text:p>
          </table:table-cell>
          <table:table-cell office:value-type="string" table:style-name="ce1">
            <text:p>Success</text:p>
          </table:table-cell>
          <table:table-cell office:value-type="float" office:value="40894" table:style-name="ce1">
            <text:p>40894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3H31M56.134S" table:style-name="ce2">
            <text:p>31:56.1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5616" table:style-name="ce1">
            <text:p>15616</text:p>
          </table:table-cell>
          <table:table-cell office:value-type="string" table:style-name="ce1">
            <text:p>Success</text:p>
          </table:table-cell>
          <table:table-cell office:value-type="float" office:value="60296" table:style-name="ce1">
            <text:p>60296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3H32M4.474S" table:style-name="ce2">
            <text:p>32:04.5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7291" table:style-name="ce1">
            <text:p>7291</text:p>
          </table:table-cell>
          <table:table-cell office:value-type="string" table:style-name="ce1">
            <text:p>Success</text:p>
          </table:table-cell>
          <table:table-cell office:value-type="float" office:value="64013" table:style-name="ce1">
            <text:p>64013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3H32M4.504S" table:style-name="ce2">
            <text:p>32:04.5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7286" table:style-name="ce1">
            <text:p>7286</text:p>
          </table:table-cell>
          <table:table-cell office:value-type="string" table:style-name="ce1">
            <text:p>Success</text:p>
          </table:table-cell>
          <table:table-cell office:value-type="float" office:value="64013" table:style-name="ce1">
            <text:p>64013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3H32M11.374S" table:style-name="ce2">
            <text:p>32:11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40894" table:style-name="ce1">
            <text:p>40894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3H32M11.384S" table:style-name="ce2">
            <text:p>32:11.4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34161" table:style-name="ce1">
            <text:p>3416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3H32M11.334S" table:style-name="ce2">
            <text:p>32:11.3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34128" table:style-name="ce1">
            <text:p>34128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3H32M11.444S" table:style-name="ce2">
            <text:p>32:11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3H32M12.204S" table:style-name="ce2">
            <text:p>32:12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5562" table:style-name="ce1">
            <text:p>25562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3H32M11.914S" table:style-name="ce2">
            <text:p>32:11.9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25560" table:style-name="ce1">
            <text:p>25560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3H32M11.674S" table:style-name="ce2">
            <text:p>32:11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40894" table:style-name="ce1">
            <text:p>40894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3H32M12.264S" table:style-name="ce2">
            <text:p>32:12.3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5560" table:style-name="ce1">
            <text:p>25560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3H32M12.314S" table:style-name="ce2">
            <text:p>32:12.3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3H32M12.564S" table:style-name="ce2">
            <text:p>32:12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3H32M12.594S" table:style-name="ce2">
            <text:p>32:12.6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60646" table:style-name="ce1">
            <text:p>60646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3H32M13.514S" table:style-name="ce2">
            <text:p>32:13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3H32M12.354S" table:style-name="ce2">
            <text:p>32:12.4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55694" table:style-name="ce1">
            <text:p>55694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3H32M13.084S" table:style-name="ce2">
            <text:p>32:13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3H32M13.764S" table:style-name="ce2">
            <text:p>32:13.8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3H32M14.404S" table:style-name="ce2">
            <text:p>32:14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3H32M15.654S" table:style-name="ce2">
            <text:p>32:15.7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3H32M4.184S" table:style-name="ce2">
            <text:p>32:04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2385" table:style-name="ce1">
            <text:p>12385</text:p>
          </table:table-cell>
          <table:table-cell office:value-type="string" table:style-name="ce1">
            <text:p>Success</text:p>
          </table:table-cell>
          <table:table-cell office:value-type="float" office:value="118885" table:style-name="ce1">
            <text:p>118885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3H32M1.204S" table:style-name="ce2">
            <text:p>32:01.2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6521" table:style-name="ce1">
            <text:p>16521</text:p>
          </table:table-cell>
          <table:table-cell office:value-type="string" table:style-name="ce1">
            <text:p>Success</text:p>
          </table:table-cell>
          <table:table-cell office:value-type="float" office:value="117857" table:style-name="ce1">
            <text:p>117857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3H32M16.574S" table:style-name="ce2">
            <text:p>32:16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2978" table:style-name="ce1">
            <text:p>12978</text:p>
          </table:table-cell>
          <table:table-cell office:value-type="string" table:style-name="ce1">
            <text:p>Success</text:p>
          </table:table-cell>
          <table:table-cell office:value-type="float" office:value="118885" table:style-name="ce1">
            <text:p>11888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3H32M3.974S" table:style-name="ce2">
            <text:p>32:04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3873" table:style-name="ce1">
            <text:p>13873</text:p>
          </table:table-cell>
          <table:table-cell office:value-type="string" table:style-name="ce1">
            <text:p>Success</text:p>
          </table:table-cell>
          <table:table-cell office:value-type="float" office:value="117860" table:style-name="ce1">
            <text:p>117860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3H32M4.664S" table:style-name="ce2">
            <text:p>32:04.7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3190" table:style-name="ce1">
            <text:p>13190</text:p>
          </table:table-cell>
          <table:table-cell office:value-type="string" table:style-name="ce1">
            <text:p>Success</text:p>
          </table:table-cell>
          <table:table-cell office:value-type="float" office:value="118885" table:style-name="ce1">
            <text:p>118885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3H32M4.414S" table:style-name="ce2">
            <text:p>32:04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3474" table:style-name="ce1">
            <text:p>13474</text:p>
          </table:table-cell>
          <table:table-cell office:value-type="string" table:style-name="ce1">
            <text:p>Success</text:p>
          </table:table-cell>
          <table:table-cell office:value-type="float" office:value="118886" table:style-name="ce1">
            <text:p>118886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3H32M4.374S" table:style-name="ce2">
            <text:p>32:04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3519" table:style-name="ce1">
            <text:p>13519</text:p>
          </table:table-cell>
          <table:table-cell office:value-type="string" table:style-name="ce1">
            <text:p>Success</text:p>
          </table:table-cell>
          <table:table-cell office:value-type="float" office:value="117860" table:style-name="ce1">
            <text:p>117860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3H32M4.614S" table:style-name="ce2">
            <text:p>32:04.6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3290" table:style-name="ce1">
            <text:p>13290</text:p>
          </table:table-cell>
          <table:table-cell office:value-type="string" table:style-name="ce1">
            <text:p>Success</text:p>
          </table:table-cell>
          <table:table-cell office:value-type="float" office:value="118885" table:style-name="ce1">
            <text:p>118885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3H32M4.464S" table:style-name="ce2">
            <text:p>32:04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3558" table:style-name="ce1">
            <text:p>13558</text:p>
          </table:table-cell>
          <table:table-cell office:value-type="string" table:style-name="ce1">
            <text:p>Success</text:p>
          </table:table-cell>
          <table:table-cell office:value-type="float" office:value="117860" table:style-name="ce1">
            <text:p>117860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3H32M4.424S" table:style-name="ce2">
            <text:p>32:04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3600" table:style-name="ce1">
            <text:p>13600</text:p>
          </table:table-cell>
          <table:table-cell office:value-type="string" table:style-name="ce1">
            <text:p>Success</text:p>
          </table:table-cell>
          <table:table-cell office:value-type="float" office:value="117860" table:style-name="ce1">
            <text:p>117860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3H32M2.864S" table:style-name="ce2">
            <text:p>32:02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5167" table:style-name="ce1">
            <text:p>15167</text:p>
          </table:table-cell>
          <table:table-cell office:value-type="string" table:style-name="ce1">
            <text:p>Success</text:p>
          </table:table-cell>
          <table:table-cell office:value-type="float" office:value="117860" table:style-name="ce1">
            <text:p>117860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3H32M4.904S" table:style-name="ce2">
            <text:p>32:04.9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3126" table:style-name="ce1">
            <text:p>13126</text:p>
          </table:table-cell>
          <table:table-cell office:value-type="string" table:style-name="ce1">
            <text:p>Success</text:p>
          </table:table-cell>
          <table:table-cell office:value-type="float" office:value="125974" table:style-name="ce1">
            <text:p>125974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3201" table:style-name="ce1">
            <text:p>13201</text:p>
          </table:table-cell>
          <table:table-cell office:value-type="string" table:style-name="ce1">
            <text:p>Success</text:p>
          </table:table-cell>
          <table:table-cell office:value-type="float" office:value="124949" table:style-name="ce1">
            <text:p>124949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3H32M4.664S" table:style-name="ce2">
            <text:p>32:04.7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3379" table:style-name="ce1">
            <text:p>13379</text:p>
          </table:table-cell>
          <table:table-cell office:value-type="string" table:style-name="ce1">
            <text:p>Success</text:p>
          </table:table-cell>
          <table:table-cell office:value-type="float" office:value="118885" table:style-name="ce1">
            <text:p>118885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3227" table:style-name="ce1">
            <text:p>13227</text:p>
          </table:table-cell>
          <table:table-cell office:value-type="string" table:style-name="ce1">
            <text:p>Success</text:p>
          </table:table-cell>
          <table:table-cell office:value-type="float" office:value="124949" table:style-name="ce1">
            <text:p>124949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3H32M4.834S" table:style-name="ce2">
            <text:p>32:04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3242" table:style-name="ce1">
            <text:p>13242</text:p>
          </table:table-cell>
          <table:table-cell office:value-type="string" table:style-name="ce1">
            <text:p>Success</text:p>
          </table:table-cell>
          <table:table-cell office:value-type="float" office:value="125973" table:style-name="ce1">
            <text:p>125973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3H32M3.964S" table:style-name="ce2">
            <text:p>32:04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4169" table:style-name="ce1">
            <text:p>14169</text:p>
          </table:table-cell>
          <table:table-cell office:value-type="string" table:style-name="ce1">
            <text:p>Success</text:p>
          </table:table-cell>
          <table:table-cell office:value-type="float" office:value="118886" table:style-name="ce1">
            <text:p>118886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3H32M11.794S" table:style-name="ce2">
            <text:p>32:11.8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6413" table:style-name="ce1">
            <text:p>6413</text:p>
          </table:table-cell>
          <table:table-cell office:value-type="string" table:style-name="ce1">
            <text:p>Success</text:p>
          </table:table-cell>
          <table:table-cell office:value-type="float" office:value="145012" table:style-name="ce1">
            <text:p>145012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3H32M18.134S" table:style-name="ce2">
            <text:p>32:18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3H32M17.894S" table:style-name="ce2">
            <text:p>32:17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3H32M4.904S" table:style-name="ce2">
            <text:p>32:04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3414" table:style-name="ce1">
            <text:p>13414</text:p>
          </table:table-cell>
          <table:table-cell office:value-type="string" table:style-name="ce1">
            <text:p>Success</text:p>
          </table:table-cell>
          <table:table-cell office:value-type="float" office:value="125974" table:style-name="ce1">
            <text:p>125974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3H32M11.764S" table:style-name="ce2">
            <text:p>32:11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6645" table:style-name="ce1">
            <text:p>6645</text:p>
          </table:table-cell>
          <table:table-cell office:value-type="string" table:style-name="ce1">
            <text:p>Success</text:p>
          </table:table-cell>
          <table:table-cell office:value-type="float" office:value="145012" table:style-name="ce1">
            <text:p>145012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3H32M18.204S" table:style-name="ce2">
            <text:p>32:18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39101" table:style-name="ce1">
            <text:p>391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3H32M18.414S" table:style-name="ce2">
            <text:p>32:18.4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39101" table:style-name="ce1">
            <text:p>391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3H32M18.624S" table:style-name="ce2">
            <text:p>32:18.6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39101" table:style-name="ce1">
            <text:p>391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3H32M18.594S" table:style-name="ce2">
            <text:p>32:18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39101" table:style-name="ce1">
            <text:p>39101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3H32M17.734S" table:style-name="ce2">
            <text:p>32:17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3H32M18.854S" table:style-name="ce2">
            <text:p>32:18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3H32M18.864S" table:style-name="ce2">
            <text:p>32:18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3H32M18.314S" table:style-name="ce2">
            <text:p>32:18.3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3H32M18.024S" table:style-name="ce2">
            <text:p>32:18.0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3H32M18.024S" table:style-name="ce2">
            <text:p>32:18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3H31M56.064S" table:style-name="ce2">
            <text:p>31:56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5254" table:style-name="ce1">
            <text:p>25254</text:p>
          </table:table-cell>
          <table:table-cell office:value-type="string" table:style-name="ce1">
            <text:p>Success</text:p>
          </table:table-cell>
          <table:table-cell office:value-type="float" office:value="81857" table:style-name="ce1">
            <text:p>81857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3H32M17.904S" table:style-name="ce2">
            <text:p>32:17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3H31M56.004S" table:style-name="ce2">
            <text:p>31:56.0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6053" table:style-name="ce1">
            <text:p>26053</text:p>
          </table:table-cell>
          <table:table-cell office:value-type="string" table:style-name="ce1">
            <text:p>Success</text:p>
          </table:table-cell>
          <table:table-cell office:value-type="float" office:value="88150" table:style-name="ce1">
            <text:p>88150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3H32M18.274S" table:style-name="ce2">
            <text:p>32:18.3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4154" table:style-name="ce1">
            <text:p>4154</text:p>
          </table:table-cell>
          <table:table-cell office:value-type="string" table:style-name="ce1">
            <text:p>Success</text:p>
          </table:table-cell>
          <table:table-cell office:value-type="float" office:value="71246" table:style-name="ce1">
            <text:p>71246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3H32M18.314S" table:style-name="ce2">
            <text:p>32:18.3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138" table:style-name="ce1">
            <text:p>4138</text:p>
          </table:table-cell>
          <table:table-cell office:value-type="string" table:style-name="ce1">
            <text:p>Success</text:p>
          </table:table-cell>
          <table:table-cell office:value-type="float" office:value="71246" table:style-name="ce1">
            <text:p>71246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3H32M18.024S" table:style-name="ce2">
            <text:p>32:18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4865" table:style-name="ce1">
            <text:p>4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3H31M56.014S" table:style-name="ce2">
            <text:p>31:56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26902" table:style-name="ce1">
            <text:p>26902</text:p>
          </table:table-cell>
          <table:table-cell office:value-type="string" table:style-name="ce1">
            <text:p>Success</text:p>
          </table:table-cell>
          <table:table-cell office:value-type="float" office:value="96638" table:style-name="ce1">
            <text:p>96638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3H31M56.014S" table:style-name="ce2">
            <text:p>31:56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6910" table:style-name="ce1">
            <text:p>26910</text:p>
          </table:table-cell>
          <table:table-cell office:value-type="string" table:style-name="ce1">
            <text:p>Success</text:p>
          </table:table-cell>
          <table:table-cell office:value-type="float" office:value="96639" table:style-name="ce1">
            <text:p>96639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3H31M55.994S" table:style-name="ce2">
            <text:p>31:56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7280" table:style-name="ce1">
            <text:p>27280</text:p>
          </table:table-cell>
          <table:table-cell office:value-type="string" table:style-name="ce1">
            <text:p>Success</text:p>
          </table:table-cell>
          <table:table-cell office:value-type="float" office:value="98764" table:style-name="ce1">
            <text:p>98764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3H31M55.864S" table:style-name="ce2">
            <text:p>31:55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7464" table:style-name="ce1">
            <text:p>27464</text:p>
          </table:table-cell>
          <table:table-cell office:value-type="string" table:style-name="ce1">
            <text:p>Success</text:p>
          </table:table-cell>
          <table:table-cell office:value-type="float" office:value="98762" table:style-name="ce1">
            <text:p>98762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3H32M18.034S" table:style-name="ce2">
            <text:p>32:18.0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5325" table:style-name="ce1">
            <text:p>5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3H31M55.934S" table:style-name="ce2">
            <text:p>31:55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7448" table:style-name="ce1">
            <text:p>27448</text:p>
          </table:table-cell>
          <table:table-cell office:value-type="string" table:style-name="ce1">
            <text:p>Success</text:p>
          </table:table-cell>
          <table:table-cell office:value-type="float" office:value="100888" table:style-name="ce1">
            <text:p>100888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3H31M55.974S" table:style-name="ce2">
            <text:p>31:56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8030" table:style-name="ce1">
            <text:p>28030</text:p>
          </table:table-cell>
          <table:table-cell office:value-type="string" table:style-name="ce1">
            <text:p>Success</text:p>
          </table:table-cell>
          <table:table-cell office:value-type="float" office:value="103012" table:style-name="ce1">
            <text:p>103012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3H32M18.074S" table:style-name="ce2">
            <text:p>32:18.1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255" table:style-name="ce1">
            <text:p>6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3H31M55.944S" table:style-name="ce2">
            <text:p>31:55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28721" table:style-name="ce1">
            <text:p>28721</text:p>
          </table:table-cell>
          <table:table-cell office:value-type="string" table:style-name="ce1">
            <text:p>Success</text:p>
          </table:table-cell>
          <table:table-cell office:value-type="float" office:value="109383" table:style-name="ce1">
            <text:p>109383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3H31M55.904S" table:style-name="ce2">
            <text:p>31:55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8792" table:style-name="ce1">
            <text:p>28792</text:p>
          </table:table-cell>
          <table:table-cell office:value-type="string" table:style-name="ce1">
            <text:p>Success</text:p>
          </table:table-cell>
          <table:table-cell office:value-type="float" office:value="109382" table:style-name="ce1">
            <text:p>109382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3H31M55.954S" table:style-name="ce2">
            <text:p>31:56.0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8929" table:style-name="ce1">
            <text:p>28929</text:p>
          </table:table-cell>
          <table:table-cell office:value-type="string" table:style-name="ce1">
            <text:p>Success</text:p>
          </table:table-cell>
          <table:table-cell office:value-type="float" office:value="113628" table:style-name="ce1">
            <text:p>113628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3H32M10.184S" table:style-name="ce2">
            <text:p>32:10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4832" table:style-name="ce1">
            <text:p>14832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3H31M55.804S" table:style-name="ce2">
            <text:p>31:55.8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9358" table:style-name="ce1">
            <text:p>29358</text:p>
          </table:table-cell>
          <table:table-cell office:value-type="string" table:style-name="ce1">
            <text:p>Success</text:p>
          </table:table-cell>
          <table:table-cell office:value-type="float" office:value="115750" table:style-name="ce1">
            <text:p>115750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3H31M55.854S" table:style-name="ce2">
            <text:p>31:55.9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9353" table:style-name="ce1">
            <text:p>29353</text:p>
          </table:table-cell>
          <table:table-cell office:value-type="string" table:style-name="ce1">
            <text:p>Success</text:p>
          </table:table-cell>
          <table:table-cell office:value-type="float" office:value="113629" table:style-name="ce1">
            <text:p>113629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3H32M9.894S" table:style-name="ce2">
            <text:p>32:09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5323" table:style-name="ce1">
            <text:p>15323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3H32M10.024S" table:style-name="ce2">
            <text:p>32:10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5269" table:style-name="ce1">
            <text:p>15269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3H31M56.024S" table:style-name="ce2">
            <text:p>31:56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9317" table:style-name="ce1">
            <text:p>29317</text:p>
          </table:table-cell>
          <table:table-cell office:value-type="string" table:style-name="ce1">
            <text:p>Success</text:p>
          </table:table-cell>
          <table:table-cell office:value-type="float" office:value="115736" table:style-name="ce1">
            <text:p>115736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3H32M9.464S" table:style-name="ce2">
            <text:p>32:09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5908" table:style-name="ce1">
            <text:p>15908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3H32M9.744S" table:style-name="ce2">
            <text:p>32:09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5647" table:style-name="ce1">
            <text:p>15647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3H31M55.934S" table:style-name="ce2">
            <text:p>31:55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9494" table:style-name="ce1">
            <text:p>29494</text:p>
          </table:table-cell>
          <table:table-cell office:value-type="string" table:style-name="ce1">
            <text:p>Success</text:p>
          </table:table-cell>
          <table:table-cell office:value-type="float" office:value="115754" table:style-name="ce1">
            <text:p>115754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3H32M9.304S" table:style-name="ce2">
            <text:p>32:09.3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6131" table:style-name="ce1">
            <text:p>16131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3H31M56.064S" table:style-name="ce2">
            <text:p>31:56.1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9365" table:style-name="ce1">
            <text:p>29365</text:p>
          </table:table-cell>
          <table:table-cell office:value-type="string" table:style-name="ce1">
            <text:p>Success</text:p>
          </table:table-cell>
          <table:table-cell office:value-type="float" office:value="115752" table:style-name="ce1">
            <text:p>115752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3H32M18.034S" table:style-name="ce2">
            <text:p>32:18.0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7442" table:style-name="ce1">
            <text:p>7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3H32M9.174S" table:style-name="ce2">
            <text:p>32:09.2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6324" table:style-name="ce1">
            <text:p>16324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3H32M9.004S" table:style-name="ce2">
            <text:p>32:09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6501" table:style-name="ce1">
            <text:p>16501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3H31M55.854S" table:style-name="ce2">
            <text:p>31:55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9664" table:style-name="ce1">
            <text:p>29664</text:p>
          </table:table-cell>
          <table:table-cell office:value-type="string" table:style-name="ce1">
            <text:p>Success</text:p>
          </table:table-cell>
          <table:table-cell office:value-type="float" office:value="115755" table:style-name="ce1">
            <text:p>115755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3H32M7.254S" table:style-name="ce2">
            <text:p>32:07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8414" table:style-name="ce1">
            <text:p>18414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3H32M8.864S" table:style-name="ce2">
            <text:p>32:08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6840" table:style-name="ce1">
            <text:p>16840</text:p>
          </table:table-cell>
          <table:table-cell office:value-type="string" table:style-name="ce1">
            <text:p>Success</text:p>
          </table:table-cell>
          <table:table-cell office:value-type="float" office:value="115816" table:style-name="ce1">
            <text:p>115816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3H32M7.104S" table:style-name="ce2">
            <text:p>32:07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8632" table:style-name="ce1">
            <text:p>18632</text:p>
          </table:table-cell>
          <table:table-cell office:value-type="string" table:style-name="ce1">
            <text:p>Success</text:p>
          </table:table-cell>
          <table:table-cell office:value-type="float" office:value="117939" table:style-name="ce1">
            <text:p>117939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3H32M6.524S" table:style-name="ce2">
            <text:p>32:06.5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9288" table:style-name="ce1">
            <text:p>19288</text:p>
          </table:table-cell>
          <table:table-cell office:value-type="string" table:style-name="ce1">
            <text:p>Success</text:p>
          </table:table-cell>
          <table:table-cell office:value-type="float" office:value="120039" table:style-name="ce1">
            <text:p>120039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3H32M10.544S" table:style-name="ce2">
            <text:p>32:10.5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15287" table:style-name="ce1">
            <text:p>15287</text:p>
          </table:table-cell>
          <table:table-cell office:value-type="string" table:style-name="ce1">
            <text:p>Success</text:p>
          </table:table-cell>
          <table:table-cell office:value-type="float" office:value="358466" table:style-name="ce1">
            <text:p>358466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3H32M25.834S" table:style-name="ce2">
            <text:p>32:25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3H32M6.384S" table:style-name="ce2">
            <text:p>32:06.4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9561" table:style-name="ce1">
            <text:p>19561</text:p>
          </table:table-cell>
          <table:table-cell office:value-type="string" table:style-name="ce1">
            <text:p>Success</text:p>
          </table:table-cell>
          <table:table-cell office:value-type="float" office:value="122166" table:style-name="ce1">
            <text:p>122166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3H32M6.074S" table:style-name="ce2">
            <text:p>32:06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20112" table:style-name="ce1">
            <text:p>20112</text:p>
          </table:table-cell>
          <table:table-cell office:value-type="string" table:style-name="ce1">
            <text:p>Success</text:p>
          </table:table-cell>
          <table:table-cell office:value-type="float" office:value="126409" table:style-name="ce1">
            <text:p>126409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3H32M6.224S" table:style-name="ce2">
            <text:p>32:06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20036" table:style-name="ce1">
            <text:p>20036</text:p>
          </table:table-cell>
          <table:table-cell office:value-type="string" table:style-name="ce1">
            <text:p>Success</text:p>
          </table:table-cell>
          <table:table-cell office:value-type="float" office:value="124286" table:style-name="ce1">
            <text:p>124286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3H32M18.064S" table:style-name="ce2">
            <text:p>32:18.1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8322" table:style-name="ce1">
            <text:p>8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3H32M5.954S" table:style-name="ce2">
            <text:p>32:06.0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20460" table:style-name="ce1">
            <text:p>20460</text:p>
          </table:table-cell>
          <table:table-cell office:value-type="string" table:style-name="ce1">
            <text:p>Success</text:p>
          </table:table-cell>
          <table:table-cell office:value-type="float" office:value="128531" table:style-name="ce1">
            <text:p>128531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3H32M12.504S" table:style-name="ce2">
            <text:p>32:12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3958" table:style-name="ce1">
            <text:p>13958</text:p>
          </table:table-cell>
          <table:table-cell office:value-type="string" table:style-name="ce1">
            <text:p>Success</text:p>
          </table:table-cell>
          <table:table-cell office:value-type="float" office:value="111520" table:style-name="ce1">
            <text:p>111520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3H32M13.454S" table:style-name="ce2">
            <text:p>32:13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3026" table:style-name="ce1">
            <text:p>13026</text:p>
          </table:table-cell>
          <table:table-cell office:value-type="string" table:style-name="ce1">
            <text:p>Success</text:p>
          </table:table-cell>
          <table:table-cell office:value-type="float" office:value="113636" table:style-name="ce1">
            <text:p>113636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3H32M5.194S" table:style-name="ce2">
            <text:p>32:05.2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21323" table:style-name="ce1">
            <text:p>21323</text:p>
          </table:table-cell>
          <table:table-cell office:value-type="string" table:style-name="ce1">
            <text:p>Success</text:p>
          </table:table-cell>
          <table:table-cell office:value-type="float" office:value="130656" table:style-name="ce1">
            <text:p>130656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3H32M13.604S" table:style-name="ce2">
            <text:p>32:13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2964" table:style-name="ce1">
            <text:p>12964</text:p>
          </table:table-cell>
          <table:table-cell office:value-type="string" table:style-name="ce1">
            <text:p>Success</text:p>
          </table:table-cell>
          <table:table-cell office:value-type="float" office:value="113632" table:style-name="ce1">
            <text:p>113632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3H32M5.034S" table:style-name="ce2">
            <text:p>32:05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21537" table:style-name="ce1">
            <text:p>21537</text:p>
          </table:table-cell>
          <table:table-cell office:value-type="string" table:style-name="ce1">
            <text:p>Success</text:p>
          </table:table-cell>
          <table:table-cell office:value-type="float" office:value="130656" table:style-name="ce1">
            <text:p>130656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3H32M3.974S" table:style-name="ce2">
            <text:p>32:04.0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22651" table:style-name="ce1">
            <text:p>22651</text:p>
          </table:table-cell>
          <table:table-cell office:value-type="string" table:style-name="ce1">
            <text:p>Success</text:p>
          </table:table-cell>
          <table:table-cell office:value-type="float" office:value="137021" table:style-name="ce1">
            <text:p>137021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3H32M4.694S" table:style-name="ce2">
            <text:p>32:04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21941" table:style-name="ce1">
            <text:p>21941</text:p>
          </table:table-cell>
          <table:table-cell office:value-type="string" table:style-name="ce1">
            <text:p>Success</text:p>
          </table:table-cell>
          <table:table-cell office:value-type="float" office:value="134899" table:style-name="ce1">
            <text:p>134899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3H32M9.604S" table:style-name="ce2">
            <text:p>32:09.6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7037" table:style-name="ce1">
            <text:p>17037</text:p>
          </table:table-cell>
          <table:table-cell office:value-type="string" table:style-name="ce1">
            <text:p>Success</text:p>
          </table:table-cell>
          <table:table-cell office:value-type="float" office:value="139166" table:style-name="ce1">
            <text:p>139166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3H32M0.404S" table:style-name="ce2">
            <text:p>32:00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6231" table:style-name="ce1">
            <text:p>26231</text:p>
          </table:table-cell>
          <table:table-cell office:value-type="string" table:style-name="ce1">
            <text:p>Success</text:p>
          </table:table-cell>
          <table:table-cell office:value-type="float" office:value="139143" table:style-name="ce1">
            <text:p>139143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3H31M55.884S" table:style-name="ce2">
            <text:p>31:55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0773" table:style-name="ce1">
            <text:p>30773</text:p>
          </table:table-cell>
          <table:table-cell office:value-type="string" table:style-name="ce1">
            <text:p>Success</text:p>
          </table:table-cell>
          <table:table-cell office:value-type="float" office:value="139111" table:style-name="ce1">
            <text:p>139111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3H32M3.624S" table:style-name="ce2">
            <text:p>32:03.6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23060" table:style-name="ce1">
            <text:p>23060</text:p>
          </table:table-cell>
          <table:table-cell office:value-type="string" table:style-name="ce1">
            <text:p>Success</text:p>
          </table:table-cell>
          <table:table-cell office:value-type="float" office:value="139146" table:style-name="ce1">
            <text:p>139146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3H32M11.754S" table:style-name="ce2">
            <text:p>32:11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4938" table:style-name="ce1">
            <text:p>14938</text:p>
          </table:table-cell>
          <table:table-cell office:value-type="string" table:style-name="ce1">
            <text:p>Success</text:p>
          </table:table-cell>
          <table:table-cell office:value-type="float" office:value="134864" table:style-name="ce1">
            <text:p>134864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3H31M55.774S" table:style-name="ce2">
            <text:p>31:55.8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0916" table:style-name="ce1">
            <text:p>30916</text:p>
          </table:table-cell>
          <table:table-cell office:value-type="string" table:style-name="ce1">
            <text:p>Success</text:p>
          </table:table-cell>
          <table:table-cell office:value-type="float" office:value="136875" table:style-name="ce1">
            <text:p>136875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3H32M17.894S" table:style-name="ce2">
            <text:p>32:17.9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8872" table:style-name="ce1">
            <text:p>88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3H32M16.114S" table:style-name="ce2">
            <text:p>32:16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10668" table:style-name="ce1">
            <text:p>10668</text:p>
          </table:table-cell>
          <table:table-cell office:value-type="string" table:style-name="ce1">
            <text:p>Success</text:p>
          </table:table-cell>
          <table:table-cell office:value-type="float" office:value="340751" table:style-name="ce1">
            <text:p>340751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3H32M26.784S" table:style-name="ce2">
            <text:p>32:26.8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3H32M18.044S" table:style-name="ce2">
            <text:p>32:18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8916" table:style-name="ce1">
            <text:p>89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3H32M17.854S" table:style-name="ce2">
            <text:p>32:17.9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253" table:style-name="ce1">
            <text:p>9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3H32M17.854S" table:style-name="ce2">
            <text:p>32:17.9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415" table:style-name="ce1">
            <text:p>94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3H32M17.814S" table:style-name="ce2">
            <text:p>32:17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609" table:style-name="ce1">
            <text:p>9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3H32M17.744S" table:style-name="ce2">
            <text:p>32:17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9792" table:style-name="ce1">
            <text:p>97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3H32M27.424S" table:style-name="ce2">
            <text:p>32:27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3H32M27.274S" table:style-name="ce2">
            <text:p>32:27.3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3H32M27.114S" table:style-name="ce2">
            <text:p>32:27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3H32M26.964S" table:style-name="ce2">
            <text:p>32:27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3H32M26.694S" table:style-name="ce2">
            <text:p>32:26.7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3H32M26.774S" table:style-name="ce2">
            <text:p>32:26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3H32M26.634S" table:style-name="ce2">
            <text:p>32:26.6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3H32M28.374S" table:style-name="ce2">
            <text:p>32:28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3H32M26.484S" table:style-name="ce2">
            <text:p>32:26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time" office:time-value="PT13H32M26.384S" table:style-name="ce2">
            <text:p>32:26.4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290" table:style-name="ce1">
            <text:p>2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time" office:time-value="PT13H32M28.534S" table:style-name="ce2">
            <text:p>32:28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logout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time" office:time-value="PT13H32M28.724S" table:style-name="ce2">
            <text:p>32:28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time" office:time-value="PT13H32M25.744S" table:style-name="ce2">
            <text:p>32:25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time" office:time-value="PT13H32M28.834S" table:style-name="ce2">
            <text:p>32:28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time" office:time-value="PT13H32M25.704S" table:style-name="ce2">
            <text:p>32:25.7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294" table:style-name="ce1">
            <text:p>3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time" office:time-value="PT13H32M29.004S" table:style-name="ce2">
            <text:p>32:29.0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time" office:time-value="PT13H32M25.674S" table:style-name="ce2">
            <text:p>32:25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time" office:time-value="PT13H32M29.134S" table:style-name="ce2">
            <text:p>32:29.1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time" office:time-value="PT13H32M25.504S" table:style-name="ce2">
            <text:p>32:25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3778" table:style-name="ce1">
            <text:p>37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time" office:time-value="PT13H32M29.284S" table:style-name="ce2">
            <text:p>32:29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time" office:time-value="PT13H32M25.484S" table:style-name="ce2">
            <text:p>32:25.5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time" office:time-value="PT13H32M25.494S" table:style-name="ce2">
            <text:p>32:25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4078" table:style-name="ce1">
            <text:p>40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time" office:time-value="PT13H32M29.574S" table:style-name="ce2">
            <text:p>32:29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time" office:time-value="PT13H32M25.434S" table:style-name="ce2">
            <text:p>32:25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4286" table:style-name="ce1">
            <text:p>42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time" office:time-value="PT13H32M29.724S" table:style-name="ce2">
            <text:p>32:29.7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time" office:time-value="PT13H32M25.394S" table:style-name="ce2">
            <text:p>32:25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4477" table:style-name="ce1">
            <text:p>4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time" office:time-value="PT13H32M29.874S" table:style-name="ce2">
            <text:p>32:29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time" office:time-value="PT13H32M25.374S" table:style-name="ce2">
            <text:p>32:25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4630" table:style-name="ce1">
            <text:p>46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time" office:time-value="PT13H32M30.004S" table:style-name="ce2">
            <text:p>32:30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time" office:time-value="PT13H32M25.294S" table:style-name="ce2">
            <text:p>32:25.3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860" table:style-name="ce1">
            <text:p>48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time" office:time-value="PT13H32M30.164S" table:style-name="ce2">
            <text:p>32:30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time" office:time-value="PT13H32M25.224S" table:style-name="ce2">
            <text:p>32:25.2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5079" table:style-name="ce1">
            <text:p>50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time" office:time-value="PT13H32M30.304S" table:style-name="ce2">
            <text:p>32:30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time" office:time-value="PT13H32M24.664S" table:style-name="ce2">
            <text:p>32:24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5757" table:style-name="ce1">
            <text:p>5757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time" office:time-value="PT13H32M25.014S" table:style-name="ce2">
            <text:p>32:25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5419" table:style-name="ce1">
            <text:p>5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time" office:time-value="PT13H32M30.434S" table:style-name="ce2">
            <text:p>32:30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time" office:time-value="PT13H32M24.334S" table:style-name="ce2">
            <text:p>32:24.3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6267" table:style-name="ce1">
            <text:p>6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time" office:time-value="PT13H32M23.364S" table:style-name="ce2">
            <text:p>32:23.4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7363" table:style-name="ce1">
            <text:p>7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time" office:time-value="PT13H32M22.894S" table:style-name="ce2">
            <text:p>32:22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7974" table:style-name="ce1">
            <text:p>79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time" office:time-value="PT13H32M21.324S" table:style-name="ce2">
            <text:p>32:21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9662" table:style-name="ce1">
            <text:p>9662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time" office:time-value="PT13H32M21.854S" table:style-name="ce2">
            <text:p>32:21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9144" table:style-name="ce1">
            <text:p>9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time" office:time-value="PT13H32M20.894S" table:style-name="ce2">
            <text:p>32:20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0260" table:style-name="ce1">
            <text:p>10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time" office:time-value="PT13H32M20.104S" table:style-name="ce2">
            <text:p>32:20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1178" table:style-name="ce1">
            <text:p>11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time" office:time-value="PT13H32M19.704S" table:style-name="ce2">
            <text:p>32:19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1735" table:style-name="ce1">
            <text:p>117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time" office:time-value="PT13H32M19.404S" table:style-name="ce2">
            <text:p>32:19.4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2176" table:style-name="ce1">
            <text:p>12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time" office:time-value="PT13H32M30.984S" table:style-name="ce2">
            <text:p>32:31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time" office:time-value="PT13H32M19.404S" table:style-name="ce2">
            <text:p>32:19.4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2359" table:style-name="ce1">
            <text:p>12359</text:p>
          </table:table-cell>
          <table:table-cell office:value-type="string" table:style-name="ce1">
            <text:p>Success</text:p>
          </table:table-cell>
          <table:table-cell office:value-type="float" office:value="16072" table:style-name="ce1">
            <text:p>16072</text:p>
          </table:table-cell>
          <table:table-cell table:number-columns-repeated="16377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time" office:time-value="PT13H32M30.424S" table:style-name="ce2">
            <text:p>32:30.4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time" office:time-value="PT13H32M28.204S" table:style-name="ce2">
            <text:p>32:28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845" table:style-name="ce1">
            <text:p>38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time" office:time-value="PT13H32M31.894S" table:style-name="ce2">
            <text:p>32:31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time" office:time-value="PT13H32M31.764S" table:style-name="ce2">
            <text:p>32:31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time" office:time-value="PT13H32M32.304S" table:style-name="ce2">
            <text:p>32:32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time" office:time-value="PT13H32M32.364S" table:style-name="ce2">
            <text:p>32:32.4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time" office:time-value="PT13H32M31.744S" table:style-name="ce2">
            <text:p>32:31.7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time" office:time-value="PT13H32M32.054S" table:style-name="ce2">
            <text:p>32:32.1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time" office:time-value="PT13H32M30.034S" table:style-name="ce2">
            <text:p>32:30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time" office:time-value="PT13H32M30.474S" table:style-name="ce2">
            <text:p>32:30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time" office:time-value="PT13H32M30.194S" table:style-name="ce2">
            <text:p>32:30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time" office:time-value="PT13H32M29.904S" table:style-name="ce2">
            <text:p>32:29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time" office:time-value="PT13H32M30.324S" table:style-name="ce2">
            <text:p>32:30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time" office:time-value="PT13H32M29.314S" table:style-name="ce2">
            <text:p>32:29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3537" table:style-name="ce1">
            <text:p>3537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time" office:time-value="PT13H32M29.604S" table:style-name="ce2">
            <text:p>32:29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time" office:time-value="PT13H32M29.174S" table:style-name="ce2">
            <text:p>32:29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time" office:time-value="PT13H32M28.414S" table:style-name="ce2">
            <text:p>32:28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4450" table:style-name="ce1">
            <text:p>4450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time" office:time-value="PT13H32M29.754S" table:style-name="ce2">
            <text:p>32:29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Success</text:p>
          </table:table-cell>
          <table:table-cell office:value-type="float" office:value="25735" table:style-name="ce1">
            <text:p>25735</text:p>
          </table:table-cell>
          <table:table-cell table:number-columns-repeated="16377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time" office:time-value="PT13H32M32.754S" table:style-name="ce2">
            <text:p>32:32.8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time" office:time-value="PT13H32M32.774S" table:style-name="ce2">
            <text:p>32:32.8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time" office:time-value="PT13H32M29.034S" table:style-name="ce2">
            <text:p>32:29.0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3880" table:style-name="ce1">
            <text:p>3880</text:p>
          </table:table-cell>
          <table:table-cell office:value-type="string" table:style-name="ce1">
            <text:p>Success</text:p>
          </table:table-cell>
          <table:table-cell office:value-type="float" office:value="25737" table:style-name="ce1">
            <text:p>25737</text:p>
          </table:table-cell>
          <table:table-cell table:number-columns-repeated="16377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time" office:time-value="PT13H32M28.874S" table:style-name="ce2">
            <text:p>32:28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4035" table:style-name="ce1">
            <text:p>4035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time" office:time-value="PT13H32M32.764S" table:style-name="ce2">
            <text:p>32:32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time" office:time-value="PT13H32M32.884S" table:style-name="ce2">
            <text:p>32:32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time" office:time-value="PT13H32M32.864S" table:style-name="ce2">
            <text:p>32:32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time" office:time-value="PT13H32M32.874S" table:style-name="ce2">
            <text:p>32:32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time" office:time-value="PT13H32M31.154S" table:style-name="ce2">
            <text:p>32:31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time" office:time-value="PT13H32M32.834S" table:style-name="ce2">
            <text:p>32:32.8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time" office:time-value="PT13H32M32.854S" table:style-name="ce2">
            <text:p>32:32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time" office:time-value="PT13H32M32.864S" table:style-name="ce2">
            <text:p>32:32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time" office:time-value="PT13H32M32.894S" table:style-name="ce2">
            <text:p>32:32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time" office:time-value="PT13H32M32.864S" table:style-name="ce2">
            <text:p>32:32.9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time" office:time-value="PT13H32M32.914S" table:style-name="ce2">
            <text:p>32:32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time" office:time-value="PT13H32M32.874S" table:style-name="ce2">
            <text:p>32:32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4696" table:style-name="ce1">
            <text:p>24696</text:p>
          </table:table-cell>
          <table:table-cell table:number-columns-repeated="16377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time" office:time-value="PT13H32M32.914S" table:style-name="ce2">
            <text:p>32:32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4698" table:style-name="ce1">
            <text:p>24698</text:p>
          </table:table-cell>
          <table:table-cell table:number-columns-repeated="16377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time" office:time-value="PT13H32M32.954S" table:style-name="ce2">
            <text:p>32:33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time" office:time-value="PT13H32M32.994S" table:style-name="ce2">
            <text:p>32:33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time" office:time-value="PT13H32M32.934S" table:style-name="ce2">
            <text:p>32:32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time" office:time-value="PT13H32M32.994S" table:style-name="ce2">
            <text:p>32:33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time" office:time-value="PT13H32M33.014S" table:style-name="ce2">
            <text:p>32:33.0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time" office:time-value="PT13H32M32.974S" table:style-name="ce2">
            <text:p>32:33.0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time" office:time-value="PT13H32M25.814S" table:style-name="ce2">
            <text:p>32:25.8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7554" table:style-name="ce1">
            <text:p>7554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time" office:time-value="PT13H32M26.634S" table:style-name="ce2">
            <text:p>32:26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6744" table:style-name="ce1">
            <text:p>6744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time" office:time-value="PT13H32M27.954S" table:style-name="ce2">
            <text:p>32:28.0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5431" table:style-name="ce1">
            <text:p>5431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time" office:time-value="PT13H32M26.624S" table:style-name="ce2">
            <text:p>32:26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6775" table:style-name="ce1">
            <text:p>6775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time" office:time-value="PT13H32M31.284S" table:style-name="ce2">
            <text:p>32:31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time" office:time-value="PT13H32M30.864S" table:style-name="ce2">
            <text:p>32:30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time" office:time-value="PT13H32M22.434S" table:style-name="ce2">
            <text:p>32:22.4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0984" table:style-name="ce1">
            <text:p>10984</text:p>
          </table:table-cell>
          <table:table-cell office:value-type="string" table:style-name="ce1">
            <text:p>Success</text:p>
          </table:table-cell>
          <table:table-cell office:value-type="float" office:value="24494" table:style-name="ce1">
            <text:p>24494</text:p>
          </table:table-cell>
          <table:table-cell table:number-columns-repeated="16377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time" office:time-value="PT13H32M30.994S" table:style-name="ce2">
            <text:p>32:31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2417" table:style-name="ce1">
            <text:p>2417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time" office:time-value="PT13H32M33.034S" table:style-name="ce2">
            <text:p>32:33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time" office:time-value="PT13H32M26.524S" table:style-name="ce2">
            <text:p>32:26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6906" table:style-name="ce1">
            <text:p>6906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time" office:time-value="PT13H32M26.644S" table:style-name="ce2">
            <text:p>32:26.6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6790" table:style-name="ce1">
            <text:p>6790</text:p>
          </table:table-cell>
          <table:table-cell office:value-type="string" table:style-name="ce1">
            <text:p>Success</text:p>
          </table:table-cell>
          <table:table-cell office:value-type="float" office:value="24491" table:style-name="ce1">
            <text:p>24491</text:p>
          </table:table-cell>
          <table:table-cell table:number-columns-repeated="16377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time" office:time-value="PT13H32M28.104S" table:style-name="ce2">
            <text:p>32:28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5335" table:style-name="ce1">
            <text:p>5335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time" office:time-value="PT13H32M26.414S" table:style-name="ce2">
            <text:p>32:26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7022" table:style-name="ce1">
            <text:p>7022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time" office:time-value="PT13H32M32.974S" table:style-name="ce2">
            <text:p>32:33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time" office:time-value="PT13H32M28.214S" table:style-name="ce2">
            <text:p>32:28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5240" table:style-name="ce1">
            <text:p>5240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time" office:time-value="PT13H32M25.954S" table:style-name="ce2">
            <text:p>32:26.0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7506" table:style-name="ce1">
            <text:p>7506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time" office:time-value="PT13H32M22.454S" table:style-name="ce2">
            <text:p>32:22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Success</text:p>
          </table:table-cell>
          <table:table-cell office:value-type="float" office:value="24494" table:style-name="ce1">
            <text:p>24494</text:p>
          </table:table-cell>
          <table:table-cell table:number-columns-repeated="16377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time" office:time-value="PT13H32M27.794S" table:style-name="ce2">
            <text:p>32:27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time" office:time-value="PT13H32M33.224S" table:style-name="ce2">
            <text:p>32:33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time" office:time-value="PT13H32M27.544S" table:style-name="ce2">
            <text:p>32:27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5939" table:style-name="ce1">
            <text:p>5939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time" office:time-value="PT13H32M26.684S" table:style-name="ce2">
            <text:p>32:26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6803" table:style-name="ce1">
            <text:p>6803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time" office:time-value="PT13H32M26.574S" table:style-name="ce2">
            <text:p>32:26.6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6924" table:style-name="ce1">
            <text:p>6924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time" office:time-value="PT13H32M33.014S" table:style-name="ce2">
            <text:p>32:33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time" office:time-value="PT13H32M26.474S" table:style-name="ce2">
            <text:p>32:26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7136" table:style-name="ce1">
            <text:p>7136</text:p>
          </table:table-cell>
          <table:table-cell office:value-type="string" table:style-name="ce1">
            <text:p>Success</text:p>
          </table:table-cell>
          <table:table-cell office:value-type="float" office:value="49624" table:style-name="ce1">
            <text:p>49624</text:p>
          </table:table-cell>
          <table:table-cell table:number-columns-repeated="16377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time" office:time-value="PT13H32M33.424S" table:style-name="ce2">
            <text:p>32:33.4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time" office:time-value="PT13H32M33.424S" table:style-name="ce2">
            <text:p>32:33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time" office:time-value="PT13H32M33.454S" table:style-name="ce2">
            <text:p>32:33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time" office:time-value="PT13H32M33.434S" table:style-name="ce2">
            <text:p>32:33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time" office:time-value="PT13H32M33.384S" table:style-name="ce2">
            <text:p>32:33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time" office:time-value="PT13H32M33.464S" table:style-name="ce2">
            <text:p>32:33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time" office:time-value="PT13H32M33.404S" table:style-name="ce2">
            <text:p>32:33.4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time" office:time-value="PT13H32M33.424S" table:style-name="ce2">
            <text:p>32:33.4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time" office:time-value="PT13H32M24.004S" table:style-name="ce2">
            <text:p>32:24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9711" table:style-name="ce1">
            <text:p>9711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time" office:time-value="PT13H32M33.084S" table:style-name="ce2">
            <text:p>32:33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time" office:time-value="PT13H32M33.484S" table:style-name="ce2">
            <text:p>32:33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708" table:style-name="ce1">
            <text:p>24708</text:p>
          </table:table-cell>
          <table:table-cell table:number-columns-repeated="16377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time" office:time-value="PT13H32M26.264S" table:style-name="ce2">
            <text:p>32:26.3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7512" table:style-name="ce1">
            <text:p>7512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time" office:time-value="PT13H32M27.674S" table:style-name="ce2">
            <text:p>32:27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6104" table:style-name="ce1">
            <text:p>6104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time" office:time-value="PT13H32M33.244S" table:style-name="ce2">
            <text:p>32:33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time" office:time-value="PT13H32M33.354S" table:style-name="ce2">
            <text:p>32:33.4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time" office:time-value="PT13H32M33.174S" table:style-name="ce2">
            <text:p>32:33.2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time" office:time-value="PT13H32M33.484S" table:style-name="ce2">
            <text:p>32:33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time" office:time-value="PT13H32M33.424S" table:style-name="ce2">
            <text:p>32:33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time" office:time-value="PT13H32M33.024S" table:style-name="ce2">
            <text:p>32:33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time" office:time-value="PT13H32M33.254S" table:style-name="ce2">
            <text:p>32:33.3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time" office:time-value="PT13H32M33.604S" table:style-name="ce2">
            <text:p>32:33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logout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time" office:time-value="PT13H32M33.454S" table:style-name="ce2">
            <text:p>32:33.5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time" office:time-value="PT13H32M24.884S" table:style-name="ce2">
            <text:p>32:24.9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8958" table:style-name="ce1">
            <text:p>8958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time" office:time-value="PT13H32M33.484S" table:style-name="ce2">
            <text:p>32:33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time" office:time-value="PT13H32M22.064S" table:style-name="ce2">
            <text:p>32:22.1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1798" table:style-name="ce1">
            <text:p>11798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time" office:time-value="PT13H32M26.194S" table:style-name="ce2">
            <text:p>32:26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7667" table:style-name="ce1">
            <text:p>7667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time" office:time-value="PT13H32M22.914S" table:style-name="ce2">
            <text:p>32:22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0945" table:style-name="ce1">
            <text:p>10945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time" office:time-value="PT13H32M33.784S" table:style-name="ce2">
            <text:p>32:33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time" office:time-value="PT13H32M25.214S" table:style-name="ce2">
            <text:p>32:25.2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8655" table:style-name="ce1">
            <text:p>8655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time" office:time-value="PT13H32M26.654S" table:style-name="ce2">
            <text:p>32:26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7216" table:style-name="ce1">
            <text:p>7216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time" office:time-value="PT13H32M26.694S" table:style-name="ce2">
            <text:p>32:26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7179" table:style-name="ce1">
            <text:p>7179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time" office:time-value="PT13H32M23.334S" table:style-name="ce2">
            <text:p>32:23.3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0546" table:style-name="ce1">
            <text:p>10546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time" office:time-value="PT13H32M26.574S" table:style-name="ce2">
            <text:p>32:26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7310" table:style-name="ce1">
            <text:p>7310</text:p>
          </table:table-cell>
          <table:table-cell office:value-type="string" table:style-name="ce1">
            <text:p>Success</text:p>
          </table:table-cell>
          <table:table-cell office:value-type="float" office:value="61661" table:style-name="ce1">
            <text:p>61661</text:p>
          </table:table-cell>
          <table:table-cell table:number-columns-repeated="16377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time" office:time-value="PT13H32M33.374S" table:style-name="ce2">
            <text:p>32:33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time" office:time-value="PT13H32M25.424S" table:style-name="ce2">
            <text:p>32:25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8460" table:style-name="ce1">
            <text:p>8460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time" office:time-value="PT13H32M25.434S" table:style-name="ce2">
            <text:p>32:25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8453" table:style-name="ce1">
            <text:p>8453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time" office:time-value="PT13H32M25.164S" table:style-name="ce2">
            <text:p>32:25.2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8772" table:style-name="ce1">
            <text:p>8772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time" office:time-value="PT13H32M33.754S" table:style-name="ce2">
            <text:p>32:33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time" office:time-value="PT13H32M31.434S" table:style-name="ce2">
            <text:p>32:31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13970" table:style-name="ce1">
            <text:p>13970</text:p>
          </table:table-cell>
          <table:table-cell table:number-columns-repeated="16377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time" office:time-value="PT13H32M33.524S" table:style-name="ce2">
            <text:p>32:33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706" table:style-name="ce1">
            <text:p>24706</text:p>
          </table:table-cell>
          <table:table-cell table:number-columns-repeated="16377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time" office:time-value="PT13H32M25.524S" table:style-name="ce2">
            <text:p>32:25.5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8597" table:style-name="ce1">
            <text:p>8597</text:p>
          </table:table-cell>
          <table:table-cell office:value-type="string" table:style-name="ce1">
            <text:p>Success</text:p>
          </table:table-cell>
          <table:table-cell office:value-type="float" office:value="61659" table:style-name="ce1">
            <text:p>61659</text:p>
          </table:table-cell>
          <table:table-cell table:number-columns-repeated="16377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time" office:time-value="PT13H32M30.604S" table:style-name="ce2">
            <text:p>32:30.6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3847" table:style-name="ce1">
            <text:p>3847</text:p>
          </table:table-cell>
          <table:table-cell office:value-type="string" table:style-name="ce1">
            <text:p>Success</text:p>
          </table:table-cell>
          <table:table-cell office:value-type="float" office:value="22431" table:style-name="ce1">
            <text:p>22431</text:p>
          </table:table-cell>
          <table:table-cell table:number-columns-repeated="16377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time" office:time-value="PT13H32M29.424S" table:style-name="ce2">
            <text:p>32:29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5227" table:style-name="ce1">
            <text:p>5227</text:p>
          </table:table-cell>
          <table:table-cell office:value-type="string" table:style-name="ce1">
            <text:p>Success</text:p>
          </table:table-cell>
          <table:table-cell office:value-type="float" office:value="37257" table:style-name="ce1">
            <text:p>37257</text:p>
          </table:table-cell>
          <table:table-cell table:number-columns-repeated="16377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time" office:time-value="PT13H32M28.684S" table:style-name="ce2">
            <text:p>32:28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6019" table:style-name="ce1">
            <text:p>6019</text:p>
          </table:table-cell>
          <table:table-cell office:value-type="string" table:style-name="ce1">
            <text:p>Success</text:p>
          </table:table-cell>
          <table:table-cell office:value-type="float" office:value="45731" table:style-name="ce1">
            <text:p>45731</text:p>
          </table:table-cell>
          <table:table-cell table:number-columns-repeated="16377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time" office:time-value="PT13H32M30.724S" table:style-name="ce2">
            <text:p>32:30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4062" table:style-name="ce1">
            <text:p>4062</text:p>
          </table:table-cell>
          <table:table-cell office:value-type="string" table:style-name="ce1">
            <text:p>Success</text:p>
          </table:table-cell>
          <table:table-cell office:value-type="float" office:value="49975" table:style-name="ce1">
            <text:p>49975</text:p>
          </table:table-cell>
          <table:table-cell table:number-columns-repeated="16377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time" office:time-value="PT13H32M31.574S" table:style-name="ce2">
            <text:p>32:31.6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Success</text:p>
          </table:table-cell>
          <table:table-cell office:value-type="float" office:value="56324" table:style-name="ce1">
            <text:p>56324</text:p>
          </table:table-cell>
          <table:table-cell table:number-columns-repeated="16377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time" office:time-value="PT13H32M33.374S" table:style-name="ce2">
            <text:p>32:33.4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time" office:time-value="PT13H32M19.444S" table:style-name="ce2">
            <text:p>32:19.4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5411" table:style-name="ce1">
            <text:p>15411</text:p>
          </table:table-cell>
          <table:table-cell office:value-type="string" table:style-name="ce1">
            <text:p>Success</text:p>
          </table:table-cell>
          <table:table-cell office:value-type="float" office:value="56283" table:style-name="ce1">
            <text:p>56283</text:p>
          </table:table-cell>
          <table:table-cell table:number-columns-repeated="16377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time" office:time-value="PT13H32M34.824S" table:style-name="ce2">
            <text:p>32:34.8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time" office:time-value="PT13H32M32.174S" table:style-name="ce2">
            <text:p>32:32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Success</text:p>
          </table:table-cell>
          <table:table-cell office:value-type="float" office:value="56285" table:style-name="ce1">
            <text:p>56285</text:p>
          </table:table-cell>
          <table:table-cell table:number-columns-repeated="16377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time" office:time-value="PT13H32M32.604S" table:style-name="ce2">
            <text:p>32:32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56284" table:style-name="ce1">
            <text:p>56284</text:p>
          </table:table-cell>
          <table:table-cell table:number-columns-repeated="16377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time" office:time-value="PT13H32M34.884S" table:style-name="ce2">
            <text:p>32:34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time" office:time-value="PT13H32M32.464S" table:style-name="ce2">
            <text:p>32:32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Success</text:p>
          </table:table-cell>
          <table:table-cell office:value-type="float" office:value="56284" table:style-name="ce1">
            <text:p>56284</text:p>
          </table:table-cell>
          <table:table-cell table:number-columns-repeated="16377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time" office:time-value="PT13H32M34.914S" table:style-name="ce2">
            <text:p>32:34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time" office:time-value="PT13H32M34.104S" table:style-name="ce2">
            <text:p>32:34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time" office:time-value="PT13H32M34.064S" table:style-name="ce2">
            <text:p>32:34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time" office:time-value="PT13H32M33.964S" table:style-name="ce2">
            <text:p>32:34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time" office:time-value="PT13H32M33.884S" table:style-name="ce2">
            <text:p>32:33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time" office:time-value="PT13H32M33.784S" table:style-name="ce2">
            <text:p>32:33.8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time" office:time-value="PT13H32M33.814S" table:style-name="ce2">
            <text:p>32:33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time" office:time-value="PT13H32M33.774S" table:style-name="ce2">
            <text:p>32:33.8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time" office:time-value="PT13H32M33.864S" table:style-name="ce2">
            <text:p>32:33.9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time" office:time-value="PT13H32M36.484S" table:style-name="ce2">
            <text:p>32:36.5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time" office:time-value="PT13H32M36.534S" table:style-name="ce2">
            <text:p>32:36.5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time" office:time-value="PT13H32M36.564S" table:style-name="ce2">
            <text:p>32:36.6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time" office:time-value="PT13H32M33.774S" table:style-name="ce2">
            <text:p>32:33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time" office:time-value="PT13H32M36.624S" table:style-name="ce2">
            <text:p>32:36.6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time" office:time-value="PT13H32M36.674S" table:style-name="ce2">
            <text:p>32:36.7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time" office:time-value="PT13H32M36.704S" table:style-name="ce2">
            <text:p>32:36.7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time" office:time-value="PT13H32M33.244S" table:style-name="ce2">
            <text:p>32:33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3501" table:style-name="ce1">
            <text:p>3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time" office:time-value="PT13H32M33.494S" table:style-name="ce2">
            <text:p>32:33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time" office:time-value="PT13H32M36.894S" table:style-name="ce2">
            <text:p>32:36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time" office:time-value="PT13H32M36.944S" table:style-name="ce2">
            <text:p>32:36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time" office:time-value="PT13H32M36.984S" table:style-name="ce2">
            <text:p>32:37.0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time" office:time-value="PT13H32M33.444S" table:style-name="ce2">
            <text:p>32:33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3601" table:style-name="ce1">
            <text:p>36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time" office:time-value="PT13H32M37.044S" table:style-name="ce2">
            <text:p>32:37.0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time" office:time-value="PT13H32M33.294S" table:style-name="ce2">
            <text:p>32:33.3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time" office:time-value="PT13H32M37.104S" table:style-name="ce2">
            <text:p>32:37.1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time" office:time-value="PT13H32M37.114S" table:style-name="ce2">
            <text:p>32:37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time" office:time-value="PT13H32M37.144S" table:style-name="ce2">
            <text:p>32:37.1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time" office:time-value="PT13H32M33.494S" table:style-name="ce2">
            <text:p>32:33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3703" table:style-name="ce1">
            <text:p>37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time" office:time-value="PT13H32M37.164S" table:style-name="ce2">
            <text:p>32:37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time" office:time-value="PT13H32M37.204S" table:style-name="ce2">
            <text:p>32:37.2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time" office:time-value="PT13H32M37.254S" table:style-name="ce2">
            <text:p>32:37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time" office:time-value="PT13H32M37.284S" table:style-name="ce2">
            <text:p>32:37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time" office:time-value="PT13H32M33.454S" table:style-name="ce2">
            <text:p>32:33.5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3890" table:style-name="ce1">
            <text:p>3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time" office:time-value="PT13H32M37.354S" table:style-name="ce2">
            <text:p>32:37.4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time" office:time-value="PT13H32M37.404S" table:style-name="ce2">
            <text:p>32:37.4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time" office:time-value="PT13H32M37.444S" table:style-name="ce2">
            <text:p>32:37.4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time" office:time-value="PT13H32M33.434S" table:style-name="ce2">
            <text:p>32:33.4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051" table:style-name="ce1">
            <text:p>40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time" office:time-value="PT13H32M37.484S" table:style-name="ce2">
            <text:p>32:37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time" office:time-value="PT13H32M37.534S" table:style-name="ce2">
            <text:p>32:37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time" office:time-value="PT13H32M37.564S" table:style-name="ce2">
            <text:p>32:37.6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time" office:time-value="PT13H32M33.404S" table:style-name="ce2">
            <text:p>32:33.4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4211" table:style-name="ce1">
            <text:p>42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time" office:time-value="PT13H32M37.614S" table:style-name="ce2">
            <text:p>32:37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time" office:time-value="PT13H32M37.664S" table:style-name="ce2">
            <text:p>32:37.7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time" office:time-value="PT13H32M37.694S" table:style-name="ce2">
            <text:p>32:37.7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time" office:time-value="PT13H32M33.434S" table:style-name="ce2">
            <text:p>32:33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4319" table:style-name="ce1">
            <text:p>4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time" office:time-value="PT13H32M37.754S" table:style-name="ce2">
            <text:p>32:37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time" office:time-value="PT13H32M37.804S" table:style-name="ce2">
            <text:p>32:37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time" office:time-value="PT13H32M37.834S" table:style-name="ce2">
            <text:p>32:37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time" office:time-value="PT13H32M33.384S" table:style-name="ce2">
            <text:p>32:33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4517" table:style-name="ce1">
            <text:p>45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time" office:time-value="PT13H32M37.904S" table:style-name="ce2">
            <text:p>32:37.9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time" office:time-value="PT13H32M37.954S" table:style-name="ce2">
            <text:p>32:38.0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time" office:time-value="PT13H32M37.984S" table:style-name="ce2">
            <text:p>32:38.0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time" office:time-value="PT13H32M37.214S" table:style-name="ce2">
            <text:p>32:37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time" office:time-value="PT13H32M36.744S" table:style-name="ce2">
            <text:p>32:36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time" office:time-value="PT13H32M36.394S" table:style-name="ce2">
            <text:p>32:36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time" office:time-value="PT13H32M36.224S" table:style-name="ce2">
            <text:p>32:36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time" office:time-value="PT13H32M36.094S" table:style-name="ce2">
            <text:p>32:36.1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time" office:time-value="PT13H32M35.954S" table:style-name="ce2">
            <text:p>32:36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788" table:style-name="ce1">
            <text:p>27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time" office:time-value="PT13H32M35.814S" table:style-name="ce2">
            <text:p>32:35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064" table:style-name="ce1">
            <text:p>30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time" office:time-value="PT13H32M35.694S" table:style-name="ce2">
            <text:p>32:35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325" table:style-name="ce1">
            <text:p>3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time" office:time-value="PT13H32M35.534S" table:style-name="ce2">
            <text:p>32:35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606" table:style-name="ce1">
            <text:p>36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time" office:time-value="PT13H32M35.384S" table:style-name="ce2">
            <text:p>32:35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899" table:style-name="ce1">
            <text:p>38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time" office:time-value="PT13H32M35.274S" table:style-name="ce2">
            <text:p>32:35.3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4149" table:style-name="ce1">
            <text:p>4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time" office:time-value="PT13H32M35.134S" table:style-name="ce2">
            <text:p>32:35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4432" table:style-name="ce1">
            <text:p>44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time" office:time-value="PT13H32M34.974S" table:style-name="ce2">
            <text:p>32:35.0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4726" table:style-name="ce1">
            <text:p>47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time" office:time-value="PT13H32M34.924S" table:style-name="ce2">
            <text:p>32:34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4905" table:style-name="ce1">
            <text:p>49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time" office:time-value="PT13H32M39.834S" table:style-name="ce2">
            <text:p>32:39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time" office:time-value="PT13H32M34.894S" table:style-name="ce2">
            <text:p>32:34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time" office:time-value="PT13H32M39.974S" table:style-name="ce2">
            <text:p>32:40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time" office:time-value="PT13H32M34.884S" table:style-name="ce2">
            <text:p>32:34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5252" table:style-name="ce1">
            <text:p>5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time" office:time-value="PT13H32M40.134S" table:style-name="ce2">
            <text:p>32:40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time" office:time-value="PT13H32M34.864S" table:style-name="ce2">
            <text:p>32:34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394" table:style-name="ce1">
            <text:p>53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time" office:time-value="PT13H32M40.254S" table:style-name="ce2">
            <text:p>32:40.3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time" office:time-value="PT13H32M40.304S" table:style-name="ce2">
            <text:p>32:40.3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time" office:time-value="PT13H32M39.704S" table:style-name="ce2">
            <text:p>32:39.7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time" office:time-value="PT13H32M39.564S" table:style-name="ce2">
            <text:p>32:39.6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time" office:time-value="PT13H32M39.424S" table:style-name="ce2">
            <text:p>32:39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time" office:time-value="PT13H32M39.284S" table:style-name="ce2">
            <text:p>32:39.3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time" office:time-value="PT13H32M39.144S" table:style-name="ce2">
            <text:p>32:39.1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time" office:time-value="PT13H32M39.014S" table:style-name="ce2">
            <text:p>32:39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086" table:style-name="ce1">
            <text:p>20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time" office:time-value="PT13H32M38.884S" table:style-name="ce2">
            <text:p>32:38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363" table:style-name="ce1">
            <text:p>2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time" office:time-value="PT13H32M38.744S" table:style-name="ce2">
            <text:p>32:38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time" office:time-value="PT13H32M38.614S" table:style-name="ce2">
            <text:p>32:38.6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time" office:time-value="PT13H32M38.464S" table:style-name="ce2">
            <text:p>32:38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time" office:time-value="PT13H32M38.324S" table:style-name="ce2">
            <text:p>32:38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478" table:style-name="ce1">
            <text:p>34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time" office:time-value="PT13H32M38.184S" table:style-name="ce2">
            <text:p>32:38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time" office:time-value="PT13H32M38.034S" table:style-name="ce2">
            <text:p>32:38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034" table:style-name="ce1">
            <text:p>40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time" office:time-value="PT13H32M33.824S" table:style-name="ce2">
            <text:p>32:33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8322" table:style-name="ce1">
            <text:p>8322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time" office:time-value="PT13H32M42.154S" table:style-name="ce2">
            <text:p>32:42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time" office:time-value="PT13H32M41.924S" table:style-name="ce2">
            <text:p>32:41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time" office:time-value="PT13H32M42.204S" table:style-name="ce2">
            <text:p>32:42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time" office:time-value="PT13H32M41.804S" table:style-name="ce2">
            <text:p>32:41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time" office:time-value="PT13H32M41.654S" table:style-name="ce2">
            <text:p>32:41.7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time" office:time-value="PT13H32M41.504S" table:style-name="ce2">
            <text:p>32:41.5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time" office:time-value="PT13H32M41.384S" table:style-name="ce2">
            <text:p>32:41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389" table:style-name="ce1">
            <text:p>1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time" office:time-value="PT13H32M41.244S" table:style-name="ce2">
            <text:p>32:41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time" office:time-value="PT13H32M41.104S" table:style-name="ce2">
            <text:p>32:41.1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time" office:time-value="PT13H32M40.974S" table:style-name="ce2">
            <text:p>32:41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188" table:style-name="ce1">
            <text:p>2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time" office:time-value="PT13H32M40.804S" table:style-name="ce2">
            <text:p>32:40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493" table:style-name="ce1">
            <text:p>24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time" office:time-value="PT13H32M40.654S" table:style-name="ce2">
            <text:p>32:40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time" office:time-value="PT13H32M40.544S" table:style-name="ce2">
            <text:p>32:40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time" office:time-value="PT13H32M40.404S" table:style-name="ce2">
            <text:p>32:40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319" table:style-name="ce1">
            <text:p>3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time" office:time-value="PT13H32M43.574S" table:style-name="ce2">
            <text:p>32:43.6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time" office:time-value="PT13H32M43.434S" table:style-name="ce2">
            <text:p>32:43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time" office:time-value="PT13H32M43.294S" table:style-name="ce2">
            <text:p>32:43.3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time" office:time-value="PT13H32M43.164S" table:style-name="ce2">
            <text:p>32:43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time" office:time-value="PT13H32M43.044S" table:style-name="ce2">
            <text:p>32:43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time" office:time-value="PT13H32M42.894S" table:style-name="ce2">
            <text:p>32:42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time" office:time-value="PT13H32M42.784S" table:style-name="ce2">
            <text:p>32:42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time" office:time-value="PT13H32M42.634S" table:style-name="ce2">
            <text:p>32:42.6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2183" table:style-name="ce1">
            <text:p>2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time" office:time-value="PT13H32M42.484S" table:style-name="ce2">
            <text:p>32:42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2464" table:style-name="ce1">
            <text:p>24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time" office:time-value="PT13H32M42.344S" table:style-name="ce2">
            <text:p>32:42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time" office:time-value="PT13H32M42.244S" table:style-name="ce2">
            <text:p>32:42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2981" table:style-name="ce1">
            <text:p>29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time" office:time-value="PT13H32M42.214S" table:style-name="ce2">
            <text:p>32:42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3129" table:style-name="ce1">
            <text:p>3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time" office:time-value="PT13H32M42.064S" table:style-name="ce2">
            <text:p>32:42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475" table:style-name="ce1">
            <text:p>3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time" office:time-value="PT13H32M33.854S" table:style-name="ce2">
            <text:p>32:33.9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1737" table:style-name="ce1">
            <text:p>11737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time" office:time-value="PT13H32M33.864S" table:style-name="ce2">
            <text:p>32:33.9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1798" table:style-name="ce1">
            <text:p>11798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time" office:time-value="PT13H32M33.704S" table:style-name="ce2">
            <text:p>32:33.7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11959" table:style-name="ce1">
            <text:p>11959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time" office:time-value="PT13H32M33.664S" table:style-name="ce2">
            <text:p>32:33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12014" table:style-name="ce1">
            <text:p>12014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time" office:time-value="PT13H32M33.704S" table:style-name="ce2">
            <text:p>32:33.7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11971" table:style-name="ce1">
            <text:p>11971</text:p>
          </table:table-cell>
          <table:table-cell office:value-type="string" table:style-name="ce1">
            <text:p>Success</text:p>
          </table:table-cell>
          <table:table-cell office:value-type="float" office:value="25737" table:style-name="ce1">
            <text:p>25737</text:p>
          </table:table-cell>
          <table:table-cell table:number-columns-repeated="16377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time" office:time-value="PT13H32M33.714S" table:style-name="ce2">
            <text:p>32:33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1966" table:style-name="ce1">
            <text:p>11966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time" office:time-value="PT13H32M44.254S" table:style-name="ce2">
            <text:p>32:44.3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time" office:time-value="PT13H32M33.694S" table:style-name="ce2">
            <text:p>32:33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12004" table:style-name="ce1">
            <text:p>12004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time" office:time-value="PT13H32M33.664S" table:style-name="ce2">
            <text:p>32:33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12039" table:style-name="ce1">
            <text:p>12039</text:p>
          </table:table-cell>
          <table:table-cell office:value-type="string" table:style-name="ce1">
            <text:p>Success</text:p>
          </table:table-cell>
          <table:table-cell office:value-type="float" office:value="25737" table:style-name="ce1">
            <text:p>25737</text:p>
          </table:table-cell>
          <table:table-cell table:number-columns-repeated="16377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time" office:time-value="PT13H32M45.594S" table:style-name="ce2">
            <text:p>32:45.6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time" office:time-value="PT13H32M45.074S" table:style-name="ce2">
            <text:p>32:45.1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time" office:time-value="PT13H32M44.814S" table:style-name="ce2">
            <text:p>32:44.8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time" office:time-value="PT13H32M44.134S" table:style-name="ce2">
            <text:p>32:44.1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time" office:time-value="PT13H32M33.694S" table:style-name="ce2">
            <text:p>32:33.7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12064" table:style-name="ce1">
            <text:p>12064</text:p>
          </table:table-cell>
          <table:table-cell office:value-type="string" table:style-name="ce1">
            <text:p>Success</text:p>
          </table:table-cell>
          <table:table-cell office:value-type="float" office:value="25776" table:style-name="ce1">
            <text:p>25776</text:p>
          </table:table-cell>
          <table:table-cell table:number-columns-repeated="16377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time" office:time-value="PT13H32M45.664S" table:style-name="ce2">
            <text:p>32:45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time" office:time-value="PT13H32M44.654S" table:style-name="ce2">
            <text:p>32:44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time" office:time-value="PT13H32M45.664S" table:style-name="ce2">
            <text:p>32:45.7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time" office:time-value="PT13H32M44.534S" table:style-name="ce2">
            <text:p>32:44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time" office:time-value="PT13H32M44.944S" table:style-name="ce2">
            <text:p>32:44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24476" table:style-name="ce1">
            <text:p>24476</text:p>
          </table:table-cell>
          <table:table-cell table:number-columns-repeated="16377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time" office:time-value="PT13H32M34.654S" table:style-name="ce2">
            <text:p>32:34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1221" table:style-name="ce1">
            <text:p>11221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time" office:time-value="PT13H32M45.684S" table:style-name="ce2">
            <text:p>32:45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time" office:time-value="PT13H32M45.684S" table:style-name="ce2">
            <text:p>32:45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time" office:time-value="PT13H32M45.754S" table:style-name="ce2">
            <text:p>32:45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673" table:style-name="ce1">
            <text:p>24673</text:p>
          </table:table-cell>
          <table:table-cell table:number-columns-repeated="16377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time" office:time-value="PT13H32M33.724S" table:style-name="ce2">
            <text:p>32:33.7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12173" table:style-name="ce1">
            <text:p>12173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time" office:time-value="PT13H32M45.714S" table:style-name="ce2">
            <text:p>32:45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time" office:time-value="PT13H32M40.164S" table:style-name="ce2">
            <text:p>32:40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5746" table:style-name="ce1">
            <text:p>5746</text:p>
          </table:table-cell>
          <table:table-cell office:value-type="string" table:style-name="ce1">
            <text:p>Success</text:p>
          </table:table-cell>
          <table:table-cell office:value-type="float" office:value="25775" table:style-name="ce1">
            <text:p>25775</text:p>
          </table:table-cell>
          <table:table-cell table:number-columns-repeated="16377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time" office:time-value="PT13H32M34.794S" table:style-name="ce2">
            <text:p>32:34.8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1129" table:style-name="ce1">
            <text:p>11129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time" office:time-value="PT13H32M34.704S" table:style-name="ce2">
            <text:p>32:34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1218" table:style-name="ce1">
            <text:p>11218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time" office:time-value="PT13H32M34.064S" table:style-name="ce2">
            <text:p>32:34.1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1864" table:style-name="ce1">
            <text:p>11864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time" office:time-value="PT13H32M39.854S" table:style-name="ce2">
            <text:p>32:39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6086" table:style-name="ce1">
            <text:p>6086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time" office:time-value="PT13H32M43.844S" table:style-name="ce2">
            <text:p>32:43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2097" table:style-name="ce1">
            <text:p>2097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time" office:time-value="PT13H32M45.344S" table:style-name="ce2">
            <text:p>32:45.3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time" office:time-value="PT13H32M40.014S" table:style-name="ce2">
            <text:p>32:40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5941" table:style-name="ce1">
            <text:p>5941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time" office:time-value="PT13H32M44.404S" table:style-name="ce2">
            <text:p>32:44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time" office:time-value="PT13H32M45.704S" table:style-name="ce2">
            <text:p>32:45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675" table:style-name="ce1">
            <text:p>24675</text:p>
          </table:table-cell>
          <table:table-cell table:number-columns-repeated="16377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time" office:time-value="PT13H32M45.794S" table:style-name="ce2">
            <text:p>32:45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time" office:time-value="PT13H32M45.774S" table:style-name="ce2">
            <text:p>32:45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time" office:time-value="PT13H32M45.884S" table:style-name="ce2">
            <text:p>32:45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time" office:time-value="PT13H32M45.904S" table:style-name="ce2">
            <text:p>32:45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time" office:time-value="PT13H32M45.914S" table:style-name="ce2">
            <text:p>32:45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695" table:style-name="ce1">
            <text:p>24695</text:p>
          </table:table-cell>
          <table:table-cell table:number-columns-repeated="16377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time" office:time-value="PT13H32M45.884S" table:style-name="ce2">
            <text:p>32:45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time" office:time-value="PT13H32M45.704S" table:style-name="ce2">
            <text:p>32:45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time" office:time-value="PT13H32M45.934S" table:style-name="ce2">
            <text:p>32:45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time" office:time-value="PT13H32M45.964S" table:style-name="ce2">
            <text:p>32:46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699" table:style-name="ce1">
            <text:p>24699</text:p>
          </table:table-cell>
          <table:table-cell table:number-columns-repeated="16377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time" office:time-value="PT13H32M43.994S" table:style-name="ce2">
            <text:p>32:44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time" office:time-value="PT13H32M46.074S" table:style-name="ce2">
            <text:p>32:46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14068" table:style-name="ce1">
            <text:p>14068</text:p>
          </table:table-cell>
          <table:table-cell table:number-columns-repeated="16377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time" office:time-value="PT13H32M45.684S" table:style-name="ce2">
            <text:p>32:45.7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675" table:style-name="ce1">
            <text:p>24675</text:p>
          </table:table-cell>
          <table:table-cell table:number-columns-repeated="16377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time" office:time-value="PT13H32M46.124S" table:style-name="ce2">
            <text:p>32:46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time" office:time-value="PT13H32M46.184S" table:style-name="ce2">
            <text:p>32:46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time" office:time-value="PT13H32M46.154S" table:style-name="ce2">
            <text:p>32:46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time" office:time-value="PT13H32M46.254S" table:style-name="ce2">
            <text:p>32:46.3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068" table:style-name="ce1">
            <text:p>14068</text:p>
          </table:table-cell>
          <table:table-cell table:number-columns-repeated="16377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time" office:time-value="PT13H32M46.154S" table:style-name="ce2">
            <text:p>32:46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time" office:time-value="PT13H32M46.294S" table:style-name="ce2">
            <text:p>32:46.3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time" office:time-value="PT13H32M45.224S" table:style-name="ce2">
            <text:p>32:45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time" office:time-value="PT13H32M46.324S" table:style-name="ce2">
            <text:p>32:46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4709" table:style-name="ce1">
            <text:p>24709</text:p>
          </table:table-cell>
          <table:table-cell table:number-columns-repeated="16377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time" office:time-value="PT13H32M46.134S" table:style-name="ce2">
            <text:p>32:46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14842" table:style-name="ce1">
            <text:p>14842</text:p>
          </table:table-cell>
          <table:table-cell table:number-columns-repeated="16377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time" office:time-value="PT13H32M45.904S" table:style-name="ce2">
            <text:p>32:45.9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14842" table:style-name="ce1">
            <text:p>14842</text:p>
          </table:table-cell>
          <table:table-cell table:number-columns-repeated="16377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time" office:time-value="PT13H32M46.504S" table:style-name="ce2">
            <text:p>32:46.5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705" table:style-name="ce1">
            <text:p>24705</text:p>
          </table:table-cell>
          <table:table-cell table:number-columns-repeated="16377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time" office:time-value="PT13H32M43.724S" table:style-name="ce2">
            <text:p>32:43.7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time" office:time-value="PT13H32M46.654S" table:style-name="ce2">
            <text:p>32:46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time" office:time-value="PT13H32M47.034S" table:style-name="ce2">
            <text:p>32:47.0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4474" table:style-name="ce1">
            <text:p>24474</text:p>
          </table:table-cell>
          <table:table-cell table:number-columns-repeated="16377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time" office:time-value="PT13H32M22.924S" table:style-name="ce2">
            <text:p>32:22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4923" table:style-name="ce1">
            <text:p>24923</text:p>
          </table:table-cell>
          <table:table-cell office:value-type="string" table:style-name="ce1">
            <text:p>Success</text:p>
          </table:table-cell>
          <table:table-cell office:value-type="float" office:value="118787" table:style-name="ce1">
            <text:p>118787</text:p>
          </table:table-cell>
          <table:table-cell table:number-columns-repeated="16377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time" office:time-value="PT13H32M23.384S" table:style-name="ce2">
            <text:p>32:23.4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4475" table:style-name="ce1">
            <text:p>24475</text:p>
          </table:table-cell>
          <table:table-cell office:value-type="string" table:style-name="ce1">
            <text:p>Success</text:p>
          </table:table-cell>
          <table:table-cell office:value-type="float" office:value="118787" table:style-name="ce1">
            <text:p>118787</text:p>
          </table:table-cell>
          <table:table-cell table:number-columns-repeated="16377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time" office:time-value="PT13H32M24.704S" table:style-name="ce2">
            <text:p>32:24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3163" table:style-name="ce1">
            <text:p>23163</text:p>
          </table:table-cell>
          <table:table-cell office:value-type="string" table:style-name="ce1">
            <text:p>Success</text:p>
          </table:table-cell>
          <table:table-cell office:value-type="float" office:value="118787" table:style-name="ce1">
            <text:p>118787</text:p>
          </table:table-cell>
          <table:table-cell table:number-columns-repeated="16377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time" office:time-value="PT13H32M23.284S" table:style-name="ce2">
            <text:p>32:23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4638" table:style-name="ce1">
            <text:p>24638</text:p>
          </table:table-cell>
          <table:table-cell office:value-type="string" table:style-name="ce1">
            <text:p>Success</text:p>
          </table:table-cell>
          <table:table-cell office:value-type="float" office:value="118787" table:style-name="ce1">
            <text:p>118787</text:p>
          </table:table-cell>
          <table:table-cell table:number-columns-repeated="16377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time" office:time-value="PT13H32M25.344S" table:style-name="ce2">
            <text:p>32:25.3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2662" table:style-name="ce1">
            <text:p>22662</text:p>
          </table:table-cell>
          <table:table-cell office:value-type="string" table:style-name="ce1">
            <text:p>Success</text:p>
          </table:table-cell>
          <table:table-cell office:value-type="float" office:value="118787" table:style-name="ce1">
            <text:p>118787</text:p>
          </table:table-cell>
          <table:table-cell table:number-columns-repeated="16377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time" office:time-value="PT13H32M46.504S" table:style-name="ce2">
            <text:p>32:46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time" office:time-value="PT13H32M33.944S" table:style-name="ce2">
            <text:p>32:33.9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4613" table:style-name="ce1">
            <text:p>14613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time" office:time-value="PT13H32M46.504S" table:style-name="ce2">
            <text:p>32:46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time" office:time-value="PT13H32M46.484S" table:style-name="ce2">
            <text:p>32:46.5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3693" table:style-name="ce1">
            <text:p>3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time" office:time-value="PT13H32M46.484S" table:style-name="ce2">
            <text:p>32:46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201" table:style-name="ce1">
            <text:p>42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time" office:time-value="PT13H32M46.304S" table:style-name="ce2">
            <text:p>32:46.3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4790" table:style-name="ce1">
            <text:p>47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time" office:time-value="PT13H32M46.314S" table:style-name="ce2">
            <text:p>32:46.3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5149" table:style-name="ce1">
            <text:p>5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time" office:time-value="PT13H32M45.954S" table:style-name="ce2">
            <text:p>32:46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5547" table:style-name="ce1">
            <text:p>5547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time" office:time-value="PT13H32M45.814S" table:style-name="ce2">
            <text:p>32:45.8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5824" table:style-name="ce1">
            <text:p>5824</text:p>
          </table:table-cell>
          <table:table-cell office:value-type="string" table:style-name="ce1">
            <text:p>Success</text:p>
          </table:table-cell>
          <table:table-cell office:value-type="float" office:value="375820" table:style-name="ce1">
            <text:p>375820</text:p>
          </table:table-cell>
          <table:table-cell table:number-columns-repeated="16377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time" office:time-value="PT13H32M51.504S" table:style-name="ce2">
            <text:p>32:51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logout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time" office:time-value="PT13H32M46.214S" table:style-name="ce2">
            <text:p>32:46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time" office:time-value="PT13H32M45.694S" table:style-name="ce2">
            <text:p>32:45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5984" table:style-name="ce1">
            <text:p>5984</text:p>
          </table:table-cell>
          <table:table-cell office:value-type="string" table:style-name="ce1">
            <text:p>Success</text:p>
          </table:table-cell>
          <table:table-cell office:value-type="float" office:value="374782" table:style-name="ce1">
            <text:p>374782</text:p>
          </table:table-cell>
          <table:table-cell table:number-columns-repeated="16377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time" office:time-value="PT13H32M45.744S" table:style-name="ce2">
            <text:p>32:45.7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5944" table:style-name="ce1">
            <text:p>5944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time" office:time-value="PT13H32M45.744S" table:style-name="ce2">
            <text:p>32:45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6003" table:style-name="ce1">
            <text:p>6003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time" office:time-value="PT13H32M51.644S" table:style-name="ce2">
            <text:p>32:51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logou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time" office:time-value="PT13H32M45.934S" table:style-name="ce2">
            <text:p>32:45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5861" table:style-name="ce1">
            <text:p>5861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time" office:time-value="PT13H32M51.674S" table:style-name="ce2">
            <text:p>32:51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logout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time" office:time-value="PT13H32M46.264S" table:style-name="ce2">
            <text:p>32:46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5547" table:style-name="ce1">
            <text:p>55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time" office:time-value="PT13H32M51.694S" table:style-name="ce2">
            <text:p>32:51.7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logout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time" office:time-value="PT13H32M45.804S" table:style-name="ce2">
            <text:p>32:45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6057" table:style-name="ce1">
            <text:p>6057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time" office:time-value="PT13H32M51.754S" table:style-name="ce2">
            <text:p>32:51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logout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time" office:time-value="PT13H32M45.974S" table:style-name="ce2">
            <text:p>32:46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5903" table:style-name="ce1">
            <text:p>5903</text:p>
          </table:table-cell>
          <table:table-cell office:value-type="string" table:style-name="ce1">
            <text:p>Success</text:p>
          </table:table-cell>
          <table:table-cell office:value-type="float" office:value="374782" table:style-name="ce1">
            <text:p>374782</text:p>
          </table:table-cell>
          <table:table-cell table:number-columns-repeated="16377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time" office:time-value="PT13H32M46.214S" table:style-name="ce2">
            <text:p>32:46.2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5672" table:style-name="ce1">
            <text:p>5672</text:p>
          </table:table-cell>
          <table:table-cell office:value-type="string" table:style-name="ce1">
            <text:p>Success</text:p>
          </table:table-cell>
          <table:table-cell office:value-type="float" office:value="377954" table:style-name="ce1">
            <text:p>377954</text:p>
          </table:table-cell>
          <table:table-cell table:number-columns-repeated="16377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time" office:time-value="PT13H32M51.794S" table:style-name="ce2">
            <text:p>32:51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logout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time" office:time-value="PT13H32M47.364S" table:style-name="ce2">
            <text:p>32:47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4562" table:style-name="ce1">
            <text:p>4562</text:p>
          </table:table-cell>
          <table:table-cell office:value-type="string" table:style-name="ce1">
            <text:p>Success</text:p>
          </table:table-cell>
          <table:table-cell office:value-type="float" office:value="374782" table:style-name="ce1">
            <text:p>374782</text:p>
          </table:table-cell>
          <table:table-cell table:number-columns-repeated="16377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time" office:time-value="PT13H32M45.744S" table:style-name="ce2">
            <text:p>32:45.7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6194" table:style-name="ce1">
            <text:p>6194</text:p>
          </table:table-cell>
          <table:table-cell office:value-type="string" table:style-name="ce1">
            <text:p>Success</text:p>
          </table:table-cell>
          <table:table-cell office:value-type="float" office:value="375819" table:style-name="ce1">
            <text:p>375819</text:p>
          </table:table-cell>
          <table:table-cell table:number-columns-repeated="16377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time" office:time-value="PT13H32M51.864S" table:style-name="ce2">
            <text:p>32:51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logout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time" office:time-value="PT13H32M46.094S" table:style-name="ce2">
            <text:p>32:46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5852" table:style-name="ce1">
            <text:p>58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time" office:time-value="PT13H32M51.884S" table:style-name="ce2">
            <text:p>32:51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logout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time" office:time-value="PT13H32M51.884S" table:style-name="ce2">
            <text:p>32:51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logout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time" office:time-value="PT13H32M51.934S" table:style-name="ce2">
            <text:p>32:51.9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time" office:time-value="PT13H32M51.934S" table:style-name="ce2">
            <text:p>32:51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time" office:time-value="PT13H32M45.794S" table:style-name="ce2">
            <text:p>32:45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6292" table:style-name="ce1">
            <text:p>6292</text:p>
          </table:table-cell>
          <table:table-cell office:value-type="string" table:style-name="ce1">
            <text:p>Success</text:p>
          </table:table-cell>
          <table:table-cell office:value-type="float" office:value="399301" table:style-name="ce1">
            <text:p>399301</text:p>
          </table:table-cell>
          <table:table-cell table:number-columns-repeated="16377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time" office:time-value="PT13H32M46.084S" table:style-name="ce2">
            <text:p>32:46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6016" table:style-name="ce1">
            <text:p>60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time" office:time-value="PT13H32M52.084S" table:style-name="ce2">
            <text:p>32:52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time" office:time-value="PT13H32M46.094S" table:style-name="ce2">
            <text:p>32:46.1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6159" table:style-name="ce1">
            <text:p>6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time" office:time-value="PT13H32M46.134S" table:style-name="ce2">
            <text:p>32:46.1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6276" table:style-name="ce1">
            <text:p>6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time" office:time-value="PT13H32M45.904S" table:style-name="ce2">
            <text:p>32:45.9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time" office:time-value="PT13H32M45.924S" table:style-name="ce2">
            <text:p>32:45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6729" table:style-name="ce1">
            <text:p>67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time" office:time-value="PT13H32M52.654S" table:style-name="ce2">
            <text:p>32:52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time" office:time-value="PT13H32M52.714S" table:style-name="ce2">
            <text:p>32:52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time" office:time-value="PT13H32M52.754S" table:style-name="ce2">
            <text:p>32:52.8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time" office:time-value="PT13H32M45.914S" table:style-name="ce2">
            <text:p>32:45.9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6894" table:style-name="ce1">
            <text:p>68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time" office:time-value="PT13H32M52.814S" table:style-name="ce2">
            <text:p>32:52.8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time" office:time-value="PT13H32M52.864S" table:style-name="ce2">
            <text:p>32:52.9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time" office:time-value="PT13H32M52.904S" table:style-name="ce2">
            <text:p>32:52.9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time" office:time-value="PT13H32M45.924S" table:style-name="ce2">
            <text:p>32:45.9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7035" table:style-name="ce1">
            <text:p>70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time" office:time-value="PT13H32M52.954S" table:style-name="ce2">
            <text:p>32:53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time" office:time-value="PT13H32M53.004S" table:style-name="ce2">
            <text:p>32:53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time" office:time-value="PT13H32M53.034S" table:style-name="ce2">
            <text:p>32:53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time" office:time-value="PT13H32M45.874S" table:style-name="ce2">
            <text:p>32:45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7195" table:style-name="ce1">
            <text:p>7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time" office:time-value="PT13H32M53.074S" table:style-name="ce2">
            <text:p>32:53.1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time" office:time-value="PT13H32M34.804S" table:style-name="ce2">
            <text:p>32:34.8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8327" table:style-name="ce1">
            <text:p>18327</text:p>
          </table:table-cell>
          <table:table-cell office:value-type="string" table:style-name="ce1">
            <text:p>Success</text:p>
          </table:table-cell>
          <table:table-cell office:value-type="float" office:value="24489" table:style-name="ce1">
            <text:p>24489</text:p>
          </table:table-cell>
          <table:table-cell table:number-columns-repeated="16377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time" office:time-value="PT13H32M34.444S" table:style-name="ce2">
            <text:p>32:34.4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8709" table:style-name="ce1">
            <text:p>18709</text:p>
          </table:table-cell>
          <table:table-cell office:value-type="string" table:style-name="ce1">
            <text:p>Success</text:p>
          </table:table-cell>
          <table:table-cell office:value-type="float" office:value="24487" table:style-name="ce1">
            <text:p>24487</text:p>
          </table:table-cell>
          <table:table-cell table:number-columns-repeated="16377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time" office:time-value="PT13H32M53.134S" table:style-name="ce2">
            <text:p>32:53.1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time" office:time-value="PT13H32M53.174S" table:style-name="ce2">
            <text:p>32:53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time" office:time-value="PT13H32M45.544S" table:style-name="ce2">
            <text:p>32:45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7789" table:style-name="ce1">
            <text:p>77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time" office:time-value="PT13H32M34.124S" table:style-name="ce2">
            <text:p>32:34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9921" table:style-name="ce1">
            <text:p>19921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time" office:time-value="PT13H32M53.334S" table:style-name="ce2">
            <text:p>32:53.3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time" office:time-value="PT13H32M33.724S" table:style-name="ce2">
            <text:p>32:33.7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0816" table:style-name="ce1">
            <text:p>20816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time" office:time-value="PT13H32M33.864S" table:style-name="ce2">
            <text:p>32:33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0754" table:style-name="ce1">
            <text:p>20754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time" office:time-value="PT13H32M33.844S" table:style-name="ce2">
            <text:p>32:33.8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0874" table:style-name="ce1">
            <text:p>20874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time" office:time-value="PT13H32M33.884S" table:style-name="ce2">
            <text:p>32:33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0869" table:style-name="ce1">
            <text:p>20869</text:p>
          </table:table-cell>
          <table:table-cell office:value-type="string" table:style-name="ce1">
            <text:p>Success</text:p>
          </table:table-cell>
          <table:table-cell office:value-type="float" office:value="145380" table:style-name="ce1">
            <text:p>145380</text:p>
          </table:table-cell>
          <table:table-cell table:number-columns-repeated="16377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time" office:time-value="PT13H32M53.164S" table:style-name="ce2">
            <text:p>32:53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time" office:time-value="PT13H32M33.874S" table:style-name="ce2">
            <text:p>32:33.9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0908" table:style-name="ce1">
            <text:p>20908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time" office:time-value="PT13H32M33.884S" table:style-name="ce2">
            <text:p>32:33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0906" table:style-name="ce1">
            <text:p>20906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time" office:time-value="PT13H32M33.864S" table:style-name="ce2">
            <text:p>32:33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20940" table:style-name="ce1">
            <text:p>20940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time" office:time-value="PT13H32M54.754S" table:style-name="ce2">
            <text:p>32:54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time" office:time-value="PT13H32M54.824S" table:style-name="ce2">
            <text:p>32:54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time" office:time-value="PT13H32M54.854S" table:style-name="ce2">
            <text:p>32:54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time" office:time-value="PT13H32M53.134S" table:style-name="ce2">
            <text:p>32:53.1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time" office:time-value="PT13H32M54.894S" table:style-name="ce2">
            <text:p>32:54.9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time" office:time-value="PT13H32M54.914S" table:style-name="ce2">
            <text:p>32:54.9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time" office:time-value="PT13H32M54.934S" table:style-name="ce2">
            <text:p>32:54.9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time" office:time-value="PT13H32M52.544S" table:style-name="ce2">
            <text:p>32:52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time" office:time-value="PT13H32M52.404S" table:style-name="ce2">
            <text:p>32:52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time" office:time-value="PT13H32M52.254S" table:style-name="ce2">
            <text:p>32:52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065" table:style-name="ce1">
            <text:p>30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time" office:time-value="PT13H32M52.094S" table:style-name="ce2">
            <text:p>32:52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344" table:style-name="ce1">
            <text:p>33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time" office:time-value="PT13H32M51.944S" table:style-name="ce2">
            <text:p>32:51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631" table:style-name="ce1">
            <text:p>36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time" office:time-value="PT13H32M51.814S" table:style-name="ce2">
            <text:p>32:51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time" office:time-value="PT13H32M51.674S" table:style-name="ce2">
            <text:p>32:51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161" table:style-name="ce1">
            <text:p>4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time" office:time-value="PT13H32M51.464S" table:style-name="ce2">
            <text:p>32:51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511" table:style-name="ce1">
            <text:p>4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time" office:time-value="PT13H32M51.094S" table:style-name="ce2">
            <text:p>32:51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time" office:time-value="PT13H32M50.684S" table:style-name="ce2">
            <text:p>32:50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5560" table:style-name="ce1">
            <text:p>55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time" office:time-value="PT13H32M50.174S" table:style-name="ce2">
            <text:p>32:50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6208" table:style-name="ce1">
            <text:p>6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time" office:time-value="PT13H32M49.184S" table:style-name="ce2">
            <text:p>32:49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7344" table:style-name="ce1">
            <text:p>73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time" office:time-value="PT13H32M48.344S" table:style-name="ce2">
            <text:p>32:48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8314" table:style-name="ce1">
            <text:p>8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time" office:time-value="PT13H32M48.004S" table:style-name="ce2">
            <text:p>32:48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8782" table:style-name="ce1">
            <text:p>87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time" office:time-value="PT13H32M47.924S" table:style-name="ce2">
            <text:p>32:47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time" office:time-value="PT13H32M47.854S" table:style-name="ce2">
            <text:p>32:47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215" table:style-name="ce1">
            <text:p>9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time" office:time-value="PT13H32M47.864S" table:style-name="ce2">
            <text:p>32:47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346" table:style-name="ce1">
            <text:p>93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time" office:time-value="PT13H32M47.854S" table:style-name="ce2">
            <text:p>32:47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9494" table:style-name="ce1">
            <text:p>9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time" office:time-value="PT13H32M47.344S" table:style-name="ce2">
            <text:p>32:47.3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0117" table:style-name="ce1">
            <text:p>101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time" office:time-value="PT13H32M57.344S" table:style-name="ce2">
            <text:p>32:57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time" office:time-value="PT13H32M57.214S" table:style-name="ce2">
            <text:p>32:57.2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time" office:time-value="PT13H32M57.074S" table:style-name="ce2">
            <text:p>32:57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time" office:time-value="PT13H32M56.934S" table:style-name="ce2">
            <text:p>32:56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time" office:time-value="PT13H32M56.794S" table:style-name="ce2">
            <text:p>32:56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time" office:time-value="PT13H32M56.664S" table:style-name="ce2">
            <text:p>32:56.7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time" office:time-value="PT13H32M56.534S" table:style-name="ce2">
            <text:p>32:56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time" office:time-value="PT13H32M56.384S" table:style-name="ce2">
            <text:p>32:56.4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time" office:time-value="PT13H32M56.244S" table:style-name="ce2">
            <text:p>32:56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time" office:time-value="PT13H32M56.114S" table:style-name="ce2">
            <text:p>32:56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time" office:time-value="PT13H32M55.974S" table:style-name="ce2">
            <text:p>32:56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051" table:style-name="ce1">
            <text:p>30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time" office:time-value="PT13H32M55.844S" table:style-name="ce2">
            <text:p>32:55.8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318" table:style-name="ce1">
            <text:p>3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time" office:time-value="PT13H32M55.724S" table:style-name="ce2">
            <text:p>32:55.7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575" table:style-name="ce1">
            <text:p>35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time" office:time-value="PT13H32M55.584S" table:style-name="ce2">
            <text:p>32:55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851" table:style-name="ce1">
            <text:p>38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time" office:time-value="PT13H32M55.444S" table:style-name="ce2">
            <text:p>32:55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103" table:style-name="ce1">
            <text:p>4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time" office:time-value="PT13H32M55.314S" table:style-name="ce2">
            <text:p>32:55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376" table:style-name="ce1">
            <text:p>43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time" office:time-value="PT13H32M55.174S" table:style-name="ce2">
            <text:p>32:55.2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time" office:time-value="PT13H32M55.024S" table:style-name="ce2">
            <text:p>32:55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932" table:style-name="ce1">
            <text:p>49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time" office:time-value="PT13H32M54.224S" table:style-name="ce2">
            <text:p>32:54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5882" table:style-name="ce1">
            <text:p>588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time" office:time-value="PT13H32M54.714S" table:style-name="ce2">
            <text:p>32:54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5403" table:style-name="ce1">
            <text:p>5403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time" office:time-value="PT13H32M58.744S" table:style-name="ce2">
            <text:p>32:58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time" office:time-value="PT13H32M54.794S" table:style-name="ce2">
            <text:p>32:54.8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5392" table:style-name="ce1">
            <text:p>5392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time" office:time-value="PT13H32M54.044S" table:style-name="ce2">
            <text:p>32:54.0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time" office:time-value="PT13H32M54.804S" table:style-name="ce2">
            <text:p>32:54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5407" table:style-name="ce1">
            <text:p>5407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time" office:time-value="PT13H32M54.614S" table:style-name="ce2">
            <text:p>32:54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5654" table:style-name="ce1">
            <text:p>5654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time" office:time-value="PT13H32M54.534S" table:style-name="ce2">
            <text:p>32:54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5750" table:style-name="ce1">
            <text:p>5750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time" office:time-value="PT13H32M54.784S" table:style-name="ce2">
            <text:p>32:54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5509" table:style-name="ce1">
            <text:p>5509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time" office:time-value="PT13H32M57.774S" table:style-name="ce2">
            <text:p>32:57.8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518" table:style-name="ce1">
            <text:p>2518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time" office:time-value="PT13H32M57.624S" table:style-name="ce2">
            <text:p>32:57.6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time" office:time-value="PT13H32M57.924S" table:style-name="ce2">
            <text:p>32:57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389" table:style-name="ce1">
            <text:p>2389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time" office:time-value="PT13H32M58.044S" table:style-name="ce2">
            <text:p>32:58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time" office:time-value="PT13H33M0.304S" table:style-name="ce2">
            <text:p>33:00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time" office:time-value="PT13H33M0.124S" table:style-name="ce2">
            <text:p>33:00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time" office:time-value="PT13H33M0.294S" table:style-name="ce2">
            <text:p>33:00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time" office:time-value="PT13H32M54.754S" table:style-name="ce2">
            <text:p>32:54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5694" table:style-name="ce1">
            <text:p>5694</text:p>
          </table:table-cell>
          <table:table-cell office:value-type="string" table:style-name="ce1">
            <text:p>Success</text:p>
          </table:table-cell>
          <table:table-cell office:value-type="float" office:value="38542" table:style-name="ce1">
            <text:p>38542</text:p>
          </table:table-cell>
          <table:table-cell table:number-columns-repeated="16377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time" office:time-value="PT13H33M0.214S" table:style-name="ce2">
            <text:p>33:00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time" office:time-value="PT13H33M0.314S" table:style-name="ce2">
            <text:p>33:00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time" office:time-value="PT13H32M58.184S" table:style-name="ce2">
            <text:p>32:58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24492" table:style-name="ce1">
            <text:p>24492</text:p>
          </table:table-cell>
          <table:table-cell table:number-columns-repeated="16377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time" office:time-value="PT13H33M0.274S" table:style-name="ce2">
            <text:p>33:00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time" office:time-value="PT13H32M48.554S" table:style-name="ce2">
            <text:p>32:48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1904" table:style-name="ce1">
            <text:p>11904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time" office:time-value="PT13H33M0.324S" table:style-name="ce2">
            <text:p>33:00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time" office:time-value="PT13H33M0.324S" table:style-name="ce2">
            <text:p>33:00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time" office:time-value="PT13H33M0.354S" table:style-name="ce2">
            <text:p>33:00.4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time" office:time-value="PT13H33M0.214S" table:style-name="ce2">
            <text:p>33:00.2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time" office:time-value="PT13H33M0.184S" table:style-name="ce2">
            <text:p>33:00.2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time" office:time-value="PT13H33M0.294S" table:style-name="ce2">
            <text:p>33:00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time" office:time-value="PT13H33M0.394S" table:style-name="ce2">
            <text:p>33:00.4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time" office:time-value="PT13H33M0.464S" table:style-name="ce2">
            <text:p>33:00.5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time" office:time-value="PT13H33M0.454S" table:style-name="ce2">
            <text:p>33:00.5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time" office:time-value="PT13H33M0.464S" table:style-name="ce2">
            <text:p>33:00.5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time" office:time-value="PT13H33M0.294S" table:style-name="ce2">
            <text:p>33:00.3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time" office:time-value="PT13H33M0.444S" table:style-name="ce2">
            <text:p>33:00.4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38542" table:style-name="ce1">
            <text:p>38542</text:p>
          </table:table-cell>
          <table:table-cell table:number-columns-repeated="16377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time" office:time-value="PT13H33M0.464S" table:style-name="ce2">
            <text:p>33:00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425" table:style-name="ce1">
            <text:p>425</text:p>
          </table:table-cell>
          <table:table-cell table:number-columns-repeated="16377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time" office:time-value="PT13H33M0.504S" table:style-name="ce2">
            <text:p>33:00.5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time" office:time-value="PT13H33M0.604S" table:style-name="ce2">
            <text:p>33:00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time" office:time-value="PT13H33M0.564S" table:style-name="ce2">
            <text:p>33:00.6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time" office:time-value="PT13H33M0.564S" table:style-name="ce2">
            <text:p>33:00.6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time" office:time-value="PT13H33M0.584S" table:style-name="ce2">
            <text:p>33:00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time" office:time-value="PT13H33M0.534S" table:style-name="ce2">
            <text:p>33:00.5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time" office:time-value="PT13H33M0.584S" table:style-name="ce2">
            <text:p>33:00.6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time" office:time-value="PT13H33M0.474S" table:style-name="ce2">
            <text:p>33:00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time" office:time-value="PT13H33M0.644S" table:style-name="ce2">
            <text:p>33:00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3769" table:style-name="ce1">
            <text:p>23769</text:p>
          </table:table-cell>
          <table:table-cell table:number-columns-repeated="16377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time" office:time-value="PT13H33M0.634S" table:style-name="ce2">
            <text:p>33:00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time" office:time-value="PT13H33M0.664S" table:style-name="ce2">
            <text:p>33:00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time" office:time-value="PT13H33M0.674S" table:style-name="ce2">
            <text:p>33:00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time" office:time-value="PT13H33M0.764S" table:style-name="ce2">
            <text:p>33:00.8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time" office:time-value="PT13H33M0.644S" table:style-name="ce2">
            <text:p>33:00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5738" table:style-name="ce1">
            <text:p>25738</text:p>
          </table:table-cell>
          <table:table-cell table:number-columns-repeated="16377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time" office:time-value="PT13H33M0.774S" table:style-name="ce2">
            <text:p>33:00.8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time" office:time-value="PT13H33M0.764S" table:style-name="ce2">
            <text:p>33:00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time" office:time-value="PT13H32M59.844S" table:style-name="ce2">
            <text:p>32:59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time" office:time-value="PT13H33M0.934S" table:style-name="ce2">
            <text:p>33:00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4676" table:style-name="ce1">
            <text:p>24676</text:p>
          </table:table-cell>
          <table:table-cell table:number-columns-repeated="16377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time" office:time-value="PT13H33M0.994S" table:style-name="ce2">
            <text:p>33:01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time" office:time-value="PT13H33M1.114S" table:style-name="ce2">
            <text:p>33:01.1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098" table:style-name="ce1">
            <text:p>14098</text:p>
          </table:table-cell>
          <table:table-cell table:number-columns-repeated="16377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time" office:time-value="PT13H32M59.694S" table:style-name="ce2">
            <text:p>32:59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time" office:time-value="PT13H32M33.874S" table:style-name="ce2">
            <text:p>32:33.9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8246" table:style-name="ce1">
            <text:p>28246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time" office:time-value="PT13H32M33.874S" table:style-name="ce2">
            <text:p>32:33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28273" table:style-name="ce1">
            <text:p>28273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time" office:time-value="PT13H32M33.884S" table:style-name="ce2">
            <text:p>32:33.9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8326" table:style-name="ce1">
            <text:p>28326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time" office:time-value="PT13H33M2.144S" table:style-name="ce2">
            <text:p>33:02.1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time" office:time-value="PT13H33M2.124S" table:style-name="ce2">
            <text:p>33:02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time" office:time-value="PT13H32M33.884S" table:style-name="ce2">
            <text:p>32:33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8525" table:style-name="ce1">
            <text:p>28525</text:p>
          </table:table-cell>
          <table:table-cell office:value-type="string" table:style-name="ce1">
            <text:p>Success</text:p>
          </table:table-cell>
          <table:table-cell office:value-type="float" office:value="145378" table:style-name="ce1">
            <text:p>145378</text:p>
          </table:table-cell>
          <table:table-cell table:number-columns-repeated="16377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time" office:time-value="PT13H33M2.214S" table:style-name="ce2">
            <text:p>33:02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time" office:time-value="PT13H33M2.404S" table:style-name="ce2">
            <text:p>33:02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time" office:time-value="PT13H33M2.444S" table:style-name="ce2">
            <text:p>33:02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time" office:time-value="PT13H33M2.364S" table:style-name="ce2">
            <text:p>33:02.4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time" office:time-value="PT13H33M2.314S" table:style-name="ce2">
            <text:p>33:02.3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time" office:time-value="PT13H33M2.624S" table:style-name="ce2">
            <text:p>33:02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time" office:time-value="PT13H33M2.604S" table:style-name="ce2">
            <text:p>33:02.6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time" office:time-value="PT13H33M2.554S" table:style-name="ce2">
            <text:p>33:02.6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38540" table:style-name="ce1">
            <text:p>38540</text:p>
          </table:table-cell>
          <table:table-cell table:number-columns-repeated="16377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time" office:time-value="PT13H33M2.644S" table:style-name="ce2">
            <text:p>33:02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time" office:time-value="PT13H33M0.564S" table:style-name="ce2">
            <text:p>33:00.6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Success</text:p>
          </table:table-cell>
          <table:table-cell office:value-type="float" office:value="66898" table:style-name="ce1">
            <text:p>66898</text:p>
          </table:table-cell>
          <table:table-cell table:number-columns-repeated="16377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time" office:time-value="PT13H33M0.604S" table:style-name="ce2">
            <text:p>33:00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605" table:style-name="ce1">
            <text:p>2605</text:p>
          </table:table-cell>
          <table:table-cell office:value-type="string" table:style-name="ce1">
            <text:p>Success</text:p>
          </table:table-cell>
          <table:table-cell office:value-type="float" office:value="73255" table:style-name="ce1">
            <text:p>73255</text:p>
          </table:table-cell>
          <table:table-cell table:number-columns-repeated="16377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time" office:time-value="PT13H32M59.544S" table:style-name="ce2">
            <text:p>32:59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time" office:time-value="PT13H33M0.624S" table:style-name="ce2">
            <text:p>33:00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773" table:style-name="ce1">
            <text:p>2773</text:p>
          </table:table-cell>
          <table:table-cell office:value-type="string" table:style-name="ce1">
            <text:p>Success</text:p>
          </table:table-cell>
          <table:table-cell office:value-type="float" office:value="73255" table:style-name="ce1">
            <text:p>73255</text:p>
          </table:table-cell>
          <table:table-cell table:number-columns-repeated="16377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time" office:time-value="PT13H33M0.734S" table:style-name="ce2">
            <text:p>33:00.7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759" table:style-name="ce1">
            <text:p>2759</text:p>
          </table:table-cell>
          <table:table-cell office:value-type="string" table:style-name="ce1">
            <text:p>Success</text:p>
          </table:table-cell>
          <table:table-cell office:value-type="float" office:value="81738" table:style-name="ce1">
            <text:p>81738</text:p>
          </table:table-cell>
          <table:table-cell table:number-columns-repeated="16377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time" office:time-value="PT13H33M0.754S" table:style-name="ce2">
            <text:p>33:00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Success</text:p>
          </table:table-cell>
          <table:table-cell office:value-type="float" office:value="81738" table:style-name="ce1">
            <text:p>81738</text:p>
          </table:table-cell>
          <table:table-cell table:number-columns-repeated="16377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time" office:time-value="PT13H33M0.764S" table:style-name="ce2">
            <text:p>33:00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759" table:style-name="ce1">
            <text:p>2759</text:p>
          </table:table-cell>
          <table:table-cell office:value-type="string" table:style-name="ce1">
            <text:p>Success</text:p>
          </table:table-cell>
          <table:table-cell office:value-type="float" office:value="85971" table:style-name="ce1">
            <text:p>85971</text:p>
          </table:table-cell>
          <table:table-cell table:number-columns-repeated="16377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time" office:time-value="PT13H33M0.834S" table:style-name="ce2">
            <text:p>33:00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83856" table:style-name="ce1">
            <text:p>83856</text:p>
          </table:table-cell>
          <table:table-cell table:number-columns-repeated="16377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time" office:time-value="PT13H33M0.984S" table:style-name="ce2">
            <text:p>33:01.0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797" table:style-name="ce1">
            <text:p>2797</text:p>
          </table:table-cell>
          <table:table-cell office:value-type="string" table:style-name="ce1">
            <text:p>Success</text:p>
          </table:table-cell>
          <table:table-cell office:value-type="float" office:value="88097" table:style-name="ce1">
            <text:p>88097</text:p>
          </table:table-cell>
          <table:table-cell table:number-columns-repeated="16377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time" office:time-value="PT13H33M0.824S" table:style-name="ce2">
            <text:p>33:00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3013" table:style-name="ce1">
            <text:p>3013</text:p>
          </table:table-cell>
          <table:table-cell office:value-type="string" table:style-name="ce1">
            <text:p>Success</text:p>
          </table:table-cell>
          <table:table-cell office:value-type="float" office:value="85977" table:style-name="ce1">
            <text:p>85977</text:p>
          </table:table-cell>
          <table:table-cell table:number-columns-repeated="16377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time" office:time-value="PT13H32M59.434S" table:style-name="ce2">
            <text:p>32:59.4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4491" table:style-name="ce1">
            <text:p>44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time" office:time-value="PT13H32M59.294S" table:style-name="ce2">
            <text:p>32:59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4827" table:style-name="ce1">
            <text:p>48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time" office:time-value="PT13H33M0.104S" table:style-name="ce2">
            <text:p>33:00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4134" table:style-name="ce1">
            <text:p>4134</text:p>
          </table:table-cell>
          <table:table-cell office:value-type="string" table:style-name="ce1">
            <text:p>Success</text:p>
          </table:table-cell>
          <table:table-cell office:value-type="float" office:value="376918" table:style-name="ce1">
            <text:p>376918</text:p>
          </table:table-cell>
          <table:table-cell table:number-columns-repeated="16377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time" office:time-value="PT13H33M0.144S" table:style-name="ce2">
            <text:p>33:00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4132" table:style-name="ce1">
            <text:p>4132</text:p>
          </table:table-cell>
          <table:table-cell office:value-type="string" table:style-name="ce1">
            <text:p>Success</text:p>
          </table:table-cell>
          <table:table-cell office:value-type="float" office:value="374783" table:style-name="ce1">
            <text:p>374783</text:p>
          </table:table-cell>
          <table:table-cell table:number-columns-repeated="16377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time" office:time-value="PT13H33M4.234S" table:style-name="ce2">
            <text:p>33:04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out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time" office:time-value="PT13H33M4.284S" table:style-name="ce2">
            <text:p>33:04.3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time" office:time-value="PT13H32M59.164S" table:style-name="ce2">
            <text:p>32:59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5176" table:style-name="ce1">
            <text:p>5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time" office:time-value="PT13H33M4.334S" table:style-name="ce2">
            <text:p>33:04.3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time" office:time-value="PT13H33M4.334S" table:style-name="ce2">
            <text:p>33:04.3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time" office:time-value="PT13H33M4.364S" table:style-name="ce2">
            <text:p>33:04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time" office:time-value="PT13H33M4.374S" table:style-name="ce2">
            <text:p>33:04.4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time" office:time-value="PT13H32M59.024S" table:style-name="ce2">
            <text:p>32:59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5448" table:style-name="ce1">
            <text:p>5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time" office:time-value="PT13H32M58.864S" table:style-name="ce2">
            <text:p>32:58.9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5747" table:style-name="ce1">
            <text:p>57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time" office:time-value="PT13H32M58.624S" table:style-name="ce2">
            <text:p>32:58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6129" table:style-name="ce1">
            <text:p>6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time" office:time-value="PT13H32M58.474S" table:style-name="ce2">
            <text:p>32:58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6422" table:style-name="ce1">
            <text:p>6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time" office:time-value="PT13H32M58.324S" table:style-name="ce2">
            <text:p>32:58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6705" table:style-name="ce1">
            <text:p>67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time" office:time-value="PT13H32M57.464S" table:style-name="ce2">
            <text:p>32:57.5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7704" table:style-name="ce1">
            <text:p>77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time" office:time-value="PT13H33M5.034S" table:style-name="ce2">
            <text:p>33:05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time" office:time-value="PT13H33M4.904S" table:style-name="ce2">
            <text:p>33:04.9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time" office:time-value="PT13H33M4.754S" table:style-name="ce2">
            <text:p>33:04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time" office:time-value="PT13H33M4.614S" table:style-name="ce2">
            <text:p>33:04.6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time" office:time-value="PT13H33M4.474S" table:style-name="ce2">
            <text:p>33:04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time" office:time-value="PT13H33M4.334S" table:style-name="ce2">
            <text:p>33:04.3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1639" table:style-name="ce1">
            <text:p>1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time" office:time-value="PT13H33M4.124S" table:style-name="ce2">
            <text:p>33:04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time" office:time-value="PT13H33M3.924S" table:style-name="ce2">
            <text:p>33:03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2326" table:style-name="ce1">
            <text:p>2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time" office:time-value="PT13H33M3.834S" table:style-name="ce2">
            <text:p>33:03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time" office:time-value="PT13H33M6.394S" table:style-name="ce2">
            <text:p>33:06.4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time" office:time-value="PT13H33M6.454S" table:style-name="ce2">
            <text:p>33:06.5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time" office:time-value="PT13H33M3.784S" table:style-name="ce2">
            <text:p>33:03.8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time" office:time-value="PT13H33M6.554S" table:style-name="ce2">
            <text:p>33:06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time" office:time-value="PT13H33M6.604S" table:style-name="ce2">
            <text:p>33:06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time" office:time-value="PT13H33M3.584S" table:style-name="ce2">
            <text:p>33:03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078" table:style-name="ce1">
            <text:p>30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time" office:time-value="PT13H33M6.664S" table:style-name="ce2">
            <text:p>33:06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time" office:time-value="PT13H33M6.714S" table:style-name="ce2">
            <text:p>33:06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time" office:time-value="PT13H33M3.534S" table:style-name="ce2">
            <text:p>33:03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time" office:time-value="PT13H33M6.804S" table:style-name="ce2">
            <text:p>33:06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time" office:time-value="PT13H33M6.864S" table:style-name="ce2">
            <text:p>33:06.9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time" office:time-value="PT13H33M3.534S" table:style-name="ce2">
            <text:p>33:03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3403" table:style-name="ce1">
            <text:p>3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time" office:time-value="PT13H33M6.934S" table:style-name="ce2">
            <text:p>33:06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time" office:time-value="PT13H33M6.984S" table:style-name="ce2">
            <text:p>33:07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time" office:time-value="PT13H33M3.494S" table:style-name="ce2">
            <text:p>33:03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3603" table:style-name="ce1">
            <text:p>36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time" office:time-value="PT13H33M7.094S" table:style-name="ce2">
            <text:p>33:07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time" office:time-value="PT13H33M7.154S" table:style-name="ce2">
            <text:p>33:07.2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time" office:time-value="PT13H33M3.404S" table:style-name="ce2">
            <text:p>33:03.4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3861" table:style-name="ce1">
            <text:p>38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time" office:time-value="PT13H33M7.264S" table:style-name="ce2">
            <text:p>33:07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time" office:time-value="PT13H33M7.314S" table:style-name="ce2">
            <text:p>33:07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time" office:time-value="PT13H33M3.224S" table:style-name="ce2">
            <text:p>33:03.2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4179" table:style-name="ce1">
            <text:p>4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time" office:time-value="PT13H33M3.214S" table:style-name="ce2">
            <text:p>33:03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4315" table:style-name="ce1">
            <text:p>4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time" office:time-value="PT13H33M7.534S" table:style-name="ce2">
            <text:p>33:07.5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time" office:time-value="PT13H33M7.584S" table:style-name="ce2">
            <text:p>33:07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time" office:time-value="PT13H33M3.204S" table:style-name="ce2">
            <text:p>33:03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452" table:style-name="ce1">
            <text:p>44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time" office:time-value="PT13H33M7.664S" table:style-name="ce2">
            <text:p>33:07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time" office:time-value="PT13H33M7.724S" table:style-name="ce2">
            <text:p>33:07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time" office:time-value="PT13H33M2.044S" table:style-name="ce2">
            <text:p>33:02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5803" table:style-name="ce1">
            <text:p>58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time" office:time-value="PT13H33M2.764S" table:style-name="ce2">
            <text:p>33:02.8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5137" table:style-name="ce1">
            <text:p>5137</text:p>
          </table:table-cell>
          <table:table-cell office:value-type="string" table:style-name="ce1">
            <text:p>Success</text:p>
          </table:table-cell>
          <table:table-cell office:value-type="float" office:value="39376" table:style-name="ce1">
            <text:p>39376</text:p>
          </table:table-cell>
          <table:table-cell table:number-columns-repeated="16377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time" office:time-value="PT13H33M1.184S" table:style-name="ce2">
            <text:p>33:01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6795" table:style-name="ce1">
            <text:p>67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time" office:time-value="PT13H33M1.134S" table:style-name="ce2">
            <text:p>33:01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time" office:time-value="PT13H33M1.104S" table:style-name="ce2">
            <text:p>33:01.1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7129" table:style-name="ce1">
            <text:p>7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time" office:time-value="PT13H33M0.914S" table:style-name="ce2">
            <text:p>33:00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7467" table:style-name="ce1">
            <text:p>74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time" office:time-value="PT13H33M0.934S" table:style-name="ce2">
            <text:p>33:00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7582" table:style-name="ce1">
            <text:p>75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time" office:time-value="PT13H33M0.904S" table:style-name="ce2">
            <text:p>33:00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7753" table:style-name="ce1">
            <text:p>77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time" office:time-value="PT13H32M59.964S" table:style-name="ce2">
            <text:p>33:00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8823" table:style-name="ce1">
            <text:p>88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time" office:time-value="PT13H33M8.664S" table:style-name="ce2">
            <text:p>33:08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time" office:time-value="PT13H33M8.514S" table:style-name="ce2">
            <text:p>33:08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time" office:time-value="PT13H33M8.374S" table:style-name="ce2">
            <text:p>33:08.4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time" office:time-value="PT13H33M8.114S" table:style-name="ce2">
            <text:p>33:08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time" office:time-value="PT13H33M7.984S" table:style-name="ce2">
            <text:p>33:08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time" office:time-value="PT13H33M7.894S" table:style-name="ce2">
            <text:p>33:07.9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time" office:time-value="PT13H33M9.584S" table:style-name="ce2">
            <text:p>33:09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time" office:time-value="PT13H33M9.634S" table:style-name="ce2">
            <text:p>33:09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time" office:time-value="PT13H33M5.174S" table:style-name="ce2">
            <text:p>33:05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4564" table:style-name="ce1">
            <text:p>45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time" office:time-value="PT13H33M9.454S" table:style-name="ce2">
            <text:p>33:09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time" office:time-value="PT13H33M9.324S" table:style-name="ce2">
            <text:p>33:09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time" office:time-value="PT13H33M9.184S" table:style-name="ce2">
            <text:p>33:09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time" office:time-value="PT13H33M9.044S" table:style-name="ce2">
            <text:p>33:09.0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time" office:time-value="PT13H33M8.924S" table:style-name="ce2">
            <text:p>33:08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time" office:time-value="PT13H33M8.784S" table:style-name="ce2">
            <text:p>33:08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time" office:time-value="PT13H33M10.414S" table:style-name="ce2">
            <text:p>33:10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time" office:time-value="PT13H33M10.274S" table:style-name="ce2">
            <text:p>33:10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time" office:time-value="PT13H33M10.154S" table:style-name="ce2">
            <text:p>33:10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time" office:time-value="PT13H33M9.994S" table:style-name="ce2">
            <text:p>33:10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time" office:time-value="PT13H33M9.874S" table:style-name="ce2">
            <text:p>33:09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time" office:time-value="PT13H33M9.734S" table:style-name="ce2">
            <text:p>33:09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time" office:time-value="PT13H33M11.244S" table:style-name="ce2">
            <text:p>33:11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time" office:time-value="PT13H33M11.084S" table:style-name="ce2">
            <text:p>33:11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time" office:time-value="PT13H33M10.954S" table:style-name="ce2">
            <text:p>33:11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time" office:time-value="PT13H33M10.824S" table:style-name="ce2">
            <text:p>33:10.8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time" office:time-value="PT13H33M10.674S" table:style-name="ce2">
            <text:p>33:10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time" office:time-value="PT13H33M6.124S" table:style-name="ce2">
            <text:p>33:06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6076" table:style-name="ce1">
            <text:p>607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time" office:time-value="PT13H33M5.704S" table:style-name="ce2">
            <text:p>33:05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6502" table:style-name="ce1">
            <text:p>650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time" office:time-value="PT13H33M5.854S" table:style-name="ce2">
            <text:p>33:05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6355" table:style-name="ce1">
            <text:p>6355</text:p>
          </table:table-cell>
          <table:table-cell office:value-type="string" table:style-name="ce1">
            <text:p>Success</text:p>
          </table:table-cell>
          <table:table-cell office:value-type="float" office:value="24476" table:style-name="ce1">
            <text:p>24476</text:p>
          </table:table-cell>
          <table:table-cell table:number-columns-repeated="16377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time" office:time-value="PT13H33M6.254S" table:style-name="ce2">
            <text:p>33:06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5980" table:style-name="ce1">
            <text:p>5980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time" office:time-value="PT13H33M5.974S" table:style-name="ce2">
            <text:p>33:06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6274" table:style-name="ce1">
            <text:p>6274</text:p>
          </table:table-cell>
          <table:table-cell office:value-type="string" table:style-name="ce1">
            <text:p>Success</text:p>
          </table:table-cell>
          <table:table-cell office:value-type="float" office:value="24476" table:style-name="ce1">
            <text:p>24476</text:p>
          </table:table-cell>
          <table:table-cell table:number-columns-repeated="16377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time" office:time-value="PT13H33M7.404S" table:style-name="ce2">
            <text:p>33:07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4846" table:style-name="ce1">
            <text:p>484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time" office:time-value="PT13H33M5.554S" table:style-name="ce2">
            <text:p>33:05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6695" table:style-name="ce1">
            <text:p>6695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time" office:time-value="PT13H33M5.434S" table:style-name="ce2">
            <text:p>33:05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6823" table:style-name="ce1">
            <text:p>6823</text:p>
          </table:table-cell>
          <table:table-cell office:value-type="string" table:style-name="ce1">
            <text:p>Success</text:p>
          </table:table-cell>
          <table:table-cell office:value-type="float" office:value="24515" table:style-name="ce1">
            <text:p>24515</text:p>
          </table:table-cell>
          <table:table-cell table:number-columns-repeated="16377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time" office:time-value="PT13H33M5.294S" table:style-name="ce2">
            <text:p>33:05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6998" table:style-name="ce1">
            <text:p>6998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time" office:time-value="PT13H33M12.064S" table:style-name="ce2">
            <text:p>33:12.1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time" office:time-value="PT13H33M8.234S" table:style-name="ce2">
            <text:p>33:08.2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4060" table:style-name="ce1">
            <text:p>4060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time" office:time-value="PT13H33M11.654S" table:style-name="ce2">
            <text:p>33:11.7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time" office:time-value="PT13H33M11.914S" table:style-name="ce2">
            <text:p>33:11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time" office:time-value="PT13H33M7.844S" table:style-name="ce2">
            <text:p>33:07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4457" table:style-name="ce1">
            <text:p>4457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time" office:time-value="PT13H33M2.814S" table:style-name="ce2">
            <text:p>33:02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9484" table:style-name="ce1">
            <text:p>9484</text:p>
          </table:table-cell>
          <table:table-cell office:value-type="string" table:style-name="ce1">
            <text:p>Success</text:p>
          </table:table-cell>
          <table:table-cell office:value-type="float" office:value="23767" table:style-name="ce1">
            <text:p>23767</text:p>
          </table:table-cell>
          <table:table-cell table:number-columns-repeated="16377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time" office:time-value="PT13H33M10.544S" table:style-name="ce2">
            <text:p>33:10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time" office:time-value="PT13H33M11.364S" table:style-name="ce2">
            <text:p>33:11.4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4514" table:style-name="ce1">
            <text:p>24514</text:p>
          </table:table-cell>
          <table:table-cell table:number-columns-repeated="16377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time" office:time-value="PT13H33M11.774S" table:style-name="ce2">
            <text:p>33:11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time" office:time-value="PT13H33M11.504S" table:style-name="ce2">
            <text:p>33:11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4477" table:style-name="ce1">
            <text:p>24477</text:p>
          </table:table-cell>
          <table:table-cell table:number-columns-repeated="16377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time" office:time-value="PT13H33M2.824S" table:style-name="ce2">
            <text:p>33:02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1407" table:style-name="ce1">
            <text:p>11407</text:p>
          </table:table-cell>
          <table:table-cell office:value-type="string" table:style-name="ce1">
            <text:p>Success</text:p>
          </table:table-cell>
          <table:table-cell office:value-type="float" office:value="60528" table:style-name="ce1">
            <text:p>60528</text:p>
          </table:table-cell>
          <table:table-cell table:number-columns-repeated="16377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time" office:time-value="PT13H33M2.774S" table:style-name="ce2">
            <text:p>33:02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1468" table:style-name="ce1">
            <text:p>11468</text:p>
          </table:table-cell>
          <table:table-cell office:value-type="string" table:style-name="ce1">
            <text:p>Success</text:p>
          </table:table-cell>
          <table:table-cell office:value-type="float" office:value="60528" table:style-name="ce1">
            <text:p>60528</text:p>
          </table:table-cell>
          <table:table-cell table:number-columns-repeated="16377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time" office:time-value="PT13H33M14.234S" table:style-name="ce2">
            <text:p>33:14.2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time" office:time-value="PT13H33M14.734S" table:style-name="ce2">
            <text:p>33:14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time" office:time-value="PT13H33M14.784S" table:style-name="ce2">
            <text:p>33:14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time" office:time-value="PT13H33M12.304S" table:style-name="ce2">
            <text:p>33:12.3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Success</text:p>
          </table:table-cell>
          <table:table-cell office:value-type="float" office:value="71132" table:style-name="ce1">
            <text:p>71132</text:p>
          </table:table-cell>
          <table:table-cell table:number-columns-repeated="16377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time" office:time-value="PT13H33M12.244S" table:style-name="ce2">
            <text:p>33:12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2975" table:style-name="ce1">
            <text:p>2975</text:p>
          </table:table-cell>
          <table:table-cell office:value-type="string" table:style-name="ce1">
            <text:p>Success</text:p>
          </table:table-cell>
          <table:table-cell office:value-type="float" office:value="317445" table:style-name="ce1">
            <text:p>317445</text:p>
          </table:table-cell>
          <table:table-cell table:number-columns-repeated="16377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time" office:time-value="PT13H33M15.224S" table:style-name="ce2">
            <text:p>33:15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time" office:time-value="PT13H33M12.314S" table:style-name="ce2">
            <text:p>33:12.3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3022" table:style-name="ce1">
            <text:p>3022</text:p>
          </table:table-cell>
          <table:table-cell office:value-type="string" table:style-name="ce1">
            <text:p>Success</text:p>
          </table:table-cell>
          <table:table-cell office:value-type="float" office:value="317451" table:style-name="ce1">
            <text:p>317451</text:p>
          </table:table-cell>
          <table:table-cell table:number-columns-repeated="16377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time" office:time-value="PT13H33M15.344S" table:style-name="ce2">
            <text:p>33:15.3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time" office:time-value="PT13H33M14.244S" table:style-name="ce2">
            <text:p>33:14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time" office:time-value="PT13H33M15.514S" table:style-name="ce2">
            <text:p>33:15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time" office:time-value="PT13H33M15.584S" table:style-name="ce2">
            <text:p>33:15.6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time" office:time-value="PT13H33M12.294S" table:style-name="ce2">
            <text:p>33:12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3596" table:style-name="ce1">
            <text:p>3596</text:p>
          </table:table-cell>
          <table:table-cell office:value-type="string" table:style-name="ce1">
            <text:p>Success</text:p>
          </table:table-cell>
          <table:table-cell office:value-type="float" office:value="317451" table:style-name="ce1">
            <text:p>317451</text:p>
          </table:table-cell>
          <table:table-cell table:number-columns-repeated="16377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time" office:time-value="PT13H33M15.894S" table:style-name="ce2">
            <text:p>33:15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logout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time" office:time-value="PT13H33M15.064S" table:style-name="ce2">
            <text:p>33:15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time" office:time-value="PT13H33M16.354S" table:style-name="ce2">
            <text:p>33:16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logou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time" office:time-value="PT13H33M16.414S" table:style-name="ce2">
            <text:p>33:16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time" office:time-value="PT13H33M12.294S" table:style-name="ce2">
            <text:p>33:12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4631" table:style-name="ce1">
            <text:p>4631</text:p>
          </table:table-cell>
          <table:table-cell office:value-type="string" table:style-name="ce1">
            <text:p>Success</text:p>
          </table:table-cell>
          <table:table-cell office:value-type="float" office:value="357047" table:style-name="ce1">
            <text:p>357047</text:p>
          </table:table-cell>
          <table:table-cell table:number-columns-repeated="16377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time" office:time-value="PT13H33M16.934S" table:style-name="ce2">
            <text:p>33:16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time" office:time-value="PT13H33M16.954S" table:style-name="ce2">
            <text:p>33:17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time" office:time-value="PT13H33M16.964S" table:style-name="ce2">
            <text:p>33:17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time" office:time-value="PT13H33M12.234S" table:style-name="ce2">
            <text:p>33:12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4896" table:style-name="ce1">
            <text:p>4896</text:p>
          </table:table-cell>
          <table:table-cell office:value-type="string" table:style-name="ce1">
            <text:p>Success</text:p>
          </table:table-cell>
          <table:table-cell office:value-type="float" office:value="361851" table:style-name="ce1">
            <text:p>361851</text:p>
          </table:table-cell>
          <table:table-cell table:number-columns-repeated="16377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time" office:time-value="PT13H33M17.134S" table:style-name="ce2">
            <text:p>33:17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time" office:time-value="PT13H33M17.154S" table:style-name="ce2">
            <text:p>33:17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time" office:time-value="PT13H33M12.304S" table:style-name="ce2">
            <text:p>33:12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4884" table:style-name="ce1">
            <text:p>4884</text:p>
          </table:table-cell>
          <table:table-cell office:value-type="string" table:style-name="ce1">
            <text:p>Success</text:p>
          </table:table-cell>
          <table:table-cell office:value-type="float" office:value="359181" table:style-name="ce1">
            <text:p>359181</text:p>
          </table:table-cell>
          <table:table-cell table:number-columns-repeated="16377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time" office:time-value="PT13H33M17.184S" table:style-name="ce2">
            <text:p>33:17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time" office:time-value="PT13H33M17.184S" table:style-name="ce2">
            <text:p>33:17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time" office:time-value="PT13H33M17.204S" table:style-name="ce2">
            <text:p>33:17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time" office:time-value="PT13H33M17.214S" table:style-name="ce2">
            <text:p>33:17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time" office:time-value="PT13H33M12.294S" table:style-name="ce2">
            <text:p>33:12.3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5244" table:style-name="ce1">
            <text:p>5244</text:p>
          </table:table-cell>
          <table:table-cell office:value-type="string" table:style-name="ce1">
            <text:p>Success</text:p>
          </table:table-cell>
          <table:table-cell office:value-type="float" office:value="374641" table:style-name="ce1">
            <text:p>374641</text:p>
          </table:table-cell>
          <table:table-cell table:number-columns-repeated="16377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time" office:time-value="PT13H33M12.314S" table:style-name="ce2">
            <text:p>33:12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5255" table:style-name="ce1">
            <text:p>5255</text:p>
          </table:table-cell>
          <table:table-cell office:value-type="string" table:style-name="ce1">
            <text:p>Success</text:p>
          </table:table-cell>
          <table:table-cell office:value-type="float" office:value="361318" table:style-name="ce1">
            <text:p>361318</text:p>
          </table:table-cell>
          <table:table-cell table:number-columns-repeated="16377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time" office:time-value="PT13H33M12.304S" table:style-name="ce2">
            <text:p>33:12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5269" table:style-name="ce1">
            <text:p>5269</text:p>
          </table:table-cell>
          <table:table-cell office:value-type="string" table:style-name="ce1">
            <text:p>Success</text:p>
          </table:table-cell>
          <table:table-cell office:value-type="float" office:value="369854" table:style-name="ce1">
            <text:p>369854</text:p>
          </table:table-cell>
          <table:table-cell table:number-columns-repeated="16377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time" office:time-value="PT13H33M12.314S" table:style-name="ce2">
            <text:p>33:12.3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5283" table:style-name="ce1">
            <text:p>5283</text:p>
          </table:table-cell>
          <table:table-cell office:value-type="string" table:style-name="ce1">
            <text:p>Success</text:p>
          </table:table-cell>
          <table:table-cell office:value-type="float" office:value="370379" table:style-name="ce1">
            <text:p>370379</text:p>
          </table:table-cell>
          <table:table-cell table:number-columns-repeated="16377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time" office:time-value="PT13H33M12.244S" table:style-name="ce2">
            <text:p>33:12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5349" table:style-name="ce1">
            <text:p>5349</text:p>
          </table:table-cell>
          <table:table-cell office:value-type="string" table:style-name="ce1">
            <text:p>Success</text:p>
          </table:table-cell>
          <table:table-cell office:value-type="float" office:value="370379" table:style-name="ce1">
            <text:p>370379</text:p>
          </table:table-cell>
          <table:table-cell table:number-columns-repeated="16377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time" office:time-value="PT13H33M17.544S" table:style-name="ce2">
            <text:p>33:17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time" office:time-value="PT13H33M17.574S" table:style-name="ce2">
            <text:p>33:17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time" office:time-value="PT13H33M17.574S" table:style-name="ce2">
            <text:p>33:17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time" office:time-value="PT13H33M12.304S" table:style-name="ce2">
            <text:p>33:12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5330" table:style-name="ce1">
            <text:p>5330</text:p>
          </table:table-cell>
          <table:table-cell office:value-type="string" table:style-name="ce1">
            <text:p>Success</text:p>
          </table:table-cell>
          <table:table-cell office:value-type="float" office:value="378906" table:style-name="ce1">
            <text:p>378906</text:p>
          </table:table-cell>
          <table:table-cell table:number-columns-repeated="16377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time" office:time-value="PT13H33M17.614S" table:style-name="ce2">
            <text:p>33:17.6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time" office:time-value="PT13H33M17.594S" table:style-name="ce2">
            <text:p>33:17.6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ou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time" office:time-value="PT13H33M17.624S" table:style-name="ce2">
            <text:p>33:17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time" office:time-value="PT13H33M17.594S" table:style-name="ce2">
            <text:p>33:17.6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time" office:time-value="PT13H33M17.624S" table:style-name="ce2">
            <text:p>33:17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time" office:time-value="PT13H33M17.654S" table:style-name="ce2">
            <text:p>33:17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time" office:time-value="PT13H33M12.214S" table:style-name="ce2">
            <text:p>33:12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5463" table:style-name="ce1">
            <text:p>5463</text:p>
          </table:table-cell>
          <table:table-cell office:value-type="string" table:style-name="ce1">
            <text:p>Success</text:p>
          </table:table-cell>
          <table:table-cell office:value-type="float" office:value="376775" table:style-name="ce1">
            <text:p>376775</text:p>
          </table:table-cell>
          <table:table-cell table:number-columns-repeated="16377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time" office:time-value="PT13H33M17.664S" table:style-name="ce2">
            <text:p>33:17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time" office:time-value="PT13H33M17.654S" table:style-name="ce2">
            <text:p>33:17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time" office:time-value="PT13H33M17.674S" table:style-name="ce2">
            <text:p>33:17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time" office:time-value="PT13H33M17.634S" table:style-name="ce2">
            <text:p>33:17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out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time" office:time-value="PT13H33M17.664S" table:style-name="ce2">
            <text:p>33:17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time" office:time-value="PT13H33M17.694S" table:style-name="ce2">
            <text:p>33:17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time" office:time-value="PT13H33M17.704S" table:style-name="ce2">
            <text:p>33:17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time" office:time-value="PT13H33M17.704S" table:style-name="ce2">
            <text:p>33:17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time" office:time-value="PT13H33M17.684S" table:style-name="ce2">
            <text:p>33:17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time" office:time-value="PT13H33M12.244S" table:style-name="ce2">
            <text:p>33:12.2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5511" table:style-name="ce1">
            <text:p>5511</text:p>
          </table:table-cell>
          <table:table-cell office:value-type="string" table:style-name="ce1">
            <text:p>Success</text:p>
          </table:table-cell>
          <table:table-cell office:value-type="float" office:value="379050" table:style-name="ce1">
            <text:p>379050</text:p>
          </table:table-cell>
          <table:table-cell table:number-columns-repeated="16377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time" office:time-value="PT13H33M17.734S" table:style-name="ce2">
            <text:p>33:17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time" office:time-value="PT13H33M12.364S" table:style-name="ce2">
            <text:p>33:12.4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5395" table:style-name="ce1">
            <text:p>5395</text:p>
          </table:table-cell>
          <table:table-cell office:value-type="string" table:style-name="ce1">
            <text:p>Success</text:p>
          </table:table-cell>
          <table:table-cell office:value-type="float" office:value="376240" table:style-name="ce1">
            <text:p>376240</text:p>
          </table:table-cell>
          <table:table-cell table:number-columns-repeated="16377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time" office:time-value="PT13H33M12.214S" table:style-name="ce2">
            <text:p>33:12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5553" table:style-name="ce1">
            <text:p>5553</text:p>
          </table:table-cell>
          <table:table-cell office:value-type="string" table:style-name="ce1">
            <text:p>Success</text:p>
          </table:table-cell>
          <table:table-cell office:value-type="float" office:value="376775" table:style-name="ce1">
            <text:p>376775</text:p>
          </table:table-cell>
          <table:table-cell table:number-columns-repeated="16377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time" office:time-value="PT13H33M12.204S" table:style-name="ce2">
            <text:p>33:12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5568" table:style-name="ce1">
            <text:p>5568</text:p>
          </table:table-cell>
          <table:table-cell office:value-type="string" table:style-name="ce1">
            <text:p>Success</text:p>
          </table:table-cell>
          <table:table-cell office:value-type="float" office:value="378907" table:style-name="ce1">
            <text:p>378907</text:p>
          </table:table-cell>
          <table:table-cell table:number-columns-repeated="16377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time" office:time-value="PT13H33M17.754S" table:style-name="ce2">
            <text:p>33:17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time" office:time-value="PT13H33M12.264S" table:style-name="ce2">
            <text:p>33:12.3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5517" table:style-name="ce1">
            <text:p>5517</text:p>
          </table:table-cell>
          <table:table-cell office:value-type="string" table:style-name="ce1">
            <text:p>Success</text:p>
          </table:table-cell>
          <table:table-cell office:value-type="float" office:value="378909" table:style-name="ce1">
            <text:p>378909</text:p>
          </table:table-cell>
          <table:table-cell table:number-columns-repeated="16377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time" office:time-value="PT13H33M17.754S" table:style-name="ce2">
            <text:p>33:17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time" office:time-value="PT13H33M17.764S" table:style-name="ce2">
            <text:p>33:17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time" office:time-value="PT13H33M17.764S" table:style-name="ce2">
            <text:p>33:17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time" office:time-value="PT13H33M17.774S" table:style-name="ce2">
            <text:p>33:17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ou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time" office:time-value="PT13H33M17.784S" table:style-name="ce2">
            <text:p>33:17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time" office:time-value="PT13H33M17.794S" table:style-name="ce2">
            <text:p>33:17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time" office:time-value="PT13H33M17.794S" table:style-name="ce2">
            <text:p>33:17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time" office:time-value="PT13H33M17.794S" table:style-name="ce2">
            <text:p>33:17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time" office:time-value="PT13H33M17.794S" table:style-name="ce2">
            <text:p>33:17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time" office:time-value="PT13H33M17.794S" table:style-name="ce2">
            <text:p>33:17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time" office:time-value="PT13H33M17.804S" table:style-name="ce2">
            <text:p>33:17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551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6-08T08:57:12Z</dc:date>
  </office:meta>
</office:document-meta>
</file>